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05cm"/>
    </style:style>
    <style:style style:name="co2" style:family="table-column">
      <style:table-column-properties fo:break-before="auto" style:column-width="1.746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.233cm"/>
    </style:style>
    <style:style style:name="co5" style:family="table-column">
      <style:table-column-properties fo:break-before="auto" style:column-width="1.617cm"/>
    </style:style>
    <style:style style:name="co6" style:family="table-column">
      <style:table-column-properties fo:break-before="auto" style:column-width="1.353cm"/>
    </style:style>
    <style:style style:name="co7" style:family="table-column">
      <style:table-column-properties fo:break-before="auto" style:column-width="1.166cm"/>
    </style:style>
    <style:style style:name="co8" style:family="table-column">
      <style:table-column-properties fo:break-before="auto" style:column-width="1.7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804cm"/>
    </style:style>
    <style:style style:name="co11" style:family="table-column">
      <style:table-column-properties fo:break-before="auto" style:column-width="1.79cm"/>
    </style:style>
    <style:style style:name="co12" style:family="table-column">
      <style:table-column-properties fo:break-before="auto" style:column-width="2.547cm"/>
    </style:style>
    <style:style style:name="co13" style:family="table-column">
      <style:table-column-properties fo:break-before="auto" style:column-width="1.882cm"/>
    </style:style>
    <style:style style:name="co14" style:family="table-column">
      <style:table-column-properties fo:break-before="auto" style:column-width="1.379cm"/>
    </style:style>
    <style:style style:name="co15" style:family="table-column">
      <style:table-column-properties fo:break-before="auto" style:column-width="1.545cm"/>
    </style:style>
    <style:style style:name="co16" style:family="table-column">
      <style:table-column-properties fo:break-before="auto" style:column-width="1.591cm"/>
    </style:style>
    <style:style style:name="ro1" style:family="table-row">
      <style:table-row-properties style:row-height="1.65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79" style:family="table-cell" style:parent-style-name="Default" style:data-style-name="N3">
      <style:table-cell-properties fo:background-color="transparent" fo:wrap-option="wrap" style:vertical-align="middle"/>
    </style:style>
    <style:style style:name="ce230" style:family="table-cell" style:parent-style-name="Default" style:data-style-name="N3">
      <style:table-cell-properties fo:background-color="#d4ea6b" fo:wrap-option="wrap" fo:border="none" style:vertical-align="middle"/>
    </style:style>
    <style:style style:name="ce233" style:family="table-cell" style:parent-style-name="Default" style:data-style-name="N3">
      <style:table-cell-properties fo:background-color="#b4c7dc" fo:wrap-option="wrap" fo:border="none" style:vertical-align="middle"/>
    </style:style>
    <style:style style:name="ce234" style:family="table-cell" style:parent-style-name="Default" style:data-style-name="N2">
      <style:table-cell-properties fo:background-color="transparent" fo:wrap-option="wrap" style:vertical-align="middle"/>
    </style:style>
    <style:style style:name="ce236" style:family="table-cell" style:parent-style-name="Default" style:data-style-name="N2">
      <style:table-cell-properties fo:background-color="#dddddd" fo:wrap-option="wrap" fo:border="none" style:vertical-align="middle"/>
    </style:style>
    <style:style style:name="ce6" style:family="table-cell" style:parent-style-name="Default" style:data-style-name="N2">
      <style:table-cell-properties fo:background-color="#ffffff" fo:wrap-option="wrap" fo:border="none" style:vertical-align="middle"/>
      <style:text-properties style:use-window-font-color="true"/>
    </style:style>
    <style:style style:name="ce245" style:family="table-cell" style:parent-style-name="Default" style:data-style-name="N2">
      <style:table-cell-properties fo:background-color="#d4ea6b" fo:wrap-option="wrap" fo:border="none" style:vertical-align="middle"/>
    </style:style>
    <style:style style:name="ce251" style:family="table-cell" style:parent-style-name="Default" style:data-style-name="N2">
      <style:table-cell-properties fo:background-color="#d4ea6b" fo:wrap-option="wrap" fo:border="none" style:vertical-align="middle"/>
      <style:text-properties style:use-window-font-color="true"/>
    </style:style>
    <style:style style:name="ce252" style:family="table-cell" style:parent-style-name="Default" style:data-style-name="N2">
      <style:table-cell-properties fo:background-color="#b4c7dc" fo:wrap-option="wrap" fo:border="none" style:vertical-align="middle"/>
    </style:style>
    <style:style style:name="ce253" style:family="table-cell" style:parent-style-name="Default" style:data-style-name="N2">
      <style:table-cell-properties fo:background-color="#b4c7dc" fo:wrap-option="wrap" fo:border="none" style:vertical-align="middle"/>
      <style:text-properties style:use-window-font-color="true"/>
    </style:style>
    <style:style style:name="ce11" style:family="table-cell" style:parent-style-name="Default" style:data-style-name="N2">
      <style:table-cell-properties fo:background-color="#ffffff" fo:wrap-option="wrap" fo:border="none" style:vertical-align="middle"/>
    </style:style>
    <style:style style:name="ce255" style:family="table-cell" style:parent-style-name="Default" style:data-style-name="N3">
      <style:table-cell-properties fo:background-color="#dddddd" fo:wrap-option="wrap" fo:border="none" style:vertical-align="middle"/>
    </style:style>
    <style:style style:name="ce256" style:family="table-cell" style:parent-style-name="Default" style:data-style-name="N3">
      <style:table-cell-properties fo:background-color="#ffffff" fo:wrap-option="wrap" fo:border="none" style:vertical-align="middle"/>
    </style:style>
    <style:style style:name="ce14" style:family="table-cell" style:parent-style-name="Default" style:data-style-name="N3">
      <style:table-cell-properties fo:background-color="#ffffff" fo:wrap-option="wrap" style:vertical-align="middle"/>
    </style:style>
    <style:style style:name="ce257" style:family="table-cell" style:parent-style-name="Default" style:data-style-name="N3">
      <style:table-cell-properties fo:background-color="#d4ea6b" fo:wrap-option="wrap" style:vertical-align="middle"/>
    </style:style>
    <style:style style:name="ce260" style:family="table-cell" style:parent-style-name="Default" style:data-style-name="N3">
      <style:table-cell-properties fo:background-color="#b4c7dc" fo:wrap-option="wrap" style:vertical-align="middle"/>
    </style:style>
    <style:style style:name="ce261" style:family="table-cell" style:parent-style-name="Default" style:data-style-name="N3">
      <style:table-cell-properties fo:background-color="#b4c7dc" fo:wrap-option="wrap" fo:border="none" style:vertical-align="middle"/>
      <style:text-properties style:use-window-font-color="true"/>
    </style:style>
    <style:style style:name="ce262" style:family="table-cell" style:parent-style-name="Default">
      <style:table-cell-properties fo:background-color="transparent" fo:wrap-option="wrap" style:vertical-align="middle"/>
      <style:text-properties style:use-window-font-color="true" fo:font-weight="bold" style:font-weight-asian="bold" style:font-weight-complex="bold"/>
    </style:style>
    <style:style style:name="ce266" style:family="table-cell" style:parent-style-name="Default" style:data-style-name="N3">
      <style:table-cell-properties fo:background-color="transparent" fo:wrap-option="wrap" style:vertical-align="middle"/>
      <style:text-properties style:use-window-font-color="true"/>
    </style:style>
    <style:style style:name="ce267" style:family="table-cell" style:parent-style-name="Default" style:data-style-name="N3">
      <style:table-cell-properties fo:background-color="transparent" fo:wrap-option="wrap" style:vertical-align="middle"/>
      <style:text-properties fo:color="#2a6099" fo:font-weight="bold" style:font-weight-asian="bold" style:font-weight-complex="bold"/>
    </style:style>
    <style:style style:name="ce268" style:family="table-cell" style:parent-style-name="Default" style:data-style-name="N3">
      <style:table-cell-properties fo:background-color="#d4ea6b" fo:wrap-option="wrap" fo:border="none" style:vertical-align="middle"/>
      <style:text-properties fo:color="#2a6099"/>
    </style:style>
    <style:style style:name="ce269" style:family="table-cell" style:parent-style-name="Default" style:data-style-name="N3">
      <style:table-cell-properties fo:background-color="#b4c7dc" fo:wrap-option="wrap" fo:border="none" style:vertical-align="middle"/>
      <style:text-properties fo:color="#2a6099"/>
    </style:style>
    <style:style style:name="ce209" style:family="table-cell" style:parent-style-name="Default" style:data-style-name="N3">
      <style:table-cell-properties fo:background-color="transparent" fo:wrap-option="wrap" style:vertical-align="middle"/>
      <style:text-properties fo:color="#2a6099"/>
    </style:style>
    <style:style style:name="ce270" style:family="table-cell" style:parent-style-name="Default" style:data-style-name="N117">
      <style:table-cell-properties fo:background-color="transparent" fo:wrap-option="wrap" style:vertical-align="middle"/>
      <style:text-properties fo:color="#c9211e"/>
    </style:style>
    <style:style style:name="ce271" style:family="table-cell" style:parent-style-name="Default" style:data-style-name="N117">
      <style:table-cell-properties fo:background-color="#d4ea6b" fo:wrap-option="wrap" fo:border="none" style:vertical-align="middle"/>
      <style:text-properties fo:color="#c9211e"/>
    </style:style>
    <style:style style:name="ce272" style:family="table-cell" style:parent-style-name="Default" style:data-style-name="N117">
      <style:table-cell-properties fo:background-color="#b4c7dc" fo:wrap-option="wrap" fo:border="none" style:vertical-align="middle"/>
      <style:text-properties fo:color="#c9211e"/>
    </style:style>
    <style:style style:name="ce273" style:family="table-cell" style:parent-style-name="Default" style:data-style-name="N117">
      <style:table-cell-properties fo:background-color="#ffff00" fo:wrap-option="wrap" fo:border="none" style:vertical-align="middle"/>
      <style:text-properties fo:color="#c9211e"/>
    </style:style>
    <style:style style:name="ce274" style:family="table-cell" style:parent-style-name="Default" style:data-style-name="N117">
      <style:text-properties fo:color="#c9211e"/>
    </style:style>
    <style:style style:name="ce275" style:family="table-cell" style:parent-style-name="Default" style:data-style-name="N117">
      <style:table-cell-properties fo:background-color="transparent" fo:wrap-option="wrap" style:vertical-align="middle"/>
      <style:text-properties fo:color="#ff8000"/>
    </style:style>
    <style:style style:name="ce276" style:family="table-cell" style:parent-style-name="Default" style:data-style-name="N117">
      <style:table-cell-properties fo:background-color="#d4ea6b" fo:wrap-option="wrap" fo:border="none" style:vertical-align="middle"/>
      <style:text-properties fo:color="#ff8000"/>
    </style:style>
    <style:style style:name="ce277" style:family="table-cell" style:parent-style-name="Default" style:data-style-name="N117">
      <style:table-cell-properties fo:background-color="#b4c7dc" fo:wrap-option="wrap" fo:border="none" style:vertical-align="middle"/>
      <style:text-properties fo:color="#ff8000"/>
    </style:style>
    <style:style style:name="ce278" style:family="table-cell" style:parent-style-name="Default" style:data-style-name="N117">
      <style:text-properties fo:color="#ff8000"/>
    </style:style>
    <style:style style:name="ce279" style:family="table-cell" style:parent-style-name="Default" style:data-style-name="N116">
      <style:table-cell-properties fo:background-color="#d4ea6b" fo:wrap-option="wrap" fo:border="none" style:vertical-align="middle"/>
      <style:text-properties fo:color="#c9211e"/>
    </style:style>
    <style:style style:name="ce280" style:family="table-cell" style:parent-style-name="Default" style:data-style-name="N116">
      <style:table-cell-properties fo:background-color="#b4c7dc" fo:wrap-option="wrap" fo:border="none" style:vertical-align="middle"/>
      <style:text-properties fo:color="#c9211e"/>
    </style:style>
    <style:style style:name="ce281" style:family="table-cell" style:parent-style-name="Default" style:data-style-name="N116">
      <style:table-cell-properties fo:background-color="#ffff00" fo:wrap-option="wrap" fo:border="none" style:vertical-align="middle"/>
      <style:text-properties fo:color="#c9211e"/>
    </style:style>
    <style:style style:name="ce282" style:family="table-cell" style:parent-style-name="Default" style:data-style-name="N117">
      <style:table-cell-properties fo:background-color="transparent" fo:wrap-option="wrap" style:vertical-align="middle"/>
    </style:style>
    <style:style style:name="ce283" style:family="table-cell" style:parent-style-name="Default" style:data-style-name="N116">
      <style:table-cell-properties fo:background-color="#d4ea6b" fo:wrap-option="wrap" fo:border="none" style:vertical-align="middle"/>
      <style:text-properties fo:color="#ff8000"/>
    </style:style>
    <style:style style:name="ce284" style:family="table-cell" style:parent-style-name="Default" style:data-style-name="N116">
      <style:table-cell-properties fo:background-color="#b4c7dc" fo:wrap-option="wrap" fo:border="none" style:vertical-align="middle"/>
      <style:text-properties fo:color="#ff8000"/>
    </style:style>
    <style:style style:name="ce285" style:family="table-cell" style:parent-style-name="Default" style:data-style-name="N3">
      <style:table-cell-properties fo:background-color="transparent" fo:wrap-option="wrap" style:vertical-align="middle"/>
      <style:text-properties fo:color="#000000" fo:font-weight="normal" style:font-weight-asian="normal" style:font-weight-complex="normal"/>
    </style:style>
    <style:style style:name="ce180" style:family="table-cell" style:parent-style-name="Default" style:data-style-name="N3">
      <style:table-cell-properties fo:background-color="transparent" fo:wrap-option="wrap" fo:border="none" style:vertical-align="middle"/>
    </style:style>
    <style:style style:name="ce286" style:family="table-cell" style:parent-style-name="Default">
      <style:table-cell-properties fo:background-color="#b4c7dc"/>
    </style:style>
    <style:style style:name="ce287" style:family="table-cell" style:parent-style-name="Default" style:data-style-name="N3">
      <style:table-cell-properties fo:background-color="transparent" fo:wrap-option="wrap" style:vertical-align="middle"/>
      <style:text-properties fo:color="#000000"/>
    </style:style>
    <style:style style:name="ce288" style:family="table-cell" style:parent-style-name="Default" style:data-style-name="N116">
      <style:table-cell-properties fo:background-color="transparent" fo:wrap-option="wrap" fo:border="none" style:vertical-align="middle"/>
      <style:text-properties fo:color="#c9211e"/>
    </style:style>
    <style:style style:name="ce289" style:family="table-cell" style:parent-style-name="Default" style:data-style-name="N3">
      <style:table-cell-properties fo:background-color="transparent" fo:wrap-option="wrap" style:vertical-align="middle"/>
      <style:text-properties fo:color="#000000" fo:font-weight="bold" style:font-weight-asian="bold" style:font-weight-complex="bold"/>
    </style:style>
    <style:style style:name="ce48" style:family="table-cell" style:parent-style-name="Default" style:data-style-name="N10129">
      <style:table-cell-properties fo:background-color="#d4ea6b" fo:wrap-option="wrap" fo:border="none" style:vertical-align="middle"/>
    </style:style>
    <style:style style:name="ce49" style:family="table-cell" style:parent-style-name="Default" style:data-style-name="N10129">
      <style:table-cell-properties fo:background-color="#b4c7dc" fo:wrap-option="wrap" fo:border="none" style:vertical-align="middle"/>
    </style:style>
    <style:style style:name="ce50" style:family="table-cell" style:parent-style-name="Default" style:data-style-name="N3">
      <style:table-cell-properties fo:background-color="transparent" fo:wrap-option="wrap" style:vertical-align="middle"/>
      <style:text-properties style:use-window-font-color="true" fo:font-weight="bold" style:font-weight-asian="bold" style:font-weight-complex="bold"/>
    </style:style>
    <style:style style:name="ce51" style:family="table-cell" style:parent-style-name="Default" style:data-style-name="N10129">
      <style:table-cell-properties fo:background-color="#d4ea6b" fo:wrap-option="wrap" fo:border="none" style:vertical-align="middle"/>
      <style:text-properties fo:color="#2a6099"/>
    </style:style>
    <style:style style:name="ce52" style:family="table-cell" style:parent-style-name="Default" style:data-style-name="N10129">
      <style:table-cell-properties fo:background-color="#b4c7dc" fo:wrap-option="wrap" fo:border="none" style:vertical-align="middle"/>
      <style:text-properties fo:color="#2a6099"/>
    </style:style>
    <style:style style:name="ce53" style:family="table-cell" style:parent-style-name="Default" style:data-style-name="N10131">
      <style:table-cell-properties fo:background-color="#d4ea6b" fo:wrap-option="wrap" fo:border="none" style:vertical-align="middle"/>
      <style:text-properties fo:color="#c9211e"/>
    </style:style>
    <style:style style:name="ce54" style:family="table-cell" style:parent-style-name="Default" style:data-style-name="N10131">
      <style:table-cell-properties fo:background-color="#b4c7dc" fo:wrap-option="wrap" fo:border="none" style:vertical-align="middle"/>
      <style:text-properties fo:color="#c9211e"/>
    </style:style>
    <style:style style:name="ce55" style:family="table-cell" style:parent-style-name="Default" style:data-style-name="N10131">
      <style:table-cell-properties fo:background-color="#d4ea6b" fo:wrap-option="wrap" fo:border="none" style:vertical-align="middle"/>
      <style:text-properties fo:color="#ff8000"/>
    </style:style>
    <style:style style:name="ce56" style:family="table-cell" style:parent-style-name="Default" style:data-style-name="N10131">
      <style:table-cell-properties fo:background-color="#b4c7dc" fo:wrap-option="wrap" fo:border="none" style:vertical-align="middle"/>
      <style:text-properties fo:color="#ff8000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MAC com cost" table:style-name="ta1">
        <office:forms form:automatic-focus="false" form:apply-design-mode="false"/>
        <table:table-column table:style-name="co1" table:default-cell-style-name="ce179"/>
        <table:table-column table:style-name="co2" table:default-cell-style-name="ce179"/>
        <table:table-column table:style-name="co3" table:default-cell-style-name="ce179"/>
        <table:table-column table:style-name="co3" table:default-cell-style-name="ce234"/>
        <table:table-column table:style-name="co4" table:default-cell-style-name="ce234"/>
        <table:table-column table:style-name="co5" table:default-cell-style-name="ce234"/>
        <table:table-column table:style-name="co6" table:default-cell-style-name="ce234"/>
        <table:table-column table:style-name="co4" table:default-cell-style-name="ce234"/>
        <table:table-column table:style-name="co6" table:default-cell-style-name="ce179"/>
        <table:table-column table:style-name="co7" table:default-cell-style-name="ce179"/>
        <table:table-column table:style-name="co4" table:default-cell-style-name="ce179"/>
        <table:table-column table:style-name="co8" table:number-columns-repeated="3" table:default-cell-style-name="ce179"/>
        <table:table-column table:style-name="co9" table:number-columns-repeated="2" table:default-cell-style-name="ce179"/>
        <table:table-column table:style-name="co10" table:default-cell-style-name="ce179"/>
        <table:table-column table:style-name="co9" table:default-cell-style-name="ce179"/>
        <table:table-column table:style-name="co8" table:default-cell-style-name="ce179"/>
        <table:table-column table:style-name="co11" table:default-cell-style-name="ce179"/>
        <table:table-column table:style-name="co8" table:number-columns-repeated="4" table:default-cell-style-name="ce179"/>
        <table:table-column table:style-name="co9" table:number-columns-repeated="3" table:default-cell-style-name="ce179"/>
        <table:table-column table:style-name="co12" table:number-columns-repeated="2" table:default-cell-style-name="ce179"/>
        <table:table-column table:style-name="co12" table:default-cell-style-name="ce266"/>
        <table:table-column table:style-name="co9" table:default-cell-style-name="ce209"/>
        <table:table-column table:style-name="co13" table:default-cell-style-name="ce270"/>
        <table:table-column table:style-name="co13" table:default-cell-style-name="ce275"/>
        <table:table-column table:style-name="co13" table:default-cell-style-name="ce282"/>
        <table:table-column table:style-name="co9" table:default-cell-style-name="ce275"/>
        <table:table-column table:style-name="co9" table:visibility="collapse" table:default-cell-style-name="ce287"/>
        <table:table-column table:style-name="co13" table:visibility="collapse" table:default-cell-style-name="ce282"/>
        <table:table-column table:style-name="co9" table:visibility="collapse" table:default-cell-style-name="ce287"/>
        <table:table-column table:style-name="co9" table:number-columns-repeated="988" table:default-cell-style-name="ce179"/>
        <table:table-row table:style-name="ro1">
          <table:table-cell table:number-columns-repeated="3"/>
          <table:table-cell office:value-type="string" calcext:value-type="string">
            <text:p>g</text:p>
          </table:table-cell>
          <table:table-cell office:value-type="string" calcext:value-type="string">
            <text:p>g_A</text:p>
          </table:table-cell>
          <table:table-cell office:value-type="string" calcext:value-type="string">
            <text:p>g_U</text:p>
          </table:table-cell>
          <table:table-cell office:value-type="string" calcext:value-type="string">
            <text:p>g_ind</text:p>
          </table:table-cell>
          <table:table-cell office:value-type="string" calcext:value-type="string">
            <text:p>g_AS</text:p>
          </table:table-cell>
          <table:table-cell office:value-type="string" calcext:value-type="string">
            <text:p>h_tot (bytes)</text:p>
          </table:table-cell>
          <table:table-cell office:value-type="string" calcext:value-type="string">
            <text:p>h_A</text:p>
          </table:table-cell>
          <table:table-cell office:value-type="string" calcext:value-type="string">
            <text:p>h_U</text:p>
          </table:table-cell>
          <table:table-cell office:value-type="string" calcext:value-type="string">
            <text:p>n_tot</text:p>
          </table:table-cell>
          <table:table-cell office:value-type="string" calcext:value-type="string">
            <text:p>n_A</text:p>
          </table:table-cell>
          <table:table-cell office:value-type="string" calcext:value-type="string">
            <text:p>n_U</text:p>
          </table:table-cell>
          <table:table-cell office:value-type="string" calcext:value-type="string">
            <text:p>CGKA tree all members (bytes)</text:p>
          </table:table-cell>
          <table:table-cell office:value-type="string" calcext:value-type="string">
            <text:p>CGKA tree admins (bytes)</text:p>
          </table:table-cell>
          <table:table-cell office:value-type="string" calcext:value-type="string">
            <text:p>sec_size</text:p>
          </table:table-cell>
          <table:table-cell office:value-type="string" calcext:value-type="string">
            <text:p>MKA tree Std users (bytes)</text:p>
          </table:table-cell>
          <table:table-cell office:value-type="string" calcext:value-type="string">
            <text:p>|ct^hpke 1 seed|(bytes)</text:p>
          </table:table-cell>
          <table:table-cell office:value-type="string" calcext:value-type="string">
            <text:p><text:s/>|ct^hpke 2 seeds|(bytes)</text:p>
          </table:table-cell>
          <table:table-cell office:value-type="string" calcext:value-type="string">
            <text:p><text:s/>|ct^hpke h_U + 1 seeds|(bytes)</text:p>
          </table:table-cell>
          <table:table-cell office:value-type="string" calcext:value-type="string">
            <text:p><text:s/>|ct^hpke h_U + 2 seeds|(bytes)</text:p>
          </table:table-cell>
          <table:table-cell office:value-type="string" calcext:value-type="string">
            <text:p><text:s/>|ct^hpke mka_tree|(bytes)</text:p>
          </table:table-cell>
          <table:table-cell office:value-type="string" calcext:value-type="string">
            <text:p>|pk| (bytes)</text:p>
          </table:table-cell>
          <table:table-cell office:value-type="string" calcext:value-type="string">
            <text:p>|ct^aead h_U seeds| (bytes)</text:p>
          </table:table-cell>
          <table:table-cell office:value-type="string" calcext:value-type="string">
            <text:p>|ct^aead h_U + 1 seeds| (bytes)</text:p>
          </table:table-cell>
          <table:table-cell office:value-type="string" calcext:value-type="string">
            <text:p>|ct^aead mka_tree| (bytes)</text:p>
          </table:table-cell>
          <table:table-cell office:value-type="string" calcext:value-type="string">
            <text:p>DGS-TreeKEM (bytes)</text:p>
          </table:table-cell>
          <table:table-cell office:value-type="string" calcext:value-type="string">
            <text:p>IAS-TreeKEM (bytes)</text:p>
          </table:table-cell>
          <table:table-cell table:style-name="ce262" office:value-type="string" calcext:value-type="string">
            <text:p><text:span text:style-name="T1">TreeKEM (bytes</text:span>)</text:p>
          </table:table-cell>
          <table:table-cell table:style-name="ce267" office:value-type="string" calcext:value-type="string">
            <text:p>SUMAC</text:p>
            <text:p>Full-bdct</text:p>
            <text:p>(bytes)</text:p>
          </table:table-cell>
          <table:table-cell office:value-type="string" calcext:value-type="string">
            <text:p>Ratio IAS-TK /SUMAC</text:p>
            <text:p>Full-bdct</text:p>
          </table:table-cell>
          <table:table-cell office:value-type="string" calcext:value-type="string">
            <text:p>Gain SUMAC wrt IAS-TK (%)</text:p>
          </table:table-cell>
          <table:table-cell table:style-name="ce270" office:value-type="string" calcext:value-type="string">
            <text:p>Ratio TreeKEM /SUMAC</text:p>
            <text:p>Full-bdct</text:p>
          </table:table-cell>
          <table:table-cell office:value-type="string" calcext:value-type="string">
            <text:p>Gain SUMAC wrt TreeKEM (%)</text:p>
          </table:table-cell>
          <table:table-cell table:style-name="ce285" office:value-type="string" calcext:value-type="string">
            <text:p><text:span text:style-name="T1">SUMACv1</text:span></text:p>
            <text:p><text:span text:style-name="T1">Full-bdct</text:span></text:p>
            <text:p><text:span text:style-name="T1">(bytes</text:span>)</text:p>
          </table:table-cell>
          <table:table-cell table:style-name="ce270" office:value-type="string" calcext:value-type="string">
            <text:p>TreeKEM /SUMACv1</text:p>
            <text:p>Full-bdct</text:p>
          </table:table-cell>
          <table:table-cell table:style-name="ce289" office:value-type="string" calcext:value-type="string">
            <text:p><text:span text:style-name="T1">SUMACv1</text:span></text:p>
            <text:p><text:span text:style-name="T1">Semi-bdct</text:span></text:p>
            <text:p><text:span text:style-name="T1">(bytes</text:span>)</text:p>
          </table:table-cell>
          <table:table-cell office:value-type="string" calcext:value-type="string">
            <text:p>|ct^aead 1 seed| (bytes)</text:p>
          </table:table-cell>
          <table:table-cell office:value-type="string" calcext:value-type="string">
            <text:p>|ct^aead 2 seed| (bytes)</text:p>
          </table:table-cell>
          <table:table-cell office:value-type="string" calcext:value-type="string">
            <text:p>|tag| (bytes)</text:p>
          </table:table-cell>
          <table:table-cell office:value-type="string" calcext:value-type="string">
            <text:p>|pk ct| class. (bytes)</text:p>
          </table:table-cell>
          <table:table-cell office:value-type="string" calcext:value-type="string">
            <text:p>|pk ct| PQ (bytes)</text:p>
          </table:table-cell>
          <table:table-cell office:value-type="string" calcext:value-type="string">
            <text:p>Credentials (bytes)</text:p>
          </table:table-cell>
          <table:table-cell office:value-type="string" calcext:value-type="string">
            <text:p>spk_size (bytes)</text:p>
          </table:table-cell>
          <table:table-cell office:value-type="string" calcext:value-type="string">
            <text:p>sig_size (bytes)</text:p>
          </table:table-cell>
          <table:table-cell office:value-type="string" calcext:value-type="string">
            <text:p>ratio stu/adm</text:p>
          </table:table-cell>
          <table:table-cell office:value-type="string" calcext:value-type="string">
            <text:p>n_a_small</text:p>
          </table:table-cell>
          <table:table-cell office:value-type="string" calcext:value-type="string">
            <text:p>n_a_med</text:p>
          </table:table-cell>
          <table:table-cell office:value-type="string" calcext:value-type="string">
            <text:p>n_a_large</text:p>
          </table:table-cell>
          <table:table-cell table:number-columns-repeated="976"/>
        </table:table-row>
        <table:table-row table:style-name="ro2">
          <table:table-cell table:style-name="ce230" office:value-type="string" calcext:value-type="string">
            <text:p>Admin Add</text:p>
          </table:table-cell>
          <table:table-cell table:style-name="ce230" office:value-type="string" calcext:value-type="string">
            <text:p>Classical</text:p>
          </table:table-cell>
          <table:table-cell table:style-name="ce230" office:value-type="string" calcext:value-type="string">
            <text:p>Small</text:p>
          </table:table-cell>
          <table:table-cell table:style-name="ce236" table:formula="of:= (n_tot + 1) / n_tot" office:value-type="float" office:value="1.05" calcext:value-type="float">
            <text:p>1,05</text:p>
          </table:table-cell>
          <table:table-cell table:style-name="ce236" table:formula="of:=(1 + n_A) / n_tot" office:value-type="float" office:value="0.25" calcext:value-type="float">
            <text:p>0,25</text:p>
          </table:table-cell>
          <table:table-cell table:style-name="ce236" table:formula="of:= (1 + n_U) / n_tot" office:value-type="float" office:value="0.85" calcext:value-type="float">
            <text:p>0,85</text:p>
          </table:table-cell>
          <table:table-cell table:style-name="ce236" table:formula="of:= 2 / n_tot" office:value-type="float" office:value="0.1" calcext:value-type="float">
            <text:p>0,10</text:p>
          </table:table-cell>
          <table:table-cell table:style-name="ce236" table:formula="of:=1/n_tot" office:value-type="float" office:value="0.05" calcext:value-type="float">
            <text:p>0,05</text:p>
          </table:table-cell>
          <table:table-cell table:style-name="ce255" table:formula="of:= CEILING((LOG(n_tot;2)))" office:value-type="float" office:value="5" calcext:value-type="float">
            <text:p>5</text:p>
          </table:table-cell>
          <table:table-cell table:style-name="ce255" table:formula="of:=LOG(n_A;2)" office:value-type="float" office:value="2" calcext:value-type="float">
            <text:p>2</text:p>
          </table:table-cell>
          <table:table-cell table:style-name="ce255" table:formula="of:=LOG(n_U;2)" office:value-type="float" office:value="4" calcext:value-type="float">
            <text:p>4</text:p>
          </table:table-cell>
          <table:table-cell table:style-name="ce255" table:formula="of:=n_A + n_U" office:value-type="float" office:value="20" calcext:value-type="float">
            <text:p>20</text:p>
          </table:table-cell>
          <table:table-cell table:style-name="ce255" table:formula="of:=n_a_small" office:value-type="float" office:value="4" calcext:value-type="float">
            <text:p>4</text:p>
          </table:table-cell>
          <table:table-cell table:style-name="ce255" office:value-type="float" office:value="16" calcext:value-type="float">
            <text:p>16</text:p>
          </table:table-cell>
          <table:table-cell table:style-name="ce255" table:formula="of:=(2*n_tot - 2) * pk_size + n_tot * spk_size" office:value-type="float" office:value="1856" calcext:value-type="float">
            <text:p>1 856</text:p>
          </table:table-cell>
          <table:table-cell table:style-name="ce255" table:formula="of:=(2*n_A - 2) * pk_size + n_A * spk_size" office:value-type="float" office:value="320" calcext:value-type="float">
            <text:p>320</text:p>
          </table:table-cell>
          <table:table-cell table:style-name="ce255" office:value-type="float" office:value="16" calcext:value-type="float">
            <text:p>16</text:p>
          </table:table-cell>
          <table:table-cell table:style-name="ce255" table:formula="of:=(2*n_U - 1) * sec_size" office:value-type="float" office:value="496" calcext:value-type="float">
            <text:p>496</text:p>
          </table:table-cell>
          <table:table-cell table:style-name="ce255" table:formula="of:=pkct_classical_size + tag_size + sec_size" office:value-type="float" office:value="64" calcext:value-type="float">
            <text:p>64</text:p>
          </table:table-cell>
          <table:table-cell table:style-name="ce255" table:formula="of:=pkct_classical_size + tag_size + 2*sec_size" office:value-type="float" office:value="80" calcext:value-type="float">
            <text:p>80</text:p>
          </table:table-cell>
          <table:table-cell table:style-name="ce255" table:formula="of:=pkct_classical_size + tag_size + (h_U + 1)*sec_size" office:value-type="float" office:value="128" calcext:value-type="float">
            <text:p>128</text:p>
          </table:table-cell>
          <table:table-cell table:style-name="ce255" table:formula="of:=pkct_classical_size + tag_size + (h_U + 1)*sec_size" office:value-type="float" office:value="128" calcext:value-type="float">
            <text:p>128</text:p>
          </table:table-cell>
          <table:table-cell table:style-name="ce255" table:formula="of:=pkct_classical_size + tag_size + (2 * n_U - 1)*sec_size" office:value-type="float" office:value="544" calcext:value-type="float">
            <text:p>544</text:p>
          </table:table-cell>
          <table:table-cell table:style-name="ce255" office:value-type="float" office:value="32" calcext:value-type="float">
            <text:p>32</text:p>
          </table:table-cell>
          <table:table-cell table:style-name="ce255" table:formula="of:=h_U * sec_size + tag_size" office:value-type="float" office:value="80" calcext:value-type="float">
            <text:p>80</text:p>
          </table:table-cell>
          <table:table-cell table:style-name="ce255" table:formula="of:= (h_U + 1) * sec_size + tag_size" office:value-type="float" office:value="96" calcext:value-type="float">
            <text:p>96</text:p>
          </table:table-cell>
          <table:table-cell table:style-name="ce255" table:formula="of:=stu_mka_tree_size + tag_size" office:value-type="float" office:value="512" calcext:value-type="float">
            <text:p>512</text:p>
          </table:table-cell>
          <table:table-cell table:style-name="ce230" table:formula="of:= treekem_comcost&#10;+ ( g_coef * ( (h_A + 1) *  pk_size + spk_size + h_A * ct_hpke_size + sig_size) + g_ind_coef  * admin_cgka_tree_size + g_AS_coef * (2 * pk_size + 2 * spk_size + 2 * sig_size ) ) &#10;+ spk_size" office:value-type="float" office:value="1176" calcext:value-type="float">
            <text:p>1 176</text:p>
          </table:table-cell>
          <table:table-cell table:style-name="ce230" table:formula="of:= treekem_comcost  + g_coef * spk_size" office:value-type="float" office:value="833.6" calcext:value-type="float">
            <text:p>834</text:p>
          </table:table-cell>
          <table:table-cell table:style-name="ce230" table:formula="of:= g_coef * ( (h_tot + 1) *  pk_size + spk_size + h_tot * ct_hpke_size + sig_size) + g_ind_coef  * allusers_cgka_tree_size + g_AS_coef * (2 * pk_size + 2 * spk_size + 2 * sig_size )" office:value-type="float" office:value="800" calcext:value-type="float">
            <text:p>800</text:p>
          </table:table-cell>
          <table:table-cell table:style-name="ce268" table:formula="of:=g_coef * ( (h_A + 1) * pk_size + spk_size + h_A * ct_hpke_size + 2 * sig_size ) + g_coef * (ct_aead_size) + g_ind_coef * ( n_U * spk_size + 2 * ct_hpke_mka_tree_size + admin_cgka_tree_size  + 2 * sig_size ) + g_AS_coef * ( 3 * pk_size + 2 * spk_size + 4 * sig_size )" office:value-type="float" office:value="582.4" calcext:value-type="float">
            <text:p>582</text:p>
          </table:table-cell>
          <table:table-cell table:style-name="ce271" table:formula="of:= ias_comcost / sumac_fullbdct_comcost" office:value-type="float" office:value="1.43131868131868" calcext:value-type="float">
            <text:p>1,4</text:p>
          </table:table-cell>
          <table:table-cell table:style-name="ce276" table:formula="of:=(ias_comcost - sumac_fullbdct_comcost) / ias_comcost * 100" office:value-type="float" office:value="30.1343570057582" calcext:value-type="float">
            <text:p>30,1</text:p>
          </table:table-cell>
          <table:table-cell table:style-name="ce279" table:formula="of:=treekem_comcost / sumac_fullbdct_comcost" office:value-type="float" office:value="1.37362637362637" calcext:value-type="float">
            <text:p>1,4</text:p>
          </table:table-cell>
          <table:table-cell table:style-name="ce283" table:formula="of:=(treekem_comcost - sumac_fullbdct_comcost) / treekem_comcost * 100" office:value-type="float" office:value="27.2" calcext:value-type="float">
            <text:p>27,2</text:p>
          </table:table-cell>
          <table:table-cell table:style-name="ce180" table:formula="of:=g_coef * ( (h_A + 1)*pk_size + h_A*ct_hpke_size + ct_aead_size) + g_ind_coef*stu_mka_tree_size" office:value-type="float" office:value="318.4" calcext:value-type="float">
            <text:p>318</text:p>
          </table:table-cell>
          <table:table-cell table:style-name="ce288" table:formula="of:=treekem_comcost/sumacv1_fullbdct_comcost" office:value-type="float" office:value="2.51256281407035" calcext:value-type="float">
            <text:p>2,5</text:p>
          </table:table-cell>
          <table:table-cell table:style-name="ce180" table:formula="of:=g_A_coef*(h_A+1)*pk_size + g_A_coef*h_A*ct_hpke_size + g_U_coef*ct_aead_size + g_ind_coef*stu_mka_tree_size" office:value-type="float" office:value="132.8" calcext:value-type="float">
            <text:p>133</text:p>
          </table:table-cell>
          <table:table-cell table:formula="of:=sec_size + tag_size" office:value-type="float" office:value="32" calcext:value-type="float">
            <text:p>32</text:p>
          </table:table-cell>
          <table:table-cell table:style-name="Default" table:formula="of:=2*sec_size + tag_size"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88" calcext:value-type="float">
            <text:p>1 088</text:p>
          </table:table-cell>
          <table:table-cell office:value-type="float" office:value="32" calcext:value-type="float">
            <office:annotation draw:style-name="gr1" svg:width="2.899cm" svg:height="1.799cm" svg:x="79.229cm" svg:y="0.156cm" draw:caption-point-x="-0.61cm" draw:caption-point-y="1.51cm">
              <dc:creator>Auteur inconnu</dc:creator>
              <dc:date>2025-02-06T00:00:00</dc:date>
              <text:p>Certificat X509 pour clé P256</text:p>
            </office:annotation>
            <text:p>3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976"/>
        </table:table-row>
        <table:table-row table:style-name="ro2">
          <table:table-cell table:style-name="ce230" table:number-columns-repeated="2"/>
          <table:table-cell table:style-name="ce230" office:value-type="string" calcext:value-type="string">
            <text:p>Medium</text:p>
          </table:table-cell>
          <table:table-cell table:style-name="ce236" table:formula="of:= (n_tot + 1) / n_tot" office:value-type="float" office:value="1.00367647058824" calcext:value-type="float">
            <text:p>1,00</text:p>
          </table:table-cell>
          <table:table-cell table:style-name="ce236" table:formula="of:=(1 + n_A) / n_tot" office:value-type="float" office:value="0.0625" calcext:value-type="float">
            <text:p>0,06</text:p>
          </table:table-cell>
          <table:table-cell table:style-name="ce236" table:formula="of:= (1 + n_U) / n_tot" office:value-type="float" office:value="0.944852941176471" calcext:value-type="float">
            <text:p>0,94</text:p>
          </table:table-cell>
          <table:table-cell table:style-name="ce236" table:formula="of:= 2 / n_tot" office:value-type="float" office:value="0.00735294117647059" calcext:value-type="float">
            <text:p>0,01</text:p>
          </table:table-cell>
          <table:table-cell table:style-name="ce236" table:formula="of:=1/n_tot" office:value-type="float" office:value="0.00367647058823529" calcext:value-type="float">
            <text:p>0,00</text:p>
          </table:table-cell>
          <table:table-cell table:style-name="ce255" table:formula="of:= CEILING((LOG(n_tot;2)))" office:value-type="float" office:value="9" calcext:value-type="float">
            <text:p>9</text:p>
          </table:table-cell>
          <table:table-cell table:style-name="ce255" table:formula="of:=LOG(n_A;2)" office:value-type="float" office:value="4" calcext:value-type="float">
            <text:p>4</text:p>
          </table:table-cell>
          <table:table-cell table:style-name="ce255" table:formula="of:=LOG(n_U;2)" office:value-type="float" office:value="8" calcext:value-type="float">
            <text:p>8</text:p>
          </table:table-cell>
          <table:table-cell table:style-name="ce255" table:formula="of:=n_A + n_U" office:value-type="float" office:value="272" calcext:value-type="float">
            <text:p>272</text:p>
          </table:table-cell>
          <table:table-cell table:style-name="ce255" table:formula="of:=n_a_med" office:value-type="float" office:value="16" calcext:value-type="float">
            <text:p>16</text:p>
          </table:table-cell>
          <table:table-cell table:style-name="ce255" office:value-type="float" office:value="256" calcext:value-type="float">
            <text:p>256</text:p>
          </table:table-cell>
          <table:table-cell table:style-name="ce255" table:formula="of:=(2*n_tot - 2) * pk_size + n_tot * spk_size" office:value-type="float" office:value="26048" calcext:value-type="float">
            <text:p>26 048</text:p>
          </table:table-cell>
          <table:table-cell table:style-name="ce255" table:formula="of:=(2*n_A - 2) * pk_size + n_A * spk_size" office:value-type="float" office:value="1472" calcext:value-type="float">
            <text:p>1 472</text:p>
          </table:table-cell>
          <table:table-cell table:style-name="ce255" office:value-type="float" office:value="16" calcext:value-type="float">
            <text:p>16</text:p>
          </table:table-cell>
          <table:table-cell table:style-name="ce255" table:formula="of:=(2*n_U - 1) * sec_size" office:value-type="float" office:value="8176" calcext:value-type="float">
            <text:p>8 176</text:p>
          </table:table-cell>
          <table:table-cell table:style-name="ce255" table:formula="of:=pkct_classical_size + tag_size + sec_size" office:value-type="float" office:value="64" calcext:value-type="float">
            <text:p>64</text:p>
          </table:table-cell>
          <table:table-cell table:style-name="ce255" table:formula="of:=pkct_classical_size + tag_size + 2*sec_size" office:value-type="float" office:value="80" calcext:value-type="float">
            <text:p>80</text:p>
          </table:table-cell>
          <table:table-cell table:style-name="ce255" table:formula="of:=pkct_classical_size + tag_size + (h_U + 1)*sec_size" office:value-type="float" office:value="192" calcext:value-type="float">
            <text:p>192</text:p>
          </table:table-cell>
          <table:table-cell table:style-name="ce255" table:formula="of:=pkct_classical_size + tag_size + (h_U + 1)*sec_size" office:value-type="float" office:value="192" calcext:value-type="float">
            <text:p>192</text:p>
          </table:table-cell>
          <table:table-cell table:style-name="ce255" table:formula="of:=pkct_classical_size + tag_size + (2 * n_U - 1)*sec_size" office:value-type="float" office:value="8224" calcext:value-type="float">
            <text:p>8 224</text:p>
          </table:table-cell>
          <table:table-cell table:style-name="ce255" office:value-type="float" office:value="32" calcext:value-type="float">
            <text:p>32</text:p>
          </table:table-cell>
          <table:table-cell table:style-name="ce255" table:formula="of:=h_U * sec_size + tag_size" office:value-type="float" office:value="144" calcext:value-type="float">
            <text:p>144</text:p>
          </table:table-cell>
          <table:table-cell table:style-name="ce255" table:formula="of:= (h_U + 1) * sec_size + tag_size" office:value-type="float" office:value="160" calcext:value-type="float">
            <text:p>160</text:p>
          </table:table-cell>
          <table:table-cell table:style-name="ce255" table:formula="of:=stu_mka_tree_size + tag_size" office:value-type="float" office:value="8192" calcext:value-type="float">
            <text:p>8 192</text:p>
          </table:table-cell>
          <table:table-cell table:style-name="ce230" table:formula="of:= treekem_comcost&#10;+ ( g_coef * ( (h_A + 1) *  pk_size + spk_size + h_A * ct_hpke_size + sig_size) + g_ind_coef  * admin_cgka_tree_size + g_AS_coef * (2 * pk_size + 2 * spk_size + 2 * sig_size ) ) &#10;+ spk_size" office:value-type="float" office:value="1681.05882352941" calcext:value-type="float">
            <text:p>1 681</text:p>
          </table:table-cell>
          <table:table-cell table:style-name="ce230" table:formula="of:= treekem_comcost  + g_coef * spk_size" office:value-type="float" office:value="1187.88235294118" calcext:value-type="float">
            <text:p>1 188</text:p>
          </table:table-cell>
          <table:table-cell table:style-name="ce230" table:formula="of:= g_coef * ( (h_tot + 1) *  pk_size + spk_size + h_tot * ct_hpke_size + sig_size) + g_ind_coef  * allusers_cgka_tree_size + g_AS_coef * (2 * pk_size + 2 * spk_size + 2 * sig_size )" office:value-type="float" office:value="1155.76470588235" calcext:value-type="float">
            <text:p>1 156</text:p>
          </table:table-cell>
          <table:table-cell table:style-name="ce268" table:formula="of:=g_coef * ( (h_A + 1) * pk_size + spk_size + h_A * ct_hpke_size + 2 * sig_size ) + g_coef * (ct_aead_size) + g_ind_coef * ( n_U * spk_size + 2 * ct_hpke_mka_tree_size + admin_cgka_tree_size  + 2 * sig_size ) + g_AS_coef * ( 3 * pk_size + 2 * spk_size + 4 * sig_size )" office:value-type="float" office:value="739.529411764706" calcext:value-type="float">
            <text:p>740</text:p>
          </table:table-cell>
          <table:table-cell table:style-name="ce271" table:formula="of:= ias_comcost / sumac_fullbdct_comcost" office:value-type="float" office:value="1.60626789691378" calcext:value-type="float">
            <text:p>1,6</text:p>
          </table:table-cell>
          <table:table-cell table:style-name="ce276" table:formula="of:=(ias_comcost - sumac_fullbdct_comcost) / ias_comcost * 100" office:value-type="float" office:value="37.7438843220759" calcext:value-type="float">
            <text:p>37,7</text:p>
          </table:table-cell>
          <table:table-cell table:style-name="ce279" table:formula="of:=treekem_comcost / sumac_fullbdct_comcost" office:value-type="float" office:value="1.56283805281578" calcext:value-type="float">
            <text:p>1,6</text:p>
          </table:table-cell>
          <table:table-cell table:style-name="ce283" table:formula="of:=(treekem_comcost - sumac_fullbdct_comcost) / treekem_comcost * 100" office:value-type="float" office:value="36.0138436482085" calcext:value-type="float">
            <text:p>36,0</text:p>
          </table:table-cell>
          <table:table-cell table:style-name="ce180" table:formula="of:=g_coef * ( (h_A + 1)*pk_size + h_A*ct_hpke_size + ct_aead_size) + g_ind_coef*stu_mka_tree_size" office:value-type="float" office:value="509.764705882353" calcext:value-type="float">
            <text:p>510</text:p>
          </table:table-cell>
          <table:table-cell table:style-name="ce288" table:formula="of:=treekem_comcost/sumacv1_fullbdct_comcost" office:value-type="float" office:value="2.26725132702516" calcext:value-type="float">
            <text:p>2,3</text:p>
          </table:table-cell>
          <table:table-cell table:style-name="ce180" table:formula="of:=g_A_coef*(h_A+1)*pk_size + g_A_coef*h_A*ct_hpke_size + g_U_coef*ct_aead_size + g_ind_coef*stu_mka_tree_size" office:value-type="float" office:value="116.352941176471" calcext:value-type="float">
            <text:p>116</text:p>
          </table:table-cell>
          <table:table-cell table:number-columns-repeated="988"/>
        </table:table-row>
        <table:table-row table:style-name="ro2">
          <table:table-cell table:style-name="ce230" table:number-columns-repeated="2"/>
          <table:table-cell table:style-name="ce230" office:value-type="string" calcext:value-type="string">
            <text:p>Large</text:p>
          </table:table-cell>
          <table:table-cell table:style-name="ce236" table:formula="of:= (n_tot + 1) / n_tot" office:value-type="float" office:value="1.00001519941634" calcext:value-type="float">
            <text:p>1,00</text:p>
          </table:table-cell>
          <table:table-cell table:style-name="ce236" table:formula="of:=(1 + n_A) / n_tot" office:value-type="float" office:value="0.00390625" calcext:value-type="float">
            <text:p>0,00</text:p>
          </table:table-cell>
          <table:table-cell table:style-name="ce236" table:formula="of:= (1 + n_U) / n_tot" office:value-type="float" office:value="0.996124148832685" calcext:value-type="float">
            <text:p>1,00</text:p>
          </table:table-cell>
          <table:table-cell table:style-name="ce236" table:formula="of:= 2 / n_tot" office:value-type="float" office:value="0.0000303988326848249" calcext:value-type="float">
            <text:p>0,00</text:p>
          </table:table-cell>
          <table:table-cell table:style-name="ce236" table:formula="of:=1/n_tot" office:value-type="float" office:value="0.0000151994163424125" calcext:value-type="float">
            <text:p>0,00</text:p>
          </table:table-cell>
          <table:table-cell table:style-name="ce255" table:formula="of:= CEILING((LOG(n_tot;2)))" office:value-type="float" office:value="17" calcext:value-type="float">
            <text:p>17</text:p>
          </table:table-cell>
          <table:table-cell table:style-name="ce255" table:formula="of:=LOG(n_A;2)" office:value-type="float" office:value="8" calcext:value-type="float">
            <text:p>8</text:p>
          </table:table-cell>
          <table:table-cell table:style-name="ce255" table:formula="of:=LOG(n_U;2)" office:value-type="float" office:value="16" calcext:value-type="float">
            <text:p>16</text:p>
          </table:table-cell>
          <table:table-cell table:style-name="ce255" table:formula="of:=n_A + n_U" office:value-type="float" office:value="65792" calcext:value-type="float">
            <text:p>65 792</text:p>
          </table:table-cell>
          <table:table-cell table:style-name="ce255" table:formula="of:=n_a_large" office:value-type="float" office:value="256" calcext:value-type="float">
            <text:p>256</text:p>
          </table:table-cell>
          <table:table-cell table:style-name="ce255" office:value-type="float" office:value="65536" calcext:value-type="float">
            <text:p>65 536</text:p>
          </table:table-cell>
          <table:table-cell table:style-name="ce255" table:formula="of:=(2*n_tot - 2) * pk_size + n_tot * spk_size" office:value-type="float" office:value="6315968" calcext:value-type="float">
            <text:p>6 315 968</text:p>
          </table:table-cell>
          <table:table-cell table:style-name="ce255" table:formula="of:=(2*n_A - 2) * pk_size + n_A * spk_size" office:value-type="float" office:value="24512" calcext:value-type="float">
            <text:p>24 512</text:p>
          </table:table-cell>
          <table:table-cell table:style-name="ce255" office:value-type="float" office:value="16" calcext:value-type="float">
            <text:p>16</text:p>
          </table:table-cell>
          <table:table-cell table:style-name="ce255" table:formula="of:=(2*n_U - 1) * sec_size" office:value-type="float" office:value="2097136" calcext:value-type="float">
            <text:p>2 097 136</text:p>
          </table:table-cell>
          <table:table-cell table:style-name="ce255" table:formula="of:=pkct_classical_size + tag_size + sec_size" office:value-type="float" office:value="64" calcext:value-type="float">
            <text:p>64</text:p>
          </table:table-cell>
          <table:table-cell table:style-name="ce255" table:formula="of:=pkct_classical_size + tag_size + 2*sec_size" office:value-type="float" office:value="80" calcext:value-type="float">
            <text:p>80</text:p>
          </table:table-cell>
          <table:table-cell table:style-name="ce255" table:formula="of:=pkct_classical_size + tag_size + (h_U + 1)*sec_size" office:value-type="float" office:value="320" calcext:value-type="float">
            <text:p>320</text:p>
          </table:table-cell>
          <table:table-cell table:style-name="ce255" table:formula="of:=pkct_classical_size + tag_size + (h_U + 1)*sec_size" office:value-type="float" office:value="320" calcext:value-type="float">
            <text:p>320</text:p>
          </table:table-cell>
          <table:table-cell table:style-name="ce255" table:formula="of:=pkct_classical_size + tag_size + (2 * n_U - 1)*sec_size" office:value-type="float" office:value="2097184" calcext:value-type="float">
            <text:p>2 097 184</text:p>
          </table:table-cell>
          <table:table-cell table:style-name="ce255" office:value-type="float" office:value="32" calcext:value-type="float">
            <text:p>32</text:p>
          </table:table-cell>
          <table:table-cell table:style-name="ce255" table:formula="of:=h_U * sec_size + tag_size" office:value-type="float" office:value="272" calcext:value-type="float">
            <text:p>272</text:p>
          </table:table-cell>
          <table:table-cell table:style-name="ce255" table:formula="of:= (h_U + 1) * sec_size + tag_size" office:value-type="float" office:value="288" calcext:value-type="float">
            <text:p>288</text:p>
          </table:table-cell>
          <table:table-cell table:style-name="ce255" table:formula="of:=stu_mka_tree_size + tag_size" office:value-type="float" office:value="2097152" calcext:value-type="float">
            <text:p>2 097 152</text:p>
          </table:table-cell>
          <table:table-cell table:style-name="ce230" table:formula="of:= treekem_comcost&#10;+ ( g_coef * ( (h_A + 1) *  pk_size + spk_size + h_A * ct_hpke_size + sig_size) + g_ind_coef  * admin_cgka_tree_size + g_AS_coef * (2 * pk_size + 2 * spk_size + 2 * sig_size ) ) &#10;+ spk_size" office:value-type="float" office:value="2816.78842412451" calcext:value-type="float">
            <text:p>2 817</text:p>
          </table:table-cell>
          <table:table-cell table:style-name="ce230" table:formula="of:= treekem_comcost  + g_coef * spk_size" office:value-type="float" office:value="1952.02772373541" calcext:value-type="float">
            <text:p>1 952</text:p>
          </table:table-cell>
          <table:table-cell table:style-name="ce230" table:formula="of:= g_coef * ( (h_tot + 1) *  pk_size + spk_size + h_tot * ct_hpke_size + sig_size) + g_ind_coef  * allusers_cgka_tree_size + g_AS_coef * (2 * pk_size + 2 * spk_size + 2 * sig_size )" office:value-type="float" office:value="1920.02723735409" calcext:value-type="float">
            <text:p>1 920</text:p>
          </table:table-cell>
          <table:table-cell table:style-name="ce268" table:formula="of:=g_coef * ( (h_A + 1) * pk_size + spk_size + h_A * ct_hpke_size + 2 * sig_size ) + g_coef * (ct_aead_size) + g_ind_coef * ( n_U * spk_size + 2 * ct_hpke_mka_tree_size + admin_cgka_tree_size  + 2 * sig_size ) + g_AS_coef * ( 3 * pk_size + 2 * spk_size + 4 * sig_size )" office:value-type="float" office:value="1120.02042801556" calcext:value-type="float">
            <text:p>1 120</text:p>
          </table:table-cell>
          <table:table-cell table:style-name="ce271" table:formula="of:= ias_comcost / sumac_fullbdct_comcost" office:value-type="float" office:value="1.74285010782704" calcext:value-type="float">
            <text:p>1,7</text:p>
          </table:table-cell>
          <table:table-cell table:style-name="ce276" table:formula="of:=(ias_comcost - sumac_fullbdct_comcost) / ias_comcost * 100" office:value-type="float" office:value="42.622719216698" calcext:value-type="float">
            <text:p>42,6</text:p>
          </table:table-cell>
          <table:table-cell table:style-name="ce279" table:formula="of:=treekem_comcost / sumac_fullbdct_comcost" office:value-type="float" office:value="1.71427876610783" calcext:value-type="float">
            <text:p>1,7</text:p>
          </table:table-cell>
          <table:table-cell table:style-name="ce283" table:formula="of:=(treekem_comcost - sumac_fullbdct_comcost) / treekem_comcost * 100" office:value-type="float" office:value="41.6664302346554" calcext:value-type="float">
            <text:p>41,7</text:p>
          </table:table-cell>
          <table:table-cell table:style-name="ce180" table:formula="of:=g_coef * ( (h_A + 1)*pk_size + h_A*ct_hpke_size + ct_aead_size) + g_ind_coef*stu_mka_tree_size" office:value-type="float" office:value="895.76313229572" calcext:value-type="float">
            <text:p>896</text:p>
          </table:table-cell>
          <table:table-cell table:style-name="ce288" table:formula="of:=treekem_comcost/sumacv1_fullbdct_comcost" office:value-type="float" office:value="2.14345418797636" calcext:value-type="float">
            <text:p>2,1</text:p>
          </table:table-cell>
          <table:table-cell table:style-name="ce180" table:formula="of:=g_A_coef*(h_A+1)*pk_size + g_A_coef*h_A*ct_hpke_size + g_U_coef*ct_aead_size + g_ind_coef*stu_mka_tree_size" office:value-type="float" office:value="98.7514591439689" calcext:value-type="float">
            <text:p>99</text:p>
          </table:table-cell>
          <table:table-cell table:number-columns-repeated="988"/>
        </table:table-row>
        <table:table-row table:style-name="ro2">
          <table:table-cell table:style-name="ce230"/>
          <table:table-cell table:style-name="ce230" office:value-type="string" calcext:value-type="string">
            <text:p>PQ</text:p>
          </table:table-cell>
          <table:table-cell table:style-name="ce230" office:value-type="string" calcext:value-type="string">
            <text:p>Small</text:p>
          </table:table-cell>
          <table:table-cell table:style-name="ce6" table:formula="of:= (n_tot + 1) / n_tot" office:value-type="float" office:value="1.05" calcext:value-type="float">
            <text:p>1,05</text:p>
          </table:table-cell>
          <table:table-cell table:style-name="ce11" table:formula="of:=(1 + n_A) / n_tot" office:value-type="float" office:value="0.25" calcext:value-type="float">
            <text:p>0,25</text:p>
          </table:table-cell>
          <table:table-cell table:style-name="ce11" table:formula="of:= (1 + n_U) / n_tot" office:value-type="float" office:value="0.85" calcext:value-type="float">
            <text:p>0,85</text:p>
          </table:table-cell>
          <table:table-cell table:style-name="ce11" table:formula="of:= 2 / n_tot" office:value-type="float" office:value="0.1" calcext:value-type="float">
            <text:p>0,10</text:p>
          </table:table-cell>
          <table:table-cell table:style-name="ce6" table:formula="of:=1/n_tot" office:value-type="float" office:value="0.05" calcext:value-type="float">
            <text:p>0,05</text:p>
          </table:table-cell>
          <table:table-cell table:style-name="ce256" table:formula="of:= CEILING((LOG(n_tot;2)))" office:value-type="float" office:value="5" calcext:value-type="float">
            <text:p>5</text:p>
          </table:table-cell>
          <table:table-cell table:style-name="ce256" table:formula="of:=LOG(n_A;2)" office:value-type="float" office:value="2" calcext:value-type="float">
            <text:p>2</text:p>
          </table:table-cell>
          <table:table-cell table:style-name="ce256" table:formula="of:=LOG(n_U;2)" office:value-type="float" office:value="4" calcext:value-type="float">
            <text:p>4</text:p>
          </table:table-cell>
          <table:table-cell table:style-name="ce256" table:formula="of:=n_A + n_U" office:value-type="float" office:value="20" calcext:value-type="float">
            <text:p>20</text:p>
          </table:table-cell>
          <table:table-cell table:style-name="ce256" table:formula="of:=n_a_small" office:value-type="float" office:value="4" calcext:value-type="float">
            <text:p>4</text:p>
          </table:table-cell>
          <table:table-cell table:style-name="ce256" office:value-type="float" office:value="16" calcext:value-type="float">
            <text:p>16</text:p>
          </table:table-cell>
          <table:table-cell table:style-name="ce256" table:formula="of:=(2*n_tot - 2) * pk_size + n_tot * spk_size" office:value-type="float" office:value="45632" calcext:value-type="float">
            <text:p>45 632</text:p>
          </table:table-cell>
          <table:table-cell table:style-name="ce256" table:formula="of:=(2*n_A - 2) * pk_size + n_A * spk_size" office:value-type="float" office:value="7232" calcext:value-type="float">
            <text:p>7 232</text:p>
          </table:table-cell>
          <table:table-cell table:style-name="ce256" office:value-type="float" office:value="32" calcext:value-type="float">
            <text:p>32</text:p>
          </table:table-cell>
          <table:table-cell table:style-name="ce256" table:formula="of:=(2*n_U - 1) * sec_size" office:value-type="float" office:value="992" calcext:value-type="float">
            <text:p>992</text:p>
          </table:table-cell>
          <table:table-cell table:style-name="ce256" table:formula="of:=pkct_pq_size + tag_size + sec_size" office:value-type="float" office:value="1136" calcext:value-type="float">
            <text:p>1 136</text:p>
          </table:table-cell>
          <table:table-cell table:style-name="ce256" table:formula="of:=pkct_pq_size + tag_size + 2*sec_size" office:value-type="float" office:value="1168" calcext:value-type="float">
            <text:p>1 168</text:p>
          </table:table-cell>
          <table:table-cell table:style-name="ce256" table:formula="of:=pkct_pq_size + tag_size + (h_U + 1)*sec_size" office:value-type="float" office:value="1264" calcext:value-type="float">
            <text:p>1 264</text:p>
          </table:table-cell>
          <table:table-cell table:style-name="ce256" table:formula="of:=pkct_pq_size + tag_size + (h_U + 1)*sec_size" office:value-type="float" office:value="1264" calcext:value-type="float">
            <text:p>1 264</text:p>
          </table:table-cell>
          <table:table-cell table:style-name="ce256" table:formula="of:=pkct_pq_size  + tag_size + (2 * n_U - 1)*sec_size" office:value-type="float" office:value="2096" calcext:value-type="float">
            <text:p>2 096</text:p>
          </table:table-cell>
          <table:table-cell table:style-name="ce14" office:value-type="float" office:value="1184" calcext:value-type="float">
            <text:p>1 184</text:p>
          </table:table-cell>
          <table:table-cell table:style-name="ce14" table:formula="of:=h_U * sec_size + tag_size" office:value-type="float" office:value="144" calcext:value-type="float">
            <text:p>144</text:p>
          </table:table-cell>
          <table:table-cell table:style-name="ce14" table:formula="of:= (h_U + 1) * sec_size + tag_size" office:value-type="float" office:value="176" calcext:value-type="float">
            <text:p>176</text:p>
          </table:table-cell>
          <table:table-cell table:style-name="ce256" table:formula="of:=stu_mka_tree_size + tag_size" office:value-type="float" office:value="1008" calcext:value-type="float">
            <text:p>1 008</text:p>
          </table:table-cell>
          <table:table-cell table:style-name="ce230" table:formula="of:= treekem_comcost&#10;+ ( g_coef * ( (h_A + 1) *  pk_size + spk_size + h_A * ct_hpke_size + sig_size) + g_ind_coef  * admin_cgka_tree_size + g_AS_coef * (2 * pk_size + 2 * spk_size + 2 * sig_size ) ) &#10;+ spk_size" office:value-type="float" office:value="25240.8" calcext:value-type="float">
            <text:p>25 241</text:p>
          </table:table-cell>
          <table:table-cell table:style-name="ce230" table:formula="of:= treekem_comcost  + g_coef * spk_size" office:value-type="float" office:value="18212" calcext:value-type="float">
            <text:p>18 212</text:p>
          </table:table-cell>
          <table:table-cell table:style-name="ce230" table:formula="of:= g_coef * ( (h_tot + 1) *  pk_size + spk_size + h_tot * ct_hpke_size + sig_size) + g_ind_coef  * allusers_cgka_tree_size + g_AS_coef * (2 * pk_size + 2 * spk_size + 2 * sig_size )" office:value-type="float" office:value="18178.4" calcext:value-type="float">
            <text:p>18 178</text:p>
          </table:table-cell>
          <table:table-cell table:style-name="ce268" table:formula="of:=g_coef * ( (h_A + 1) * pk_size + spk_size + h_A * ct_hpke_size + 2 * sig_size ) + g_coef * (ct_aead_size) + g_ind_coef * ( n_U * spk_size + 2 * ct_hpke_mka_tree_size + admin_cgka_tree_size  + 2 * sig_size ) + g_AS_coef * ( 3 * pk_size + 2 * spk_size + 4 * sig_size )" office:value-type="float" office:value="7636.8" calcext:value-type="float">
            <text:p>7 637</text:p>
          </table:table-cell>
          <table:table-cell table:style-name="ce271" table:formula="of:= ias_comcost / sumac_fullbdct_comcost" office:value-type="float" office:value="2.38476848941965" calcext:value-type="float">
            <text:p>2,4</text:p>
          </table:table-cell>
          <table:table-cell table:style-name="ce276" table:formula="of:=(ias_comcost - sumac_fullbdct_comcost) / ias_comcost * 100" office:value-type="float" office:value="58.0672084339996" calcext:value-type="float">
            <text:p>58,1</text:p>
          </table:table-cell>
          <table:table-cell table:style-name="ce279" table:formula="of:=treekem_comcost / sumac_fullbdct_comcost" office:value-type="float" office:value="2.38036874083386" calcext:value-type="float">
            <text:p>2,4</text:p>
          </table:table-cell>
          <table:table-cell table:style-name="ce283" table:formula="of:=(treekem_comcost - sumac_fullbdct_comcost) / treekem_comcost * 100" office:value-type="float" office:value="57.989702063988" calcext:value-type="float">
            <text:p>58,0</text:p>
          </table:table-cell>
          <table:table-cell table:style-name="ce180" table:formula="of:=g_coef * ( (h_A + 1)*pk_size + h_A*ct_hpke_size + ct_aead_size) + g_ind_coef*stu_mka_tree_size" office:value-type="float" office:value="6248" calcext:value-type="float">
            <text:p>6 248</text:p>
          </table:table-cell>
          <table:table-cell table:style-name="ce288" table:formula="of:=treekem_comcost/sumacv1_fullbdct_comcost" office:value-type="float" office:value="2.90947503201024" calcext:value-type="float">
            <text:p>2,9</text:p>
          </table:table-cell>
          <table:table-cell table:style-name="ce180" table:formula="of:=g_A_coef*(h_A+1)*pk_size + g_A_coef*h_A*ct_hpke_size + g_U_coef*ct_aead_size + g_ind_coef*stu_mka_tree_size" office:value-type="float" office:value="1582.4" calcext:value-type="float">
            <text:p>1 582</text:p>
          </table:table-cell>
          <table:table-cell table:number-columns-repeated="988"/>
        </table:table-row>
        <table:table-row table:style-name="ro2">
          <table:table-cell table:style-name="ce230" table:number-columns-repeated="2"/>
          <table:table-cell table:style-name="ce230" office:value-type="string" calcext:value-type="string">
            <text:p>Medium</text:p>
          </table:table-cell>
          <table:table-cell table:style-name="ce6" table:formula="of:= (n_tot + 1) / n_tot" office:value-type="float" office:value="1.00367647058824" calcext:value-type="float">
            <text:p>1,00</text:p>
          </table:table-cell>
          <table:table-cell table:style-name="ce11" table:formula="of:=(1 + n_A) / n_tot" office:value-type="float" office:value="0.0625" calcext:value-type="float">
            <text:p>0,06</text:p>
          </table:table-cell>
          <table:table-cell table:style-name="ce11" table:formula="of:= (1 + n_U) / n_tot" office:value-type="float" office:value="0.944852941176471" calcext:value-type="float">
            <text:p>0,94</text:p>
          </table:table-cell>
          <table:table-cell table:style-name="ce11" table:formula="of:= 2 / n_tot" office:value-type="float" office:value="0.00735294117647059" calcext:value-type="float">
            <text:p>0,01</text:p>
          </table:table-cell>
          <table:table-cell table:style-name="ce6" table:formula="of:=1/n_tot" office:value-type="float" office:value="0.00367647058823529" calcext:value-type="float">
            <text:p>0,00</text:p>
          </table:table-cell>
          <table:table-cell table:style-name="ce256" table:formula="of:= CEILING((LOG(n_tot;2)))" office:value-type="float" office:value="9" calcext:value-type="float">
            <text:p>9</text:p>
          </table:table-cell>
          <table:table-cell table:style-name="ce256" table:formula="of:=LOG(n_A;2)" office:value-type="float" office:value="4" calcext:value-type="float">
            <text:p>4</text:p>
          </table:table-cell>
          <table:table-cell table:style-name="ce256" table:formula="of:=LOG(n_U;2)" office:value-type="float" office:value="8" calcext:value-type="float">
            <text:p>8</text:p>
          </table:table-cell>
          <table:table-cell table:style-name="ce256" table:formula="of:=n_A + n_U" office:value-type="float" office:value="272" calcext:value-type="float">
            <text:p>272</text:p>
          </table:table-cell>
          <table:table-cell table:style-name="ce256" table:formula="of:=n_a_med" office:value-type="float" office:value="16" calcext:value-type="float">
            <text:p>16</text:p>
          </table:table-cell>
          <table:table-cell table:style-name="ce256" office:value-type="float" office:value="256" calcext:value-type="float">
            <text:p>256</text:p>
          </table:table-cell>
          <table:table-cell table:style-name="ce256" table:formula="of:=(2*n_tot - 2) * pk_size + n_tot * spk_size" office:value-type="float" office:value="650432" calcext:value-type="float">
            <text:p>650 432</text:p>
          </table:table-cell>
          <table:table-cell table:style-name="ce256" table:formula="of:=(2*n_A - 2) * pk_size + n_A * spk_size" office:value-type="float" office:value="36032" calcext:value-type="float">
            <text:p>36 032</text:p>
          </table:table-cell>
          <table:table-cell table:style-name="ce256" office:value-type="float" office:value="32" calcext:value-type="float">
            <text:p>32</text:p>
          </table:table-cell>
          <table:table-cell table:style-name="ce256" table:formula="of:=(2*n_U - 1) * sec_size" office:value-type="float" office:value="16352" calcext:value-type="float">
            <text:p>16 352</text:p>
          </table:table-cell>
          <table:table-cell table:style-name="ce256" table:formula="of:=pkct_pq_size + tag_size + sec_size" office:value-type="float" office:value="1136" calcext:value-type="float">
            <text:p>1 136</text:p>
          </table:table-cell>
          <table:table-cell table:style-name="ce256" table:formula="of:=pkct_pq_size + tag_size + 2*sec_size" office:value-type="float" office:value="1168" calcext:value-type="float">
            <text:p>1 168</text:p>
          </table:table-cell>
          <table:table-cell table:style-name="ce256" table:formula="of:=pkct_pq_size + tag_size + (h_U + 1)*sec_size" office:value-type="float" office:value="1392" calcext:value-type="float">
            <text:p>1 392</text:p>
          </table:table-cell>
          <table:table-cell table:style-name="ce256" table:formula="of:=pkct_pq_size + tag_size + (h_U + 1)*sec_size" office:value-type="float" office:value="1392" calcext:value-type="float">
            <text:p>1 392</text:p>
          </table:table-cell>
          <table:table-cell table:style-name="ce256" table:formula="of:=pkct_pq_size  + tag_size + (2 * n_U - 1)*sec_size" office:value-type="float" office:value="17456" calcext:value-type="float">
            <text:p>17 456</text:p>
          </table:table-cell>
          <table:table-cell table:style-name="ce14" office:value-type="float" office:value="1184" calcext:value-type="float">
            <text:p>1 184</text:p>
          </table:table-cell>
          <table:table-cell table:style-name="ce14" table:formula="of:=h_U * sec_size + tag_size" office:value-type="float" office:value="272" calcext:value-type="float">
            <text:p>272</text:p>
          </table:table-cell>
          <table:table-cell table:style-name="ce14" table:formula="of:= (h_U + 1) * sec_size + tag_size" office:value-type="float" office:value="304" calcext:value-type="float">
            <text:p>304</text:p>
          </table:table-cell>
          <table:table-cell table:style-name="ce256" table:formula="of:=stu_mka_tree_size + tag_size" office:value-type="float" office:value="16368" calcext:value-type="float">
            <text:p>16 368</text:p>
          </table:table-cell>
          <table:table-cell table:style-name="ce230" table:formula="of:= treekem_comcost&#10;+ ( g_coef * ( (h_A + 1) *  pk_size + spk_size + h_A * ct_hpke_size + sig_size) + g_ind_coef  * admin_cgka_tree_size + g_AS_coef * (2 * pk_size + 2 * spk_size + 2 * sig_size ) ) &#10;+ spk_size" office:value-type="float" office:value="37873.9411764706" calcext:value-type="float">
            <text:p>37 874</text:p>
          </table:table-cell>
          <table:table-cell table:style-name="ce230" table:formula="of:= treekem_comcost  + g_coef * spk_size" office:value-type="float" office:value="27033.2352941177" calcext:value-type="float">
            <text:p>27 033</text:p>
          </table:table-cell>
          <table:table-cell table:style-name="ce230" table:formula="of:= g_coef * ( (h_tot + 1) *  pk_size + spk_size + h_tot * ct_hpke_size + sig_size) + g_ind_coef  * allusers_cgka_tree_size + g_AS_coef * (2 * pk_size + 2 * spk_size + 2 * sig_size )" office:value-type="float" office:value="27001.1176470588" calcext:value-type="float">
            <text:p>27 001</text:p>
          </table:table-cell>
          <table:table-cell table:style-name="ce268" table:formula="of:=g_coef * ( (h_A + 1) * pk_size + spk_size + h_A * ct_hpke_size + 2 * sig_size ) + g_coef * (ct_aead_size) + g_ind_coef * ( n_U * spk_size + 2 * ct_hpke_mka_tree_size + admin_cgka_tree_size  + 2 * sig_size ) + g_AS_coef * ( 3 * pk_size + 2 * spk_size + 4 * sig_size )" office:value-type="float" office:value="11227.0588235294" calcext:value-type="float">
            <text:p>11 227</text:p>
          </table:table-cell>
          <table:table-cell table:style-name="ce271" table:formula="of:= ias_comcost / sumac_fullbdct_comcost" office:value-type="float" office:value="2.4078644032275" calcext:value-type="float">
            <text:p>2,4</text:p>
          </table:table-cell>
          <table:table-cell table:style-name="ce276" table:formula="of:=(ias_comcost - sumac_fullbdct_comcost) / ias_comcost * 100" office:value-type="float" office:value="58.469422170966" calcext:value-type="float">
            <text:p>58,5</text:p>
          </table:table-cell>
          <table:table-cell table:style-name="ce279" table:formula="of:=treekem_comcost / sumac_fullbdct_comcost" office:value-type="float" office:value="2.40500366760977" calcext:value-type="float">
            <text:p>2,4</text:p>
          </table:table-cell>
          <table:table-cell table:style-name="ce283" table:formula="of:=(treekem_comcost - sumac_fullbdct_comcost) / treekem_comcost * 100" office:value-type="float" office:value="58.4200218291618" calcext:value-type="float">
            <text:p>58,4</text:p>
          </table:table-cell>
          <table:table-cell table:style-name="ce180" table:formula="of:=g_coef * ( (h_A + 1)*pk_size + h_A*ct_hpke_size + ct_aead_size) + g_ind_coef*stu_mka_tree_size" office:value-type="float" office:value="10654.8235294118" calcext:value-type="float">
            <text:p>10 655</text:p>
          </table:table-cell>
          <table:table-cell table:style-name="ce288" table:formula="of:=treekem_comcost/sumacv1_fullbdct_comcost" office:value-type="float" office:value="2.53416845173686" calcext:value-type="float">
            <text:p>2,5</text:p>
          </table:table-cell>
          <table:table-cell table:style-name="ce180" table:formula="of:=g_A_coef*(h_A+1)*pk_size + g_A_coef*h_A*ct_hpke_size + g_U_coef*ct_aead_size + g_ind_coef*stu_mka_tree_size" office:value-type="float" office:value="804.470588235294" calcext:value-type="float">
            <text:p>804</text:p>
          </table:table-cell>
          <table:table-cell table:number-columns-repeated="988"/>
        </table:table-row>
        <table:table-row table:style-name="ro2">
          <table:table-cell table:style-name="ce230" table:number-columns-repeated="2"/>
          <table:table-cell table:style-name="ce230" office:value-type="string" calcext:value-type="string">
            <text:p>Large</text:p>
          </table:table-cell>
          <table:table-cell table:style-name="ce6" table:formula="of:= (n_tot + 1) / n_tot" office:value-type="float" office:value="1.00001519941634" calcext:value-type="float">
            <text:p>1,00</text:p>
          </table:table-cell>
          <table:table-cell table:style-name="ce11" table:formula="of:=(1 + n_A) / n_tot" office:value-type="float" office:value="0.00390625" calcext:value-type="float">
            <text:p>0,00</text:p>
          </table:table-cell>
          <table:table-cell table:style-name="ce11" table:formula="of:= (1 + n_U) / n_tot" office:value-type="float" office:value="0.996124148832685" calcext:value-type="float">
            <text:p>1,00</text:p>
          </table:table-cell>
          <table:table-cell table:style-name="ce11" table:formula="of:= 2 / n_tot" office:value-type="float" office:value="0.0000303988326848249" calcext:value-type="float">
            <text:p>0,00</text:p>
          </table:table-cell>
          <table:table-cell table:style-name="ce6" table:formula="of:=1/n_tot" office:value-type="float" office:value="0.0000151994163424125" calcext:value-type="float">
            <text:p>0,00</text:p>
          </table:table-cell>
          <table:table-cell table:style-name="ce256" table:formula="of:= CEILING((LOG(n_tot;2)))" office:value-type="float" office:value="17" calcext:value-type="float">
            <text:p>17</text:p>
          </table:table-cell>
          <table:table-cell table:style-name="ce256" table:formula="of:=LOG(n_A;2)" office:value-type="float" office:value="8" calcext:value-type="float">
            <text:p>8</text:p>
          </table:table-cell>
          <table:table-cell table:style-name="ce256" table:formula="of:=LOG(n_U;2)" office:value-type="float" office:value="16" calcext:value-type="float">
            <text:p>16</text:p>
          </table:table-cell>
          <table:table-cell table:style-name="ce256" table:formula="of:=n_A + n_U" office:value-type="float" office:value="65792" calcext:value-type="float">
            <text:p>65 792</text:p>
          </table:table-cell>
          <table:table-cell table:style-name="ce256" table:formula="of:=n_a_large" office:value-type="float" office:value="256" calcext:value-type="float">
            <text:p>256</text:p>
          </table:table-cell>
          <table:table-cell table:style-name="ce256" office:value-type="float" office:value="65536" calcext:value-type="float">
            <text:p>65 536</text:p>
          </table:table-cell>
          <table:table-cell table:style-name="ce256" table:formula="of:=(2*n_tot - 2) * pk_size + n_tot * spk_size" office:value-type="float" office:value="157898432" calcext:value-type="float">
            <text:p>157 898 432</text:p>
          </table:table-cell>
          <table:table-cell table:style-name="ce256" table:formula="of:=(2*n_A - 2) * pk_size + n_A * spk_size" office:value-type="float" office:value="612032" calcext:value-type="float">
            <text:p>612 032</text:p>
          </table:table-cell>
          <table:table-cell table:style-name="ce256" office:value-type="float" office:value="32" calcext:value-type="float">
            <text:p>32</text:p>
          </table:table-cell>
          <table:table-cell table:style-name="ce256" table:formula="of:=(2*n_U - 1) * sec_size" office:value-type="float" office:value="4194272" calcext:value-type="float">
            <text:p>4 194 272</text:p>
          </table:table-cell>
          <table:table-cell table:style-name="ce256" table:formula="of:=pkct_pq_size + tag_size + sec_size" office:value-type="float" office:value="1136" calcext:value-type="float">
            <text:p>1 136</text:p>
          </table:table-cell>
          <table:table-cell table:style-name="ce256" table:formula="of:=pkct_pq_size + tag_size + 2*sec_size" office:value-type="float" office:value="1168" calcext:value-type="float">
            <text:p>1 168</text:p>
          </table:table-cell>
          <table:table-cell table:style-name="ce256" table:formula="of:=pkct_pq_size + tag_size + (h_U + 1)*sec_size" office:value-type="float" office:value="1648" calcext:value-type="float">
            <text:p>1 648</text:p>
          </table:table-cell>
          <table:table-cell table:style-name="ce256" table:formula="of:=pkct_pq_size + tag_size + (h_U + 1)*sec_size" office:value-type="float" office:value="1648" calcext:value-type="float">
            <text:p>1 648</text:p>
          </table:table-cell>
          <table:table-cell table:style-name="ce256" table:formula="of:=pkct_pq_size  + tag_size + (2 * n_U - 1)*sec_size" office:value-type="float" office:value="4195376" calcext:value-type="float">
            <text:p>4 195 376</text:p>
          </table:table-cell>
          <table:table-cell table:style-name="ce256" office:value-type="float" office:value="1184" calcext:value-type="float">
            <text:p>1 184</text:p>
          </table:table-cell>
          <table:table-cell table:style-name="ce256" table:formula="of:=h_U * sec_size + tag_size" office:value-type="float" office:value="528" calcext:value-type="float">
            <text:p>528</text:p>
          </table:table-cell>
          <table:table-cell table:style-name="ce256" table:formula="of:= (h_U + 1) * sec_size + tag_size" office:value-type="float" office:value="560" calcext:value-type="float">
            <text:p>560</text:p>
          </table:table-cell>
          <table:table-cell table:style-name="ce256" table:formula="of:=stu_mka_tree_size + tag_size" office:value-type="float" office:value="4194288" calcext:value-type="float">
            <text:p>4 194 288</text:p>
          </table:table-cell>
          <table:table-cell table:style-name="ce230" table:formula="of:= treekem_comcost&#10;+ ( g_coef * ( (h_A + 1) *  pk_size + spk_size + h_A * ct_hpke_size + sig_size) + g_ind_coef  * admin_cgka_tree_size + g_AS_coef * (2 * pk_size + 2 * spk_size + 2 * sig_size ) ) &#10;+ spk_size" office:value-type="float" office:value="65347.5284533074" calcext:value-type="float">
            <text:p>65 348</text:p>
          </table:table-cell>
          <table:table-cell table:style-name="ce230" table:formula="of:= treekem_comcost  + g_coef * spk_size" office:value-type="float" office:value="45520.5848735409" calcext:value-type="float">
            <text:p>45 521</text:p>
          </table:table-cell>
          <table:table-cell table:style-name="ce230" table:formula="of:= g_coef * ( (h_tot + 1) *  pk_size + spk_size + h_tot * ct_hpke_size + sig_size) + g_ind_coef  * allusers_cgka_tree_size + g_AS_coef * (2 * pk_size + 2 * spk_size + 2 * sig_size )" office:value-type="float" office:value="45488.5843871595" calcext:value-type="float">
            <text:p>45 489</text:p>
          </table:table-cell>
          <table:table-cell table:style-name="ce268" table:formula="of:=g_coef * ( (h_A + 1) * pk_size + spk_size + h_A * ct_hpke_size + 2 * sig_size ) + g_coef * (ct_aead_size) + g_ind_coef * ( n_U * spk_size + 2 * ct_hpke_mka_tree_size + admin_cgka_tree_size  + 2 * sig_size ) + g_AS_coef * ( 3 * pk_size + 2 * spk_size + 4 * sig_size )" office:value-type="float" office:value="20209.7859922179" calcext:value-type="float">
            <text:p>20 210</text:p>
          </table:table-cell>
          <table:table-cell table:style-name="ce271" table:formula="of:= ias_comcost / sumac_fullbdct_comcost" office:value-type="float" office:value="2.25240311258463" calcext:value-type="float">
            <text:p>2,3</text:p>
          </table:table-cell>
          <table:table-cell table:style-name="ce276" table:formula="of:=(ias_comcost - sumac_fullbdct_comcost) / ias_comcost * 100" office:value-type="float" office:value="55.6029738010573" calcext:value-type="float">
            <text:p>55,6</text:p>
          </table:table-cell>
          <table:table-cell table:style-name="ce279" table:formula="of:=treekem_comcost / sumac_fullbdct_comcost" office:value-type="float" office:value="2.25081969718411" calcext:value-type="float">
            <text:p>2,3</text:p>
          </table:table-cell>
          <table:table-cell table:style-name="ce283" table:formula="of:=(treekem_comcost - sumac_fullbdct_comcost) / treekem_comcost * 100" office:value-type="float" office:value="55.5717412082784" calcext:value-type="float">
            <text:p>55,6</text:p>
          </table:table-cell>
          <table:table-cell table:style-name="ce180" table:formula="of:=g_coef * ( (h_A + 1)*pk_size + h_A*ct_hpke_size + ct_aead_size) + g_ind_coef*stu_mka_tree_size" office:value-type="float" office:value="19903.8015564202" calcext:value-type="float">
            <text:p>19 904</text:p>
          </table:table-cell>
          <table:table-cell table:style-name="ce288" table:formula="of:=treekem_comcost/sumacv1_fullbdct_comcost" office:value-type="float" office:value="2.28542192094387" calcext:value-type="float">
            <text:p>2,3</text:p>
          </table:table-cell>
          <table:table-cell table:style-name="ce180" table:formula="of:=g_A_coef*(h_A+1)*pk_size + g_A_coef*h_A*ct_hpke_size + g_U_coef*ct_aead_size + g_ind_coef*stu_mka_tree_size" office:value-type="float" office:value="236.501945525292" calcext:value-type="float">
            <text:p>237</text:p>
          </table:table-cell>
          <table:table-cell table:number-columns-repeated="988"/>
        </table:table-row>
        <table:table-row table:style-name="ro2">
          <table:table-cell table:style-name="ce233" office:value-type="string" calcext:value-type="string">
            <text:p>Admin Rem</text:p>
          </table:table-cell>
          <table:table-cell table:style-name="ce233" office:value-type="string" calcext:value-type="string">
            <text:p>Classical</text:p>
          </table:table-cell>
          <table:table-cell table:style-name="ce233" office:value-type="string" calcext:value-type="string">
            <text:p>Small</text:p>
          </table:table-cell>
          <table:table-cell table:style-name="ce236" table:formula="of:= (n_tot + 1) / n_tot" office:value-type="float" office:value="1.05" calcext:value-type="float">
            <text:p>1,05</text:p>
          </table:table-cell>
          <table:table-cell table:style-name="ce236" table:formula="of:=(1 + n_A) / n_tot" office:value-type="float" office:value="0.25" calcext:value-type="float">
            <text:p>0,25</text:p>
          </table:table-cell>
          <table:table-cell table:style-name="ce236" table:formula="of:= (1 + n_U) / n_tot" office:value-type="float" office:value="0.85" calcext:value-type="float">
            <text:p>0,85</text:p>
          </table:table-cell>
          <table:table-cell table:style-name="ce236" table:formula="of:= 2 / n_tot" office:value-type="float" office:value="0.1" calcext:value-type="float">
            <text:p>0,10</text:p>
          </table:table-cell>
          <table:table-cell table:style-name="ce236" table:formula="of:=1/n_tot" office:value-type="float" office:value="0.05" calcext:value-type="float">
            <text:p>0,05</text:p>
          </table:table-cell>
          <table:table-cell table:style-name="ce255" table:formula="of:= CEILING((LOG(n_tot;2)))" office:value-type="float" office:value="5" calcext:value-type="float">
            <text:p>5</text:p>
          </table:table-cell>
          <table:table-cell table:style-name="ce255" table:formula="of:=LOG(n_A;2)" office:value-type="float" office:value="2" calcext:value-type="float">
            <text:p>2</text:p>
          </table:table-cell>
          <table:table-cell table:style-name="ce255" table:formula="of:=LOG(n_U;2)" office:value-type="float" office:value="4" calcext:value-type="float">
            <text:p>4</text:p>
          </table:table-cell>
          <table:table-cell table:style-name="ce255" table:formula="of:=n_A + n_U" office:value-type="float" office:value="20" calcext:value-type="float">
            <text:p>20</text:p>
          </table:table-cell>
          <table:table-cell table:style-name="ce255" table:formula="of:=n_a_small" office:value-type="float" office:value="4" calcext:value-type="float">
            <text:p>4</text:p>
          </table:table-cell>
          <table:table-cell table:style-name="ce255" office:value-type="float" office:value="16" calcext:value-type="float">
            <text:p>16</text:p>
          </table:table-cell>
          <table:table-cell table:style-name="ce255" table:formula="of:=(2*n_tot - 2) * pk_size + n_tot * spk_size" office:value-type="float" office:value="1856" calcext:value-type="float">
            <text:p>1 856</text:p>
          </table:table-cell>
          <table:table-cell table:style-name="ce255" table:formula="of:=(2*n_A - 2) * pk_size + n_A * spk_size" office:value-type="float" office:value="320" calcext:value-type="float">
            <text:p>320</text:p>
          </table:table-cell>
          <table:table-cell table:style-name="ce255" office:value-type="float" office:value="16" calcext:value-type="float">
            <text:p>16</text:p>
          </table:table-cell>
          <table:table-cell table:style-name="ce255" table:formula="of:=(2*n_U - 1) * sec_size" office:value-type="float" office:value="496" calcext:value-type="float">
            <text:p>496</text:p>
          </table:table-cell>
          <table:table-cell table:style-name="ce255" table:formula="of:=pkct_classical_size + tag_size + sec_size" office:value-type="float" office:value="64" calcext:value-type="float">
            <text:p>64</text:p>
          </table:table-cell>
          <table:table-cell table:style-name="ce255" table:formula="of:=pkct_classical_size + tag_size + 2*sec_size" office:value-type="float" office:value="80" calcext:value-type="float">
            <text:p>80</text:p>
          </table:table-cell>
          <table:table-cell table:style-name="ce255" table:formula="of:=pkct_classical_size + tag_size + (h_U + 1)*sec_size" office:value-type="float" office:value="128" calcext:value-type="float">
            <text:p>128</text:p>
          </table:table-cell>
          <table:table-cell table:style-name="ce255" table:formula="of:=pkct_classical_size + tag_size + (h_U + 1)*sec_size" office:value-type="float" office:value="128" calcext:value-type="float">
            <text:p>128</text:p>
          </table:table-cell>
          <table:table-cell table:style-name="ce255" table:formula="of:=pkct_classical_size + tag_size + (2 * n_U - 1)*sec_size" office:value-type="float" office:value="544" calcext:value-type="float">
            <text:p>544</text:p>
          </table:table-cell>
          <table:table-cell table:style-name="ce255" office:value-type="float" office:value="32" calcext:value-type="float">
            <text:p>32</text:p>
          </table:table-cell>
          <table:table-cell table:style-name="ce255" table:formula="of:=h_U * sec_size + tag_size" office:value-type="float" office:value="80" calcext:value-type="float">
            <text:p>80</text:p>
          </table:table-cell>
          <table:table-cell table:style-name="ce255" table:formula="of:= (h_U + 1) * sec_size + tag_size" office:value-type="float" office:value="96" calcext:value-type="float">
            <text:p>96</text:p>
          </table:table-cell>
          <table:table-cell table:style-name="ce255" table:formula="of:=stu_mka_tree_size + tag_size" office:value-type="float" office:value="512" calcext:value-type="float">
            <text:p>512</text:p>
          </table:table-cell>
          <table:table-cell table:style-name="ce233" table:formula="of:=  treekem_comcost + g_coef * ( h_A * ( pk_size + ct_hpke_size ) + sig_size ) +  spk_size" office:value-type="float" office:value="804.8" calcext:value-type="float">
            <text:p>805</text:p>
          </table:table-cell>
          <table:table-cell table:style-name="ce233" table:formula="of:= treekem_comcost  + g_coef * spk_size" office:value-type="float" office:value="571.2" calcext:value-type="float">
            <text:p>571</text:p>
          </table:table-cell>
          <table:table-cell table:style-name="ce233" table:formula="of:= g_coef * ( h_tot * ( pk_size + ct_hpke_size ) + sig_size )" office:value-type="float" office:value="537.6" calcext:value-type="float">
            <text:p>538</text:p>
          </table:table-cell>
          <table:table-cell table:style-name="ce269" table:formula="of:=g_coef *( h_A * (pk_size + ct_hpke_size) + sig_size ) + g_coef * (ct_aead_size)" office:value-type="float" office:value="268.8" calcext:value-type="float">
            <text:p>269</text:p>
          </table:table-cell>
          <table:table-cell table:style-name="ce272" table:formula="of:= ias_comcost / sumac_fullbdct_comcost" office:value-type="float" office:value="2.125" calcext:value-type="float">
            <text:p>2,1</text:p>
          </table:table-cell>
          <table:table-cell table:style-name="ce277" table:formula="of:=(ias_comcost - sumac_fullbdct_comcost) / ias_comcost * 100" office:value-type="float" office:value="52.9411764705882" calcext:value-type="float">
            <text:p>52,9</text:p>
          </table:table-cell>
          <table:table-cell table:style-name="ce280" table:formula="of:=treekem_comcost / sumac_fullbdct_comcost" office:value-type="float" office:value="2" calcext:value-type="float">
            <text:p>2,0</text:p>
          </table:table-cell>
          <table:table-cell table:style-name="ce284" table:formula="of:=(treekem_comcost - sumac_fullbdct_comcost) / treekem_comcost * 100" office:value-type="float" office:value="50" calcext:value-type="float">
            <text:p>50,0</text:p>
          </table:table-cell>
          <table:table-cell table:style-name="ce180" table:formula="of:=g_coef * ( h_A*pk_size + (h_A+1)*ct_hpke_size )" office:value-type="float" office:value="268.8" calcext:value-type="float">
            <text:p>269</text:p>
          </table:table-cell>
          <table:table-cell table:style-name="ce288" table:formula="of:=treekem_comcost/sumacv1_fullbdct_comcost" office:value-type="float" office:value="2" calcext:value-type="float">
            <text:p>2,0</text:p>
          </table:table-cell>
          <table:table-cell table:style-name="ce180" table:formula="of:= g_A_coef*h_A*pk_size + ( g_A_coef*h_A + g_U_coef)*ct_hpke_size" office:value-type="float" office:value="102.4" calcext:value-type="float">
            <text:p>102</text:p>
          </table:table-cell>
          <table:table-cell table:number-columns-repeated="988"/>
        </table:table-row>
        <table:table-row table:style-name="ro2">
          <table:table-cell table:style-name="ce233" table:number-columns-repeated="2"/>
          <table:table-cell table:style-name="ce233" office:value-type="string" calcext:value-type="string">
            <text:p>Medium</text:p>
          </table:table-cell>
          <table:table-cell table:style-name="ce236" table:formula="of:= (n_tot + 1) / n_tot" office:value-type="float" office:value="1.00367647058824" calcext:value-type="float">
            <text:p>1,00</text:p>
          </table:table-cell>
          <table:table-cell table:style-name="ce236" table:formula="of:=(1 + n_A) / n_tot" office:value-type="float" office:value="0.0625" calcext:value-type="float">
            <text:p>0,06</text:p>
          </table:table-cell>
          <table:table-cell table:style-name="ce236" table:formula="of:= (1 + n_U) / n_tot" office:value-type="float" office:value="0.944852941176471" calcext:value-type="float">
            <text:p>0,94</text:p>
          </table:table-cell>
          <table:table-cell table:style-name="ce236" table:formula="of:= 2 / n_tot" office:value-type="float" office:value="0.00735294117647059" calcext:value-type="float">
            <text:p>0,01</text:p>
          </table:table-cell>
          <table:table-cell table:style-name="ce236" table:formula="of:=1/n_tot" office:value-type="float" office:value="0.00367647058823529" calcext:value-type="float">
            <text:p>0,00</text:p>
          </table:table-cell>
          <table:table-cell table:style-name="ce255" table:formula="of:= CEILING((LOG(n_tot;2)))" office:value-type="float" office:value="9" calcext:value-type="float">
            <text:p>9</text:p>
          </table:table-cell>
          <table:table-cell table:style-name="ce255" table:formula="of:=LOG(n_A;2)" office:value-type="float" office:value="4" calcext:value-type="float">
            <text:p>4</text:p>
          </table:table-cell>
          <table:table-cell table:style-name="ce255" table:formula="of:=LOG(n_U;2)" office:value-type="float" office:value="8" calcext:value-type="float">
            <text:p>8</text:p>
          </table:table-cell>
          <table:table-cell table:style-name="ce255" table:formula="of:=n_A + n_U" office:value-type="float" office:value="272" calcext:value-type="float">
            <text:p>272</text:p>
          </table:table-cell>
          <table:table-cell table:style-name="ce255" table:formula="of:=n_a_med" office:value-type="float" office:value="16" calcext:value-type="float">
            <text:p>16</text:p>
          </table:table-cell>
          <table:table-cell table:style-name="ce255" office:value-type="float" office:value="256" calcext:value-type="float">
            <text:p>256</text:p>
          </table:table-cell>
          <table:table-cell table:style-name="ce255" table:formula="of:=(2*n_tot - 2) * pk_size + n_tot * spk_size" office:value-type="float" office:value="26048" calcext:value-type="float">
            <text:p>26 048</text:p>
          </table:table-cell>
          <table:table-cell table:style-name="ce255" table:formula="of:=(2*n_A - 2) * pk_size + n_A * spk_size" office:value-type="float" office:value="1472" calcext:value-type="float">
            <text:p>1 472</text:p>
          </table:table-cell>
          <table:table-cell table:style-name="ce255" office:value-type="float" office:value="16" calcext:value-type="float">
            <text:p>16</text:p>
          </table:table-cell>
          <table:table-cell table:style-name="ce255" table:formula="of:=(2*n_U - 1) * sec_size" office:value-type="float" office:value="8176" calcext:value-type="float">
            <text:p>8 176</text:p>
          </table:table-cell>
          <table:table-cell table:style-name="ce255" table:formula="of:=pkct_classical_size + tag_size + sec_size" office:value-type="float" office:value="64" calcext:value-type="float">
            <text:p>64</text:p>
          </table:table-cell>
          <table:table-cell table:style-name="ce255" table:formula="of:=pkct_classical_size + tag_size + 2*sec_size" office:value-type="float" office:value="80" calcext:value-type="float">
            <text:p>80</text:p>
          </table:table-cell>
          <table:table-cell table:style-name="ce255" table:formula="of:=pkct_classical_size + tag_size + (h_U + 1)*sec_size" office:value-type="float" office:value="192" calcext:value-type="float">
            <text:p>192</text:p>
          </table:table-cell>
          <table:table-cell table:style-name="ce255" table:formula="of:=pkct_classical_size + tag_size + (h_U + 1)*sec_size" office:value-type="float" office:value="192" calcext:value-type="float">
            <text:p>192</text:p>
          </table:table-cell>
          <table:table-cell table:style-name="ce255" table:formula="of:=pkct_classical_size + tag_size + (2 * n_U - 1)*sec_size" office:value-type="float" office:value="8224" calcext:value-type="float">
            <text:p>8 224</text:p>
          </table:table-cell>
          <table:table-cell table:style-name="ce255" office:value-type="float" office:value="32" calcext:value-type="float">
            <text:p>32</text:p>
          </table:table-cell>
          <table:table-cell table:style-name="ce255" table:formula="of:=h_U * sec_size + tag_size" office:value-type="float" office:value="144" calcext:value-type="float">
            <text:p>144</text:p>
          </table:table-cell>
          <table:table-cell table:style-name="ce255" table:formula="of:= (h_U + 1) * sec_size + tag_size" office:value-type="float" office:value="160" calcext:value-type="float">
            <text:p>160</text:p>
          </table:table-cell>
          <table:table-cell table:style-name="ce255" table:formula="of:=stu_mka_tree_size + tag_size" office:value-type="float" office:value="8192" calcext:value-type="float">
            <text:p>8 192</text:p>
          </table:table-cell>
          <table:table-cell table:style-name="ce233" table:formula="of:=  treekem_comcost + g_coef * ( h_A * ( pk_size + ct_hpke_size ) + sig_size ) +  spk_size" office:value-type="float" office:value="1348.82352941176" calcext:value-type="float">
            <text:p>1 349</text:p>
          </table:table-cell>
          <table:table-cell table:style-name="ce233" table:formula="of:= treekem_comcost  + g_coef * spk_size" office:value-type="float" office:value="931.411764705882" calcext:value-type="float">
            <text:p>931</text:p>
          </table:table-cell>
          <table:table-cell table:style-name="ce233" table:formula="of:= g_coef * ( h_tot * ( pk_size + ct_hpke_size ) + sig_size )" office:value-type="float" office:value="899.294117647059" calcext:value-type="float">
            <text:p>899</text:p>
          </table:table-cell>
          <table:table-cell table:style-name="ce269" table:formula="of:=g_coef *( h_A * (pk_size + ct_hpke_size) + sig_size ) + g_coef * (ct_aead_size)" office:value-type="float" office:value="449.647058823529" calcext:value-type="float">
            <text:p>450</text:p>
          </table:table-cell>
          <table:table-cell table:style-name="ce272" table:formula="of:= ias_comcost / sumac_fullbdct_comcost" office:value-type="float" office:value="2.07142857142857" calcext:value-type="float">
            <text:p>2,1</text:p>
          </table:table-cell>
          <table:table-cell table:style-name="ce277" table:formula="of:=(ias_comcost - sumac_fullbdct_comcost) / ias_comcost * 100" office:value-type="float" office:value="51.7241379310345" calcext:value-type="float">
            <text:p>51,7</text:p>
          </table:table-cell>
          <table:table-cell table:style-name="ce280" table:formula="of:=treekem_comcost / sumac_fullbdct_comcost" office:value-type="float" office:value="2" calcext:value-type="float">
            <text:p>2,0</text:p>
          </table:table-cell>
          <table:table-cell table:style-name="ce284" table:formula="of:=(treekem_comcost - sumac_fullbdct_comcost) / treekem_comcost * 100" office:value-type="float" office:value="50" calcext:value-type="float">
            <text:p>50,0</text:p>
          </table:table-cell>
          <table:table-cell table:style-name="ce180" table:formula="of:=g_coef * ( h_A*pk_size + (h_A+1)*ct_hpke_size )" office:value-type="float" office:value="449.647058823529" calcext:value-type="float">
            <text:p>450</text:p>
          </table:table-cell>
          <table:table-cell table:style-name="ce288" table:formula="of:=treekem_comcost/sumacv1_fullbdct_comcost" office:value-type="float" office:value="2" calcext:value-type="float">
            <text:p>2,0</text:p>
          </table:table-cell>
          <table:table-cell table:style-name="ce180" table:formula="of:= g_A_coef*h_A*pk_size + ( g_A_coef*h_A + g_U_coef)*ct_hpke_size" office:value-type="float" office:value="84.4705882352941" calcext:value-type="float">
            <text:p>84</text:p>
          </table:table-cell>
          <table:table-cell table:number-columns-repeated="988"/>
        </table:table-row>
        <table:table-row table:style-name="ro2">
          <table:table-cell table:style-name="ce233" table:number-columns-repeated="2"/>
          <table:table-cell table:style-name="ce233" office:value-type="string" calcext:value-type="string">
            <text:p>Large</text:p>
          </table:table-cell>
          <table:table-cell table:style-name="ce236" table:formula="of:= (n_tot + 1) / n_tot" office:value-type="float" office:value="1.00001519941634" calcext:value-type="float">
            <text:p>1,00</text:p>
          </table:table-cell>
          <table:table-cell table:style-name="ce236" table:formula="of:=(1 + n_A) / n_tot" office:value-type="float" office:value="0.00390625" calcext:value-type="float">
            <text:p>0,00</text:p>
          </table:table-cell>
          <table:table-cell table:style-name="ce236" table:formula="of:= (1 + n_U) / n_tot" office:value-type="float" office:value="0.996124148832685" calcext:value-type="float">
            <text:p>1,00</text:p>
          </table:table-cell>
          <table:table-cell table:style-name="ce236" table:formula="of:= 2 / n_tot" office:value-type="float" office:value="0.0000303988326848249" calcext:value-type="float">
            <text:p>0,00</text:p>
          </table:table-cell>
          <table:table-cell table:style-name="ce236" table:formula="of:=1/n_tot" office:value-type="float" office:value="0.0000151994163424125" calcext:value-type="float">
            <text:p>0,00</text:p>
          </table:table-cell>
          <table:table-cell table:style-name="ce255" table:formula="of:= CEILING((LOG(n_tot;2)))" office:value-type="float" office:value="17" calcext:value-type="float">
            <text:p>17</text:p>
          </table:table-cell>
          <table:table-cell table:style-name="ce255" table:formula="of:=LOG(n_A;2)" office:value-type="float" office:value="8" calcext:value-type="float">
            <text:p>8</text:p>
          </table:table-cell>
          <table:table-cell table:style-name="ce255" table:formula="of:=LOG(n_U;2)" office:value-type="float" office:value="16" calcext:value-type="float">
            <text:p>16</text:p>
          </table:table-cell>
          <table:table-cell table:style-name="ce255" table:formula="of:=n_A + n_U" office:value-type="float" office:value="65792" calcext:value-type="float">
            <text:p>65 792</text:p>
          </table:table-cell>
          <table:table-cell table:style-name="ce255" table:formula="of:=n_a_large" office:value-type="float" office:value="256" calcext:value-type="float">
            <text:p>256</text:p>
          </table:table-cell>
          <table:table-cell table:style-name="ce255" office:value-type="float" office:value="65536" calcext:value-type="float">
            <text:p>65 536</text:p>
          </table:table-cell>
          <table:table-cell table:style-name="ce255" table:formula="of:=(2*n_tot - 2) * pk_size + n_tot * spk_size" office:value-type="float" office:value="6315968" calcext:value-type="float">
            <text:p>6 315 968</text:p>
          </table:table-cell>
          <table:table-cell table:style-name="ce255" table:formula="of:=(2*n_A - 2) * pk_size + n_A * spk_size" office:value-type="float" office:value="24512" calcext:value-type="float">
            <text:p>24 512</text:p>
          </table:table-cell>
          <table:table-cell table:style-name="ce255" office:value-type="float" office:value="16" calcext:value-type="float">
            <text:p>16</text:p>
          </table:table-cell>
          <table:table-cell table:style-name="ce255" table:formula="of:=(2*n_U - 1) * sec_size" office:value-type="float" office:value="2097136" calcext:value-type="float">
            <text:p>2 097 136</text:p>
          </table:table-cell>
          <table:table-cell table:style-name="ce255" table:formula="of:=pkct_classical_size + tag_size + sec_size" office:value-type="float" office:value="64" calcext:value-type="float">
            <text:p>64</text:p>
          </table:table-cell>
          <table:table-cell table:style-name="ce255" table:formula="of:=pkct_classical_size + tag_size + 2*sec_size" office:value-type="float" office:value="80" calcext:value-type="float">
            <text:p>80</text:p>
          </table:table-cell>
          <table:table-cell table:style-name="ce255" table:formula="of:=pkct_classical_size + tag_size + (h_U + 1)*sec_size" office:value-type="float" office:value="320" calcext:value-type="float">
            <text:p>320</text:p>
          </table:table-cell>
          <table:table-cell table:style-name="ce255" table:formula="of:=pkct_classical_size + tag_size + (h_U + 1)*sec_size" office:value-type="float" office:value="320" calcext:value-type="float">
            <text:p>320</text:p>
          </table:table-cell>
          <table:table-cell table:style-name="ce255" table:formula="of:=pkct_classical_size + tag_size + (2 * n_U - 1)*sec_size" office:value-type="float" office:value="2097184" calcext:value-type="float">
            <text:p>2 097 184</text:p>
          </table:table-cell>
          <table:table-cell table:style-name="ce255" office:value-type="float" office:value="32" calcext:value-type="float">
            <text:p>32</text:p>
          </table:table-cell>
          <table:table-cell table:style-name="ce255" table:formula="of:=h_U * sec_size + tag_size" office:value-type="float" office:value="272" calcext:value-type="float">
            <text:p>272</text:p>
          </table:table-cell>
          <table:table-cell table:style-name="ce255" table:formula="of:= (h_U + 1) * sec_size + tag_size" office:value-type="float" office:value="288" calcext:value-type="float">
            <text:p>288</text:p>
          </table:table-cell>
          <table:table-cell table:style-name="ce255" table:formula="of:=stu_mka_tree_size + tag_size" office:value-type="float" office:value="2097152" calcext:value-type="float">
            <text:p>2 097 152</text:p>
          </table:table-cell>
          <table:table-cell table:style-name="ce233" table:formula="of:=  treekem_comcost + g_coef * ( h_A * ( pk_size + ct_hpke_size ) + sig_size ) +  spk_size" office:value-type="float" office:value="2496.03745136187" calcext:value-type="float">
            <text:p>2 496</text:p>
          </table:table-cell>
          <table:table-cell table:style-name="ce233" table:formula="of:= treekem_comcost  + g_coef * spk_size" office:value-type="float" office:value="1696.02577821012" calcext:value-type="float">
            <text:p>1 696</text:p>
          </table:table-cell>
          <table:table-cell table:style-name="ce233" table:formula="of:= g_coef * ( h_tot * ( pk_size + ct_hpke_size ) + sig_size )" office:value-type="float" office:value="1664.02529182879" calcext:value-type="float">
            <text:p>1 664</text:p>
          </table:table-cell>
          <table:table-cell table:style-name="ce269" table:formula="of:=g_coef *( h_A * (pk_size + ct_hpke_size) + sig_size ) + g_coef * (ct_aead_size)" office:value-type="float" office:value="832.012645914397" calcext:value-type="float">
            <text:p>832</text:p>
          </table:table-cell>
          <table:table-cell table:style-name="ce272" table:formula="of:= ias_comcost / sumac_fullbdct_comcost" office:value-type="float" office:value="2.03846153846154" calcext:value-type="float">
            <text:p>2,0</text:p>
          </table:table-cell>
          <table:table-cell table:style-name="ce277" table:formula="of:=(ias_comcost - sumac_fullbdct_comcost) / ias_comcost * 100" office:value-type="float" office:value="50.9433962264151" calcext:value-type="float">
            <text:p>50,9</text:p>
          </table:table-cell>
          <table:table-cell table:style-name="ce280" table:formula="of:=treekem_comcost / sumac_fullbdct_comcost" office:value-type="float" office:value="2" calcext:value-type="float">
            <text:p>2,0</text:p>
          </table:table-cell>
          <table:table-cell table:style-name="ce284" table:formula="of:=(treekem_comcost - sumac_fullbdct_comcost) / treekem_comcost * 100" office:value-type="float" office:value="50" calcext:value-type="float">
            <text:p>50,0</text:p>
          </table:table-cell>
          <table:table-cell table:style-name="ce180" table:formula="of:=g_coef * ( h_A*pk_size + (h_A+1)*ct_hpke_size )" office:value-type="float" office:value="832.012645914397" calcext:value-type="float">
            <text:p>832</text:p>
          </table:table-cell>
          <table:table-cell table:style-name="ce288" table:formula="of:=treekem_comcost/sumacv1_fullbdct_comcost" office:value-type="float" office:value="2" calcext:value-type="float">
            <text:p>2,0</text:p>
          </table:table-cell>
          <table:table-cell table:style-name="ce180" table:formula="of:= g_A_coef*h_A*pk_size + ( g_A_coef*h_A + g_U_coef)*ct_hpke_size" office:value-type="float" office:value="66.7519455252918" calcext:value-type="float">
            <text:p>67</text:p>
          </table:table-cell>
          <table:table-cell table:number-columns-repeated="988"/>
        </table:table-row>
        <table:table-row table:style-name="ro2">
          <table:table-cell table:style-name="ce233"/>
          <table:table-cell table:style-name="ce233" office:value-type="string" calcext:value-type="string">
            <text:p>PQ</text:p>
          </table:table-cell>
          <table:table-cell table:style-name="ce233" office:value-type="string" calcext:value-type="string">
            <text:p>Small</text:p>
          </table:table-cell>
          <table:table-cell table:style-name="ce6" table:formula="of:= (n_tot + 1) / n_tot" office:value-type="float" office:value="1.05" calcext:value-type="float">
            <text:p>1,05</text:p>
          </table:table-cell>
          <table:table-cell table:style-name="ce11" table:formula="of:=(1 + n_A) / n_tot" office:value-type="float" office:value="0.25" calcext:value-type="float">
            <text:p>0,25</text:p>
          </table:table-cell>
          <table:table-cell table:style-name="ce11" table:formula="of:= (1 + n_U) / n_tot" office:value-type="float" office:value="0.85" calcext:value-type="float">
            <text:p>0,85</text:p>
          </table:table-cell>
          <table:table-cell table:style-name="ce11" table:formula="of:= 2 / n_tot" office:value-type="float" office:value="0.1" calcext:value-type="float">
            <text:p>0,10</text:p>
          </table:table-cell>
          <table:table-cell table:style-name="ce6" table:formula="of:=1/n_tot" office:value-type="float" office:value="0.05" calcext:value-type="float">
            <text:p>0,05</text:p>
          </table:table-cell>
          <table:table-cell table:style-name="ce256" table:formula="of:= CEILING((LOG(n_tot;2)))" office:value-type="float" office:value="5" calcext:value-type="float">
            <text:p>5</text:p>
          </table:table-cell>
          <table:table-cell table:style-name="ce256" table:formula="of:=LOG(n_A;2)" office:value-type="float" office:value="2" calcext:value-type="float">
            <text:p>2</text:p>
          </table:table-cell>
          <table:table-cell table:style-name="ce256" table:formula="of:=LOG(n_U;2)" office:value-type="float" office:value="4" calcext:value-type="float">
            <text:p>4</text:p>
          </table:table-cell>
          <table:table-cell table:style-name="ce256" table:formula="of:=n_A + n_U" office:value-type="float" office:value="20" calcext:value-type="float">
            <text:p>20</text:p>
          </table:table-cell>
          <table:table-cell table:style-name="ce256" table:formula="of:=n_a_small" office:value-type="float" office:value="4" calcext:value-type="float">
            <text:p>4</text:p>
          </table:table-cell>
          <table:table-cell table:style-name="ce256" office:value-type="float" office:value="16" calcext:value-type="float">
            <text:p>16</text:p>
          </table:table-cell>
          <table:table-cell table:style-name="ce256" table:formula="of:=(2*n_tot - 2) * pk_size + n_tot * spk_size" office:value-type="float" office:value="45632" calcext:value-type="float">
            <text:p>45 632</text:p>
          </table:table-cell>
          <table:table-cell table:style-name="ce256" table:formula="of:=(2*n_A - 2) * pk_size + n_A * spk_size" office:value-type="float" office:value="7232" calcext:value-type="float">
            <text:p>7 232</text:p>
          </table:table-cell>
          <table:table-cell table:style-name="ce256" office:value-type="float" office:value="32" calcext:value-type="float">
            <text:p>32</text:p>
          </table:table-cell>
          <table:table-cell table:style-name="ce256" table:formula="of:=(2*n_U - 1) * sec_size" office:value-type="float" office:value="992" calcext:value-type="float">
            <text:p>992</text:p>
          </table:table-cell>
          <table:table-cell table:style-name="ce256" table:formula="of:=pkct_pq_size + tag_size + sec_size" office:value-type="float" office:value="1136" calcext:value-type="float">
            <text:p>1 136</text:p>
          </table:table-cell>
          <table:table-cell table:style-name="ce256" table:formula="of:=pkct_pq_size + tag_size + 2*sec_size" office:value-type="float" office:value="1168" calcext:value-type="float">
            <text:p>1 168</text:p>
          </table:table-cell>
          <table:table-cell table:style-name="ce256" table:formula="of:=pkct_pq_size + tag_size + (h_U + 1)*sec_size" office:value-type="float" office:value="1264" calcext:value-type="float">
            <text:p>1 264</text:p>
          </table:table-cell>
          <table:table-cell table:style-name="ce256" table:formula="of:=pkct_pq_size + tag_size + (h_U + 1)*sec_size" office:value-type="float" office:value="1264" calcext:value-type="float">
            <text:p>1 264</text:p>
          </table:table-cell>
          <table:table-cell table:style-name="ce256" table:formula="of:=pkct_pq_size  + tag_size + (2 * n_U - 1)*sec_size" office:value-type="float" office:value="2096" calcext:value-type="float">
            <text:p>2 096</text:p>
          </table:table-cell>
          <table:table-cell table:style-name="ce14" office:value-type="float" office:value="1184" calcext:value-type="float">
            <text:p>1 184</text:p>
          </table:table-cell>
          <table:table-cell table:style-name="ce14" table:formula="of:=h_U * sec_size + tag_size" office:value-type="float" office:value="144" calcext:value-type="float">
            <text:p>144</text:p>
          </table:table-cell>
          <table:table-cell table:style-name="ce14" table:formula="of:= (h_U + 1) * sec_size + tag_size" office:value-type="float" office:value="176" calcext:value-type="float">
            <text:p>176</text:p>
          </table:table-cell>
          <table:table-cell table:style-name="ce256" table:formula="of:=stu_mka_tree_size + tag_size" office:value-type="float" office:value="1008" calcext:value-type="float">
            <text:p>1 008</text:p>
          </table:table-cell>
          <table:table-cell table:style-name="ce233" table:formula="of:=  treekem_comcost + g_coef * ( h_A * ( pk_size + ct_hpke_size ) + sig_size ) +  spk_size" office:value-type="float" office:value="17151.2" calcext:value-type="float">
            <text:p>17 151</text:p>
          </table:table-cell>
          <table:table-cell table:style-name="ce233" table:formula="of:= treekem_comcost  + g_coef * spk_size" office:value-type="float" office:value="12247.2" calcext:value-type="float">
            <text:p>12 247</text:p>
          </table:table-cell>
          <table:table-cell table:style-name="ce233" table:formula="of:= g_coef * ( h_tot * ( pk_size + ct_hpke_size ) + sig_size )" office:value-type="float" office:value="12213.6" calcext:value-type="float">
            <text:p>12 214</text:p>
          </table:table-cell>
          <table:table-cell table:style-name="ce269" table:formula="of:=g_coef *( h_A * (pk_size + ct_hpke_size) + sig_size ) + g_coef * (ct_aead_size)" office:value-type="float" office:value="4939.2" calcext:value-type="float">
            <text:p>4 939</text:p>
          </table:table-cell>
          <table:table-cell table:style-name="ce272" table:formula="of:= ias_comcost / sumac_fullbdct_comcost" office:value-type="float" office:value="2.47959183673469" calcext:value-type="float">
            <text:p>2,5</text:p>
          </table:table-cell>
          <table:table-cell table:style-name="ce277" table:formula="of:=(ias_comcost - sumac_fullbdct_comcost) / ias_comcost * 100" office:value-type="float" office:value="59.6707818930041" calcext:value-type="float">
            <text:p>59,7</text:p>
          </table:table-cell>
          <table:table-cell table:style-name="ce280" table:formula="of:=treekem_comcost / sumac_fullbdct_comcost" office:value-type="float" office:value="2.47278911564626" calcext:value-type="float">
            <text:p>2,5</text:p>
          </table:table-cell>
          <table:table-cell table:style-name="ce284" table:formula="of:=(treekem_comcost - sumac_fullbdct_comcost) / treekem_comcost * 100" office:value-type="float" office:value="59.5598349381018" calcext:value-type="float">
            <text:p>59,6</text:p>
          </table:table-cell>
          <table:table-cell table:style-name="ce180" table:formula="of:=g_coef * ( h_A*pk_size + (h_A+1)*ct_hpke_size )" office:value-type="float" office:value="6064.8" calcext:value-type="float">
            <text:p>6 065</text:p>
          </table:table-cell>
          <table:table-cell table:style-name="ce288" table:formula="of:=treekem_comcost/sumacv1_fullbdct_comcost" office:value-type="float" office:value="2.01385041551247" calcext:value-type="float">
            <text:p>2,0</text:p>
          </table:table-cell>
          <table:table-cell table:style-name="ce180" table:formula="of:= g_A_coef*h_A*pk_size + ( g_A_coef*h_A + g_U_coef)*ct_hpke_size" office:value-type="float" office:value="2125.6" calcext:value-type="float">
            <text:p>2 126</text:p>
          </table:table-cell>
          <table:table-cell table:number-columns-repeated="988"/>
        </table:table-row>
        <table:table-row table:style-name="ro2">
          <table:table-cell table:style-name="ce233" table:number-columns-repeated="2"/>
          <table:table-cell table:style-name="ce233" office:value-type="string" calcext:value-type="string">
            <text:p>Medium</text:p>
          </table:table-cell>
          <table:table-cell table:style-name="ce6" table:formula="of:= (n_tot + 1) / n_tot" office:value-type="float" office:value="1.00367647058824" calcext:value-type="float">
            <text:p>1,00</text:p>
          </table:table-cell>
          <table:table-cell table:style-name="ce11" table:formula="of:=(1 + n_A) / n_tot" office:value-type="float" office:value="0.0625" calcext:value-type="float">
            <text:p>0,06</text:p>
          </table:table-cell>
          <table:table-cell table:style-name="ce11" table:formula="of:= (1 + n_U) / n_tot" office:value-type="float" office:value="0.944852941176471" calcext:value-type="float">
            <text:p>0,94</text:p>
          </table:table-cell>
          <table:table-cell table:style-name="ce11" table:formula="of:= 2 / n_tot" office:value-type="float" office:value="0.00735294117647059" calcext:value-type="float">
            <text:p>0,01</text:p>
          </table:table-cell>
          <table:table-cell table:style-name="ce6" table:formula="of:=1/n_tot" office:value-type="float" office:value="0.00367647058823529" calcext:value-type="float">
            <text:p>0,00</text:p>
          </table:table-cell>
          <table:table-cell table:style-name="ce256" table:formula="of:= CEILING((LOG(n_tot;2)))" office:value-type="float" office:value="9" calcext:value-type="float">
            <text:p>9</text:p>
          </table:table-cell>
          <table:table-cell table:style-name="ce256" table:formula="of:=LOG(n_A;2)" office:value-type="float" office:value="4" calcext:value-type="float">
            <text:p>4</text:p>
          </table:table-cell>
          <table:table-cell table:style-name="ce256" table:formula="of:=LOG(n_U;2)" office:value-type="float" office:value="8" calcext:value-type="float">
            <text:p>8</text:p>
          </table:table-cell>
          <table:table-cell table:style-name="ce256" table:formula="of:=n_A + n_U" office:value-type="float" office:value="272" calcext:value-type="float">
            <text:p>272</text:p>
          </table:table-cell>
          <table:table-cell table:style-name="ce256" table:formula="of:=n_a_med" office:value-type="float" office:value="16" calcext:value-type="float">
            <text:p>16</text:p>
          </table:table-cell>
          <table:table-cell table:style-name="ce256" office:value-type="float" office:value="256" calcext:value-type="float">
            <text:p>256</text:p>
          </table:table-cell>
          <table:table-cell table:style-name="ce256" table:formula="of:=(2*n_tot - 2) * pk_size + n_tot * spk_size" office:value-type="float" office:value="650432" calcext:value-type="float">
            <text:p>650 432</text:p>
          </table:table-cell>
          <table:table-cell table:style-name="ce256" table:formula="of:=(2*n_A - 2) * pk_size + n_A * spk_size" office:value-type="float" office:value="36032" calcext:value-type="float">
            <text:p>36 032</text:p>
          </table:table-cell>
          <table:table-cell table:style-name="ce256" office:value-type="float" office:value="32" calcext:value-type="float">
            <text:p>32</text:p>
          </table:table-cell>
          <table:table-cell table:style-name="ce256" table:formula="of:=(2*n_U - 1) * sec_size" office:value-type="float" office:value="16352" calcext:value-type="float">
            <text:p>16 352</text:p>
          </table:table-cell>
          <table:table-cell table:style-name="ce256" table:formula="of:=pkct_pq_size + tag_size + sec_size" office:value-type="float" office:value="1136" calcext:value-type="float">
            <text:p>1 136</text:p>
          </table:table-cell>
          <table:table-cell table:style-name="ce256" table:formula="of:=pkct_pq_size + tag_size + 2*sec_size" office:value-type="float" office:value="1168" calcext:value-type="float">
            <text:p>1 168</text:p>
          </table:table-cell>
          <table:table-cell table:style-name="ce256" table:formula="of:=pkct_pq_size + tag_size + (h_U + 1)*sec_size" office:value-type="float" office:value="1392" calcext:value-type="float">
            <text:p>1 392</text:p>
          </table:table-cell>
          <table:table-cell table:style-name="ce256" table:formula="of:=pkct_pq_size + tag_size + (h_U + 1)*sec_size" office:value-type="float" office:value="1392" calcext:value-type="float">
            <text:p>1 392</text:p>
          </table:table-cell>
          <table:table-cell table:style-name="ce256" table:formula="of:=pkct_pq_size  + tag_size + (2 * n_U - 1)*sec_size" office:value-type="float" office:value="17456" calcext:value-type="float">
            <text:p>17 456</text:p>
          </table:table-cell>
          <table:table-cell table:style-name="ce14" office:value-type="float" office:value="1184" calcext:value-type="float">
            <text:p>1 184</text:p>
          </table:table-cell>
          <table:table-cell table:style-name="ce14" table:formula="of:=h_U * sec_size + tag_size" office:value-type="float" office:value="272" calcext:value-type="float">
            <text:p>272</text:p>
          </table:table-cell>
          <table:table-cell table:style-name="ce14" table:formula="of:= (h_U + 1) * sec_size + tag_size" office:value-type="float" office:value="304" calcext:value-type="float">
            <text:p>304</text:p>
          </table:table-cell>
          <table:table-cell table:style-name="ce256" table:formula="of:=stu_mka_tree_size + tag_size" office:value-type="float" office:value="16368" calcext:value-type="float">
            <text:p>16 368</text:p>
          </table:table-cell>
          <table:table-cell table:style-name="ce233" table:formula="of:=  treekem_comcost + g_coef * ( h_A * ( pk_size + ct_hpke_size ) + sig_size ) +  spk_size" office:value-type="float" office:value="30367.1176470588" calcext:value-type="float">
            <text:p>30 367</text:p>
          </table:table-cell>
          <table:table-cell table:style-name="ce233" table:formula="of:= treekem_comcost  + g_coef * spk_size" office:value-type="float" office:value="21021" calcext:value-type="float">
            <text:p>21 021</text:p>
          </table:table-cell>
          <table:table-cell table:style-name="ce233" table:formula="of:= g_coef * ( h_tot * ( pk_size + ct_hpke_size ) + sig_size )" office:value-type="float" office:value="20988.8823529412" calcext:value-type="float">
            <text:p>20 989</text:p>
          </table:table-cell>
          <table:table-cell table:style-name="ce269" table:formula="of:=g_coef *( h_A * (pk_size + ct_hpke_size) + sig_size ) + g_coef * (ct_aead_size)" office:value-type="float" office:value="9378.35294117647" calcext:value-type="float">
            <text:p>9 378</text:p>
          </table:table-cell>
          <table:table-cell table:style-name="ce272" table:formula="of:= ias_comcost / sumac_fullbdct_comcost" office:value-type="float" office:value="2.24143835616438" calcext:value-type="float">
            <text:p>2,2</text:p>
          </table:table-cell>
          <table:table-cell table:style-name="ce277" table:formula="of:=(ias_comcost - sumac_fullbdct_comcost) / ias_comcost * 100" office:value-type="float" office:value="55.3857906799083" calcext:value-type="float">
            <text:p>55,4</text:p>
          </table:table-cell>
          <table:table-cell table:style-name="ce280" table:formula="of:=treekem_comcost / sumac_fullbdct_comcost" office:value-type="float" office:value="2.23801369863014" calcext:value-type="float">
            <text:p>2,2</text:p>
          </table:table-cell>
          <table:table-cell table:style-name="ce284" table:formula="of:=(treekem_comcost - sumac_fullbdct_comcost) / treekem_comcost * 100" office:value-type="float" office:value="55.3175210405509" calcext:value-type="float">
            <text:p>55,3</text:p>
          </table:table-cell>
          <table:table-cell table:style-name="ce180" table:formula="of:=g_coef * ( h_A*pk_size + (h_A+1)*ct_hpke_size )" office:value-type="float" office:value="10454.2941176471" calcext:value-type="float">
            <text:p>10 454</text:p>
          </table:table-cell>
          <table:table-cell table:style-name="ce288" table:formula="of:=treekem_comcost/sumacv1_fullbdct_comcost" office:value-type="float" office:value="2.00768049155146" calcext:value-type="float">
            <text:p>2,0</text:p>
          </table:table-cell>
          <table:table-cell table:style-name="ce180" table:formula="of:= g_A_coef*h_A*pk_size + ( g_A_coef*h_A + g_U_coef)*ct_hpke_size" office:value-type="float" office:value="1653.35294117647" calcext:value-type="float">
            <text:p>1 653</text:p>
          </table:table-cell>
          <table:table-cell table:number-columns-repeated="988"/>
        </table:table-row>
        <table:table-row table:style-name="ro2">
          <table:table-cell table:style-name="ce233" table:number-columns-repeated="2"/>
          <table:table-cell table:style-name="ce233" office:value-type="string" calcext:value-type="string">
            <text:p>Large</text:p>
          </table:table-cell>
          <table:table-cell table:style-name="ce6" table:formula="of:= (n_tot + 1) / n_tot" office:value-type="float" office:value="1.00001519941634" calcext:value-type="float">
            <text:p>1,00</text:p>
          </table:table-cell>
          <table:table-cell table:style-name="ce11" table:formula="of:=(1 + n_A) / n_tot" office:value-type="float" office:value="0.00390625" calcext:value-type="float">
            <text:p>0,00</text:p>
          </table:table-cell>
          <table:table-cell table:style-name="ce11" table:formula="of:= (1 + n_U) / n_tot" office:value-type="float" office:value="0.996124148832685" calcext:value-type="float">
            <text:p>1,00</text:p>
          </table:table-cell>
          <table:table-cell table:style-name="ce11" table:formula="of:= 2 / n_tot" office:value-type="float" office:value="0.0000303988326848249" calcext:value-type="float">
            <text:p>0,00</text:p>
          </table:table-cell>
          <table:table-cell table:style-name="ce6" table:formula="of:=1/n_tot" office:value-type="float" office:value="0.0000151994163424125" calcext:value-type="float">
            <text:p>0,00</text:p>
          </table:table-cell>
          <table:table-cell table:style-name="ce256" table:formula="of:= CEILING((LOG(n_tot;2)))" office:value-type="float" office:value="17" calcext:value-type="float">
            <text:p>17</text:p>
          </table:table-cell>
          <table:table-cell table:style-name="ce256" table:formula="of:=LOG(n_A;2)" office:value-type="float" office:value="8" calcext:value-type="float">
            <text:p>8</text:p>
          </table:table-cell>
          <table:table-cell table:style-name="ce256" table:formula="of:=LOG(n_U;2)" office:value-type="float" office:value="16" calcext:value-type="float">
            <text:p>16</text:p>
          </table:table-cell>
          <table:table-cell table:style-name="ce256" table:formula="of:=n_A + n_U" office:value-type="float" office:value="65792" calcext:value-type="float">
            <text:p>65 792</text:p>
          </table:table-cell>
          <table:table-cell table:style-name="ce256" table:formula="of:=n_a_large" office:value-type="float" office:value="256" calcext:value-type="float">
            <text:p>256</text:p>
          </table:table-cell>
          <table:table-cell table:style-name="ce256" office:value-type="float" office:value="65536" calcext:value-type="float">
            <text:p>65 536</text:p>
          </table:table-cell>
          <table:table-cell table:style-name="ce256" table:formula="of:=(2*n_tot - 2) * pk_size + n_tot * spk_size" office:value-type="float" office:value="157898432" calcext:value-type="float">
            <text:p>157 898 432</text:p>
          </table:table-cell>
          <table:table-cell table:style-name="ce256" table:formula="of:=(2*n_A - 2) * pk_size + n_A * spk_size" office:value-type="float" office:value="612032" calcext:value-type="float">
            <text:p>612 032</text:p>
          </table:table-cell>
          <table:table-cell table:style-name="ce256" office:value-type="float" office:value="32" calcext:value-type="float">
            <text:p>32</text:p>
          </table:table-cell>
          <table:table-cell table:style-name="ce256" table:formula="of:=(2*n_U - 1) * sec_size" office:value-type="float" office:value="4194272" calcext:value-type="float">
            <text:p>4 194 272</text:p>
          </table:table-cell>
          <table:table-cell table:style-name="ce256" table:formula="of:=pkct_pq_size + tag_size + sec_size" office:value-type="float" office:value="1136" calcext:value-type="float">
            <text:p>1 136</text:p>
          </table:table-cell>
          <table:table-cell table:style-name="ce256" table:formula="of:=pkct_pq_size + tag_size + 2*sec_size" office:value-type="float" office:value="1168" calcext:value-type="float">
            <text:p>1 168</text:p>
          </table:table-cell>
          <table:table-cell table:style-name="ce256" table:formula="of:=pkct_pq_size + tag_size + (h_U + 1)*sec_size" office:value-type="float" office:value="1648" calcext:value-type="float">
            <text:p>1 648</text:p>
          </table:table-cell>
          <table:table-cell table:style-name="ce256" table:formula="of:=pkct_pq_size + tag_size + (h_U + 1)*sec_size" office:value-type="float" office:value="1648" calcext:value-type="float">
            <text:p>1 648</text:p>
          </table:table-cell>
          <table:table-cell table:style-name="ce256" table:formula="of:=pkct_pq_size  + tag_size + (2 * n_U - 1)*sec_size" office:value-type="float" office:value="4195376" calcext:value-type="float">
            <text:p>4 195 376</text:p>
          </table:table-cell>
          <table:table-cell table:style-name="ce256" office:value-type="float" office:value="1184" calcext:value-type="float">
            <text:p>1 184</text:p>
          </table:table-cell>
          <table:table-cell table:style-name="ce256" table:formula="of:=h_U * sec_size + tag_size" office:value-type="float" office:value="528" calcext:value-type="float">
            <text:p>528</text:p>
          </table:table-cell>
          <table:table-cell table:style-name="ce256" table:formula="of:= (h_U + 1) * sec_size + tag_size" office:value-type="float" office:value="560" calcext:value-type="float">
            <text:p>560</text:p>
          </table:table-cell>
          <table:table-cell table:style-name="ce256" table:formula="of:=stu_mka_tree_size + tag_size" office:value-type="float" office:value="4194288" calcext:value-type="float">
            <text:p>4 194 288</text:p>
          </table:table-cell>
          <table:table-cell table:style-name="ce233" table:formula="of:=  treekem_comcost + g_coef * ( h_A * ( pk_size + ct_hpke_size ) + sig_size ) +  spk_size" office:value-type="float" office:value="58096.8825389105" calcext:value-type="float">
            <text:p>58 097</text:p>
          </table:table-cell>
          <table:table-cell table:style-name="ce233" table:formula="of:= treekem_comcost  + g_coef * spk_size" office:value-type="float" office:value="39504.6004377432" calcext:value-type="float">
            <text:p>39 505</text:p>
          </table:table-cell>
          <table:table-cell table:style-name="ce233" table:formula="of:= g_coef * ( h_tot * ( pk_size + ct_hpke_size ) + sig_size )" office:value-type="float" office:value="39472.5999513619" calcext:value-type="float">
            <text:p>39 473</text:p>
          </table:table-cell>
          <table:table-cell table:style-name="ce269" table:formula="of:=g_coef *( h_A * (pk_size + ct_hpke_size) + sig_size ) + g_coef * (ct_aead_size)" office:value-type="float" office:value="18624.28307393" calcext:value-type="float">
            <text:p>18 624</text:p>
          </table:table-cell>
          <table:table-cell table:style-name="ce272" table:formula="of:= ias_comcost / sumac_fullbdct_comcost" office:value-type="float" office:value="2.12113402061856" calcext:value-type="float">
            <text:p>2,1</text:p>
          </table:table-cell>
          <table:table-cell table:style-name="ce277" table:formula="of:=(ias_comcost - sumac_fullbdct_comcost) / ias_comcost * 100" office:value-type="float" office:value="52.8554070473876" calcext:value-type="float">
            <text:p>52,9</text:p>
          </table:table-cell>
          <table:table-cell table:style-name="ce280" table:formula="of:=treekem_comcost / sumac_fullbdct_comcost" office:value-type="float" office:value="2.11941580756014" calcext:value-type="float">
            <text:p>2,1</text:p>
          </table:table-cell>
          <table:table-cell table:style-name="ce284" table:formula="of:=(treekem_comcost - sumac_fullbdct_comcost) / treekem_comcost * 100" office:value-type="float" office:value="52.8171868666396" calcext:value-type="float">
            <text:p>52,8</text:p>
          </table:table-cell>
          <table:table-cell table:style-name="ce180" table:formula="of:=g_coef * ( h_A*pk_size + (h_A+1)*ct_hpke_size )" office:value-type="float" office:value="19696.2993677043" calcext:value-type="float">
            <text:p>19 696</text:p>
          </table:table-cell>
          <table:table-cell table:style-name="ce288" table:formula="of:=treekem_comcost/sumacv1_fullbdct_comcost" office:value-type="float" office:value="2.00406173842405" calcext:value-type="float">
            <text:p>2,0</text:p>
          </table:table-cell>
          <table:table-cell table:style-name="ce180" table:formula="of:= g_A_coef*h_A*pk_size + ( g_A_coef*h_A + g_U_coef)*ct_hpke_size" office:value-type="float" office:value="1204.09703307393" calcext:value-type="float">
            <text:p>1 204</text:p>
          </table:table-cell>
          <table:table-cell table:number-columns-repeated="988"/>
        </table:table-row>
        <table:table-row table:style-name="ro2">
          <table:table-cell table:style-name="ce230" office:value-type="string" calcext:value-type="string">
            <text:p>Admin Update</text:p>
          </table:table-cell>
          <table:table-cell table:style-name="ce230" office:value-type="string" calcext:value-type="string">
            <text:p>Classical</text:p>
          </table:table-cell>
          <table:table-cell table:style-name="ce230" office:value-type="string" calcext:value-type="string">
            <text:p>Small</text:p>
          </table:table-cell>
          <table:table-cell table:style-name="ce236" table:formula="of:= (n_tot + 1) / n_tot" office:value-type="float" office:value="1.05" calcext:value-type="float">
            <text:p>1,05</text:p>
          </table:table-cell>
          <table:table-cell table:style-name="ce236" table:formula="of:=(1 + n_A) / n_tot" office:value-type="float" office:value="0.25" calcext:value-type="float">
            <text:p>0,25</text:p>
          </table:table-cell>
          <table:table-cell table:style-name="ce236" table:formula="of:= (1 + n_U) / n_tot" office:value-type="float" office:value="0.85" calcext:value-type="float">
            <text:p>0,85</text:p>
          </table:table-cell>
          <table:table-cell table:style-name="ce236" table:formula="of:= 2 / n_tot" office:value-type="float" office:value="0.1" calcext:value-type="float">
            <text:p>0,10</text:p>
          </table:table-cell>
          <table:table-cell table:style-name="ce236" table:formula="of:=1/n_tot" office:value-type="float" office:value="0.05" calcext:value-type="float">
            <text:p>0,05</text:p>
          </table:table-cell>
          <table:table-cell table:style-name="ce255" table:formula="of:= CEILING((LOG(n_tot;2)))" office:value-type="float" office:value="5" calcext:value-type="float">
            <text:p>5</text:p>
          </table:table-cell>
          <table:table-cell table:style-name="ce255" table:formula="of:=LOG(n_A;2)" office:value-type="float" office:value="2" calcext:value-type="float">
            <text:p>2</text:p>
          </table:table-cell>
          <table:table-cell table:style-name="ce255" table:formula="of:=LOG(n_U;2)" office:value-type="float" office:value="4" calcext:value-type="float">
            <text:p>4</text:p>
          </table:table-cell>
          <table:table-cell table:style-name="ce255" table:formula="of:=n_A + n_U" office:value-type="float" office:value="20" calcext:value-type="float">
            <text:p>20</text:p>
          </table:table-cell>
          <table:table-cell table:style-name="ce255" table:formula="of:=n_a_small" office:value-type="float" office:value="4" calcext:value-type="float">
            <text:p>4</text:p>
          </table:table-cell>
          <table:table-cell table:style-name="ce255" office:value-type="float" office:value="16" calcext:value-type="float">
            <text:p>16</text:p>
          </table:table-cell>
          <table:table-cell table:style-name="ce255" table:formula="of:=(2*n_tot - 2) * pk_size + n_tot * spk_size" office:value-type="float" office:value="1856" calcext:value-type="float">
            <text:p>1 856</text:p>
          </table:table-cell>
          <table:table-cell table:style-name="ce255" table:formula="of:=(2*n_A - 2) * pk_size + n_A * spk_size" office:value-type="float" office:value="320" calcext:value-type="float">
            <text:p>320</text:p>
          </table:table-cell>
          <table:table-cell table:style-name="ce255" office:value-type="float" office:value="16" calcext:value-type="float">
            <text:p>16</text:p>
          </table:table-cell>
          <table:table-cell table:style-name="ce255" table:formula="of:=(2*n_U - 1) * sec_size" office:value-type="float" office:value="496" calcext:value-type="float">
            <text:p>496</text:p>
          </table:table-cell>
          <table:table-cell table:style-name="ce255" table:formula="of:=pkct_classical_size + tag_size + sec_size" office:value-type="float" office:value="64" calcext:value-type="float">
            <text:p>64</text:p>
          </table:table-cell>
          <table:table-cell table:style-name="ce255" table:formula="of:=pkct_classical_size + tag_size + 2*sec_size" office:value-type="float" office:value="80" calcext:value-type="float">
            <text:p>80</text:p>
          </table:table-cell>
          <table:table-cell table:style-name="ce255" table:formula="of:=pkct_classical_size + tag_size + (h_U + 1)*sec_size" office:value-type="float" office:value="128" calcext:value-type="float">
            <text:p>128</text:p>
          </table:table-cell>
          <table:table-cell table:style-name="ce255" table:formula="of:=pkct_classical_size + tag_size + (h_U + 1)*sec_size" office:value-type="float" office:value="128" calcext:value-type="float">
            <text:p>128</text:p>
          </table:table-cell>
          <table:table-cell table:style-name="ce255" table:formula="of:=pkct_classical_size + tag_size + (2 * n_U - 1)*sec_size" office:value-type="float" office:value="544" calcext:value-type="float">
            <text:p>544</text:p>
          </table:table-cell>
          <table:table-cell table:style-name="ce255" office:value-type="float" office:value="32" calcext:value-type="float">
            <text:p>32</text:p>
          </table:table-cell>
          <table:table-cell table:style-name="ce255" table:formula="of:=h_U * sec_size + tag_size" office:value-type="float" office:value="80" calcext:value-type="float">
            <text:p>80</text:p>
          </table:table-cell>
          <table:table-cell table:style-name="ce255" table:formula="of:= (h_U + 1) * sec_size + tag_size" office:value-type="float" office:value="96" calcext:value-type="float">
            <text:p>96</text:p>
          </table:table-cell>
          <table:table-cell table:style-name="ce255" table:formula="of:=stu_mka_tree_size + tag_size" office:value-type="float" office:value="512" calcext:value-type="float">
            <text:p>512</text:p>
          </table:table-cell>
          <table:table-cell table:style-name="ce230" table:formula="of:= g_coef * ( (h_A + 1) *  pk_size + h_A* ct_hpke_size + sig_size ) + g_ind_coef * (pk_size + 2 * sig_size  ) +  treekem_comcost + spk_size" office:value-type="float" office:value="891.2" calcext:value-type="float">
            <text:p>891</text:p>
          </table:table-cell>
          <table:table-cell table:style-name="ce230" table:formula="of:= treekem_comcost  + g_coef * spk_size" office:value-type="float" office:value="614.4" calcext:value-type="float">
            <text:p>614</text:p>
          </table:table-cell>
          <table:table-cell table:style-name="ce230" table:formula="of:= g_coef * ( (h_tot + 1) *  pk_size + h_tot * ct_hpke_size + sig_size ) + g_ind_coef * (pk_size + 2 * sig_size  )" office:value-type="float" office:value="580.8" calcext:value-type="float">
            <text:p>581</text:p>
          </table:table-cell>
          <table:table-cell table:style-name="ce268" table:formula="of:=g_coef * ( (h_A + 1) * pk_size +  h_A * ct_hpke_size + sig_size ) + g_coef * (ct_aead_size) + g_ind_coef * (pk_size + ct_hpke_mka_tree_size + 3 * sig_size)" office:value-type="float" office:value="369.6" calcext:value-type="float">
            <text:p>370</text:p>
          </table:table-cell>
          <table:table-cell table:style-name="ce271" table:formula="of:= ias_comcost / sumac_fullbdct_comcost" office:value-type="float" office:value="1.66233766233766" calcext:value-type="float">
            <text:p>1,7</text:p>
          </table:table-cell>
          <table:table-cell table:style-name="ce276" table:formula="of:=(ias_comcost - sumac_fullbdct_comcost) / ias_comcost * 100" office:value-type="float" office:value="39.84375" calcext:value-type="float">
            <text:p>39,8</text:p>
          </table:table-cell>
          <table:table-cell table:style-name="ce279" table:formula="of:=treekem_comcost / sumac_fullbdct_comcost" office:value-type="float" office:value="1.57142857142857" calcext:value-type="float">
            <text:p>1,6</text:p>
          </table:table-cell>
          <table:table-cell table:style-name="ce283" table:formula="of:=(treekem_comcost - sumac_fullbdct_comcost) / treekem_comcost * 100" office:value-type="float" office:value="36.3636363636364" calcext:value-type="float">
            <text:p>36,4</text:p>
          </table:table-cell>
          <table:table-cell table:style-name="ce180" table:formula="of:= g_coef * ( h_A*pk_size + (h_A+1)*ct_hpke_size )" office:value-type="float" office:value="268.8" calcext:value-type="float">
            <text:p>269</text:p>
          </table:table-cell>
          <table:table-cell table:style-name="ce288" table:formula="of:=treekem_comcost/sumacv1_fullbdct_comcost" office:value-type="float" office:value="2.16071428571429" calcext:value-type="float">
            <text:p>2,2</text:p>
          </table:table-cell>
          <table:table-cell table:style-name="ce180" table:formula="of:= g_A_coef*h_A*pk_size + ( g_A_coef*h_A + g_U_coef)*ct_hpke_size" office:value-type="float" office:value="102.4" calcext:value-type="float">
            <text:p>102</text:p>
          </table:table-cell>
          <table:table-cell table:number-columns-repeated="988"/>
        </table:table-row>
        <table:table-row table:style-name="ro2">
          <table:table-cell table:style-name="ce230" office:value-type="string" calcext:value-type="string">
            <text:p>(part)</text:p>
          </table:table-cell>
          <table:table-cell table:style-name="ce230"/>
          <table:table-cell table:style-name="ce230" office:value-type="string" calcext:value-type="string">
            <text:p>Medium</text:p>
          </table:table-cell>
          <table:table-cell table:style-name="ce236" table:formula="of:= (n_tot + 1) / n_tot" office:value-type="float" office:value="1.00367647058824" calcext:value-type="float">
            <text:p>1,00</text:p>
          </table:table-cell>
          <table:table-cell table:style-name="ce236" table:formula="of:=(1 + n_A) / n_tot" office:value-type="float" office:value="0.0625" calcext:value-type="float">
            <text:p>0,06</text:p>
          </table:table-cell>
          <table:table-cell table:style-name="ce236" table:formula="of:= (1 + n_U) / n_tot" office:value-type="float" office:value="0.944852941176471" calcext:value-type="float">
            <text:p>0,94</text:p>
          </table:table-cell>
          <table:table-cell table:style-name="ce236" table:formula="of:= 2 / n_tot" office:value-type="float" office:value="0.00735294117647059" calcext:value-type="float">
            <text:p>0,01</text:p>
          </table:table-cell>
          <table:table-cell table:style-name="ce236" table:formula="of:=1/n_tot" office:value-type="float" office:value="0.00367647058823529" calcext:value-type="float">
            <text:p>0,00</text:p>
          </table:table-cell>
          <table:table-cell table:style-name="ce255" table:formula="of:= CEILING((LOG(n_tot;2)))" office:value-type="float" office:value="9" calcext:value-type="float">
            <text:p>9</text:p>
          </table:table-cell>
          <table:table-cell table:style-name="ce255" table:formula="of:=LOG(n_A;2)" office:value-type="float" office:value="4" calcext:value-type="float">
            <text:p>4</text:p>
          </table:table-cell>
          <table:table-cell table:style-name="ce255" table:formula="of:=LOG(n_U;2)" office:value-type="float" office:value="8" calcext:value-type="float">
            <text:p>8</text:p>
          </table:table-cell>
          <table:table-cell table:style-name="ce255" table:formula="of:=n_A + n_U" office:value-type="float" office:value="272" calcext:value-type="float">
            <text:p>272</text:p>
          </table:table-cell>
          <table:table-cell table:style-name="ce255" table:formula="of:=n_a_med" office:value-type="float" office:value="16" calcext:value-type="float">
            <text:p>16</text:p>
          </table:table-cell>
          <table:table-cell table:style-name="ce255" office:value-type="float" office:value="256" calcext:value-type="float">
            <text:p>256</text:p>
          </table:table-cell>
          <table:table-cell table:style-name="ce255" table:formula="of:=(2*n_tot - 2) * pk_size + n_tot * spk_size" office:value-type="float" office:value="26048" calcext:value-type="float">
            <text:p>26 048</text:p>
          </table:table-cell>
          <table:table-cell table:style-name="ce255" table:formula="of:=(2*n_A - 2) * pk_size + n_A * spk_size" office:value-type="float" office:value="1472" calcext:value-type="float">
            <text:p>1 472</text:p>
          </table:table-cell>
          <table:table-cell table:style-name="ce255" office:value-type="float" office:value="16" calcext:value-type="float">
            <text:p>16</text:p>
          </table:table-cell>
          <table:table-cell table:style-name="ce255" table:formula="of:=(2*n_U - 1) * sec_size" office:value-type="float" office:value="8176" calcext:value-type="float">
            <text:p>8 176</text:p>
          </table:table-cell>
          <table:table-cell table:style-name="ce255" table:formula="of:=pkct_classical_size + tag_size + sec_size" office:value-type="float" office:value="64" calcext:value-type="float">
            <text:p>64</text:p>
          </table:table-cell>
          <table:table-cell table:style-name="ce255" table:formula="of:=pkct_classical_size + tag_size + 2*sec_size" office:value-type="float" office:value="80" calcext:value-type="float">
            <text:p>80</text:p>
          </table:table-cell>
          <table:table-cell table:style-name="ce255" table:formula="of:=pkct_classical_size + tag_size + (h_U + 1)*sec_size" office:value-type="float" office:value="192" calcext:value-type="float">
            <text:p>192</text:p>
          </table:table-cell>
          <table:table-cell table:style-name="ce255" table:formula="of:=pkct_classical_size + tag_size + (h_U + 1)*sec_size" office:value-type="float" office:value="192" calcext:value-type="float">
            <text:p>192</text:p>
          </table:table-cell>
          <table:table-cell table:style-name="ce255" table:formula="of:=pkct_classical_size + tag_size + (2 * n_U - 1)*sec_size" office:value-type="float" office:value="8224" calcext:value-type="float">
            <text:p>8 224</text:p>
          </table:table-cell>
          <table:table-cell table:style-name="ce255" office:value-type="float" office:value="32" calcext:value-type="float">
            <text:p>32</text:p>
          </table:table-cell>
          <table:table-cell table:style-name="ce255" table:formula="of:=h_U * sec_size + tag_size" office:value-type="float" office:value="144" calcext:value-type="float">
            <text:p>144</text:p>
          </table:table-cell>
          <table:table-cell table:style-name="ce255" table:formula="of:= (h_U + 1) * sec_size + tag_size" office:value-type="float" office:value="160" calcext:value-type="float">
            <text:p>160</text:p>
          </table:table-cell>
          <table:table-cell table:style-name="ce255" table:formula="of:=stu_mka_tree_size + tag_size" office:value-type="float" office:value="8192" calcext:value-type="float">
            <text:p>8 192</text:p>
          </table:table-cell>
          <table:table-cell table:style-name="ce230" table:formula="of:= g_coef * ( (h_A + 1) *  pk_size + h_A* ct_hpke_size + sig_size ) + g_ind_coef * (pk_size + 2 * sig_size  ) +  treekem_comcost + spk_size" office:value-type="float" office:value="1414.47058823529" calcext:value-type="float">
            <text:p>1 414</text:p>
          </table:table-cell>
          <table:table-cell table:style-name="ce230" table:formula="of:= treekem_comcost  + g_coef * spk_size" office:value-type="float" office:value="964.235294117647" calcext:value-type="float">
            <text:p>964</text:p>
          </table:table-cell>
          <table:table-cell table:style-name="ce230" table:formula="of:= g_coef * ( (h_tot + 1) *  pk_size + h_tot * ct_hpke_size + sig_size ) + g_ind_coef * (pk_size + 2 * sig_size  )" office:value-type="float" office:value="932.117647058824" calcext:value-type="float">
            <text:p>932</text:p>
          </table:table-cell>
          <table:table-cell table:style-name="ce268" table:formula="of:=g_coef * ( (h_A + 1) * pk_size +  h_A * ct_hpke_size + sig_size ) + g_coef * (ct_aead_size) + g_ind_coef * (pk_size + ct_hpke_mka_tree_size + 3 * sig_size)" office:value-type="float" office:value="543.176470588235" calcext:value-type="float">
            <text:p>543</text:p>
          </table:table-cell>
          <table:table-cell table:style-name="ce271" table:formula="of:= ias_comcost / sumac_fullbdct_comcost" office:value-type="float" office:value="1.77517868745939" calcext:value-type="float">
            <text:p>1,8</text:p>
          </table:table-cell>
          <table:table-cell table:style-name="ce276" table:formula="of:=(ias_comcost - sumac_fullbdct_comcost) / ias_comcost * 100" office:value-type="float" office:value="43.6676427525622" calcext:value-type="float">
            <text:p>43,7</text:p>
          </table:table-cell>
          <table:table-cell table:style-name="ce279" table:formula="of:=treekem_comcost / sumac_fullbdct_comcost" office:value-type="float" office:value="1.71604938271605" calcext:value-type="float">
            <text:p>1,7</text:p>
          </table:table-cell>
          <table:table-cell table:style-name="ce283" table:formula="of:=(treekem_comcost - sumac_fullbdct_comcost) / treekem_comcost * 100" office:value-type="float" office:value="41.726618705036" calcext:value-type="float">
            <text:p>41,7</text:p>
          </table:table-cell>
          <table:table-cell table:style-name="ce180" table:formula="of:= g_coef * ( h_A*pk_size + (h_A+1)*ct_hpke_size )" office:value-type="float" office:value="449.647058823529" calcext:value-type="float">
            <text:p>450</text:p>
          </table:table-cell>
          <table:table-cell table:style-name="ce288" table:formula="of:=treekem_comcost/sumacv1_fullbdct_comcost" office:value-type="float" office:value="2.07299843014129" calcext:value-type="float">
            <text:p>2,1</text:p>
          </table:table-cell>
          <table:table-cell table:style-name="ce180" table:formula="of:= g_A_coef*h_A*pk_size + ( g_A_coef*h_A + g_U_coef)*ct_hpke_size" office:value-type="float" office:value="84.4705882352941" calcext:value-type="float">
            <text:p>84</text:p>
          </table:table-cell>
          <table:table-cell table:number-columns-repeated="988"/>
        </table:table-row>
        <table:table-row table:style-name="ro2">
          <table:table-cell table:style-name="ce230" table:number-columns-repeated="2"/>
          <table:table-cell table:style-name="ce230" office:value-type="string" calcext:value-type="string">
            <text:p>Large</text:p>
          </table:table-cell>
          <table:table-cell table:style-name="ce236" table:formula="of:= (n_tot + 1) / n_tot" office:value-type="float" office:value="1.00001519941634" calcext:value-type="float">
            <text:p>1,00</text:p>
          </table:table-cell>
          <table:table-cell table:style-name="ce236" table:formula="of:=(1 + n_A) / n_tot" office:value-type="float" office:value="0.00390625" calcext:value-type="float">
            <text:p>0,00</text:p>
          </table:table-cell>
          <table:table-cell table:style-name="ce236" table:formula="of:= (1 + n_U) / n_tot" office:value-type="float" office:value="0.996124148832685" calcext:value-type="float">
            <text:p>1,00</text:p>
          </table:table-cell>
          <table:table-cell table:style-name="ce236" table:formula="of:= 2 / n_tot" office:value-type="float" office:value="0.0000303988326848249" calcext:value-type="float">
            <text:p>0,00</text:p>
          </table:table-cell>
          <table:table-cell table:style-name="ce236" table:formula="of:=1/n_tot" office:value-type="float" office:value="0.0000151994163424125" calcext:value-type="float">
            <text:p>0,00</text:p>
          </table:table-cell>
          <table:table-cell table:style-name="ce255" table:formula="of:= CEILING((LOG(n_tot;2)))" office:value-type="float" office:value="17" calcext:value-type="float">
            <text:p>17</text:p>
          </table:table-cell>
          <table:table-cell table:style-name="ce255" table:formula="of:=LOG(n_A;2)" office:value-type="float" office:value="8" calcext:value-type="float">
            <text:p>8</text:p>
          </table:table-cell>
          <table:table-cell table:style-name="ce255" table:formula="of:=LOG(n_U;2)" office:value-type="float" office:value="16" calcext:value-type="float">
            <text:p>16</text:p>
          </table:table-cell>
          <table:table-cell table:style-name="ce255" table:formula="of:=n_A + n_U" office:value-type="float" office:value="65792" calcext:value-type="float">
            <text:p>65 792</text:p>
          </table:table-cell>
          <table:table-cell table:style-name="ce255" table:formula="of:=n_a_large" office:value-type="float" office:value="256" calcext:value-type="float">
            <text:p>256</text:p>
          </table:table-cell>
          <table:table-cell table:style-name="ce255" office:value-type="float" office:value="65536" calcext:value-type="float">
            <text:p>65 536</text:p>
          </table:table-cell>
          <table:table-cell table:style-name="ce255" table:formula="of:=(2*n_tot - 2) * pk_size + n_tot * spk_size" office:value-type="float" office:value="6315968" calcext:value-type="float">
            <text:p>6 315 968</text:p>
          </table:table-cell>
          <table:table-cell table:style-name="ce255" table:formula="of:=(2*n_A - 2) * pk_size + n_A * spk_size" office:value-type="float" office:value="24512" calcext:value-type="float">
            <text:p>24 512</text:p>
          </table:table-cell>
          <table:table-cell table:style-name="ce255" office:value-type="float" office:value="16" calcext:value-type="float">
            <text:p>16</text:p>
          </table:table-cell>
          <table:table-cell table:style-name="ce255" table:formula="of:=(2*n_U - 1) * sec_size" office:value-type="float" office:value="2097136" calcext:value-type="float">
            <text:p>2 097 136</text:p>
          </table:table-cell>
          <table:table-cell table:style-name="ce255" table:formula="of:=pkct_classical_size + tag_size + sec_size" office:value-type="float" office:value="64" calcext:value-type="float">
            <text:p>64</text:p>
          </table:table-cell>
          <table:table-cell table:style-name="ce255" table:formula="of:=pkct_classical_size + tag_size + 2*sec_size" office:value-type="float" office:value="80" calcext:value-type="float">
            <text:p>80</text:p>
          </table:table-cell>
          <table:table-cell table:style-name="ce255" table:formula="of:=pkct_classical_size + tag_size + (h_U + 1)*sec_size" office:value-type="float" office:value="320" calcext:value-type="float">
            <text:p>320</text:p>
          </table:table-cell>
          <table:table-cell table:style-name="ce255" table:formula="of:=pkct_classical_size + tag_size + (h_U + 1)*sec_size" office:value-type="float" office:value="320" calcext:value-type="float">
            <text:p>320</text:p>
          </table:table-cell>
          <table:table-cell table:style-name="ce255" table:formula="of:=pkct_classical_size + tag_size + (2 * n_U - 1)*sec_size" office:value-type="float" office:value="2097184" calcext:value-type="float">
            <text:p>2 097 184</text:p>
          </table:table-cell>
          <table:table-cell table:style-name="ce255" office:value-type="float" office:value="32" calcext:value-type="float">
            <text:p>32</text:p>
          </table:table-cell>
          <table:table-cell table:style-name="ce255" table:formula="of:=h_U * sec_size + tag_size" office:value-type="float" office:value="272" calcext:value-type="float">
            <text:p>272</text:p>
          </table:table-cell>
          <table:table-cell table:style-name="ce255" table:formula="of:= (h_U + 1) * sec_size + tag_size" office:value-type="float" office:value="288" calcext:value-type="float">
            <text:p>288</text:p>
          </table:table-cell>
          <table:table-cell table:style-name="ce255" table:formula="of:=stu_mka_tree_size + tag_size" office:value-type="float" office:value="2097152" calcext:value-type="float">
            <text:p>2 097 152</text:p>
          </table:table-cell>
          <table:table-cell table:style-name="ce230" table:formula="of:= g_coef * ( (h_A + 1) *  pk_size + h_A* ct_hpke_size + sig_size ) + g_ind_coef * (pk_size + 2 * sig_size  ) +  treekem_comcost + spk_size" office:value-type="float" office:value="2560.04426070039" calcext:value-type="float">
            <text:p>2 560</text:p>
          </table:table-cell>
          <table:table-cell table:style-name="ce230" table:formula="of:= treekem_comcost  + g_coef * spk_size" office:value-type="float" office:value="1728.02918287938" calcext:value-type="float">
            <text:p>1 728</text:p>
          </table:table-cell>
          <table:table-cell table:style-name="ce230" table:formula="of:= g_coef * ( (h_tot + 1) *  pk_size + h_tot * ct_hpke_size + sig_size ) + g_ind_coef * (pk_size + 2 * sig_size  )" office:value-type="float" office:value="1696.02869649805" calcext:value-type="float">
            <text:p>1 696</text:p>
          </table:table-cell>
          <table:table-cell table:style-name="ce268" table:formula="of:=g_coef * ( (h_A + 1) * pk_size +  h_A * ct_hpke_size + sig_size ) + g_coef * (ct_aead_size) + g_ind_coef * (pk_size + ct_hpke_mka_tree_size + 3 * sig_size)" office:value-type="float" office:value="927.768968871595" calcext:value-type="float">
            <text:p>928</text:p>
          </table:table-cell>
          <table:table-cell table:style-name="ce271" table:formula="of:= ias_comcost / sumac_fullbdct_comcost" office:value-type="float" office:value="1.86256410901639" calcext:value-type="float">
            <text:p>1,9</text:p>
          </table:table-cell>
          <table:table-cell table:style-name="ce276" table:formula="of:=(ias_comcost - sumac_fullbdct_comcost) / ias_comcost * 100" office:value-type="float" office:value="46.3105728732154" calcext:value-type="float">
            <text:p>46,3</text:p>
          </table:table-cell>
          <table:table-cell table:style-name="ce279" table:formula="of:=treekem_comcost / sumac_fullbdct_comcost" office:value-type="float" office:value="1.82807223932145" calcext:value-type="float">
            <text:p>1,8</text:p>
          </table:table-cell>
          <table:table-cell table:style-name="ce283" table:formula="of:=(treekem_comcost - sumac_fullbdct_comcost) / treekem_comcost * 100" office:value-type="float" office:value="45.2975665572614" calcext:value-type="float">
            <text:p>45,3</text:p>
          </table:table-cell>
          <table:table-cell table:style-name="ce180" table:formula="of:= g_coef * ( h_A*pk_size + (h_A+1)*ct_hpke_size )" office:value-type="float" office:value="832.012645914397" calcext:value-type="float">
            <text:p>832</text:p>
          </table:table-cell>
          <table:table-cell table:style-name="ce288" table:formula="of:=treekem_comcost/sumacv1_fullbdct_comcost" office:value-type="float" office:value="2.03846504596584" calcext:value-type="float">
            <text:p>2,0</text:p>
          </table:table-cell>
          <table:table-cell table:style-name="ce180" table:formula="of:= g_A_coef*h_A*pk_size + ( g_A_coef*h_A + g_U_coef)*ct_hpke_size" office:value-type="float" office:value="66.7519455252918" calcext:value-type="float">
            <text:p>67</text:p>
          </table:table-cell>
          <table:table-cell table:number-columns-repeated="988"/>
        </table:table-row>
        <table:table-row table:style-name="ro2">
          <table:table-cell table:style-name="ce230"/>
          <table:table-cell table:style-name="ce230" office:value-type="string" calcext:value-type="string">
            <text:p>PQ</text:p>
          </table:table-cell>
          <table:table-cell table:style-name="ce230" office:value-type="string" calcext:value-type="string">
            <text:p>Small</text:p>
          </table:table-cell>
          <table:table-cell table:style-name="ce6" table:formula="of:= (n_tot + 1) / n_tot" office:value-type="float" office:value="1.05" calcext:value-type="float">
            <text:p>1,05</text:p>
          </table:table-cell>
          <table:table-cell table:style-name="ce11" table:formula="of:=(1 + n_A) / n_tot" office:value-type="float" office:value="0.25" calcext:value-type="float">
            <text:p>0,25</text:p>
          </table:table-cell>
          <table:table-cell table:style-name="ce11" table:formula="of:= (1 + n_U) / n_tot" office:value-type="float" office:value="0.85" calcext:value-type="float">
            <text:p>0,85</text:p>
          </table:table-cell>
          <table:table-cell table:style-name="ce11" table:formula="of:= 2 / n_tot" office:value-type="float" office:value="0.1" calcext:value-type="float">
            <text:p>0,10</text:p>
          </table:table-cell>
          <table:table-cell table:style-name="ce6" table:formula="of:=1/n_tot" office:value-type="float" office:value="0.05" calcext:value-type="float">
            <text:p>0,05</text:p>
          </table:table-cell>
          <table:table-cell table:style-name="ce256" table:formula="of:= CEILING((LOG(n_tot;2)))" office:value-type="float" office:value="5" calcext:value-type="float">
            <text:p>5</text:p>
          </table:table-cell>
          <table:table-cell table:style-name="ce256" table:formula="of:=LOG(n_A;2)" office:value-type="float" office:value="2" calcext:value-type="float">
            <text:p>2</text:p>
          </table:table-cell>
          <table:table-cell table:style-name="ce256" table:formula="of:=LOG(n_U;2)" office:value-type="float" office:value="4" calcext:value-type="float">
            <text:p>4</text:p>
          </table:table-cell>
          <table:table-cell table:style-name="ce256" table:formula="of:=n_A + n_U" office:value-type="float" office:value="20" calcext:value-type="float">
            <text:p>20</text:p>
          </table:table-cell>
          <table:table-cell table:style-name="ce256" table:formula="of:=n_a_small" office:value-type="float" office:value="4" calcext:value-type="float">
            <text:p>4</text:p>
          </table:table-cell>
          <table:table-cell table:style-name="ce256" office:value-type="float" office:value="16" calcext:value-type="float">
            <text:p>16</text:p>
          </table:table-cell>
          <table:table-cell table:style-name="ce256" table:formula="of:=(2*n_tot - 2) * pk_size + n_tot * spk_size" office:value-type="float" office:value="45632" calcext:value-type="float">
            <text:p>45 632</text:p>
          </table:table-cell>
          <table:table-cell table:style-name="ce256" table:formula="of:=(2*n_A - 2) * pk_size + n_A * spk_size" office:value-type="float" office:value="7232" calcext:value-type="float">
            <text:p>7 232</text:p>
          </table:table-cell>
          <table:table-cell table:style-name="ce256" office:value-type="float" office:value="32" calcext:value-type="float">
            <text:p>32</text:p>
          </table:table-cell>
          <table:table-cell table:style-name="ce256" table:formula="of:=(2*n_U - 1) * sec_size" office:value-type="float" office:value="992" calcext:value-type="float">
            <text:p>992</text:p>
          </table:table-cell>
          <table:table-cell table:style-name="ce256" table:formula="of:=pkct_pq_size + tag_size + sec_size" office:value-type="float" office:value="1136" calcext:value-type="float">
            <text:p>1 136</text:p>
          </table:table-cell>
          <table:table-cell table:style-name="ce256" table:formula="of:=pkct_pq_size + tag_size + 2*sec_size" office:value-type="float" office:value="1168" calcext:value-type="float">
            <text:p>1 168</text:p>
          </table:table-cell>
          <table:table-cell table:style-name="ce256" table:formula="of:=pkct_pq_size + tag_size + (h_U + 1)*sec_size" office:value-type="float" office:value="1264" calcext:value-type="float">
            <text:p>1 264</text:p>
          </table:table-cell>
          <table:table-cell table:style-name="ce256" table:formula="of:=pkct_pq_size + tag_size + (h_U + 1)*sec_size" office:value-type="float" office:value="1264" calcext:value-type="float">
            <text:p>1 264</text:p>
          </table:table-cell>
          <table:table-cell table:style-name="ce256" table:formula="of:=pkct_pq_size  + tag_size + (2 * n_U - 1)*sec_size" office:value-type="float" office:value="2096" calcext:value-type="float">
            <text:p>2 096</text:p>
          </table:table-cell>
          <table:table-cell table:style-name="ce14" office:value-type="float" office:value="1184" calcext:value-type="float">
            <text:p>1 184</text:p>
          </table:table-cell>
          <table:table-cell table:style-name="ce14" table:formula="of:=h_U * sec_size + tag_size" office:value-type="float" office:value="144" calcext:value-type="float">
            <text:p>144</text:p>
          </table:table-cell>
          <table:table-cell table:style-name="ce14" table:formula="of:= (h_U + 1) * sec_size + tag_size" office:value-type="float" office:value="176" calcext:value-type="float">
            <text:p>176</text:p>
          </table:table-cell>
          <table:table-cell table:style-name="ce256" table:formula="of:=stu_mka_tree_size + tag_size" office:value-type="float" office:value="1008" calcext:value-type="float">
            <text:p>1 008</text:p>
          </table:table-cell>
          <table:table-cell table:style-name="ce230" table:formula="of:= g_coef * ( (h_A + 1) *  pk_size + h_A* ct_hpke_size + sig_size ) + g_ind_coef * (pk_size + 2 * sig_size  ) +  treekem_comcost + spk_size" office:value-type="float" office:value="19887.2" calcext:value-type="float">
            <text:p>19 887</text:p>
          </table:table-cell>
          <table:table-cell table:style-name="ce230" table:formula="of:= treekem_comcost  + g_coef * spk_size" office:value-type="float" office:value="13615.2" calcext:value-type="float">
            <text:p>13 615</text:p>
          </table:table-cell>
          <table:table-cell table:style-name="ce230" table:formula="of:= g_coef * ( (h_tot + 1) *  pk_size + h_tot * ct_hpke_size + sig_size ) + g_ind_coef * (pk_size + 2 * sig_size  )" office:value-type="float" office:value="13581.6" calcext:value-type="float">
            <text:p>13 582</text:p>
          </table:table-cell>
          <table:table-cell table:style-name="ce268" table:formula="of:=g_coef * ( (h_A + 1) * pk_size +  h_A * ct_hpke_size + sig_size ) + g_coef * (ct_aead_size) + g_ind_coef * (pk_size + ct_hpke_mka_tree_size + 3 * sig_size)" office:value-type="float" office:value="6520" calcext:value-type="float">
            <text:p>6 520</text:p>
          </table:table-cell>
          <table:table-cell table:style-name="ce271" table:formula="of:= ias_comcost / sumac_fullbdct_comcost" office:value-type="float" office:value="2.08822085889571" calcext:value-type="float">
            <text:p>2,1</text:p>
          </table:table-cell>
          <table:table-cell table:style-name="ce276" table:formula="of:=(ias_comcost - sumac_fullbdct_comcost) / ias_comcost * 100" office:value-type="float" office:value="52.1123450261472" calcext:value-type="float">
            <text:p>52,1</text:p>
          </table:table-cell>
          <table:table-cell table:style-name="ce279" table:formula="of:=treekem_comcost / sumac_fullbdct_comcost" office:value-type="float" office:value="2.08306748466258" calcext:value-type="float">
            <text:p>2,1</text:p>
          </table:table-cell>
          <table:table-cell table:style-name="ce283" table:formula="of:=(treekem_comcost - sumac_fullbdct_comcost) / treekem_comcost * 100" office:value-type="float" office:value="51.9938740649114" calcext:value-type="float">
            <text:p>52,0</text:p>
          </table:table-cell>
          <table:table-cell table:style-name="ce180" table:formula="of:= g_coef * ( h_A*pk_size + (h_A+1)*ct_hpke_size )" office:value-type="float" office:value="6064.8" calcext:value-type="float">
            <text:p>6 065</text:p>
          </table:table-cell>
          <table:table-cell table:style-name="ce288" table:formula="of:=treekem_comcost/sumacv1_fullbdct_comcost" office:value-type="float" office:value="2.2394143252869" calcext:value-type="float">
            <text:p>2,2</text:p>
          </table:table-cell>
          <table:table-cell table:style-name="ce180" table:formula="of:= g_A_coef*h_A*pk_size + ( g_A_coef*h_A + g_U_coef)*ct_hpke_size" office:value-type="float" office:value="2125.6" calcext:value-type="float">
            <text:p>2 126</text:p>
          </table:table-cell>
          <table:table-cell table:number-columns-repeated="988"/>
        </table:table-row>
        <table:table-row table:style-name="ro2">
          <table:table-cell table:style-name="ce230" table:number-columns-repeated="2"/>
          <table:table-cell table:style-name="ce230" office:value-type="string" calcext:value-type="string">
            <text:p>Medium</text:p>
          </table:table-cell>
          <table:table-cell table:style-name="ce6" table:formula="of:= (n_tot + 1) / n_tot" office:value-type="float" office:value="1.00367647058824" calcext:value-type="float">
            <text:p>1,00</text:p>
          </table:table-cell>
          <table:table-cell table:style-name="ce11" table:formula="of:=(1 + n_A) / n_tot" office:value-type="float" office:value="0.0625" calcext:value-type="float">
            <text:p>0,06</text:p>
          </table:table-cell>
          <table:table-cell table:style-name="ce11" table:formula="of:= (1 + n_U) / n_tot" office:value-type="float" office:value="0.944852941176471" calcext:value-type="float">
            <text:p>0,94</text:p>
          </table:table-cell>
          <table:table-cell table:style-name="ce11" table:formula="of:= 2 / n_tot" office:value-type="float" office:value="0.00735294117647059" calcext:value-type="float">
            <text:p>0,01</text:p>
          </table:table-cell>
          <table:table-cell table:style-name="ce6" table:formula="of:=1/n_tot" office:value-type="float" office:value="0.00367647058823529" calcext:value-type="float">
            <text:p>0,00</text:p>
          </table:table-cell>
          <table:table-cell table:style-name="ce256" table:formula="of:= CEILING((LOG(n_tot;2)))" office:value-type="float" office:value="9" calcext:value-type="float">
            <text:p>9</text:p>
          </table:table-cell>
          <table:table-cell table:style-name="ce256" table:formula="of:=LOG(n_A;2)" office:value-type="float" office:value="4" calcext:value-type="float">
            <text:p>4</text:p>
          </table:table-cell>
          <table:table-cell table:style-name="ce256" table:formula="of:=LOG(n_U;2)" office:value-type="float" office:value="8" calcext:value-type="float">
            <text:p>8</text:p>
          </table:table-cell>
          <table:table-cell table:style-name="ce256" table:formula="of:=n_A + n_U" office:value-type="float" office:value="272" calcext:value-type="float">
            <text:p>272</text:p>
          </table:table-cell>
          <table:table-cell table:style-name="ce256" table:formula="of:=n_a_med" office:value-type="float" office:value="16" calcext:value-type="float">
            <text:p>16</text:p>
          </table:table-cell>
          <table:table-cell table:style-name="ce256" office:value-type="float" office:value="256" calcext:value-type="float">
            <text:p>256</text:p>
          </table:table-cell>
          <table:table-cell table:style-name="ce256" table:formula="of:=(2*n_tot - 2) * pk_size + n_tot * spk_size" office:value-type="float" office:value="650432" calcext:value-type="float">
            <text:p>650 432</text:p>
          </table:table-cell>
          <table:table-cell table:style-name="ce256" table:formula="of:=(2*n_A - 2) * pk_size + n_A * spk_size" office:value-type="float" office:value="36032" calcext:value-type="float">
            <text:p>36 032</text:p>
          </table:table-cell>
          <table:table-cell table:style-name="ce256" office:value-type="float" office:value="32" calcext:value-type="float">
            <text:p>32</text:p>
          </table:table-cell>
          <table:table-cell table:style-name="ce256" table:formula="of:=(2*n_U - 1) * sec_size" office:value-type="float" office:value="16352" calcext:value-type="float">
            <text:p>16 352</text:p>
          </table:table-cell>
          <table:table-cell table:style-name="ce256" table:formula="of:=pkct_pq_size + tag_size + sec_size" office:value-type="float" office:value="1136" calcext:value-type="float">
            <text:p>1 136</text:p>
          </table:table-cell>
          <table:table-cell table:style-name="ce256" table:formula="of:=pkct_pq_size + tag_size + 2*sec_size" office:value-type="float" office:value="1168" calcext:value-type="float">
            <text:p>1 168</text:p>
          </table:table-cell>
          <table:table-cell table:style-name="ce256" table:formula="of:=pkct_pq_size + tag_size + (h_U + 1)*sec_size" office:value-type="float" office:value="1392" calcext:value-type="float">
            <text:p>1 392</text:p>
          </table:table-cell>
          <table:table-cell table:style-name="ce256" table:formula="of:=pkct_pq_size + tag_size + (h_U + 1)*sec_size" office:value-type="float" office:value="1392" calcext:value-type="float">
            <text:p>1 392</text:p>
          </table:table-cell>
          <table:table-cell table:style-name="ce256" table:formula="of:=pkct_pq_size  + tag_size + (2 * n_U - 1)*sec_size" office:value-type="float" office:value="17456" calcext:value-type="float">
            <text:p>17 456</text:p>
          </table:table-cell>
          <table:table-cell table:style-name="ce14" office:value-type="float" office:value="1184" calcext:value-type="float">
            <text:p>1 184</text:p>
          </table:table-cell>
          <table:table-cell table:style-name="ce14" table:formula="of:=h_U * sec_size + tag_size" office:value-type="float" office:value="272" calcext:value-type="float">
            <text:p>272</text:p>
          </table:table-cell>
          <table:table-cell table:style-name="ce14" table:formula="of:= (h_U + 1) * sec_size + tag_size" office:value-type="float" office:value="304" calcext:value-type="float">
            <text:p>304</text:p>
          </table:table-cell>
          <table:table-cell table:style-name="ce256" table:formula="of:=stu_mka_tree_size + tag_size" office:value-type="float" office:value="16368" calcext:value-type="float">
            <text:p>16 368</text:p>
          </table:table-cell>
          <table:table-cell table:style-name="ce230" table:formula="of:= g_coef * ( (h_A + 1) *  pk_size + h_A* ct_hpke_size + sig_size ) + g_ind_coef * (pk_size + 2 * sig_size  ) +  treekem_comcost + spk_size" office:value-type="float" office:value="32762.1764705882" calcext:value-type="float">
            <text:p>32 762</text:p>
          </table:table-cell>
          <table:table-cell table:style-name="ce230" table:formula="of:= treekem_comcost  + g_coef * spk_size" office:value-type="float" office:value="22218.5294117647" calcext:value-type="float">
            <text:p>22 219</text:p>
          </table:table-cell>
          <table:table-cell table:style-name="ce230" table:formula="of:= g_coef * ( (h_tot + 1) *  pk_size + h_tot * ct_hpke_size + sig_size ) + g_ind_coef * (pk_size + 2 * sig_size  )" office:value-type="float" office:value="22186.4117647059" calcext:value-type="float">
            <text:p>22 186</text:p>
          </table:table-cell>
          <table:table-cell table:style-name="ce268" table:formula="of:=g_coef * ( (h_A + 1) * pk_size +  h_A * ct_hpke_size + sig_size ) + g_coef * (ct_aead_size) + g_ind_coef * (pk_size + ct_hpke_mka_tree_size + 3 * sig_size)" office:value-type="float" office:value="10704.4705882353" calcext:value-type="float">
            <text:p>10 704</text:p>
          </table:table-cell>
          <table:table-cell table:style-name="ce271" table:formula="of:= ias_comcost / sumac_fullbdct_comcost" office:value-type="float" office:value="2.0756308524201" calcext:value-type="float">
            <text:p>2,1</text:p>
          </table:table-cell>
          <table:table-cell table:style-name="ce276" table:formula="of:=(ias_comcost - sumac_fullbdct_comcost) / ias_comcost * 100" office:value-type="float" office:value="51.8218762823822" calcext:value-type="float">
            <text:p>51,8</text:p>
          </table:table-cell>
          <table:table-cell table:style-name="ce279" table:formula="of:=treekem_comcost / sumac_fullbdct_comcost" office:value-type="float" office:value="2.07263045676353" calcext:value-type="float">
            <text:p>2,1</text:p>
          </table:table-cell>
          <table:table-cell table:style-name="ce283" table:formula="of:=(treekem_comcost - sumac_fullbdct_comcost) / treekem_comcost * 100" office:value-type="float" office:value="51.7521323332512" calcext:value-type="float">
            <text:p>51,8</text:p>
          </table:table-cell>
          <table:table-cell table:style-name="ce180" table:formula="of:= g_coef * ( h_A*pk_size + (h_A+1)*ct_hpke_size )" office:value-type="float" office:value="10454.2941176471" calcext:value-type="float">
            <text:p>10 454</text:p>
          </table:table-cell>
          <table:table-cell table:style-name="ce288" table:formula="of:=treekem_comcost/sumacv1_fullbdct_comcost" office:value-type="float" office:value="2.12222953697608" calcext:value-type="float">
            <text:p>2,1</text:p>
          </table:table-cell>
          <table:table-cell table:style-name="ce180" table:formula="of:= g_A_coef*h_A*pk_size + ( g_A_coef*h_A + g_U_coef)*ct_hpke_size" office:value-type="float" office:value="1653.35294117647" calcext:value-type="float">
            <text:p>1 653</text:p>
          </table:table-cell>
          <table:table-cell table:number-columns-repeated="988"/>
        </table:table-row>
        <table:table-row table:style-name="ro2">
          <table:table-cell table:style-name="ce230" table:number-columns-repeated="2"/>
          <table:table-cell table:style-name="ce230" office:value-type="string" calcext:value-type="string">
            <text:p>Large</text:p>
          </table:table-cell>
          <table:table-cell table:style-name="ce6" table:formula="of:= (n_tot + 1) / n_tot" office:value-type="float" office:value="1.00001519941634" calcext:value-type="float">
            <text:p>1,00</text:p>
          </table:table-cell>
          <table:table-cell table:style-name="ce11" table:formula="of:=(1 + n_A) / n_tot" office:value-type="float" office:value="0.00390625" calcext:value-type="float">
            <text:p>0,00</text:p>
          </table:table-cell>
          <table:table-cell table:style-name="ce11" table:formula="of:= (1 + n_U) / n_tot" office:value-type="float" office:value="0.996124148832685" calcext:value-type="float">
            <text:p>1,00</text:p>
          </table:table-cell>
          <table:table-cell table:style-name="ce11" table:formula="of:= 2 / n_tot" office:value-type="float" office:value="0.0000303988326848249" calcext:value-type="float">
            <text:p>0,00</text:p>
          </table:table-cell>
          <table:table-cell table:style-name="ce6" table:formula="of:=1/n_tot" office:value-type="float" office:value="0.0000151994163424125" calcext:value-type="float">
            <text:p>0,00</text:p>
          </table:table-cell>
          <table:table-cell table:style-name="ce256" table:formula="of:= CEILING((LOG(n_tot;2)))" office:value-type="float" office:value="17" calcext:value-type="float">
            <text:p>17</text:p>
          </table:table-cell>
          <table:table-cell table:style-name="ce256" table:formula="of:=LOG(n_A;2)" office:value-type="float" office:value="8" calcext:value-type="float">
            <text:p>8</text:p>
          </table:table-cell>
          <table:table-cell table:style-name="ce256" table:formula="of:=LOG(n_U;2)" office:value-type="float" office:value="16" calcext:value-type="float">
            <text:p>16</text:p>
          </table:table-cell>
          <table:table-cell table:style-name="ce256" table:formula="of:=n_A + n_U" office:value-type="float" office:value="65792" calcext:value-type="float">
            <text:p>65 792</text:p>
          </table:table-cell>
          <table:table-cell table:style-name="ce256" table:formula="of:=n_a_large" office:value-type="float" office:value="256" calcext:value-type="float">
            <text:p>256</text:p>
          </table:table-cell>
          <table:table-cell table:style-name="ce256" office:value-type="float" office:value="65536" calcext:value-type="float">
            <text:p>65 536</text:p>
          </table:table-cell>
          <table:table-cell table:style-name="ce256" table:formula="of:=(2*n_tot - 2) * pk_size + n_tot * spk_size" office:value-type="float" office:value="157898432" calcext:value-type="float">
            <text:p>157 898 432</text:p>
          </table:table-cell>
          <table:table-cell table:style-name="ce256" table:formula="of:=(2*n_A - 2) * pk_size + n_A * spk_size" office:value-type="float" office:value="612032" calcext:value-type="float">
            <text:p>612 032</text:p>
          </table:table-cell>
          <table:table-cell table:style-name="ce256" office:value-type="float" office:value="32" calcext:value-type="float">
            <text:p>32</text:p>
          </table:table-cell>
          <table:table-cell table:style-name="ce256" table:formula="of:=(2*n_U - 1) * sec_size" office:value-type="float" office:value="4194272" calcext:value-type="float">
            <text:p>4 194 272</text:p>
          </table:table-cell>
          <table:table-cell table:style-name="ce256" table:formula="of:=pkct_pq_size + tag_size + sec_size" office:value-type="float" office:value="1136" calcext:value-type="float">
            <text:p>1 136</text:p>
          </table:table-cell>
          <table:table-cell table:style-name="ce256" table:formula="of:=pkct_pq_size + tag_size + 2*sec_size" office:value-type="float" office:value="1168" calcext:value-type="float">
            <text:p>1 168</text:p>
          </table:table-cell>
          <table:table-cell table:style-name="ce256" table:formula="of:=pkct_pq_size + tag_size + (h_U + 1)*sec_size" office:value-type="float" office:value="1648" calcext:value-type="float">
            <text:p>1 648</text:p>
          </table:table-cell>
          <table:table-cell table:style-name="ce256" table:formula="of:=pkct_pq_size + tag_size + (h_U + 1)*sec_size" office:value-type="float" office:value="1648" calcext:value-type="float">
            <text:p>1 648</text:p>
          </table:table-cell>
          <table:table-cell table:style-name="ce256" table:formula="of:=pkct_pq_size  + tag_size + (2 * n_U - 1)*sec_size" office:value-type="float" office:value="4195376" calcext:value-type="float">
            <text:p>4 195 376</text:p>
          </table:table-cell>
          <table:table-cell table:style-name="ce256" office:value-type="float" office:value="1184" calcext:value-type="float">
            <text:p>1 184</text:p>
          </table:table-cell>
          <table:table-cell table:style-name="ce256" table:formula="of:=h_U * sec_size + tag_size" office:value-type="float" office:value="528" calcext:value-type="float">
            <text:p>528</text:p>
          </table:table-cell>
          <table:table-cell table:style-name="ce256" table:formula="of:= (h_U + 1) * sec_size + tag_size" office:value-type="float" office:value="560" calcext:value-type="float">
            <text:p>560</text:p>
          </table:table-cell>
          <table:table-cell table:style-name="ce256" table:formula="of:=stu_mka_tree_size + tag_size" office:value-type="float" office:value="4194288" calcext:value-type="float">
            <text:p>4 194 288</text:p>
          </table:table-cell>
          <table:table-cell table:style-name="ce230" table:formula="of:= g_coef * ( (h_A + 1) *  pk_size + h_A* ct_hpke_size + sig_size ) + g_ind_coef * (pk_size + 2 * sig_size  ) +  treekem_comcost + spk_size" office:value-type="float" office:value="60464.9944066148" calcext:value-type="float">
            <text:p>60 465</text:p>
          </table:table-cell>
          <table:table-cell table:style-name="ce230" table:formula="of:= treekem_comcost  + g_coef * spk_size" office:value-type="float" office:value="40688.6563715953" calcext:value-type="float">
            <text:p>40 689</text:p>
          </table:table-cell>
          <table:table-cell table:style-name="ce230" table:formula="of:= g_coef * ( (h_tot + 1) *  pk_size + h_tot * ct_hpke_size + sig_size ) + g_ind_coef * (pk_size + 2 * sig_size  )" office:value-type="float" office:value="40656.655885214" calcext:value-type="float">
            <text:p>40 657</text:p>
          </table:table-cell>
          <table:table-cell table:style-name="ce268" table:formula="of:=g_coef * ( (h_A + 1) * pk_size +  h_A * ct_hpke_size + sig_size ) + g_coef * (ct_aead_size) + g_ind_coef * (pk_size + ct_hpke_mka_tree_size + 3 * sig_size)" office:value-type="float" office:value="19935.8745136187" calcext:value-type="float">
            <text:p>19 936</text:p>
          </table:table-cell>
          <table:table-cell table:style-name="ce271" table:formula="of:= ias_comcost / sumac_fullbdct_comcost" office:value-type="float" office:value="2.04097674991884" calcext:value-type="float">
            <text:p>2,0</text:p>
          </table:table-cell>
          <table:table-cell table:style-name="ce276" table:formula="of:=(ias_comcost - sumac_fullbdct_comcost) / ias_comcost * 100" office:value-type="float" office:value="51.0038514627977" calcext:value-type="float">
            <text:p>51,0</text:p>
          </table:table-cell>
          <table:table-cell table:style-name="ce279" table:formula="of:=treekem_comcost / sumac_fullbdct_comcost" office:value-type="float" office:value="2.03937157898142" calcext:value-type="float">
            <text:p>2,0</text:p>
          </table:table-cell>
          <table:table-cell table:style-name="ce283" table:formula="of:=(treekem_comcost - sumac_fullbdct_comcost) / treekem_comcost * 100" office:value-type="float" office:value="50.9652870371246" calcext:value-type="float">
            <text:p>51,0</text:p>
          </table:table-cell>
          <table:table-cell table:style-name="ce180" table:formula="of:= g_coef * ( h_A*pk_size + (h_A+1)*ct_hpke_size )" office:value-type="float" office:value="19696.2993677043" calcext:value-type="float">
            <text:p>19 696</text:p>
          </table:table-cell>
          <table:table-cell table:style-name="ce288" table:formula="of:=treekem_comcost/sumacv1_fullbdct_comcost" office:value-type="float" office:value="2.06417739323551" calcext:value-type="float">
            <text:p>2,1</text:p>
          </table:table-cell>
          <table:table-cell table:style-name="ce180" table:formula="of:= g_A_coef*h_A*pk_size + ( g_A_coef*h_A + g_U_coef)*ct_hpke_size" office:value-type="float" office:value="1204.09703307393" calcext:value-type="float">
            <text:p>1 204</text:p>
          </table:table-cell>
          <table:table-cell table:number-columns-repeated="988"/>
        </table:table-row>
        <table:table-row table:style-name="ro2">
          <table:table-cell table:style-name="ce230" office:value-type="string" calcext:value-type="string">
            <text:p>Admin Update</text:p>
          </table:table-cell>
          <table:table-cell table:style-name="ce230" office:value-type="string" calcext:value-type="string">
            <text:p>Classical</text:p>
          </table:table-cell>
          <table:table-cell table:style-name="ce230" office:value-type="string" calcext:value-type="string">
            <text:p>Small</text:p>
          </table:table-cell>
          <table:table-cell table:style-name="ce236" table:formula="of:= (n_tot + 1) / n_tot" office:value-type="float" office:value="1.05" calcext:value-type="float">
            <text:p>1,05</text:p>
          </table:table-cell>
          <table:table-cell table:style-name="ce236" table:formula="of:=(1 + n_A) / n_tot" office:value-type="float" office:value="0.25" calcext:value-type="float">
            <text:p>0,25</text:p>
          </table:table-cell>
          <table:table-cell table:style-name="ce236" table:formula="of:= (1 + n_U) / n_tot" office:value-type="float" office:value="0.85" calcext:value-type="float">
            <text:p>0,85</text:p>
          </table:table-cell>
          <table:table-cell table:style-name="ce236" table:formula="of:= 2 / n_tot" office:value-type="float" office:value="0.1" calcext:value-type="float">
            <text:p>0,10</text:p>
          </table:table-cell>
          <table:table-cell table:style-name="ce236" table:formula="of:=1/n_tot" office:value-type="float" office:value="0.05" calcext:value-type="float">
            <text:p>0,05</text:p>
          </table:table-cell>
          <table:table-cell table:style-name="ce255" table:formula="of:= CEILING((LOG(n_tot;2)))" office:value-type="float" office:value="5" calcext:value-type="float">
            <text:p>5</text:p>
          </table:table-cell>
          <table:table-cell table:style-name="ce255" table:formula="of:=LOG(n_A;2)" office:value-type="float" office:value="2" calcext:value-type="float">
            <text:p>2</text:p>
          </table:table-cell>
          <table:table-cell table:style-name="ce255" table:formula="of:=LOG(n_U;2)" office:value-type="float" office:value="4" calcext:value-type="float">
            <text:p>4</text:p>
          </table:table-cell>
          <table:table-cell table:style-name="ce255" table:formula="of:=n_A + n_U" office:value-type="float" office:value="20" calcext:value-type="float">
            <text:p>20</text:p>
          </table:table-cell>
          <table:table-cell table:style-name="ce255" table:formula="of:=n_a_small" office:value-type="float" office:value="4" calcext:value-type="float">
            <text:p>4</text:p>
          </table:table-cell>
          <table:table-cell table:style-name="ce255" office:value-type="float" office:value="16" calcext:value-type="float">
            <text:p>16</text:p>
          </table:table-cell>
          <table:table-cell table:style-name="ce255" table:formula="of:=(2*n_tot - 2) * pk_size + n_tot * spk_size" office:value-type="float" office:value="1856" calcext:value-type="float">
            <text:p>1 856</text:p>
          </table:table-cell>
          <table:table-cell table:style-name="ce255" table:formula="of:=(2*n_A - 2) * pk_size + n_A * spk_size" office:value-type="float" office:value="320" calcext:value-type="float">
            <text:p>320</text:p>
          </table:table-cell>
          <table:table-cell table:style-name="ce255" office:value-type="float" office:value="16" calcext:value-type="float">
            <text:p>16</text:p>
          </table:table-cell>
          <table:table-cell table:style-name="ce255" table:formula="of:=(2*n_U - 1) * sec_size" office:value-type="float" office:value="496" calcext:value-type="float">
            <text:p>496</text:p>
          </table:table-cell>
          <table:table-cell table:style-name="ce255" table:formula="of:=pkct_classical_size + tag_size + sec_size" office:value-type="float" office:value="64" calcext:value-type="float">
            <text:p>64</text:p>
          </table:table-cell>
          <table:table-cell table:style-name="ce255" table:formula="of:=pkct_classical_size + tag_size + 2*sec_size" office:value-type="float" office:value="80" calcext:value-type="float">
            <text:p>80</text:p>
          </table:table-cell>
          <table:table-cell table:style-name="ce255" table:formula="of:=pkct_classical_size + tag_size + (h_U + 1)*sec_size" office:value-type="float" office:value="128" calcext:value-type="float">
            <text:p>128</text:p>
          </table:table-cell>
          <table:table-cell table:style-name="ce255" table:formula="of:=pkct_classical_size + tag_size + (h_U + 1)*sec_size" office:value-type="float" office:value="128" calcext:value-type="float">
            <text:p>128</text:p>
          </table:table-cell>
          <table:table-cell table:style-name="ce255" table:formula="of:=pkct_classical_size + tag_size + (2 * n_U - 1)*sec_size" office:value-type="float" office:value="544" calcext:value-type="float">
            <text:p>544</text:p>
          </table:table-cell>
          <table:table-cell table:style-name="ce255" office:value-type="float" office:value="32" calcext:value-type="float">
            <text:p>32</text:p>
          </table:table-cell>
          <table:table-cell table:style-name="ce255" table:formula="of:=h_U * sec_size + tag_size" office:value-type="float" office:value="80" calcext:value-type="float">
            <text:p>80</text:p>
          </table:table-cell>
          <table:table-cell table:style-name="ce255" table:formula="of:= (h_U + 1) * sec_size + tag_size" office:value-type="float" office:value="96" calcext:value-type="float">
            <text:p>96</text:p>
          </table:table-cell>
          <table:table-cell table:style-name="ce255" table:formula="of:=stu_mka_tree_size + tag_size" office:value-type="float" office:value="512" calcext:value-type="float">
            <text:p>512</text:p>
          </table:table-cell>
          <table:table-cell table:style-name="ce230" table:formula="of:=  g_coef * ( (h_A + 1) *  pk_size  + spk_size + h_A * ct_hpke_size + sig_size  ) + g_ind_coef * (pk_size + spk_size + 2 * sig_size ) +  treekem_comcost + spk_size" office:value-type="float" office:value="964.8" calcext:value-type="float">
            <text:p>965</text:p>
          </table:table-cell>
          <table:table-cell table:style-name="ce230" table:formula="of:= treekem_comcost  + g_coef * spk_size" office:value-type="float" office:value="651.2" calcext:value-type="float">
            <text:p>651</text:p>
          </table:table-cell>
          <table:table-cell table:style-name="ce230" table:formula="of:= g_coef * ( (h_tot + 1) *  pk_size + spk_size + h_tot * ct_hpke_size + sig_size ) + g_ind_coef * (pk_size + spk_size + 2 * sig_size )" office:value-type="float" office:value="617.6" calcext:value-type="float">
            <text:p>618</text:p>
          </table:table-cell>
          <table:table-cell table:style-name="ce268" table:formula="of:= g_coef * ( (h_A + 1) * pk_size  + spk_size  +  h_A * ct_hpke_size + sig_size ) + g_coef * (ct_aead_size) + g_ind_coef * (pk_size + spk_size + ct_hpke_mka_tree_size  + 3 * sig_size)" office:value-type="float" office:value="406.4" calcext:value-type="float">
            <text:p>406</text:p>
          </table:table-cell>
          <table:table-cell table:style-name="ce271" table:formula="of:= ias_comcost / sumac_fullbdct_comcost" office:value-type="float" office:value="1.60236220472441" calcext:value-type="float">
            <text:p>1,6</text:p>
          </table:table-cell>
          <table:table-cell table:style-name="ce276" table:formula="of:=(ias_comcost - sumac_fullbdct_comcost) / ias_comcost * 100" office:value-type="float" office:value="37.5921375921376" calcext:value-type="float">
            <text:p>37,6</text:p>
          </table:table-cell>
          <table:table-cell table:style-name="ce279" table:formula="of:=treekem_comcost / sumac_fullbdct_comcost" office:value-type="float" office:value="1.51968503937008" calcext:value-type="float">
            <text:p>1,5</text:p>
          </table:table-cell>
          <table:table-cell table:style-name="ce283" table:formula="of:=(treekem_comcost - sumac_fullbdct_comcost) / treekem_comcost * 100" office:value-type="float" office:value="34.1968911917098" calcext:value-type="float">
            <text:p>34,2</text:p>
          </table:table-cell>
          <table:table-cell table:style-name="ce180" table:formula="of:= g_coef * ( h_A*pk_size + (h_A+1)*ct_hpke_size )" office:value-type="float" office:value="268.8" calcext:value-type="float">
            <text:p>269</text:p>
          </table:table-cell>
          <table:table-cell table:style-name="ce288" table:formula="of:=treekem_comcost/sumacv1_fullbdct_comcost" office:value-type="float" office:value="2.29761904761905" calcext:value-type="float">
            <text:p>2,3</text:p>
          </table:table-cell>
          <table:table-cell table:style-name="ce180" table:formula="of:= g_A_coef*h_A*pk_size + ( g_A_coef*h_A + g_U_coef)*ct_hpke_size" office:value-type="float" office:value="102.4" calcext:value-type="float">
            <text:p>102</text:p>
          </table:table-cell>
          <table:table-cell table:number-columns-repeated="988"/>
        </table:table-row>
        <table:table-row table:style-name="ro2">
          <table:table-cell table:style-name="ce230" office:value-type="string" calcext:value-type="string">
            <text:p>(full)</text:p>
          </table:table-cell>
          <table:table-cell table:style-name="ce230"/>
          <table:table-cell table:style-name="ce230" office:value-type="string" calcext:value-type="string">
            <text:p>Medium</text:p>
          </table:table-cell>
          <table:table-cell table:style-name="ce236" table:formula="of:= (n_tot + 1) / n_tot" office:value-type="float" office:value="1.00367647058824" calcext:value-type="float">
            <text:p>1,00</text:p>
          </table:table-cell>
          <table:table-cell table:style-name="ce236" table:formula="of:=(1 + n_A) / n_tot" office:value-type="float" office:value="0.0625" calcext:value-type="float">
            <text:p>0,06</text:p>
          </table:table-cell>
          <table:table-cell table:style-name="ce236" table:formula="of:= (1 + n_U) / n_tot" office:value-type="float" office:value="0.944852941176471" calcext:value-type="float">
            <text:p>0,94</text:p>
          </table:table-cell>
          <table:table-cell table:style-name="ce236" table:formula="of:= 2 / n_tot" office:value-type="float" office:value="0.00735294117647059" calcext:value-type="float">
            <text:p>0,01</text:p>
          </table:table-cell>
          <table:table-cell table:style-name="ce236" table:formula="of:=1/n_tot" office:value-type="float" office:value="0.00367647058823529" calcext:value-type="float">
            <text:p>0,00</text:p>
          </table:table-cell>
          <table:table-cell table:style-name="ce255" table:formula="of:= CEILING((LOG(n_tot;2)))" office:value-type="float" office:value="9" calcext:value-type="float">
            <text:p>9</text:p>
          </table:table-cell>
          <table:table-cell table:style-name="ce255" table:formula="of:=LOG(n_A;2)" office:value-type="float" office:value="4" calcext:value-type="float">
            <text:p>4</text:p>
          </table:table-cell>
          <table:table-cell table:style-name="ce255" table:formula="of:=LOG(n_U;2)" office:value-type="float" office:value="8" calcext:value-type="float">
            <text:p>8</text:p>
          </table:table-cell>
          <table:table-cell table:style-name="ce255" table:formula="of:=n_A + n_U" office:value-type="float" office:value="272" calcext:value-type="float">
            <text:p>272</text:p>
          </table:table-cell>
          <table:table-cell table:style-name="ce255" table:formula="of:=n_a_med" office:value-type="float" office:value="16" calcext:value-type="float">
            <text:p>16</text:p>
          </table:table-cell>
          <table:table-cell table:style-name="ce255" office:value-type="float" office:value="256" calcext:value-type="float">
            <text:p>256</text:p>
          </table:table-cell>
          <table:table-cell table:style-name="ce255" table:formula="of:=(2*n_tot - 2) * pk_size + n_tot * spk_size" office:value-type="float" office:value="26048" calcext:value-type="float">
            <text:p>26 048</text:p>
          </table:table-cell>
          <table:table-cell table:style-name="ce255" table:formula="of:=(2*n_A - 2) * pk_size + n_A * spk_size" office:value-type="float" office:value="1472" calcext:value-type="float">
            <text:p>1 472</text:p>
          </table:table-cell>
          <table:table-cell table:style-name="ce255" office:value-type="float" office:value="16" calcext:value-type="float">
            <text:p>16</text:p>
          </table:table-cell>
          <table:table-cell table:style-name="ce255" table:formula="of:=(2*n_U - 1) * sec_size" office:value-type="float" office:value="8176" calcext:value-type="float">
            <text:p>8 176</text:p>
          </table:table-cell>
          <table:table-cell table:style-name="ce255" table:formula="of:=pkct_classical_size + tag_size + sec_size" office:value-type="float" office:value="64" calcext:value-type="float">
            <text:p>64</text:p>
          </table:table-cell>
          <table:table-cell table:style-name="ce255" table:formula="of:=pkct_classical_size + tag_size + 2*sec_size" office:value-type="float" office:value="80" calcext:value-type="float">
            <text:p>80</text:p>
          </table:table-cell>
          <table:table-cell table:style-name="ce255" table:formula="of:=pkct_classical_size + tag_size + (h_U + 1)*sec_size" office:value-type="float" office:value="192" calcext:value-type="float">
            <text:p>192</text:p>
          </table:table-cell>
          <table:table-cell table:style-name="ce255" table:formula="of:=pkct_classical_size + tag_size + (h_U + 1)*sec_size" office:value-type="float" office:value="192" calcext:value-type="float">
            <text:p>192</text:p>
          </table:table-cell>
          <table:table-cell table:style-name="ce255" table:formula="of:=pkct_classical_size + tag_size + (2 * n_U - 1)*sec_size" office:value-type="float" office:value="8224" calcext:value-type="float">
            <text:p>8 224</text:p>
          </table:table-cell>
          <table:table-cell table:style-name="ce255" office:value-type="float" office:value="32" calcext:value-type="float">
            <text:p>32</text:p>
          </table:table-cell>
          <table:table-cell table:style-name="ce255" table:formula="of:=h_U * sec_size + tag_size" office:value-type="float" office:value="144" calcext:value-type="float">
            <text:p>144</text:p>
          </table:table-cell>
          <table:table-cell table:style-name="ce255" table:formula="of:= (h_U + 1) * sec_size + tag_size" office:value-type="float" office:value="160" calcext:value-type="float">
            <text:p>160</text:p>
          </table:table-cell>
          <table:table-cell table:style-name="ce255" table:formula="of:=stu_mka_tree_size + tag_size" office:value-type="float" office:value="8192" calcext:value-type="float">
            <text:p>8 192</text:p>
          </table:table-cell>
          <table:table-cell table:style-name="ce230" table:formula="of:=  g_coef * ( (h_A + 1) *  pk_size  + spk_size + h_A * ct_hpke_size + sig_size  ) + g_ind_coef * (pk_size + spk_size + 2 * sig_size ) +  treekem_comcost + spk_size" office:value-type="float" office:value="1479.17647058824" calcext:value-type="float">
            <text:p>1 479</text:p>
          </table:table-cell>
          <table:table-cell table:style-name="ce230" table:formula="of:= treekem_comcost  + g_coef * spk_size" office:value-type="float" office:value="996.588235294118" calcext:value-type="float">
            <text:p>997</text:p>
          </table:table-cell>
          <table:table-cell table:style-name="ce230" table:formula="of:= g_coef * ( (h_tot + 1) *  pk_size + spk_size + h_tot * ct_hpke_size + sig_size ) + g_ind_coef * (pk_size + spk_size + 2 * sig_size )" office:value-type="float" office:value="964.470588235294" calcext:value-type="float">
            <text:p>964</text:p>
          </table:table-cell>
          <table:table-cell table:style-name="ce268" table:formula="of:= g_coef * ( (h_A + 1) * pk_size  + spk_size  +  h_A * ct_hpke_size + sig_size ) + g_coef * (ct_aead_size) + g_ind_coef * (pk_size + spk_size + ct_hpke_mka_tree_size  + 3 * sig_size)" office:value-type="float" office:value="575.529411764706" calcext:value-type="float">
            <text:p>576</text:p>
          </table:table-cell>
          <table:table-cell table:style-name="ce271" table:formula="of:= ias_comcost / sumac_fullbdct_comcost" office:value-type="float" office:value="1.73160261651676" calcext:value-type="float">
            <text:p>1,7</text:p>
          </table:table-cell>
          <table:table-cell table:style-name="ce276" table:formula="of:=(ias_comcost - sumac_fullbdct_comcost) / ias_comcost * 100" office:value-type="float" office:value="42.2500295124543" calcext:value-type="float">
            <text:p>42,3</text:p>
          </table:table-cell>
          <table:table-cell table:style-name="ce279" table:formula="of:=treekem_comcost / sumac_fullbdct_comcost" office:value-type="float" office:value="1.67579721995094" calcext:value-type="float">
            <text:p>1,7</text:p>
          </table:table-cell>
          <table:table-cell table:style-name="ce283" table:formula="of:=(treekem_comcost - sumac_fullbdct_comcost) / treekem_comcost * 100" office:value-type="float" office:value="40.3269090021957" calcext:value-type="float">
            <text:p>40,3</text:p>
          </table:table-cell>
          <table:table-cell table:style-name="ce180" table:formula="of:= g_coef * ( h_A*pk_size + (h_A+1)*ct_hpke_size )" office:value-type="float" office:value="449.647058823529" calcext:value-type="float">
            <text:p>450</text:p>
          </table:table-cell>
          <table:table-cell table:style-name="ce288" table:formula="of:=treekem_comcost/sumacv1_fullbdct_comcost" office:value-type="float" office:value="2.14495028780743" calcext:value-type="float">
            <text:p>2,1</text:p>
          </table:table-cell>
          <table:table-cell table:style-name="ce180" table:formula="of:= g_A_coef*h_A*pk_size + ( g_A_coef*h_A + g_U_coef)*ct_hpke_size" office:value-type="float" office:value="84.4705882352941" calcext:value-type="float">
            <text:p>84</text:p>
          </table:table-cell>
          <table:table-cell table:number-columns-repeated="988"/>
        </table:table-row>
        <table:table-row table:style-name="ro2">
          <table:table-cell table:style-name="ce230" table:number-columns-repeated="2"/>
          <table:table-cell table:style-name="ce230" office:value-type="string" calcext:value-type="string">
            <text:p>Large</text:p>
          </table:table-cell>
          <table:table-cell table:style-name="ce236" table:formula="of:= (n_tot + 1) / n_tot" office:value-type="float" office:value="1.00001519941634" calcext:value-type="float">
            <text:p>1,00</text:p>
          </table:table-cell>
          <table:table-cell table:style-name="ce236" table:formula="of:=(1 + n_A) / n_tot" office:value-type="float" office:value="0.00390625" calcext:value-type="float">
            <text:p>0,00</text:p>
          </table:table-cell>
          <table:table-cell table:style-name="ce236" table:formula="of:= (1 + n_U) / n_tot" office:value-type="float" office:value="0.996124148832685" calcext:value-type="float">
            <text:p>1,00</text:p>
          </table:table-cell>
          <table:table-cell table:style-name="ce236" table:formula="of:= 2 / n_tot" office:value-type="float" office:value="0.0000303988326848249" calcext:value-type="float">
            <text:p>0,00</text:p>
          </table:table-cell>
          <table:table-cell table:style-name="ce236" table:formula="of:=1/n_tot" office:value-type="float" office:value="0.0000151994163424125" calcext:value-type="float">
            <text:p>0,00</text:p>
          </table:table-cell>
          <table:table-cell table:style-name="ce255" table:formula="of:= CEILING((LOG(n_tot;2)))" office:value-type="float" office:value="17" calcext:value-type="float">
            <text:p>17</text:p>
          </table:table-cell>
          <table:table-cell table:style-name="ce255" table:formula="of:=LOG(n_A;2)" office:value-type="float" office:value="8" calcext:value-type="float">
            <text:p>8</text:p>
          </table:table-cell>
          <table:table-cell table:style-name="ce255" table:formula="of:=LOG(n_U;2)" office:value-type="float" office:value="16" calcext:value-type="float">
            <text:p>16</text:p>
          </table:table-cell>
          <table:table-cell table:style-name="ce255" table:formula="of:=n_A + n_U" office:value-type="float" office:value="65792" calcext:value-type="float">
            <text:p>65 792</text:p>
          </table:table-cell>
          <table:table-cell table:style-name="ce255" table:formula="of:=n_a_large" office:value-type="float" office:value="256" calcext:value-type="float">
            <text:p>256</text:p>
          </table:table-cell>
          <table:table-cell table:style-name="ce255" office:value-type="float" office:value="65536" calcext:value-type="float">
            <text:p>65 536</text:p>
          </table:table-cell>
          <table:table-cell table:style-name="ce255" table:formula="of:=(2*n_tot - 2) * pk_size + n_tot * spk_size" office:value-type="float" office:value="6315968" calcext:value-type="float">
            <text:p>6 315 968</text:p>
          </table:table-cell>
          <table:table-cell table:style-name="ce255" table:formula="of:=(2*n_A - 2) * pk_size + n_A * spk_size" office:value-type="float" office:value="24512" calcext:value-type="float">
            <text:p>24 512</text:p>
          </table:table-cell>
          <table:table-cell table:style-name="ce255" office:value-type="float" office:value="16" calcext:value-type="float">
            <text:p>16</text:p>
          </table:table-cell>
          <table:table-cell table:style-name="ce255" table:formula="of:=(2*n_U - 1) * sec_size" office:value-type="float" office:value="2097136" calcext:value-type="float">
            <text:p>2 097 136</text:p>
          </table:table-cell>
          <table:table-cell table:style-name="ce255" table:formula="of:=pkct_classical_size + tag_size + sec_size" office:value-type="float" office:value="64" calcext:value-type="float">
            <text:p>64</text:p>
          </table:table-cell>
          <table:table-cell table:style-name="ce255" table:formula="of:=pkct_classical_size + tag_size + 2*sec_size" office:value-type="float" office:value="80" calcext:value-type="float">
            <text:p>80</text:p>
          </table:table-cell>
          <table:table-cell table:style-name="ce255" table:formula="of:=pkct_classical_size + tag_size + (h_U + 1)*sec_size" office:value-type="float" office:value="320" calcext:value-type="float">
            <text:p>320</text:p>
          </table:table-cell>
          <table:table-cell table:style-name="ce255" table:formula="of:=pkct_classical_size + tag_size + (h_U + 1)*sec_size" office:value-type="float" office:value="320" calcext:value-type="float">
            <text:p>320</text:p>
          </table:table-cell>
          <table:table-cell table:style-name="ce255" table:formula="of:=pkct_classical_size + tag_size + (2 * n_U - 1)*sec_size" office:value-type="float" office:value="2097184" calcext:value-type="float">
            <text:p>2 097 184</text:p>
          </table:table-cell>
          <table:table-cell table:style-name="ce255" office:value-type="float" office:value="32" calcext:value-type="float">
            <text:p>32</text:p>
          </table:table-cell>
          <table:table-cell table:style-name="ce255" table:formula="of:=h_U * sec_size + tag_size" office:value-type="float" office:value="272" calcext:value-type="float">
            <text:p>272</text:p>
          </table:table-cell>
          <table:table-cell table:style-name="ce255" table:formula="of:= (h_U + 1) * sec_size + tag_size" office:value-type="float" office:value="288" calcext:value-type="float">
            <text:p>288</text:p>
          </table:table-cell>
          <table:table-cell table:style-name="ce255" table:formula="of:=stu_mka_tree_size + tag_size" office:value-type="float" office:value="2097152" calcext:value-type="float">
            <text:p>2 097 152</text:p>
          </table:table-cell>
          <table:table-cell table:style-name="ce230" table:formula="of:=  g_coef * ( (h_A + 1) *  pk_size  + spk_size + h_A * ct_hpke_size + sig_size  ) + g_ind_coef * (pk_size + spk_size + 2 * sig_size ) +  treekem_comcost + spk_size" office:value-type="float" office:value="2624.04717898833" calcext:value-type="float">
            <text:p>2 624</text:p>
          </table:table-cell>
          <table:table-cell table:style-name="ce230" table:formula="of:= treekem_comcost  + g_coef * spk_size" office:value-type="float" office:value="1760.03064202335" calcext:value-type="float">
            <text:p>1 760</text:p>
          </table:table-cell>
          <table:table-cell table:style-name="ce230" table:formula="of:= g_coef * ( (h_tot + 1) *  pk_size + spk_size + h_tot * ct_hpke_size + sig_size ) + g_ind_coef * (pk_size + spk_size + 2 * sig_size )" office:value-type="float" office:value="1728.03015564202" calcext:value-type="float">
            <text:p>1 728</text:p>
          </table:table-cell>
          <table:table-cell table:style-name="ce268" table:formula="of:= g_coef * ( (h_A + 1) * pk_size  + spk_size  +  h_A * ct_hpke_size + sig_size ) + g_coef * (ct_aead_size) + g_ind_coef * (pk_size + spk_size + ct_hpke_mka_tree_size  + 3 * sig_size)" office:value-type="float" office:value="959.770428015564" calcext:value-type="float">
            <text:p>960</text:p>
          </table:table-cell>
          <table:table-cell table:style-name="ce271" table:formula="of:= ias_comcost / sumac_fullbdct_comcost" office:value-type="float" office:value="1.83380378333016" calcext:value-type="float">
            <text:p>1,8</text:p>
          </table:table-cell>
          <table:table-cell table:style-name="ce276" table:formula="of:=(ias_comcost - sumac_fullbdct_comcost) / ias_comcost * 100" office:value-type="float" office:value="45.4685387231552" calcext:value-type="float">
            <text:p>45,5</text:p>
          </table:table-cell>
          <table:table-cell table:style-name="ce279" table:formula="of:=treekem_comcost / sumac_fullbdct_comcost" office:value-type="float" office:value="1.80046197007229" calcext:value-type="float">
            <text:p>1,8</text:p>
          </table:table-cell>
          <table:table-cell table:style-name="ce283" table:formula="of:=(treekem_comcost - sumac_fullbdct_comcost) / treekem_comcost * 100" office:value-type="float" office:value="44.4586991215454" calcext:value-type="float">
            <text:p>44,5</text:p>
          </table:table-cell>
          <table:table-cell table:style-name="ce180" table:formula="of:= g_coef * ( h_A*pk_size + (h_A+1)*ct_hpke_size )" office:value-type="float" office:value="832.012645914397" calcext:value-type="float">
            <text:p>832</text:p>
          </table:table-cell>
          <table:table-cell table:style-name="ce288" table:formula="of:=treekem_comcost/sumacv1_fullbdct_comcost" office:value-type="float" office:value="2.07692775359548" calcext:value-type="float">
            <text:p>2,1</text:p>
          </table:table-cell>
          <table:table-cell table:style-name="ce180" table:formula="of:= g_A_coef*h_A*pk_size + ( g_A_coef*h_A + g_U_coef)*ct_hpke_size" office:value-type="float" office:value="66.7519455252918" calcext:value-type="float">
            <text:p>67</text:p>
          </table:table-cell>
          <table:table-cell table:number-columns-repeated="988"/>
        </table:table-row>
        <table:table-row table:style-name="ro2">
          <table:table-cell table:style-name="ce230"/>
          <table:table-cell table:style-name="ce230" office:value-type="string" calcext:value-type="string">
            <text:p>PQ</text:p>
          </table:table-cell>
          <table:table-cell table:style-name="ce230" office:value-type="string" calcext:value-type="string">
            <text:p>Small</text:p>
          </table:table-cell>
          <table:table-cell table:style-name="ce6" table:formula="of:= (n_tot + 1) / n_tot" office:value-type="float" office:value="1.05" calcext:value-type="float">
            <text:p>1,05</text:p>
          </table:table-cell>
          <table:table-cell table:style-name="ce11" table:formula="of:=(1 + n_A) / n_tot" office:value-type="float" office:value="0.25" calcext:value-type="float">
            <text:p>0,25</text:p>
          </table:table-cell>
          <table:table-cell table:style-name="ce11" table:formula="of:= (1 + n_U) / n_tot" office:value-type="float" office:value="0.85" calcext:value-type="float">
            <text:p>0,85</text:p>
          </table:table-cell>
          <table:table-cell table:style-name="ce11" table:formula="of:= 2 / n_tot" office:value-type="float" office:value="0.1" calcext:value-type="float">
            <text:p>0,10</text:p>
          </table:table-cell>
          <table:table-cell table:style-name="ce6" table:formula="of:=1/n_tot" office:value-type="float" office:value="0.05" calcext:value-type="float">
            <text:p>0,05</text:p>
          </table:table-cell>
          <table:table-cell table:style-name="ce256" table:formula="of:= CEILING((LOG(n_tot;2)))" office:value-type="float" office:value="5" calcext:value-type="float">
            <text:p>5</text:p>
          </table:table-cell>
          <table:table-cell table:style-name="ce256" table:formula="of:=LOG(n_A;2)" office:value-type="float" office:value="2" calcext:value-type="float">
            <text:p>2</text:p>
          </table:table-cell>
          <table:table-cell table:style-name="ce256" table:formula="of:=LOG(n_U;2)" office:value-type="float" office:value="4" calcext:value-type="float">
            <text:p>4</text:p>
          </table:table-cell>
          <table:table-cell table:style-name="ce256" table:formula="of:=n_A + n_U" office:value-type="float" office:value="20" calcext:value-type="float">
            <text:p>20</text:p>
          </table:table-cell>
          <table:table-cell table:style-name="ce256" table:formula="of:=n_a_small" office:value-type="float" office:value="4" calcext:value-type="float">
            <text:p>4</text:p>
          </table:table-cell>
          <table:table-cell table:style-name="ce256" office:value-type="float" office:value="16" calcext:value-type="float">
            <text:p>16</text:p>
          </table:table-cell>
          <table:table-cell table:style-name="ce256" table:formula="of:=(2*n_tot - 2) * pk_size + n_tot * spk_size" office:value-type="float" office:value="45632" calcext:value-type="float">
            <text:p>45 632</text:p>
          </table:table-cell>
          <table:table-cell table:style-name="ce256" table:formula="of:=(2*n_A - 2) * pk_size + n_A * spk_size" office:value-type="float" office:value="7232" calcext:value-type="float">
            <text:p>7 232</text:p>
          </table:table-cell>
          <table:table-cell table:style-name="ce256" office:value-type="float" office:value="32" calcext:value-type="float">
            <text:p>32</text:p>
          </table:table-cell>
          <table:table-cell table:style-name="ce256" table:formula="of:=(2*n_U - 1) * sec_size" office:value-type="float" office:value="992" calcext:value-type="float">
            <text:p>992</text:p>
          </table:table-cell>
          <table:table-cell table:style-name="ce256" table:formula="of:=pkct_pq_size + tag_size + sec_size" office:value-type="float" office:value="1136" calcext:value-type="float">
            <text:p>1 136</text:p>
          </table:table-cell>
          <table:table-cell table:style-name="ce256" table:formula="of:=pkct_pq_size + tag_size + 2*sec_size" office:value-type="float" office:value="1168" calcext:value-type="float">
            <text:p>1 168</text:p>
          </table:table-cell>
          <table:table-cell table:style-name="ce256" table:formula="of:=pkct_pq_size + tag_size + (h_U + 1)*sec_size" office:value-type="float" office:value="1264" calcext:value-type="float">
            <text:p>1 264</text:p>
          </table:table-cell>
          <table:table-cell table:style-name="ce256" table:formula="of:=pkct_pq_size + tag_size + (h_U + 1)*sec_size" office:value-type="float" office:value="1264" calcext:value-type="float">
            <text:p>1 264</text:p>
          </table:table-cell>
          <table:table-cell table:style-name="ce256" table:formula="of:=pkct_pq_size  + tag_size + (2 * n_U - 1)*sec_size" office:value-type="float" office:value="2096" calcext:value-type="float">
            <text:p>2 096</text:p>
          </table:table-cell>
          <table:table-cell table:style-name="ce14" office:value-type="float" office:value="1184" calcext:value-type="float">
            <text:p>1 184</text:p>
          </table:table-cell>
          <table:table-cell table:style-name="ce14" table:formula="of:=h_U * sec_size + tag_size" office:value-type="float" office:value="144" calcext:value-type="float">
            <text:p>144</text:p>
          </table:table-cell>
          <table:table-cell table:style-name="ce14" table:formula="of:= (h_U + 1) * sec_size + tag_size" office:value-type="float" office:value="176" calcext:value-type="float">
            <text:p>176</text:p>
          </table:table-cell>
          <table:table-cell table:style-name="ce256" table:formula="of:=stu_mka_tree_size + tag_size" office:value-type="float" office:value="1008" calcext:value-type="float">
            <text:p>1 008</text:p>
          </table:table-cell>
          <table:table-cell table:style-name="ce230" table:formula="of:=  g_coef * ( (h_A + 1) *  pk_size  + spk_size + h_A * ct_hpke_size + sig_size  ) + g_ind_coef * (pk_size + spk_size + 2 * sig_size ) +  treekem_comcost + spk_size" office:value-type="float" office:value="19960.8" calcext:value-type="float">
            <text:p>19 961</text:p>
          </table:table-cell>
          <table:table-cell table:style-name="ce230" table:formula="of:= treekem_comcost  + g_coef * spk_size" office:value-type="float" office:value="13652" calcext:value-type="float">
            <text:p>13 652</text:p>
          </table:table-cell>
          <table:table-cell table:style-name="ce230" table:formula="of:= g_coef * ( (h_tot + 1) *  pk_size + spk_size + h_tot * ct_hpke_size + sig_size ) + g_ind_coef * (pk_size + spk_size + 2 * sig_size )" office:value-type="float" office:value="13618.4" calcext:value-type="float">
            <text:p>13 618</text:p>
          </table:table-cell>
          <table:table-cell table:style-name="ce268" table:formula="of:= g_coef * ( (h_A + 1) * pk_size  + spk_size  +  h_A * ct_hpke_size + sig_size ) + g_coef * (ct_aead_size) + g_ind_coef * (pk_size + spk_size + ct_hpke_mka_tree_size  + 3 * sig_size)" office:value-type="float" office:value="6556.8" calcext:value-type="float">
            <text:p>6 557</text:p>
          </table:table-cell>
          <table:table-cell table:style-name="ce271" table:formula="of:= ias_comcost / sumac_fullbdct_comcost" office:value-type="float" office:value="2.08211322596388" calcext:value-type="float">
            <text:p>2,1</text:p>
          </table:table-cell>
          <table:table-cell table:style-name="ce276" table:formula="of:=(ias_comcost - sumac_fullbdct_comcost) / ias_comcost * 100" office:value-type="float" office:value="51.9718722531497" calcext:value-type="float">
            <text:p>52,0</text:p>
          </table:table-cell>
          <table:table-cell table:style-name="ce279" table:formula="of:=treekem_comcost / sumac_fullbdct_comcost" office:value-type="float" office:value="2.0769887750122" calcext:value-type="float">
            <text:p>2,1</text:p>
          </table:table-cell>
          <table:table-cell table:style-name="ce283" table:formula="of:=(treekem_comcost - sumac_fullbdct_comcost) / treekem_comcost * 100" office:value-type="float" office:value="51.8533748457969" calcext:value-type="float">
            <text:p>51,9</text:p>
          </table:table-cell>
          <table:table-cell table:style-name="ce180" table:formula="of:= g_coef * ( h_A*pk_size + (h_A+1)*ct_hpke_size )" office:value-type="float" office:value="6064.8" calcext:value-type="float">
            <text:p>6 065</text:p>
          </table:table-cell>
          <table:table-cell table:style-name="ce288" table:formula="of:=treekem_comcost/sumacv1_fullbdct_comcost" office:value-type="float" office:value="2.24548212636855" calcext:value-type="float">
            <text:p>2,2</text:p>
          </table:table-cell>
          <table:table-cell table:style-name="ce180" table:formula="of:= g_A_coef*h_A*pk_size + ( g_A_coef*h_A + g_U_coef)*ct_hpke_size" office:value-type="float" office:value="2125.6" calcext:value-type="float">
            <text:p>2 126</text:p>
          </table:table-cell>
          <table:table-cell table:number-columns-repeated="988"/>
        </table:table-row>
        <table:table-row table:style-name="ro2">
          <table:table-cell table:style-name="ce230" table:number-columns-repeated="2"/>
          <table:table-cell table:style-name="ce230" office:value-type="string" calcext:value-type="string">
            <text:p>Medium</text:p>
          </table:table-cell>
          <table:table-cell table:style-name="ce6" table:formula="of:= (n_tot + 1) / n_tot" office:value-type="float" office:value="1.00367647058824" calcext:value-type="float">
            <text:p>1,00</text:p>
          </table:table-cell>
          <table:table-cell table:style-name="ce11" table:formula="of:=(1 + n_A) / n_tot" office:value-type="float" office:value="0.0625" calcext:value-type="float">
            <text:p>0,06</text:p>
          </table:table-cell>
          <table:table-cell table:style-name="ce11" table:formula="of:= (1 + n_U) / n_tot" office:value-type="float" office:value="0.944852941176471" calcext:value-type="float">
            <text:p>0,94</text:p>
          </table:table-cell>
          <table:table-cell table:style-name="ce11" table:formula="of:= 2 / n_tot" office:value-type="float" office:value="0.00735294117647059" calcext:value-type="float">
            <text:p>0,01</text:p>
          </table:table-cell>
          <table:table-cell table:style-name="ce6" table:formula="of:=1/n_tot" office:value-type="float" office:value="0.00367647058823529" calcext:value-type="float">
            <text:p>0,00</text:p>
          </table:table-cell>
          <table:table-cell table:style-name="ce256" table:formula="of:= CEILING((LOG(n_tot;2)))" office:value-type="float" office:value="9" calcext:value-type="float">
            <text:p>9</text:p>
          </table:table-cell>
          <table:table-cell table:style-name="ce256" table:formula="of:=LOG(n_A;2)" office:value-type="float" office:value="4" calcext:value-type="float">
            <text:p>4</text:p>
          </table:table-cell>
          <table:table-cell table:style-name="ce256" table:formula="of:=LOG(n_U;2)" office:value-type="float" office:value="8" calcext:value-type="float">
            <text:p>8</text:p>
          </table:table-cell>
          <table:table-cell table:style-name="ce256" table:formula="of:=n_A + n_U" office:value-type="float" office:value="272" calcext:value-type="float">
            <text:p>272</text:p>
          </table:table-cell>
          <table:table-cell table:style-name="ce256" table:formula="of:=n_a_med" office:value-type="float" office:value="16" calcext:value-type="float">
            <text:p>16</text:p>
          </table:table-cell>
          <table:table-cell table:style-name="ce256" office:value-type="float" office:value="256" calcext:value-type="float">
            <text:p>256</text:p>
          </table:table-cell>
          <table:table-cell table:style-name="ce256" table:formula="of:=(2*n_tot - 2) * pk_size + n_tot * spk_size" office:value-type="float" office:value="650432" calcext:value-type="float">
            <text:p>650 432</text:p>
          </table:table-cell>
          <table:table-cell table:style-name="ce256" table:formula="of:=(2*n_A - 2) * pk_size + n_A * spk_size" office:value-type="float" office:value="36032" calcext:value-type="float">
            <text:p>36 032</text:p>
          </table:table-cell>
          <table:table-cell table:style-name="ce256" office:value-type="float" office:value="32" calcext:value-type="float">
            <text:p>32</text:p>
          </table:table-cell>
          <table:table-cell table:style-name="ce256" table:formula="of:=(2*n_U - 1) * sec_size" office:value-type="float" office:value="16352" calcext:value-type="float">
            <text:p>16 352</text:p>
          </table:table-cell>
          <table:table-cell table:style-name="ce256" table:formula="of:=pkct_pq_size + tag_size + sec_size" office:value-type="float" office:value="1136" calcext:value-type="float">
            <text:p>1 136</text:p>
          </table:table-cell>
          <table:table-cell table:style-name="ce256" table:formula="of:=pkct_pq_size + tag_size + 2*sec_size" office:value-type="float" office:value="1168" calcext:value-type="float">
            <text:p>1 168</text:p>
          </table:table-cell>
          <table:table-cell table:style-name="ce256" table:formula="of:=pkct_pq_size + tag_size + (h_U + 1)*sec_size" office:value-type="float" office:value="1392" calcext:value-type="float">
            <text:p>1 392</text:p>
          </table:table-cell>
          <table:table-cell table:style-name="ce256" table:formula="of:=pkct_pq_size + tag_size + (h_U + 1)*sec_size" office:value-type="float" office:value="1392" calcext:value-type="float">
            <text:p>1 392</text:p>
          </table:table-cell>
          <table:table-cell table:style-name="ce256" table:formula="of:=pkct_pq_size  + tag_size + (2 * n_U - 1)*sec_size" office:value-type="float" office:value="17456" calcext:value-type="float">
            <text:p>17 456</text:p>
          </table:table-cell>
          <table:table-cell table:style-name="ce14" office:value-type="float" office:value="1184" calcext:value-type="float">
            <text:p>1 184</text:p>
          </table:table-cell>
          <table:table-cell table:style-name="ce14" table:formula="of:=h_U * sec_size + tag_size" office:value-type="float" office:value="272" calcext:value-type="float">
            <text:p>272</text:p>
          </table:table-cell>
          <table:table-cell table:style-name="ce14" table:formula="of:= (h_U + 1) * sec_size + tag_size" office:value-type="float" office:value="304" calcext:value-type="float">
            <text:p>304</text:p>
          </table:table-cell>
          <table:table-cell table:style-name="ce256" table:formula="of:=stu_mka_tree_size + tag_size" office:value-type="float" office:value="16368" calcext:value-type="float">
            <text:p>16 368</text:p>
          </table:table-cell>
          <table:table-cell table:style-name="ce230" table:formula="of:=  g_coef * ( (h_A + 1) *  pk_size  + spk_size + h_A * ct_hpke_size + sig_size  ) + g_ind_coef * (pk_size + spk_size + 2 * sig_size ) +  treekem_comcost + spk_size" office:value-type="float" office:value="32826.8823529412" calcext:value-type="float">
            <text:p>32 827</text:p>
          </table:table-cell>
          <table:table-cell table:style-name="ce230" table:formula="of:= treekem_comcost  + g_coef * spk_size" office:value-type="float" office:value="22250.8823529412" calcext:value-type="float">
            <text:p>22 251</text:p>
          </table:table-cell>
          <table:table-cell table:style-name="ce230" table:formula="of:= g_coef * ( (h_tot + 1) *  pk_size + spk_size + h_tot * ct_hpke_size + sig_size ) + g_ind_coef * (pk_size + spk_size + 2 * sig_size )" office:value-type="float" office:value="22218.7647058824" calcext:value-type="float">
            <text:p>22 219</text:p>
          </table:table-cell>
          <table:table-cell table:style-name="ce268" table:formula="of:= g_coef * ( (h_A + 1) * pk_size  + spk_size  +  h_A * ct_hpke_size + sig_size ) + g_coef * (ct_aead_size) + g_ind_coef * (pk_size + spk_size + ct_hpke_mka_tree_size  + 3 * sig_size)" office:value-type="float" office:value="10736.8235294118" calcext:value-type="float">
            <text:p>10 737</text:p>
          </table:table-cell>
          <table:table-cell table:style-name="ce271" table:formula="of:= ias_comcost / sumac_fullbdct_comcost" office:value-type="float" office:value="2.07238968694871" calcext:value-type="float">
            <text:p>2,1</text:p>
          </table:table-cell>
          <table:table-cell table:style-name="ce276" table:formula="of:=(ias_comcost - sumac_fullbdct_comcost) / ias_comcost * 100" office:value-type="float" office:value="51.7465269057407" calcext:value-type="float">
            <text:p>51,7</text:p>
          </table:table-cell>
          <table:table-cell table:style-name="ce279" table:formula="of:=treekem_comcost / sumac_fullbdct_comcost" office:value-type="float" office:value="2.06939833229239" calcext:value-type="float">
            <text:p>2,1</text:p>
          </table:table-cell>
          <table:table-cell table:style-name="ce283" table:formula="of:=(treekem_comcost - sumac_fullbdct_comcost) / treekem_comcost * 100" office:value-type="float" office:value="51.6767755924378" calcext:value-type="float">
            <text:p>51,7</text:p>
          </table:table-cell>
          <table:table-cell table:style-name="ce180" table:formula="of:= g_coef * ( h_A*pk_size + (h_A+1)*ct_hpke_size )" office:value-type="float" office:value="10454.2941176471" calcext:value-type="float">
            <text:p>10 454</text:p>
          </table:table-cell>
          <table:table-cell table:style-name="ce288" table:formula="of:=treekem_comcost/sumacv1_fullbdct_comcost" office:value-type="float" office:value="2.12532424053161" calcext:value-type="float">
            <text:p>2,1</text:p>
          </table:table-cell>
          <table:table-cell table:style-name="ce180" table:formula="of:= g_A_coef*h_A*pk_size + ( g_A_coef*h_A + g_U_coef)*ct_hpke_size" office:value-type="float" office:value="1653.35294117647" calcext:value-type="float">
            <text:p>1 653</text:p>
          </table:table-cell>
          <table:table-cell table:number-columns-repeated="988"/>
        </table:table-row>
        <table:table-row table:style-name="ro2">
          <table:table-cell table:style-name="ce230" table:number-columns-repeated="2"/>
          <table:table-cell table:style-name="ce230" office:value-type="string" calcext:value-type="string">
            <text:p>Large</text:p>
          </table:table-cell>
          <table:table-cell table:style-name="ce6" table:formula="of:= (n_tot + 1) / n_tot" office:value-type="float" office:value="1.00001519941634" calcext:value-type="float">
            <text:p>1,00</text:p>
          </table:table-cell>
          <table:table-cell table:style-name="ce11" table:formula="of:=(1 + n_A) / n_tot" office:value-type="float" office:value="0.00390625" calcext:value-type="float">
            <text:p>0,00</text:p>
          </table:table-cell>
          <table:table-cell table:style-name="ce11" table:formula="of:= (1 + n_U) / n_tot" office:value-type="float" office:value="0.996124148832685" calcext:value-type="float">
            <text:p>1,00</text:p>
          </table:table-cell>
          <table:table-cell table:style-name="ce11" table:formula="of:= 2 / n_tot" office:value-type="float" office:value="0.0000303988326848249" calcext:value-type="float">
            <text:p>0,00</text:p>
          </table:table-cell>
          <table:table-cell table:style-name="ce6" table:formula="of:=1/n_tot" office:value-type="float" office:value="0.0000151994163424125" calcext:value-type="float">
            <text:p>0,00</text:p>
          </table:table-cell>
          <table:table-cell table:style-name="ce256" table:formula="of:= CEILING((LOG(n_tot;2)))" office:value-type="float" office:value="17" calcext:value-type="float">
            <text:p>17</text:p>
          </table:table-cell>
          <table:table-cell table:style-name="ce256" table:formula="of:=LOG(n_A;2)" office:value-type="float" office:value="8" calcext:value-type="float">
            <text:p>8</text:p>
          </table:table-cell>
          <table:table-cell table:style-name="ce256" table:formula="of:=LOG(n_U;2)" office:value-type="float" office:value="16" calcext:value-type="float">
            <text:p>16</text:p>
          </table:table-cell>
          <table:table-cell table:style-name="ce256" table:formula="of:=n_A + n_U" office:value-type="float" office:value="65792" calcext:value-type="float">
            <text:p>65 792</text:p>
          </table:table-cell>
          <table:table-cell table:style-name="ce256" table:formula="of:=n_a_large" office:value-type="float" office:value="256" calcext:value-type="float">
            <text:p>256</text:p>
          </table:table-cell>
          <table:table-cell table:style-name="ce256" office:value-type="float" office:value="65536" calcext:value-type="float">
            <text:p>65 536</text:p>
          </table:table-cell>
          <table:table-cell table:style-name="ce256" table:formula="of:=(2*n_tot - 2) * pk_size + n_tot * spk_size" office:value-type="float" office:value="157898432" calcext:value-type="float">
            <text:p>157 898 432</text:p>
          </table:table-cell>
          <table:table-cell table:style-name="ce256" table:formula="of:=(2*n_A - 2) * pk_size + n_A * spk_size" office:value-type="float" office:value="612032" calcext:value-type="float">
            <text:p>612 032</text:p>
          </table:table-cell>
          <table:table-cell table:style-name="ce256" office:value-type="float" office:value="32" calcext:value-type="float">
            <text:p>32</text:p>
          </table:table-cell>
          <table:table-cell table:style-name="ce256" table:formula="of:=(2*n_U - 1) * sec_size" office:value-type="float" office:value="4194272" calcext:value-type="float">
            <text:p>4 194 272</text:p>
          </table:table-cell>
          <table:table-cell table:style-name="ce256" table:formula="of:=pkct_pq_size + tag_size + sec_size" office:value-type="float" office:value="1136" calcext:value-type="float">
            <text:p>1 136</text:p>
          </table:table-cell>
          <table:table-cell table:style-name="ce256" table:formula="of:=pkct_pq_size + tag_size + 2*sec_size" office:value-type="float" office:value="1168" calcext:value-type="float">
            <text:p>1 168</text:p>
          </table:table-cell>
          <table:table-cell table:style-name="ce256" table:formula="of:=pkct_pq_size + tag_size + (h_U + 1)*sec_size" office:value-type="float" office:value="1648" calcext:value-type="float">
            <text:p>1 648</text:p>
          </table:table-cell>
          <table:table-cell table:style-name="ce256" table:formula="of:=pkct_pq_size + tag_size + (h_U + 1)*sec_size" office:value-type="float" office:value="1648" calcext:value-type="float">
            <text:p>1 648</text:p>
          </table:table-cell>
          <table:table-cell table:style-name="ce256" table:formula="of:=pkct_pq_size  + tag_size + (2 * n_U - 1)*sec_size" office:value-type="float" office:value="4195376" calcext:value-type="float">
            <text:p>4 195 376</text:p>
          </table:table-cell>
          <table:table-cell table:style-name="ce256" office:value-type="float" office:value="1184" calcext:value-type="float">
            <text:p>1 184</text:p>
          </table:table-cell>
          <table:table-cell table:style-name="ce256" table:formula="of:=h_U * sec_size + tag_size" office:value-type="float" office:value="528" calcext:value-type="float">
            <text:p>528</text:p>
          </table:table-cell>
          <table:table-cell table:style-name="ce256" table:formula="of:= (h_U + 1) * sec_size + tag_size" office:value-type="float" office:value="560" calcext:value-type="float">
            <text:p>560</text:p>
          </table:table-cell>
          <table:table-cell table:style-name="ce256" table:formula="of:=stu_mka_tree_size + tag_size" office:value-type="float" office:value="4194288" calcext:value-type="float">
            <text:p>4 194 288</text:p>
          </table:table-cell>
          <table:table-cell table:style-name="ce230" table:formula="of:=  g_coef * ( (h_A + 1) *  pk_size  + spk_size + h_A * ct_hpke_size + sig_size  ) + g_ind_coef * (pk_size + spk_size + 2 * sig_size ) +  treekem_comcost + spk_size" office:value-type="float" office:value="60528.9973249027" calcext:value-type="float">
            <text:p>60 529</text:p>
          </table:table-cell>
          <table:table-cell table:style-name="ce230" table:formula="of:= treekem_comcost  + g_coef * spk_size" office:value-type="float" office:value="40720.6578307393" calcext:value-type="float">
            <text:p>40 721</text:p>
          </table:table-cell>
          <table:table-cell table:style-name="ce230" table:formula="of:= g_coef * ( (h_tot + 1) *  pk_size + spk_size + h_tot * ct_hpke_size + sig_size ) + g_ind_coef * (pk_size + spk_size + 2 * sig_size )" office:value-type="float" office:value="40688.657344358" calcext:value-type="float">
            <text:p>40 689</text:p>
          </table:table-cell>
          <table:table-cell table:style-name="ce268" table:formula="of:= g_coef * ( (h_A + 1) * pk_size  + spk_size  +  h_A * ct_hpke_size + sig_size ) + g_coef * (ct_aead_size) + g_ind_coef * (pk_size + spk_size + ct_hpke_mka_tree_size  + 3 * sig_size)" office:value-type="float" office:value="19967.8759727626" calcext:value-type="float">
            <text:p>19 968</text:p>
          </table:table-cell>
          <table:table-cell table:style-name="ce271" table:formula="of:= ias_comcost / sumac_fullbdct_comcost" office:value-type="float" office:value="2.03930843151694" calcext:value-type="float">
            <text:p>2,0</text:p>
          </table:table-cell>
          <table:table-cell table:style-name="ce276" table:formula="of:=(ias_comcost - sumac_fullbdct_comcost) / ias_comcost * 100" office:value-type="float" office:value="50.9637686705315" calcext:value-type="float">
            <text:p>51,0</text:p>
          </table:table-cell>
          <table:table-cell table:style-name="ce279" table:formula="of:=treekem_comcost / sumac_fullbdct_comcost" office:value-type="float" office:value="2.03770583310211" calcext:value-type="float">
            <text:p>2,0</text:p>
          </table:table-cell>
          <table:table-cell table:style-name="ce283" table:formula="of:=(treekem_comcost - sumac_fullbdct_comcost) / treekem_comcost * 100" office:value-type="float" office:value="50.9252030516277" calcext:value-type="float">
            <text:p>50,9</text:p>
          </table:table-cell>
          <table:table-cell table:style-name="ce180" table:formula="of:= g_coef * ( h_A*pk_size + (h_A+1)*ct_hpke_size )" office:value-type="float" office:value="19696.2993677043" calcext:value-type="float">
            <text:p>19 696</text:p>
          </table:table-cell>
          <table:table-cell table:style-name="ce288" table:formula="of:=treekem_comcost/sumacv1_fullbdct_comcost" office:value-type="float" office:value="2.06580213799322" calcext:value-type="float">
            <text:p>2,1</text:p>
          </table:table-cell>
          <table:table-cell table:style-name="ce180" table:formula="of:= g_A_coef*h_A*pk_size + ( g_A_coef*h_A + g_U_coef)*ct_hpke_size" office:value-type="float" office:value="1204.09703307393" calcext:value-type="float">
            <text:p>1 204</text:p>
          </table:table-cell>
          <table:table-cell table:number-columns-repeated="988"/>
        </table:table-row>
        <table:table-row table:style-name="ro2">
          <table:table-cell table:style-name="ce233" office:value-type="string" calcext:value-type="string">
            <text:p>User Add</text:p>
          </table:table-cell>
          <table:table-cell table:style-name="ce233" office:value-type="string" calcext:value-type="string">
            <text:p>Classical</text:p>
          </table:table-cell>
          <table:table-cell table:style-name="ce233" office:value-type="string" calcext:value-type="string">
            <text:p>Small</text:p>
          </table:table-cell>
          <table:table-cell table:style-name="ce236" table:formula="of:= (n_tot + 1) / n_tot" office:value-type="float" office:value="1.05" calcext:value-type="float">
            <text:p>1,05</text:p>
          </table:table-cell>
          <table:table-cell table:style-name="ce236" table:formula="of:=(1 + n_A) / n_tot" office:value-type="float" office:value="0.25" calcext:value-type="float">
            <text:p>0,25</text:p>
          </table:table-cell>
          <table:table-cell table:style-name="ce236" table:formula="of:= (1 + n_U) / n_tot" office:value-type="float" office:value="0.85" calcext:value-type="float">
            <text:p>0,85</text:p>
          </table:table-cell>
          <table:table-cell table:style-name="ce236" table:formula="of:= 2 / n_tot" office:value-type="float" office:value="0.1" calcext:value-type="float">
            <text:p>0,10</text:p>
          </table:table-cell>
          <table:table-cell table:style-name="ce236" table:formula="of:=1/n_tot" office:value-type="float" office:value="0.05" calcext:value-type="float">
            <text:p>0,05</text:p>
          </table:table-cell>
          <table:table-cell table:style-name="ce255" table:formula="of:= CEILING((LOG(n_tot;2)))" office:value-type="float" office:value="5" calcext:value-type="float">
            <text:p>5</text:p>
          </table:table-cell>
          <table:table-cell table:style-name="ce255" table:formula="of:=LOG(n_A;2)" office:value-type="float" office:value="2" calcext:value-type="float">
            <text:p>2</text:p>
          </table:table-cell>
          <table:table-cell table:style-name="ce255" table:formula="of:=LOG(n_U;2)" office:value-type="float" office:value="4" calcext:value-type="float">
            <text:p>4</text:p>
          </table:table-cell>
          <table:table-cell table:style-name="ce255" table:formula="of:=n_A + n_U" office:value-type="float" office:value="20" calcext:value-type="float">
            <text:p>20</text:p>
          </table:table-cell>
          <table:table-cell table:style-name="ce255" table:formula="of:=n_a_small" office:value-type="float" office:value="4" calcext:value-type="float">
            <text:p>4</text:p>
          </table:table-cell>
          <table:table-cell table:style-name="ce255" office:value-type="float" office:value="16" calcext:value-type="float">
            <text:p>16</text:p>
          </table:table-cell>
          <table:table-cell table:style-name="ce255" table:formula="of:=(2*n_tot - 2) * pk_size + n_tot * spk_size" office:value-type="float" office:value="1856" calcext:value-type="float">
            <text:p>1 856</text:p>
          </table:table-cell>
          <table:table-cell table:style-name="ce255" table:formula="of:=(2*n_A - 2) * pk_size + n_A * spk_size" office:value-type="float" office:value="320" calcext:value-type="float">
            <text:p>320</text:p>
          </table:table-cell>
          <table:table-cell table:style-name="ce255" office:value-type="float" office:value="16" calcext:value-type="float">
            <text:p>16</text:p>
          </table:table-cell>
          <table:table-cell table:style-name="ce255" table:formula="of:=(2*n_U - 1) * sec_size" office:value-type="float" office:value="496" calcext:value-type="float">
            <text:p>496</text:p>
          </table:table-cell>
          <table:table-cell table:style-name="ce255" table:formula="of:=pkct_classical_size + tag_size + sec_size" office:value-type="float" office:value="64" calcext:value-type="float">
            <text:p>64</text:p>
          </table:table-cell>
          <table:table-cell table:style-name="ce255" table:formula="of:=pkct_classical_size + tag_size + 2*sec_size" office:value-type="float" office:value="80" calcext:value-type="float">
            <text:p>80</text:p>
          </table:table-cell>
          <table:table-cell table:style-name="ce255" table:formula="of:=pkct_classical_size + tag_size + (h_U + 1)*sec_size" office:value-type="float" office:value="128" calcext:value-type="float">
            <text:p>128</text:p>
          </table:table-cell>
          <table:table-cell table:style-name="ce255" table:formula="of:=pkct_classical_size + tag_size + (h_U + 1)*sec_size" office:value-type="float" office:value="128" calcext:value-type="float">
            <text:p>128</text:p>
          </table:table-cell>
          <table:table-cell table:style-name="ce255" table:formula="of:=pkct_classical_size + tag_size + (2 * n_U - 1)*sec_size" office:value-type="float" office:value="544" calcext:value-type="float">
            <text:p>544</text:p>
          </table:table-cell>
          <table:table-cell table:style-name="ce255" office:value-type="float" office:value="32" calcext:value-type="float">
            <text:p>32</text:p>
          </table:table-cell>
          <table:table-cell table:style-name="ce255" table:formula="of:=h_U * sec_size + tag_size" office:value-type="float" office:value="80" calcext:value-type="float">
            <text:p>80</text:p>
          </table:table-cell>
          <table:table-cell table:style-name="ce255" table:formula="of:= (h_U + 1) * sec_size + tag_size" office:value-type="float" office:value="96" calcext:value-type="float">
            <text:p>96</text:p>
          </table:table-cell>
          <table:table-cell table:style-name="ce255" table:formula="of:=stu_mka_tree_size + tag_size" office:value-type="float" office:value="512" calcext:value-type="float">
            <text:p>512</text:p>
          </table:table-cell>
          <table:table-cell table:style-name="ce233" table:formula="of:= treekem_comcost" office:value-type="float" office:value="800" calcext:value-type="float">
            <text:p>800</text:p>
          </table:table-cell>
          <table:table-cell table:style-name="ce233" table:formula="of:= treekem_comcost  + g_coef * spk_size" office:value-type="float" office:value="833.6" calcext:value-type="float">
            <text:p>834</text:p>
          </table:table-cell>
          <table:table-cell table:style-name="ce233" table:formula="of:= g_coef * ( (h_tot + 1) *  pk_size + spk_size + h_tot * ct_hpke_size + sig_size) + g_ind_coef  * allusers_cgka_tree_size + g_AS_coef * (2 * pk_size + 2 * spk_size + 2 * sig_size )" office:value-type="float" office:value="800" calcext:value-type="float">
            <text:p>800</text:p>
          </table:table-cell>
          <table:table-cell table:style-name="ce269" table:formula="of:=g_coef * (ct_aead_huseeds_size + pk_size + spk_size + sig_size) + g_coef * (h_U * ct_aead_size) + g_ind_coef * ( (n_A - 1) * pk_size + (2 * n_A - 1) * spk_size + 2 * (n_A - 1) * ct_hpke_huplus1seeds_size + ct_hpke_size + (2 * n_A - 1)  * sig_size) + g_AS_coef * ( 2 * pk_size + 2 * spk_size + 2 * sig_size )" office:value-type="float" office:value="466.4" calcext:value-type="float">
            <text:p>466</text:p>
          </table:table-cell>
          <table:table-cell table:style-name="ce272" table:formula="of:= ias_comcost / sumac_fullbdct_comcost" office:value-type="float" office:value="1.78730703259005" calcext:value-type="float">
            <text:p>1,8</text:p>
          </table:table-cell>
          <table:table-cell table:style-name="ce277" table:formula="of:=(ias_comcost - sumac_fullbdct_comcost) / ias_comcost * 100" office:value-type="float" office:value="44.0499040307102" calcext:value-type="float">
            <text:p>44,0</text:p>
          </table:table-cell>
          <table:table-cell table:style-name="ce280" table:formula="of:=treekem_comcost / sumac_fullbdct_comcost" office:value-type="float" office:value="1.71526586620926" calcext:value-type="float">
            <text:p>1,7</text:p>
          </table:table-cell>
          <table:table-cell table:style-name="ce284" table:formula="of:=(treekem_comcost - sumac_fullbdct_comcost) / treekem_comcost * 100" office:value-type="float" office:value="41.7" calcext:value-type="float">
            <text:p>41,7</text:p>
          </table:table-cell>
          <table:table-cell table:style-name="ce180" table:formula="of:=g_coef*(2*pk_size + h_U*ct_aead_size + 2*ct_hpke_size)" office:value-type="float" office:value="336" calcext:value-type="float">
            <text:p>336</text:p>
          </table:table-cell>
          <table:table-cell table:style-name="ce288" table:formula="of:=treekem_comcost/sumacv1_fullbdct_comcost" office:value-type="float" office:value="2.38095238095238" calcext:value-type="float">
            <text:p>2,4</text:p>
          </table:table-cell>
          <table:table-cell table:style-name="ce180" table:formula="of:= (g_coef+g_A_coef)*pk_size + (g_U_coef*h_U + g_A_coef)*ct_aead_size + 2*g_U_coef*ct_hpke_size" office:value-type="float" office:value="267.2" calcext:value-type="float">
            <text:p>267</text:p>
          </table:table-cell>
          <table:table-cell table:style-name="Default" table:number-columns-repeated="9"/>
          <table:table-cell table:number-columns-repeated="979"/>
        </table:table-row>
        <table:table-row table:style-name="ro2">
          <table:table-cell table:style-name="ce233" table:number-columns-repeated="2"/>
          <table:table-cell table:style-name="ce233" office:value-type="string" calcext:value-type="string">
            <text:p>Medium</text:p>
          </table:table-cell>
          <table:table-cell table:style-name="ce236" table:formula="of:= (n_tot + 1) / n_tot" office:value-type="float" office:value="1.00367647058824" calcext:value-type="float">
            <text:p>1,00</text:p>
          </table:table-cell>
          <table:table-cell table:style-name="ce236" table:formula="of:=(1 + n_A) / n_tot" office:value-type="float" office:value="0.0625" calcext:value-type="float">
            <text:p>0,06</text:p>
          </table:table-cell>
          <table:table-cell table:style-name="ce236" table:formula="of:= (1 + n_U) / n_tot" office:value-type="float" office:value="0.944852941176471" calcext:value-type="float">
            <text:p>0,94</text:p>
          </table:table-cell>
          <table:table-cell table:style-name="ce236" table:formula="of:= 2 / n_tot" office:value-type="float" office:value="0.00735294117647059" calcext:value-type="float">
            <text:p>0,01</text:p>
          </table:table-cell>
          <table:table-cell table:style-name="ce236" table:formula="of:=1/n_tot" office:value-type="float" office:value="0.00367647058823529" calcext:value-type="float">
            <text:p>0,00</text:p>
          </table:table-cell>
          <table:table-cell table:style-name="ce255" table:formula="of:= CEILING((LOG(n_tot;2)))" office:value-type="float" office:value="9" calcext:value-type="float">
            <text:p>9</text:p>
          </table:table-cell>
          <table:table-cell table:style-name="ce255" table:formula="of:=LOG(n_A;2)" office:value-type="float" office:value="4" calcext:value-type="float">
            <text:p>4</text:p>
          </table:table-cell>
          <table:table-cell table:style-name="ce255" table:formula="of:=LOG(n_U;2)" office:value-type="float" office:value="8" calcext:value-type="float">
            <text:p>8</text:p>
          </table:table-cell>
          <table:table-cell table:style-name="ce255" table:formula="of:=n_A + n_U" office:value-type="float" office:value="272" calcext:value-type="float">
            <text:p>272</text:p>
          </table:table-cell>
          <table:table-cell table:style-name="ce255" table:formula="of:=n_a_med" office:value-type="float" office:value="16" calcext:value-type="float">
            <text:p>16</text:p>
          </table:table-cell>
          <table:table-cell table:style-name="ce255" office:value-type="float" office:value="256" calcext:value-type="float">
            <text:p>256</text:p>
          </table:table-cell>
          <table:table-cell table:style-name="ce255" table:formula="of:=(2*n_tot - 2) * pk_size + n_tot * spk_size" office:value-type="float" office:value="26048" calcext:value-type="float">
            <text:p>26 048</text:p>
          </table:table-cell>
          <table:table-cell table:style-name="ce255" table:formula="of:=(2*n_A - 2) * pk_size + n_A * spk_size" office:value-type="float" office:value="1472" calcext:value-type="float">
            <text:p>1 472</text:p>
          </table:table-cell>
          <table:table-cell table:style-name="ce255" office:value-type="float" office:value="16" calcext:value-type="float">
            <text:p>16</text:p>
          </table:table-cell>
          <table:table-cell table:style-name="ce255" table:formula="of:=(2*n_U - 1) * sec_size" office:value-type="float" office:value="8176" calcext:value-type="float">
            <text:p>8 176</text:p>
          </table:table-cell>
          <table:table-cell table:style-name="ce255" table:formula="of:=pkct_classical_size + tag_size + sec_size" office:value-type="float" office:value="64" calcext:value-type="float">
            <text:p>64</text:p>
          </table:table-cell>
          <table:table-cell table:style-name="ce255" table:formula="of:=pkct_classical_size + tag_size + 2*sec_size" office:value-type="float" office:value="80" calcext:value-type="float">
            <text:p>80</text:p>
          </table:table-cell>
          <table:table-cell table:style-name="ce255" table:formula="of:=pkct_classical_size + tag_size + (h_U + 1)*sec_size" office:value-type="float" office:value="192" calcext:value-type="float">
            <text:p>192</text:p>
          </table:table-cell>
          <table:table-cell table:style-name="ce255" table:formula="of:=pkct_classical_size + tag_size + (h_U + 1)*sec_size" office:value-type="float" office:value="192" calcext:value-type="float">
            <text:p>192</text:p>
          </table:table-cell>
          <table:table-cell table:style-name="ce255" table:formula="of:=pkct_classical_size + tag_size + (2 * n_U - 1)*sec_size" office:value-type="float" office:value="8224" calcext:value-type="float">
            <text:p>8 224</text:p>
          </table:table-cell>
          <table:table-cell table:style-name="ce255" office:value-type="float" office:value="32" calcext:value-type="float">
            <text:p>32</text:p>
          </table:table-cell>
          <table:table-cell table:style-name="ce255" table:formula="of:=h_U * sec_size + tag_size" office:value-type="float" office:value="144" calcext:value-type="float">
            <text:p>144</text:p>
          </table:table-cell>
          <table:table-cell table:style-name="ce255" table:formula="of:= (h_U + 1) * sec_size + tag_size" office:value-type="float" office:value="160" calcext:value-type="float">
            <text:p>160</text:p>
          </table:table-cell>
          <table:table-cell table:style-name="ce255" table:formula="of:=stu_mka_tree_size + tag_size" office:value-type="float" office:value="8192" calcext:value-type="float">
            <text:p>8 192</text:p>
          </table:table-cell>
          <table:table-cell table:style-name="ce233" table:formula="of:= treekem_comcost" office:value-type="float" office:value="1155.76470588235" calcext:value-type="float">
            <text:p>1 156</text:p>
          </table:table-cell>
          <table:table-cell table:style-name="ce233" table:formula="of:= treekem_comcost  + g_coef * spk_size" office:value-type="float" office:value="1187.88235294118" calcext:value-type="float">
            <text:p>1 188</text:p>
          </table:table-cell>
          <table:table-cell table:style-name="ce233" table:formula="of:= g_coef * ( (h_tot + 1) *  pk_size + spk_size + h_tot * ct_hpke_size + sig_size) + g_ind_coef  * allusers_cgka_tree_size + g_AS_coef * (2 * pk_size + 2 * spk_size + 2 * sig_size )" office:value-type="float" office:value="1155.76470588235" calcext:value-type="float">
            <text:p>1 156</text:p>
          </table:table-cell>
          <table:table-cell table:style-name="ce269" table:formula="of:=g_coef * (ct_aead_huseeds_size + pk_size + spk_size + sig_size) + g_coef * (h_U * ct_aead_size) + g_ind_coef * ( (n_A - 1) * pk_size + (2 * n_A - 1) * spk_size + 2 * (n_A - 1) * ct_hpke_huplus1seeds_size + ct_hpke_size + (2 * n_A - 1)  * sig_size) + g_AS_coef * ( 2 * pk_size + 2 * spk_size + 2 * sig_size )" office:value-type="float" office:value="559.470588235294" calcext:value-type="float">
            <text:p>559</text:p>
          </table:table-cell>
          <table:table-cell table:style-name="ce272" table:formula="of:= ias_comcost / sumac_fullbdct_comcost" office:value-type="float" office:value="2.12322573861844" calcext:value-type="float">
            <text:p>2,1</text:p>
          </table:table-cell>
          <table:table-cell table:style-name="ce277" table:formula="of:=(ias_comcost - sumac_fullbdct_comcost) / ias_comcost * 100" office:value-type="float" office:value="52.901852035258" calcext:value-type="float">
            <text:p>52,9</text:p>
          </table:table-cell>
          <table:table-cell table:style-name="ce280" table:formula="of:=treekem_comcost / sumac_fullbdct_comcost" office:value-type="float" office:value="2.06581852591736" calcext:value-type="float">
            <text:p>2,1</text:p>
          </table:table-cell>
          <table:table-cell table:style-name="ce284" table:formula="of:=(treekem_comcost - sumac_fullbdct_comcost) / treekem_comcost * 100" office:value-type="float" office:value="51.5930374592834" calcext:value-type="float">
            <text:p>51,6</text:p>
          </table:table-cell>
          <table:table-cell table:style-name="ce180" table:formula="of:=g_coef*(2*pk_size + h_U*ct_aead_size + 2*ct_hpke_size)" office:value-type="float" office:value="449.647058823529" calcext:value-type="float">
            <text:p>450</text:p>
          </table:table-cell>
          <table:table-cell table:style-name="ce288" table:formula="of:=treekem_comcost/sumacv1_fullbdct_comcost" office:value-type="float" office:value="2.57038199895343" calcext:value-type="float">
            <text:p>2,6</text:p>
          </table:table-cell>
          <table:table-cell table:style-name="ce180" table:formula="of:= (g_coef+g_A_coef)*pk_size + (g_U_coef*h_U + g_A_coef)*ct_aead_size + 2*g_U_coef*ct_hpke_size" office:value-type="float" office:value="398.941176470588" calcext:value-type="float">
            <text:p>399</text:p>
          </table:table-cell>
          <table:table-cell table:number-columns-repeated="988"/>
        </table:table-row>
        <table:table-row table:style-name="ro2">
          <table:table-cell table:style-name="ce233" table:number-columns-repeated="2"/>
          <table:table-cell table:style-name="ce233" office:value-type="string" calcext:value-type="string">
            <text:p>Large</text:p>
          </table:table-cell>
          <table:table-cell table:style-name="ce236" table:formula="of:= (n_tot + 1) / n_tot" office:value-type="float" office:value="1.00001519941634" calcext:value-type="float">
            <text:p>1,00</text:p>
          </table:table-cell>
          <table:table-cell table:style-name="ce236" table:formula="of:=(1 + n_A) / n_tot" office:value-type="float" office:value="0.00390625" calcext:value-type="float">
            <text:p>0,00</text:p>
          </table:table-cell>
          <table:table-cell table:style-name="ce236" table:formula="of:= (1 + n_U) / n_tot" office:value-type="float" office:value="0.996124148832685" calcext:value-type="float">
            <text:p>1,00</text:p>
          </table:table-cell>
          <table:table-cell table:style-name="ce236" table:formula="of:= 2 / n_tot" office:value-type="float" office:value="0.0000303988326848249" calcext:value-type="float">
            <text:p>0,00</text:p>
          </table:table-cell>
          <table:table-cell table:style-name="ce236" table:formula="of:=1/n_tot" office:value-type="float" office:value="0.0000151994163424125" calcext:value-type="float">
            <text:p>0,00</text:p>
          </table:table-cell>
          <table:table-cell table:style-name="ce255" table:formula="of:= CEILING((LOG(n_tot;2)))" office:value-type="float" office:value="17" calcext:value-type="float">
            <text:p>17</text:p>
          </table:table-cell>
          <table:table-cell table:style-name="ce255" table:formula="of:=LOG(n_A;2)" office:value-type="float" office:value="8" calcext:value-type="float">
            <text:p>8</text:p>
          </table:table-cell>
          <table:table-cell table:style-name="ce255" table:formula="of:=LOG(n_U;2)" office:value-type="float" office:value="16" calcext:value-type="float">
            <text:p>16</text:p>
          </table:table-cell>
          <table:table-cell table:style-name="ce255" table:formula="of:=n_A + n_U" office:value-type="float" office:value="65792" calcext:value-type="float">
            <text:p>65 792</text:p>
          </table:table-cell>
          <table:table-cell table:style-name="ce255" table:formula="of:=n_a_large" office:value-type="float" office:value="256" calcext:value-type="float">
            <text:p>256</text:p>
          </table:table-cell>
          <table:table-cell table:style-name="ce255" office:value-type="float" office:value="65536" calcext:value-type="float">
            <text:p>65 536</text:p>
          </table:table-cell>
          <table:table-cell table:style-name="ce255" table:formula="of:=(2*n_tot - 2) * pk_size + n_tot * spk_size" office:value-type="float" office:value="6315968" calcext:value-type="float">
            <text:p>6 315 968</text:p>
          </table:table-cell>
          <table:table-cell table:style-name="ce255" table:formula="of:=(2*n_A - 2) * pk_size + n_A * spk_size" office:value-type="float" office:value="24512" calcext:value-type="float">
            <text:p>24 512</text:p>
          </table:table-cell>
          <table:table-cell table:style-name="ce255" office:value-type="float" office:value="16" calcext:value-type="float">
            <text:p>16</text:p>
          </table:table-cell>
          <table:table-cell table:style-name="ce255" table:formula="of:=(2*n_U - 1) * sec_size" office:value-type="float" office:value="2097136" calcext:value-type="float">
            <text:p>2 097 136</text:p>
          </table:table-cell>
          <table:table-cell table:style-name="ce255" table:formula="of:=pkct_classical_size + tag_size + sec_size" office:value-type="float" office:value="64" calcext:value-type="float">
            <text:p>64</text:p>
          </table:table-cell>
          <table:table-cell table:style-name="ce255" table:formula="of:=pkct_classical_size + tag_size + 2*sec_size" office:value-type="float" office:value="80" calcext:value-type="float">
            <text:p>80</text:p>
          </table:table-cell>
          <table:table-cell table:style-name="ce255" table:formula="of:=pkct_classical_size + tag_size + (h_U + 1)*sec_size" office:value-type="float" office:value="320" calcext:value-type="float">
            <text:p>320</text:p>
          </table:table-cell>
          <table:table-cell table:style-name="ce255" table:formula="of:=pkct_classical_size + tag_size + (h_U + 1)*sec_size" office:value-type="float" office:value="320" calcext:value-type="float">
            <text:p>320</text:p>
          </table:table-cell>
          <table:table-cell table:style-name="ce255" table:formula="of:=pkct_classical_size + tag_size + (2 * n_U - 1)*sec_size" office:value-type="float" office:value="2097184" calcext:value-type="float">
            <text:p>2 097 184</text:p>
          </table:table-cell>
          <table:table-cell table:style-name="ce255" office:value-type="float" office:value="32" calcext:value-type="float">
            <text:p>32</text:p>
          </table:table-cell>
          <table:table-cell table:style-name="ce255" table:formula="of:=h_U * sec_size + tag_size" office:value-type="float" office:value="272" calcext:value-type="float">
            <text:p>272</text:p>
          </table:table-cell>
          <table:table-cell table:style-name="ce255" table:formula="of:= (h_U + 1) * sec_size + tag_size" office:value-type="float" office:value="288" calcext:value-type="float">
            <text:p>288</text:p>
          </table:table-cell>
          <table:table-cell table:style-name="ce255" table:formula="of:=stu_mka_tree_size + tag_size" office:value-type="float" office:value="2097152" calcext:value-type="float">
            <text:p>2 097 152</text:p>
          </table:table-cell>
          <table:table-cell table:style-name="ce233" table:formula="of:= treekem_comcost" office:value-type="float" office:value="1920.02723735409" calcext:value-type="float">
            <text:p>1 920</text:p>
          </table:table-cell>
          <table:table-cell table:style-name="ce233" table:formula="of:= treekem_comcost  + g_coef * spk_size" office:value-type="float" office:value="1952.02772373541" calcext:value-type="float">
            <text:p>1 952</text:p>
          </table:table-cell>
          <table:table-cell table:style-name="ce233" table:formula="of:= g_coef * ( (h_tot + 1) *  pk_size + spk_size + h_tot * ct_hpke_size + sig_size) + g_ind_coef  * allusers_cgka_tree_size + g_AS_coef * (2 * pk_size + 2 * spk_size + 2 * sig_size )" office:value-type="float" office:value="1920.02723735409" calcext:value-type="float">
            <text:p>1 920</text:p>
          </table:table-cell>
          <table:table-cell table:style-name="ce269" table:formula="of:=g_coef * (ct_aead_huseeds_size + pk_size + spk_size + sig_size) + g_coef * (h_U * ct_aead_size) + g_ind_coef * ( (n_A - 1) * pk_size + (2 * n_A - 1) * spk_size + 2 * (n_A - 1) * ct_hpke_huplus1seeds_size + ct_hpke_size + (2 * n_A - 1)  * sig_size) + g_AS_coef * ( 2 * pk_size + 2 * spk_size + 2 * sig_size )" office:value-type="float" office:value="886.221546692607" calcext:value-type="float">
            <text:p>886</text:p>
          </table:table-cell>
          <table:table-cell table:style-name="ce272" table:formula="of:= ias_comcost / sumac_fullbdct_comcost" office:value-type="float" office:value="2.20264078550156" calcext:value-type="float">
            <text:p>2,2</text:p>
          </table:table-cell>
          <table:table-cell table:style-name="ce277" table:formula="of:=(ias_comcost - sumac_fullbdct_comcost) / ias_comcost * 100" office:value-type="float" office:value="54.5999508143906" calcext:value-type="float">
            <text:p>54,6</text:p>
          </table:table-cell>
          <table:table-cell table:style-name="ce280" table:formula="of:=treekem_comcost / sumac_fullbdct_comcost" office:value-type="float" office:value="2.16653188417688" calcext:value-type="float">
            <text:p>2,2</text:p>
          </table:table-cell>
          <table:table-cell table:style-name="ce284" table:formula="of:=(treekem_comcost - sumac_fullbdct_comcost) / treekem_comcost * 100" office:value-type="float" office:value="53.8432825612477" calcext:value-type="float">
            <text:p>53,8</text:p>
          </table:table-cell>
          <table:table-cell table:style-name="ce180" table:formula="of:=g_coef*(2*pk_size + h_U*ct_aead_size + 2*ct_hpke_size)" office:value-type="float" office:value="704.010700389105" calcext:value-type="float">
            <text:p>704</text:p>
          </table:table-cell>
          <table:table-cell table:style-name="ce288" table:formula="of:=treekem_comcost/sumacv1_fullbdct_comcost" office:value-type="float" office:value="2.72726996378449" calcext:value-type="float">
            <text:p>2,7</text:p>
          </table:table-cell>
          <table:table-cell table:style-name="ce180" table:formula="of:= (g_coef+g_A_coef)*pk_size + (g_U_coef*h_U + g_A_coef)*ct_aead_size + 2*g_U_coef*ct_hpke_size" office:value-type="float" office:value="669.769941634241" calcext:value-type="float">
            <text:p>670</text:p>
          </table:table-cell>
          <table:table-cell table:number-columns-repeated="988"/>
        </table:table-row>
        <table:table-row table:style-name="ro2">
          <table:table-cell table:style-name="ce233"/>
          <table:table-cell table:style-name="ce233" office:value-type="string" calcext:value-type="string">
            <text:p>PQ</text:p>
          </table:table-cell>
          <table:table-cell table:style-name="ce233" office:value-type="string" calcext:value-type="string">
            <text:p>Small</text:p>
          </table:table-cell>
          <table:table-cell table:style-name="ce6" table:formula="of:= (n_tot + 1) / n_tot" office:value-type="float" office:value="1.05" calcext:value-type="float">
            <text:p>1,05</text:p>
          </table:table-cell>
          <table:table-cell table:style-name="ce11" table:formula="of:=(1 + n_A) / n_tot" office:value-type="float" office:value="0.25" calcext:value-type="float">
            <text:p>0,25</text:p>
          </table:table-cell>
          <table:table-cell table:style-name="ce11" table:formula="of:= (1 + n_U) / n_tot" office:value-type="float" office:value="0.85" calcext:value-type="float">
            <text:p>0,85</text:p>
          </table:table-cell>
          <table:table-cell table:style-name="ce11" table:formula="of:= 2 / n_tot" office:value-type="float" office:value="0.1" calcext:value-type="float">
            <text:p>0,10</text:p>
          </table:table-cell>
          <table:table-cell table:style-name="ce6" table:formula="of:=1/n_tot" office:value-type="float" office:value="0.05" calcext:value-type="float">
            <text:p>0,05</text:p>
          </table:table-cell>
          <table:table-cell table:style-name="ce256" table:formula="of:= CEILING((LOG(n_tot;2)))" office:value-type="float" office:value="5" calcext:value-type="float">
            <text:p>5</text:p>
          </table:table-cell>
          <table:table-cell table:style-name="ce256" table:formula="of:=LOG(n_A;2)" office:value-type="float" office:value="2" calcext:value-type="float">
            <text:p>2</text:p>
          </table:table-cell>
          <table:table-cell table:style-name="ce256" table:formula="of:=LOG(n_U;2)" office:value-type="float" office:value="4" calcext:value-type="float">
            <text:p>4</text:p>
          </table:table-cell>
          <table:table-cell table:style-name="ce256" table:formula="of:=n_A + n_U" office:value-type="float" office:value="20" calcext:value-type="float">
            <text:p>20</text:p>
          </table:table-cell>
          <table:table-cell table:style-name="ce256" table:formula="of:=n_a_small" office:value-type="float" office:value="4" calcext:value-type="float">
            <text:p>4</text:p>
          </table:table-cell>
          <table:table-cell table:style-name="ce256" office:value-type="float" office:value="16" calcext:value-type="float">
            <text:p>16</text:p>
          </table:table-cell>
          <table:table-cell table:style-name="ce256" table:formula="of:=(2*n_tot - 2) * pk_size + n_tot * spk_size" office:value-type="float" office:value="45632" calcext:value-type="float">
            <text:p>45 632</text:p>
          </table:table-cell>
          <table:table-cell table:style-name="ce256" table:formula="of:=(2*n_A - 2) * pk_size + n_A * spk_size" office:value-type="float" office:value="7232" calcext:value-type="float">
            <text:p>7 232</text:p>
          </table:table-cell>
          <table:table-cell table:style-name="ce256" office:value-type="float" office:value="32" calcext:value-type="float">
            <text:p>32</text:p>
          </table:table-cell>
          <table:table-cell table:style-name="ce256" table:formula="of:=(2*n_U - 1) * sec_size" office:value-type="float" office:value="992" calcext:value-type="float">
            <text:p>992</text:p>
          </table:table-cell>
          <table:table-cell table:style-name="ce256" table:formula="of:=pkct_pq_size + tag_size + sec_size" office:value-type="float" office:value="1136" calcext:value-type="float">
            <text:p>1 136</text:p>
          </table:table-cell>
          <table:table-cell table:style-name="ce256" table:formula="of:=pkct_pq_size + tag_size + 2*sec_size" office:value-type="float" office:value="1168" calcext:value-type="float">
            <text:p>1 168</text:p>
          </table:table-cell>
          <table:table-cell table:style-name="ce256" table:formula="of:=pkct_pq_size + tag_size + (h_U + 1)*sec_size" office:value-type="float" office:value="1264" calcext:value-type="float">
            <text:p>1 264</text:p>
          </table:table-cell>
          <table:table-cell table:style-name="ce256" table:formula="of:=pkct_pq_size + tag_size + (h_U + 1)*sec_size" office:value-type="float" office:value="1264" calcext:value-type="float">
            <text:p>1 264</text:p>
          </table:table-cell>
          <table:table-cell table:style-name="ce256" table:formula="of:=pkct_pq_size  + tag_size + (2 * n_U - 1)*sec_size" office:value-type="float" office:value="2096" calcext:value-type="float">
            <text:p>2 096</text:p>
          </table:table-cell>
          <table:table-cell table:style-name="ce14" office:value-type="float" office:value="1184" calcext:value-type="float">
            <text:p>1 184</text:p>
          </table:table-cell>
          <table:table-cell table:style-name="ce14" table:formula="of:=h_U * sec_size + tag_size" office:value-type="float" office:value="144" calcext:value-type="float">
            <text:p>144</text:p>
          </table:table-cell>
          <table:table-cell table:style-name="ce14" table:formula="of:= (h_U + 1) * sec_size + tag_size" office:value-type="float" office:value="176" calcext:value-type="float">
            <text:p>176</text:p>
          </table:table-cell>
          <table:table-cell table:style-name="ce256" table:formula="of:=stu_mka_tree_size + tag_size" office:value-type="float" office:value="1008" calcext:value-type="float">
            <text:p>1 008</text:p>
          </table:table-cell>
          <table:table-cell table:style-name="ce233" table:formula="of:= treekem_comcost" office:value-type="float" office:value="18178.4" calcext:value-type="float">
            <text:p>18 178</text:p>
          </table:table-cell>
          <table:table-cell table:style-name="ce233" table:formula="of:= treekem_comcost  + g_coef * spk_size" office:value-type="float" office:value="18212" calcext:value-type="float">
            <text:p>18 212</text:p>
          </table:table-cell>
          <table:table-cell table:style-name="ce233" table:formula="of:= g_coef * ( (h_tot + 1) *  pk_size + spk_size + h_tot * ct_hpke_size + sig_size) + g_ind_coef  * allusers_cgka_tree_size + g_AS_coef * (2 * pk_size + 2 * spk_size + 2 * sig_size )" office:value-type="float" office:value="18178.4" calcext:value-type="float">
            <text:p>18 178</text:p>
          </table:table-cell>
          <table:table-cell table:style-name="ce269" table:formula="of:=g_coef * (ct_aead_huseeds_size + pk_size + spk_size + sig_size) + g_coef * (h_U * ct_aead_size) + g_ind_coef * ( (n_A - 1) * pk_size + (2 * n_A - 1) * spk_size + 2 * (n_A - 1) * ct_hpke_huplus1seeds_size + ct_hpke_size + (2 * n_A - 1)  * sig_size) + g_AS_coef * ( 2 * pk_size + 2 * spk_size + 2 * sig_size )" office:value-type="float" office:value="2992.8" calcext:value-type="float">
            <text:p>2 993</text:p>
          </table:table-cell>
          <table:table-cell table:style-name="ce272" table:formula="of:= ias_comcost / sumac_fullbdct_comcost" office:value-type="float" office:value="6.08527131782946" calcext:value-type="float">
            <text:p>6,1</text:p>
          </table:table-cell>
          <table:table-cell table:style-name="ce277" table:formula="of:=(ias_comcost - sumac_fullbdct_comcost) / ias_comcost * 100" office:value-type="float" office:value="83.5668789808917" calcext:value-type="float">
            <text:p>83,6</text:p>
          </table:table-cell>
          <table:table-cell table:style-name="ce280" table:formula="of:=treekem_comcost / sumac_fullbdct_comcost" office:value-type="float" office:value="6.07404437316226" calcext:value-type="float">
            <text:p>6,1</text:p>
          </table:table-cell>
          <table:table-cell table:style-name="ce284" table:formula="of:=(treekem_comcost - sumac_fullbdct_comcost) / treekem_comcost * 100" office:value-type="float" office:value="83.5365048629142" calcext:value-type="float">
            <text:p>83,5</text:p>
          </table:table-cell>
          <table:table-cell table:style-name="ce180" table:formula="of:=g_coef*(2*pk_size + h_U*ct_aead_size + 2*ct_hpke_size)" office:value-type="float" office:value="5006.4" calcext:value-type="float">
            <text:p>5 006</text:p>
          </table:table-cell>
          <table:table-cell table:style-name="ce288" table:formula="of:=treekem_comcost/sumacv1_fullbdct_comcost" office:value-type="float" office:value="3.63103227868329" calcext:value-type="float">
            <text:p>3,6</text:p>
          </table:table-cell>
          <table:table-cell table:style-name="ce180" table:formula="of:= (g_coef+g_A_coef)*pk_size + (g_U_coef*h_U + g_A_coef)*ct_aead_size + 2*g_U_coef*ct_hpke_size" office:value-type="float" office:value="3587.2" calcext:value-type="float">
            <text:p>3 587</text:p>
          </table:table-cell>
          <table:table-cell table:number-columns-repeated="988"/>
        </table:table-row>
        <table:table-row table:style-name="ro2">
          <table:table-cell table:style-name="ce233" table:number-columns-repeated="2"/>
          <table:table-cell table:style-name="ce233" office:value-type="string" calcext:value-type="string">
            <text:p>Medium</text:p>
          </table:table-cell>
          <table:table-cell table:style-name="ce6" table:formula="of:= (n_tot + 1) / n_tot" office:value-type="float" office:value="1.00367647058824" calcext:value-type="float">
            <text:p>1,00</text:p>
          </table:table-cell>
          <table:table-cell table:style-name="ce11" table:formula="of:=(1 + n_A) / n_tot" office:value-type="float" office:value="0.0625" calcext:value-type="float">
            <text:p>0,06</text:p>
          </table:table-cell>
          <table:table-cell table:style-name="ce11" table:formula="of:= (1 + n_U) / n_tot" office:value-type="float" office:value="0.944852941176471" calcext:value-type="float">
            <text:p>0,94</text:p>
          </table:table-cell>
          <table:table-cell table:style-name="ce11" table:formula="of:= 2 / n_tot" office:value-type="float" office:value="0.00735294117647059" calcext:value-type="float">
            <text:p>0,01</text:p>
          </table:table-cell>
          <table:table-cell table:style-name="ce6" table:formula="of:=1/n_tot" office:value-type="float" office:value="0.00367647058823529" calcext:value-type="float">
            <text:p>0,00</text:p>
          </table:table-cell>
          <table:table-cell table:style-name="ce256" table:formula="of:= CEILING((LOG(n_tot;2)))" office:value-type="float" office:value="9" calcext:value-type="float">
            <text:p>9</text:p>
          </table:table-cell>
          <table:table-cell table:style-name="ce256" table:formula="of:=LOG(n_A;2)" office:value-type="float" office:value="4" calcext:value-type="float">
            <text:p>4</text:p>
          </table:table-cell>
          <table:table-cell table:style-name="ce256" table:formula="of:=LOG(n_U;2)" office:value-type="float" office:value="8" calcext:value-type="float">
            <text:p>8</text:p>
          </table:table-cell>
          <table:table-cell table:style-name="ce256" table:formula="of:=n_A + n_U" office:value-type="float" office:value="272" calcext:value-type="float">
            <text:p>272</text:p>
          </table:table-cell>
          <table:table-cell table:style-name="ce256" table:formula="of:=n_a_med" office:value-type="float" office:value="16" calcext:value-type="float">
            <text:p>16</text:p>
          </table:table-cell>
          <table:table-cell table:style-name="ce256" office:value-type="float" office:value="256" calcext:value-type="float">
            <text:p>256</text:p>
          </table:table-cell>
          <table:table-cell table:style-name="ce256" table:formula="of:=(2*n_tot - 2) * pk_size + n_tot * spk_size" office:value-type="float" office:value="650432" calcext:value-type="float">
            <text:p>650 432</text:p>
          </table:table-cell>
          <table:table-cell table:style-name="ce256" table:formula="of:=(2*n_A - 2) * pk_size + n_A * spk_size" office:value-type="float" office:value="36032" calcext:value-type="float">
            <text:p>36 032</text:p>
          </table:table-cell>
          <table:table-cell table:style-name="ce256" office:value-type="float" office:value="32" calcext:value-type="float">
            <text:p>32</text:p>
          </table:table-cell>
          <table:table-cell table:style-name="ce256" table:formula="of:=(2*n_U - 1) * sec_size" office:value-type="float" office:value="16352" calcext:value-type="float">
            <text:p>16 352</text:p>
          </table:table-cell>
          <table:table-cell table:style-name="ce256" table:formula="of:=pkct_pq_size + tag_size + sec_size" office:value-type="float" office:value="1136" calcext:value-type="float">
            <text:p>1 136</text:p>
          </table:table-cell>
          <table:table-cell table:style-name="ce256" table:formula="of:=pkct_pq_size + tag_size + 2*sec_size" office:value-type="float" office:value="1168" calcext:value-type="float">
            <text:p>1 168</text:p>
          </table:table-cell>
          <table:table-cell table:style-name="ce256" table:formula="of:=pkct_pq_size + tag_size + (h_U + 1)*sec_size" office:value-type="float" office:value="1392" calcext:value-type="float">
            <text:p>1 392</text:p>
          </table:table-cell>
          <table:table-cell table:style-name="ce256" table:formula="of:=pkct_pq_size + tag_size + (h_U + 1)*sec_size" office:value-type="float" office:value="1392" calcext:value-type="float">
            <text:p>1 392</text:p>
          </table:table-cell>
          <table:table-cell table:style-name="ce256" table:formula="of:=pkct_pq_size  + tag_size + (2 * n_U - 1)*sec_size" office:value-type="float" office:value="17456" calcext:value-type="float">
            <text:p>17 456</text:p>
          </table:table-cell>
          <table:table-cell table:style-name="ce14" office:value-type="float" office:value="1184" calcext:value-type="float">
            <text:p>1 184</text:p>
          </table:table-cell>
          <table:table-cell table:style-name="ce14" table:formula="of:=h_U * sec_size + tag_size" office:value-type="float" office:value="272" calcext:value-type="float">
            <text:p>272</text:p>
          </table:table-cell>
          <table:table-cell table:style-name="ce14" table:formula="of:= (h_U + 1) * sec_size + tag_size" office:value-type="float" office:value="304" calcext:value-type="float">
            <text:p>304</text:p>
          </table:table-cell>
          <table:table-cell table:style-name="ce256" table:formula="of:=stu_mka_tree_size + tag_size" office:value-type="float" office:value="16368" calcext:value-type="float">
            <text:p>16 368</text:p>
          </table:table-cell>
          <table:table-cell table:style-name="ce233" table:formula="of:= treekem_comcost" office:value-type="float" office:value="27001.1176470588" calcext:value-type="float">
            <text:p>27 001</text:p>
          </table:table-cell>
          <table:table-cell table:style-name="ce233" table:formula="of:= treekem_comcost  + g_coef * spk_size" office:value-type="float" office:value="27033.2352941177" calcext:value-type="float">
            <text:p>27 033</text:p>
          </table:table-cell>
          <table:table-cell table:style-name="ce233" table:formula="of:= g_coef * ( (h_tot + 1) *  pk_size + spk_size + h_tot * ct_hpke_size + sig_size) + g_ind_coef  * allusers_cgka_tree_size + g_AS_coef * (2 * pk_size + 2 * spk_size + 2 * sig_size )" office:value-type="float" office:value="27001.1176470588" calcext:value-type="float">
            <text:p>27 001</text:p>
          </table:table-cell>
          <table:table-cell table:style-name="ce269" table:formula="of:=g_coef * (ct_aead_huseeds_size + pk_size + spk_size + sig_size) + g_coef * (h_U * ct_aead_size) + g_ind_coef * ( (n_A - 1) * pk_size + (2 * n_A - 1) * spk_size + 2 * (n_A - 1) * ct_hpke_huplus1seeds_size + ct_hpke_size + (2 * n_A - 1)  * sig_size) + g_AS_coef * ( 2 * pk_size + 2 * spk_size + 2 * sig_size )" office:value-type="float" office:value="2252.29411764706" calcext:value-type="float">
            <text:p>2 252</text:p>
          </table:table-cell>
          <table:table-cell table:style-name="ce273" table:formula="of:= ias_comcost / sumac_fullbdct_comcost" office:value-type="float" office:value="12.0025333646739" calcext:value-type="float">
            <text:p>12,0</text:p>
          </table:table-cell>
          <table:table-cell table:style-name="ce277" table:formula="of:=(ias_comcost - sumac_fullbdct_comcost) / ias_comcost * 100" office:value-type="float" office:value="91.6684255763603" calcext:value-type="float">
            <text:p>91,7</text:p>
          </table:table-cell>
          <table:table-cell table:style-name="ce281" table:formula="of:=treekem_comcost / sumac_fullbdct_comcost" office:value-type="float" office:value="11.9882733944475" calcext:value-type="float">
            <text:p>12,0</text:p>
          </table:table-cell>
          <table:table-cell table:style-name="ce284" table:formula="of:=(treekem_comcost - sumac_fullbdct_comcost) / treekem_comcost * 100" office:value-type="float" office:value="91.65851522486" calcext:value-type="float">
            <text:p>91,7</text:p>
          </table:table-cell>
          <table:table-cell table:style-name="ce180" table:formula="of:=g_coef*(2*pk_size + h_U*ct_aead_size + 2*ct_hpke_size)" office:value-type="float" office:value="4914" calcext:value-type="float">
            <text:p>4 914</text:p>
          </table:table-cell>
          <table:table-cell table:style-name="ce288" table:formula="of:=treekem_comcost/sumacv1_fullbdct_comcost" office:value-type="float" office:value="5.49473293590941" calcext:value-type="float">
            <text:p>5,5</text:p>
          </table:table-cell>
          <table:table-cell table:style-name="ce180" table:formula="of:= (g_coef+g_A_coef)*pk_size + (g_U_coef*h_U + g_A_coef)*ct_aead_size + 2*g_U_coef*ct_hpke_size" office:value-type="float" office:value="3652.94117647059" calcext:value-type="float">
            <text:p>3 653</text:p>
          </table:table-cell>
          <table:table-cell table:number-columns-repeated="988"/>
        </table:table-row>
        <table:table-row table:style-name="ro2">
          <table:table-cell table:style-name="ce233" table:number-columns-repeated="2"/>
          <table:table-cell table:style-name="ce233" office:value-type="string" calcext:value-type="string">
            <text:p>Large</text:p>
          </table:table-cell>
          <table:table-cell table:style-name="ce6" table:formula="of:= (n_tot + 1) / n_tot" office:value-type="float" office:value="1.00001519941634" calcext:value-type="float">
            <text:p>1,00</text:p>
          </table:table-cell>
          <table:table-cell table:style-name="ce11" table:formula="of:=(1 + n_A) / n_tot" office:value-type="float" office:value="0.00390625" calcext:value-type="float">
            <text:p>0,00</text:p>
          </table:table-cell>
          <table:table-cell table:style-name="ce11" table:formula="of:= (1 + n_U) / n_tot" office:value-type="float" office:value="0.996124148832685" calcext:value-type="float">
            <text:p>1,00</text:p>
          </table:table-cell>
          <table:table-cell table:style-name="ce11" table:formula="of:= 2 / n_tot" office:value-type="float" office:value="0.0000303988326848249" calcext:value-type="float">
            <text:p>0,00</text:p>
          </table:table-cell>
          <table:table-cell table:style-name="ce6" table:formula="of:=1/n_tot" office:value-type="float" office:value="0.0000151994163424125" calcext:value-type="float">
            <text:p>0,00</text:p>
          </table:table-cell>
          <table:table-cell table:style-name="ce256" table:formula="of:= CEILING((LOG(n_tot;2)))" office:value-type="float" office:value="17" calcext:value-type="float">
            <text:p>17</text:p>
          </table:table-cell>
          <table:table-cell table:style-name="ce256" table:formula="of:=LOG(n_A;2)" office:value-type="float" office:value="8" calcext:value-type="float">
            <text:p>8</text:p>
          </table:table-cell>
          <table:table-cell table:style-name="ce256" table:formula="of:=LOG(n_U;2)" office:value-type="float" office:value="16" calcext:value-type="float">
            <text:p>16</text:p>
          </table:table-cell>
          <table:table-cell table:style-name="ce256" table:formula="of:=n_A + n_U" office:value-type="float" office:value="65792" calcext:value-type="float">
            <text:p>65 792</text:p>
          </table:table-cell>
          <table:table-cell table:style-name="ce256" table:formula="of:=n_a_large" office:value-type="float" office:value="256" calcext:value-type="float">
            <text:p>256</text:p>
          </table:table-cell>
          <table:table-cell table:style-name="ce256" office:value-type="float" office:value="65536" calcext:value-type="float">
            <text:p>65 536</text:p>
          </table:table-cell>
          <table:table-cell table:style-name="ce256" table:formula="of:=(2*n_tot - 2) * pk_size + n_tot * spk_size" office:value-type="float" office:value="157898432" calcext:value-type="float">
            <text:p>157 898 432</text:p>
          </table:table-cell>
          <table:table-cell table:style-name="ce256" table:formula="of:=(2*n_A - 2) * pk_size + n_A * spk_size" office:value-type="float" office:value="612032" calcext:value-type="float">
            <text:p>612 032</text:p>
          </table:table-cell>
          <table:table-cell table:style-name="ce256" office:value-type="float" office:value="32" calcext:value-type="float">
            <text:p>32</text:p>
          </table:table-cell>
          <table:table-cell table:style-name="ce256" table:formula="of:=(2*n_U - 1) * sec_size" office:value-type="float" office:value="4194272" calcext:value-type="float">
            <text:p>4 194 272</text:p>
          </table:table-cell>
          <table:table-cell table:style-name="ce256" table:formula="of:=pkct_pq_size + tag_size + sec_size" office:value-type="float" office:value="1136" calcext:value-type="float">
            <text:p>1 136</text:p>
          </table:table-cell>
          <table:table-cell table:style-name="ce256" table:formula="of:=pkct_pq_size + tag_size + 2*sec_size" office:value-type="float" office:value="1168" calcext:value-type="float">
            <text:p>1 168</text:p>
          </table:table-cell>
          <table:table-cell table:style-name="ce256" table:formula="of:=pkct_pq_size + tag_size + (h_U + 1)*sec_size" office:value-type="float" office:value="1648" calcext:value-type="float">
            <text:p>1 648</text:p>
          </table:table-cell>
          <table:table-cell table:style-name="ce256" table:formula="of:=pkct_pq_size + tag_size + (h_U + 1)*sec_size" office:value-type="float" office:value="1648" calcext:value-type="float">
            <text:p>1 648</text:p>
          </table:table-cell>
          <table:table-cell table:style-name="ce256" table:formula="of:=pkct_pq_size  + tag_size + (2 * n_U - 1)*sec_size" office:value-type="float" office:value="4195376" calcext:value-type="float">
            <text:p>4 195 376</text:p>
          </table:table-cell>
          <table:table-cell table:style-name="ce256" office:value-type="float" office:value="1184" calcext:value-type="float">
            <text:p>1 184</text:p>
          </table:table-cell>
          <table:table-cell table:style-name="ce256" table:formula="of:=h_U * sec_size + tag_size" office:value-type="float" office:value="528" calcext:value-type="float">
            <text:p>528</text:p>
          </table:table-cell>
          <table:table-cell table:style-name="ce256" table:formula="of:= (h_U + 1) * sec_size + tag_size" office:value-type="float" office:value="560" calcext:value-type="float">
            <text:p>560</text:p>
          </table:table-cell>
          <table:table-cell table:style-name="ce256" table:formula="of:=stu_mka_tree_size + tag_size" office:value-type="float" office:value="4194288" calcext:value-type="float">
            <text:p>4 194 288</text:p>
          </table:table-cell>
          <table:table-cell table:style-name="ce233" table:formula="of:= treekem_comcost" office:value-type="float" office:value="45488.5843871595" calcext:value-type="float">
            <text:p>45 489</text:p>
          </table:table-cell>
          <table:table-cell table:style-name="ce233" table:formula="of:= treekem_comcost  + g_coef * spk_size" office:value-type="float" office:value="45520.5848735409" calcext:value-type="float">
            <text:p>45 521</text:p>
          </table:table-cell>
          <table:table-cell table:style-name="ce233" table:formula="of:= g_coef * ( (h_tot + 1) *  pk_size + spk_size + h_tot * ct_hpke_size + sig_size) + g_ind_coef  * allusers_cgka_tree_size + g_AS_coef * (2 * pk_size + 2 * spk_size + 2 * sig_size )" office:value-type="float" office:value="45488.5843871595" calcext:value-type="float">
            <text:p>45 489</text:p>
          </table:table-cell>
          <table:table-cell table:style-name="ce269" table:formula="of:=g_coef * (ct_aead_huseeds_size + pk_size + spk_size + sig_size) + g_coef * (h_U * ct_aead_size) + g_ind_coef * ( (n_A - 1) * pk_size + (2 * n_A - 1) * spk_size + 2 * (n_A - 1) * ct_hpke_huplus1seeds_size + ct_hpke_size + (2 * n_A - 1)  * sig_size) + g_AS_coef * ( 2 * pk_size + 2 * spk_size + 2 * sig_size )" office:value-type="float" office:value="2323.82903696498" calcext:value-type="float">
            <text:p>2 324</text:p>
          </table:table-cell>
          <table:table-cell table:style-name="ce273" table:formula="of:= ias_comcost / sumac_fullbdct_comcost" office:value-type="float" office:value="19.5886117909055" calcext:value-type="float">
            <text:p>19,6</text:p>
          </table:table-cell>
          <table:table-cell table:style-name="ce277" table:formula="of:=(ias_comcost - sumac_fullbdct_comcost) / ias_comcost * 100" office:value-type="float" office:value="94.8949930159713" calcext:value-type="float">
            <text:p>94,9</text:p>
          </table:table-cell>
          <table:table-cell table:style-name="ce281" table:formula="of:=treekem_comcost / sumac_fullbdct_comcost" office:value-type="float" office:value="19.5748412054312" calcext:value-type="float">
            <text:p>19,6</text:p>
          </table:table-cell>
          <table:table-cell table:style-name="ce284" table:formula="of:=(treekem_comcost - sumac_fullbdct_comcost) / treekem_comcost * 100" office:value-type="float" office:value="94.89140172579" calcext:value-type="float">
            <text:p>94,9</text:p>
          </table:table-cell>
          <table:table-cell table:style-name="ce180" table:formula="of:=g_coef*(2*pk_size + h_U*ct_aead_size + 2*ct_hpke_size)" office:value-type="float" office:value="5152.078307393" calcext:value-type="float">
            <text:p>5 152</text:p>
          </table:table-cell>
          <table:table-cell table:style-name="ce288" table:formula="of:=treekem_comcost/sumacv1_fullbdct_comcost" office:value-type="float" office:value="8.82917177751074" calcext:value-type="float">
            <text:p>8,8</text:p>
          </table:table-cell>
          <table:table-cell table:style-name="ce180" table:formula="of:= (g_coef+g_A_coef)*pk_size + (g_U_coef*h_U + g_A_coef)*ct_aead_size + 2*g_U_coef*ct_hpke_size" office:value-type="float" office:value="3961.97762645914" calcext:value-type="float">
            <text:p>3 962</text:p>
          </table:table-cell>
          <table:table-cell table:number-columns-repeated="988"/>
        </table:table-row>
        <table:table-row table:style-name="ro2">
          <table:table-cell table:style-name="ce230" office:value-type="string" calcext:value-type="string">
            <text:p>User Removal</text:p>
          </table:table-cell>
          <table:table-cell table:style-name="ce230" office:value-type="string" calcext:value-type="string">
            <text:p>Classical</text:p>
          </table:table-cell>
          <table:table-cell table:style-name="ce230" office:value-type="string" calcext:value-type="string">
            <text:p>Small</text:p>
          </table:table-cell>
          <table:table-cell table:style-name="ce236" table:formula="of:= (n_tot + 1) / n_tot" office:value-type="float" office:value="1.05" calcext:value-type="float">
            <text:p>1,05</text:p>
          </table:table-cell>
          <table:table-cell table:style-name="ce236" table:formula="of:=(1 + n_A) / n_tot" office:value-type="float" office:value="0.25" calcext:value-type="float">
            <text:p>0,25</text:p>
          </table:table-cell>
          <table:table-cell table:style-name="ce236" table:formula="of:= (1 + n_U) / n_tot" office:value-type="float" office:value="0.85" calcext:value-type="float">
            <text:p>0,85</text:p>
          </table:table-cell>
          <table:table-cell table:style-name="ce236" table:formula="of:= 2 / n_tot" office:value-type="float" office:value="0.1" calcext:value-type="float">
            <text:p>0,10</text:p>
          </table:table-cell>
          <table:table-cell table:style-name="ce236" table:formula="of:=1/n_tot" office:value-type="float" office:value="0.05" calcext:value-type="float">
            <text:p>0,05</text:p>
          </table:table-cell>
          <table:table-cell table:style-name="ce255" table:formula="of:= CEILING((LOG(n_tot;2)))" office:value-type="float" office:value="5" calcext:value-type="float">
            <text:p>5</text:p>
          </table:table-cell>
          <table:table-cell table:style-name="ce255" table:formula="of:=LOG(n_A;2)" office:value-type="float" office:value="2" calcext:value-type="float">
            <text:p>2</text:p>
          </table:table-cell>
          <table:table-cell table:style-name="ce255" table:formula="of:=LOG(n_U;2)" office:value-type="float" office:value="4" calcext:value-type="float">
            <text:p>4</text:p>
          </table:table-cell>
          <table:table-cell table:style-name="ce255" table:formula="of:=n_A + n_U" office:value-type="float" office:value="20" calcext:value-type="float">
            <text:p>20</text:p>
          </table:table-cell>
          <table:table-cell table:style-name="ce255" table:formula="of:=n_a_small" office:value-type="float" office:value="4" calcext:value-type="float">
            <text:p>4</text:p>
          </table:table-cell>
          <table:table-cell table:style-name="ce255" office:value-type="float" office:value="16" calcext:value-type="float">
            <text:p>16</text:p>
          </table:table-cell>
          <table:table-cell table:style-name="ce255" table:formula="of:=(2*n_tot - 2) * pk_size + n_tot * spk_size" office:value-type="float" office:value="1856" calcext:value-type="float">
            <text:p>1 856</text:p>
          </table:table-cell>
          <table:table-cell table:style-name="ce255" table:formula="of:=(2*n_A - 2) * pk_size + n_A * spk_size" office:value-type="float" office:value="320" calcext:value-type="float">
            <text:p>320</text:p>
          </table:table-cell>
          <table:table-cell table:style-name="ce255" office:value-type="float" office:value="16" calcext:value-type="float">
            <text:p>16</text:p>
          </table:table-cell>
          <table:table-cell table:style-name="ce255" table:formula="of:=(2*n_U - 1) * sec_size" office:value-type="float" office:value="496" calcext:value-type="float">
            <text:p>496</text:p>
          </table:table-cell>
          <table:table-cell table:style-name="ce255" table:formula="of:=pkct_classical_size + tag_size + sec_size" office:value-type="float" office:value="64" calcext:value-type="float">
            <text:p>64</text:p>
          </table:table-cell>
          <table:table-cell table:style-name="ce255" table:formula="of:=pkct_classical_size + tag_size + 2*sec_size" office:value-type="float" office:value="80" calcext:value-type="float">
            <text:p>80</text:p>
          </table:table-cell>
          <table:table-cell table:style-name="ce255" table:formula="of:=pkct_classical_size + tag_size + (h_U + 1)*sec_size" office:value-type="float" office:value="128" calcext:value-type="float">
            <text:p>128</text:p>
          </table:table-cell>
          <table:table-cell table:style-name="ce255" table:formula="of:=pkct_classical_size + tag_size + (h_U + 1)*sec_size" office:value-type="float" office:value="128" calcext:value-type="float">
            <text:p>128</text:p>
          </table:table-cell>
          <table:table-cell table:style-name="ce255" table:formula="of:=pkct_classical_size + tag_size + (2 * n_U - 1)*sec_size" office:value-type="float" office:value="544" calcext:value-type="float">
            <text:p>544</text:p>
          </table:table-cell>
          <table:table-cell table:style-name="ce255" office:value-type="float" office:value="32" calcext:value-type="float">
            <text:p>32</text:p>
          </table:table-cell>
          <table:table-cell table:style-name="ce255" table:formula="of:=h_U * sec_size + tag_size" office:value-type="float" office:value="80" calcext:value-type="float">
            <text:p>80</text:p>
          </table:table-cell>
          <table:table-cell table:style-name="ce255" table:formula="of:= (h_U + 1) * sec_size + tag_size" office:value-type="float" office:value="96" calcext:value-type="float">
            <text:p>96</text:p>
          </table:table-cell>
          <table:table-cell table:style-name="ce255" table:formula="of:=stu_mka_tree_size + tag_size" office:value-type="float" office:value="512" calcext:value-type="float">
            <text:p>512</text:p>
          </table:table-cell>
          <table:table-cell table:style-name="ce230" table:formula="of:= treekem_comcost" office:value-type="float" office:value="537.6" calcext:value-type="float">
            <text:p>538</text:p>
          </table:table-cell>
          <table:table-cell table:style-name="ce230" table:formula="of:= treekem_comcost  + g_coef * spk_size" office:value-type="float" office:value="571.2" calcext:value-type="float">
            <text:p>571</text:p>
          </table:table-cell>
          <table:table-cell table:style-name="ce230" table:formula="of:= g_coef * ( h_tot * ( pk_size + ct_hpke_size ) + sig_size )" office:value-type="float" office:value="537.6" calcext:value-type="float">
            <text:p>538</text:p>
          </table:table-cell>
          <table:table-cell table:style-name="ce268" table:formula="of:= g_coef * (h_U * ct_aead_size) + g_ind_coef * (n_A - 1) * (ct_hpke_huplus1seeds_size + sig_size)" office:value-type="float" office:value="182.4" calcext:value-type="float">
            <text:p>182</text:p>
          </table:table-cell>
          <table:table-cell table:style-name="ce271" table:formula="of:= ias_comcost / sumac_fullbdct_comcost" office:value-type="float" office:value="3.13157894736842" calcext:value-type="float">
            <text:p>3,1</text:p>
          </table:table-cell>
          <table:table-cell table:style-name="ce276" table:formula="of:=(ias_comcost - sumac_fullbdct_comcost) / ias_comcost * 100" office:value-type="float" office:value="68.0672268907563" calcext:value-type="float">
            <text:p>68,1</text:p>
          </table:table-cell>
          <table:table-cell table:style-name="ce279" table:formula="of:=treekem_comcost / sumac_fullbdct_comcost" office:value-type="float" office:value="2.94736842105263" calcext:value-type="float">
            <text:p>2,9</text:p>
          </table:table-cell>
          <table:table-cell table:style-name="ce283" table:formula="of:=(treekem_comcost - sumac_fullbdct_comcost) / treekem_comcost * 100" office:value-type="float" office:value="66.0714285714286" calcext:value-type="float">
            <text:p>66,1</text:p>
          </table:table-cell>
          <table:table-cell table:style-name="ce180" table:formula="of:=g_coef * (pk_size + h_U*ct_aead_size)" office:value-type="float" office:value="168" calcext:value-type="float">
            <text:p>168</text:p>
          </table:table-cell>
          <table:table-cell table:style-name="ce288" table:formula="of:=treekem_comcost/sumacv1_fullbdct_comcost" office:value-type="float" office:value="3.2" calcext:value-type="float">
            <text:p>3,2</text:p>
          </table:table-cell>
          <table:table-cell table:style-name="ce180" table:formula="of:=g_A_coef*pk_size + (g_U_coef*h_U + g_A_coef)*ct_aead_size" office:value-type="float" office:value="124.8" calcext:value-type="float">
            <text:p>125</text:p>
          </table:table-cell>
          <table:table-cell table:number-columns-repeated="988"/>
        </table:table-row>
        <table:table-row table:style-name="ro2">
          <table:table-cell table:style-name="ce230" table:number-columns-repeated="2"/>
          <table:table-cell table:style-name="ce230" office:value-type="string" calcext:value-type="string">
            <text:p>Medium</text:p>
          </table:table-cell>
          <table:table-cell table:style-name="ce236" table:formula="of:= (n_tot + 1) / n_tot" office:value-type="float" office:value="1.00367647058824" calcext:value-type="float">
            <text:p>1,00</text:p>
          </table:table-cell>
          <table:table-cell table:style-name="ce236" table:formula="of:=(1 + n_A) / n_tot" office:value-type="float" office:value="0.0625" calcext:value-type="float">
            <text:p>0,06</text:p>
          </table:table-cell>
          <table:table-cell table:style-name="ce236" table:formula="of:= (1 + n_U) / n_tot" office:value-type="float" office:value="0.944852941176471" calcext:value-type="float">
            <text:p>0,94</text:p>
          </table:table-cell>
          <table:table-cell table:style-name="ce236" table:formula="of:= 2 / n_tot" office:value-type="float" office:value="0.00735294117647059" calcext:value-type="float">
            <text:p>0,01</text:p>
          </table:table-cell>
          <table:table-cell table:style-name="ce236" table:formula="of:=1/n_tot" office:value-type="float" office:value="0.00367647058823529" calcext:value-type="float">
            <text:p>0,00</text:p>
          </table:table-cell>
          <table:table-cell table:style-name="ce255" table:formula="of:= CEILING((LOG(n_tot;2)))" office:value-type="float" office:value="9" calcext:value-type="float">
            <text:p>9</text:p>
          </table:table-cell>
          <table:table-cell table:style-name="ce255" table:formula="of:=LOG(n_A;2)" office:value-type="float" office:value="4" calcext:value-type="float">
            <text:p>4</text:p>
          </table:table-cell>
          <table:table-cell table:style-name="ce255" table:formula="of:=LOG(n_U;2)" office:value-type="float" office:value="8" calcext:value-type="float">
            <text:p>8</text:p>
          </table:table-cell>
          <table:table-cell table:style-name="ce255" table:formula="of:=n_A + n_U" office:value-type="float" office:value="272" calcext:value-type="float">
            <text:p>272</text:p>
          </table:table-cell>
          <table:table-cell table:style-name="ce255" table:formula="of:=n_a_med" office:value-type="float" office:value="16" calcext:value-type="float">
            <text:p>16</text:p>
          </table:table-cell>
          <table:table-cell table:style-name="ce255" office:value-type="float" office:value="256" calcext:value-type="float">
            <text:p>256</text:p>
          </table:table-cell>
          <table:table-cell table:style-name="ce255" table:formula="of:=(2*n_tot - 2) * pk_size + n_tot * spk_size" office:value-type="float" office:value="26048" calcext:value-type="float">
            <text:p>26 048</text:p>
          </table:table-cell>
          <table:table-cell table:style-name="ce255" table:formula="of:=(2*n_A - 2) * pk_size + n_A * spk_size" office:value-type="float" office:value="1472" calcext:value-type="float">
            <text:p>1 472</text:p>
          </table:table-cell>
          <table:table-cell table:style-name="ce255" office:value-type="float" office:value="16" calcext:value-type="float">
            <text:p>16</text:p>
          </table:table-cell>
          <table:table-cell table:style-name="ce255" table:formula="of:=(2*n_U - 1) * sec_size" office:value-type="float" office:value="8176" calcext:value-type="float">
            <text:p>8 176</text:p>
          </table:table-cell>
          <table:table-cell table:style-name="ce255" table:formula="of:=pkct_classical_size + tag_size + sec_size" office:value-type="float" office:value="64" calcext:value-type="float">
            <text:p>64</text:p>
          </table:table-cell>
          <table:table-cell table:style-name="ce255" table:formula="of:=pkct_classical_size + tag_size + 2*sec_size" office:value-type="float" office:value="80" calcext:value-type="float">
            <text:p>80</text:p>
          </table:table-cell>
          <table:table-cell table:style-name="ce255" table:formula="of:=pkct_classical_size + tag_size + (h_U + 1)*sec_size" office:value-type="float" office:value="192" calcext:value-type="float">
            <text:p>192</text:p>
          </table:table-cell>
          <table:table-cell table:style-name="ce255" table:formula="of:=pkct_classical_size + tag_size + (h_U + 1)*sec_size" office:value-type="float" office:value="192" calcext:value-type="float">
            <text:p>192</text:p>
          </table:table-cell>
          <table:table-cell table:style-name="ce255" table:formula="of:=pkct_classical_size + tag_size + (2 * n_U - 1)*sec_size" office:value-type="float" office:value="8224" calcext:value-type="float">
            <text:p>8 224</text:p>
          </table:table-cell>
          <table:table-cell table:style-name="ce255" office:value-type="float" office:value="32" calcext:value-type="float">
            <text:p>32</text:p>
          </table:table-cell>
          <table:table-cell table:style-name="ce255" table:formula="of:=h_U * sec_size + tag_size" office:value-type="float" office:value="144" calcext:value-type="float">
            <text:p>144</text:p>
          </table:table-cell>
          <table:table-cell table:style-name="ce255" table:formula="of:= (h_U + 1) * sec_size + tag_size" office:value-type="float" office:value="160" calcext:value-type="float">
            <text:p>160</text:p>
          </table:table-cell>
          <table:table-cell table:style-name="ce255" table:formula="of:=stu_mka_tree_size + tag_size" office:value-type="float" office:value="8192" calcext:value-type="float">
            <text:p>8 192</text:p>
          </table:table-cell>
          <table:table-cell table:style-name="ce230" table:formula="of:= treekem_comcost" office:value-type="float" office:value="899.294117647059" calcext:value-type="float">
            <text:p>899</text:p>
          </table:table-cell>
          <table:table-cell table:style-name="ce230" table:formula="of:= treekem_comcost  + g_coef * spk_size" office:value-type="float" office:value="931.411764705882" calcext:value-type="float">
            <text:p>931</text:p>
          </table:table-cell>
          <table:table-cell table:style-name="ce230" table:formula="of:= g_coef * ( h_tot * ( pk_size + ct_hpke_size ) + sig_size )" office:value-type="float" office:value="899.294117647059" calcext:value-type="float">
            <text:p>899</text:p>
          </table:table-cell>
          <table:table-cell table:style-name="ce268" table:formula="of:= g_coef * (h_U * ct_aead_size) + g_ind_coef * (n_A - 1) * (ct_hpke_huplus1seeds_size + sig_size)" office:value-type="float" office:value="281.647058823529" calcext:value-type="float">
            <text:p>282</text:p>
          </table:table-cell>
          <table:table-cell table:style-name="ce271" table:formula="of:= ias_comcost / sumac_fullbdct_comcost" office:value-type="float" office:value="3.30701754385965" calcext:value-type="float">
            <text:p>3,3</text:p>
          </table:table-cell>
          <table:table-cell table:style-name="ce276" table:formula="of:=(ias_comcost - sumac_fullbdct_comcost) / ias_comcost * 100" office:value-type="float" office:value="69.7612732095491" calcext:value-type="float">
            <text:p>69,8</text:p>
          </table:table-cell>
          <table:table-cell table:style-name="ce279" table:formula="of:=treekem_comcost / sumac_fullbdct_comcost" office:value-type="float" office:value="3.19298245614035" calcext:value-type="float">
            <text:p>3,2</text:p>
          </table:table-cell>
          <table:table-cell table:style-name="ce283" table:formula="of:=(treekem_comcost - sumac_fullbdct_comcost) / treekem_comcost * 100" office:value-type="float" office:value="68.6813186813187" calcext:value-type="float">
            <text:p>68,7</text:p>
          </table:table-cell>
          <table:table-cell table:style-name="ce180" table:formula="of:=g_coef * (pk_size + h_U*ct_aead_size)" office:value-type="float" office:value="289.058823529412" calcext:value-type="float">
            <text:p>289</text:p>
          </table:table-cell>
          <table:table-cell table:style-name="ce288" table:formula="of:=treekem_comcost/sumacv1_fullbdct_comcost" office:value-type="float" office:value="3.11111111111111" calcext:value-type="float">
            <text:p>3,1</text:p>
          </table:table-cell>
          <table:table-cell table:style-name="ce180" table:formula="of:=g_A_coef*pk_size + (g_U_coef*h_U + g_A_coef)*ct_aead_size" office:value-type="float" office:value="245.882352941176" calcext:value-type="float">
            <text:p>246</text:p>
          </table:table-cell>
          <table:table-cell table:number-columns-repeated="988"/>
        </table:table-row>
        <table:table-row table:style-name="ro2">
          <table:table-cell table:style-name="ce230" table:number-columns-repeated="2"/>
          <table:table-cell table:style-name="ce230" office:value-type="string" calcext:value-type="string">
            <text:p>Large</text:p>
          </table:table-cell>
          <table:table-cell table:style-name="ce236" table:formula="of:= (n_tot + 1) / n_tot" office:value-type="float" office:value="1.00001519941634" calcext:value-type="float">
            <text:p>1,00</text:p>
          </table:table-cell>
          <table:table-cell table:style-name="ce236" table:formula="of:=(1 + n_A) / n_tot" office:value-type="float" office:value="0.00390625" calcext:value-type="float">
            <text:p>0,00</text:p>
          </table:table-cell>
          <table:table-cell table:style-name="ce236" table:formula="of:= (1 + n_U) / n_tot" office:value-type="float" office:value="0.996124148832685" calcext:value-type="float">
            <text:p>1,00</text:p>
          </table:table-cell>
          <table:table-cell table:style-name="ce236" table:formula="of:= 2 / n_tot" office:value-type="float" office:value="0.0000303988326848249" calcext:value-type="float">
            <text:p>0,00</text:p>
          </table:table-cell>
          <table:table-cell table:style-name="ce236" table:formula="of:=1/n_tot" office:value-type="float" office:value="0.0000151994163424125" calcext:value-type="float">
            <text:p>0,00</text:p>
          </table:table-cell>
          <table:table-cell table:style-name="ce255" table:formula="of:= CEILING((LOG(n_tot;2)))" office:value-type="float" office:value="17" calcext:value-type="float">
            <text:p>17</text:p>
          </table:table-cell>
          <table:table-cell table:style-name="ce255" table:formula="of:=LOG(n_A;2)" office:value-type="float" office:value="8" calcext:value-type="float">
            <text:p>8</text:p>
          </table:table-cell>
          <table:table-cell table:style-name="ce255" table:formula="of:=LOG(n_U;2)" office:value-type="float" office:value="16" calcext:value-type="float">
            <text:p>16</text:p>
          </table:table-cell>
          <table:table-cell table:style-name="ce255" table:formula="of:=n_A + n_U" office:value-type="float" office:value="65792" calcext:value-type="float">
            <text:p>65 792</text:p>
          </table:table-cell>
          <table:table-cell table:style-name="ce255" table:formula="of:=n_a_large" office:value-type="float" office:value="256" calcext:value-type="float">
            <text:p>256</text:p>
          </table:table-cell>
          <table:table-cell table:style-name="ce255" office:value-type="float" office:value="65536" calcext:value-type="float">
            <text:p>65 536</text:p>
          </table:table-cell>
          <table:table-cell table:style-name="ce255" table:formula="of:=(2*n_tot - 2) * pk_size + n_tot * spk_size" office:value-type="float" office:value="6315968" calcext:value-type="float">
            <text:p>6 315 968</text:p>
          </table:table-cell>
          <table:table-cell table:style-name="ce255" table:formula="of:=(2*n_A - 2) * pk_size + n_A * spk_size" office:value-type="float" office:value="24512" calcext:value-type="float">
            <text:p>24 512</text:p>
          </table:table-cell>
          <table:table-cell table:style-name="ce255" office:value-type="float" office:value="16" calcext:value-type="float">
            <text:p>16</text:p>
          </table:table-cell>
          <table:table-cell table:style-name="ce255" table:formula="of:=(2*n_U - 1) * sec_size" office:value-type="float" office:value="2097136" calcext:value-type="float">
            <text:p>2 097 136</text:p>
          </table:table-cell>
          <table:table-cell table:style-name="ce255" table:formula="of:=pkct_classical_size + tag_size + sec_size" office:value-type="float" office:value="64" calcext:value-type="float">
            <text:p>64</text:p>
          </table:table-cell>
          <table:table-cell table:style-name="ce255" table:formula="of:=pkct_classical_size + tag_size + 2*sec_size" office:value-type="float" office:value="80" calcext:value-type="float">
            <text:p>80</text:p>
          </table:table-cell>
          <table:table-cell table:style-name="ce255" table:formula="of:=pkct_classical_size + tag_size + (h_U + 1)*sec_size" office:value-type="float" office:value="320" calcext:value-type="float">
            <text:p>320</text:p>
          </table:table-cell>
          <table:table-cell table:style-name="ce255" table:formula="of:=pkct_classical_size + tag_size + (h_U + 1)*sec_size" office:value-type="float" office:value="320" calcext:value-type="float">
            <text:p>320</text:p>
          </table:table-cell>
          <table:table-cell table:style-name="ce255" table:formula="of:=pkct_classical_size + tag_size + (2 * n_U - 1)*sec_size" office:value-type="float" office:value="2097184" calcext:value-type="float">
            <text:p>2 097 184</text:p>
          </table:table-cell>
          <table:table-cell table:style-name="ce255" office:value-type="float" office:value="32" calcext:value-type="float">
            <text:p>32</text:p>
          </table:table-cell>
          <table:table-cell table:style-name="ce255" table:formula="of:=h_U * sec_size + tag_size" office:value-type="float" office:value="272" calcext:value-type="float">
            <text:p>272</text:p>
          </table:table-cell>
          <table:table-cell table:style-name="ce255" table:formula="of:= (h_U + 1) * sec_size + tag_size" office:value-type="float" office:value="288" calcext:value-type="float">
            <text:p>288</text:p>
          </table:table-cell>
          <table:table-cell table:style-name="ce255" table:formula="of:=stu_mka_tree_size + tag_size" office:value-type="float" office:value="2097152" calcext:value-type="float">
            <text:p>2 097 152</text:p>
          </table:table-cell>
          <table:table-cell table:style-name="ce230" table:formula="of:= treekem_comcost" office:value-type="float" office:value="1664.02529182879" calcext:value-type="float">
            <text:p>1 664</text:p>
          </table:table-cell>
          <table:table-cell table:style-name="ce230" table:formula="of:= treekem_comcost  + g_coef * spk_size" office:value-type="float" office:value="1696.02577821012" calcext:value-type="float">
            <text:p>1 696</text:p>
          </table:table-cell>
          <table:table-cell table:style-name="ce230" table:formula="of:= g_coef * ( h_tot * ( pk_size + ct_hpke_size ) + sig_size )" office:value-type="float" office:value="1664.02529182879" calcext:value-type="float">
            <text:p>1 664</text:p>
          </table:table-cell>
          <table:table-cell table:style-name="ce268" table:formula="of:= g_coef * (h_U * ct_aead_size) + g_ind_coef * (n_A - 1) * (ct_hpke_huplus1seeds_size + sig_size)" office:value-type="float" office:value="514.736381322957" calcext:value-type="float">
            <text:p>515</text:p>
          </table:table-cell>
          <table:table-cell table:style-name="ce271" table:formula="of:= ias_comcost / sumac_fullbdct_comcost" office:value-type="float" office:value="3.29494055549571" calcext:value-type="float">
            <text:p>3,3</text:p>
          </table:table-cell>
          <table:table-cell table:style-name="ce276" table:formula="of:=(ias_comcost - sumac_fullbdct_comcost) / ias_comcost * 100" office:value-type="float" office:value="69.6504388119514" calcext:value-type="float">
            <text:p>69,7</text:p>
          </table:table-cell>
          <table:table-cell table:style-name="ce279" table:formula="of:=treekem_comcost / sumac_fullbdct_comcost" office:value-type="float" office:value="3.23277186576938" calcext:value-type="float">
            <text:p>3,2</text:p>
          </table:table-cell>
          <table:table-cell table:style-name="ce283" table:formula="of:=(treekem_comcost - sumac_fullbdct_comcost) / treekem_comcost * 100" office:value-type="float" office:value="69.0667934044889" calcext:value-type="float">
            <text:p>69,1</text:p>
          </table:table-cell>
          <table:table-cell table:style-name="ce180" table:formula="of:=g_coef * (pk_size + h_U*ct_aead_size)" office:value-type="float" office:value="544.00826848249" calcext:value-type="float">
            <text:p>544</text:p>
          </table:table-cell>
          <table:table-cell table:style-name="ce288" table:formula="of:=treekem_comcost/sumacv1_fullbdct_comcost" office:value-type="float" office:value="3.05882352941176" calcext:value-type="float">
            <text:p>3,1</text:p>
          </table:table-cell>
          <table:table-cell table:style-name="ce180" table:formula="of:=g_A_coef*pk_size + (g_U_coef*h_U + g_A_coef)*ct_aead_size" office:value-type="float" office:value="510.265564202335" calcext:value-type="float">
            <text:p>510</text:p>
          </table:table-cell>
          <table:table-cell table:number-columns-repeated="988"/>
        </table:table-row>
        <table:table-row table:style-name="ro2">
          <table:table-cell table:style-name="ce230"/>
          <table:table-cell table:style-name="ce230" office:value-type="string" calcext:value-type="string">
            <text:p>PQ</text:p>
          </table:table-cell>
          <table:table-cell table:style-name="ce230" office:value-type="string" calcext:value-type="string">
            <text:p>Small</text:p>
          </table:table-cell>
          <table:table-cell table:style-name="ce6" table:formula="of:= (n_tot + 1) / n_tot" office:value-type="float" office:value="1.05" calcext:value-type="float">
            <text:p>1,05</text:p>
          </table:table-cell>
          <table:table-cell table:style-name="ce11" table:formula="of:=(1 + n_A) / n_tot" office:value-type="float" office:value="0.25" calcext:value-type="float">
            <text:p>0,25</text:p>
          </table:table-cell>
          <table:table-cell table:style-name="ce11" table:formula="of:= (1 + n_U) / n_tot" office:value-type="float" office:value="0.85" calcext:value-type="float">
            <text:p>0,85</text:p>
          </table:table-cell>
          <table:table-cell table:style-name="ce11" table:formula="of:= 2 / n_tot" office:value-type="float" office:value="0.1" calcext:value-type="float">
            <text:p>0,10</text:p>
          </table:table-cell>
          <table:table-cell table:style-name="ce6" table:formula="of:=1/n_tot" office:value-type="float" office:value="0.05" calcext:value-type="float">
            <text:p>0,05</text:p>
          </table:table-cell>
          <table:table-cell table:style-name="ce256" table:formula="of:= CEILING((LOG(n_tot;2)))" office:value-type="float" office:value="5" calcext:value-type="float">
            <text:p>5</text:p>
          </table:table-cell>
          <table:table-cell table:style-name="ce256" table:formula="of:=LOG(n_A;2)" office:value-type="float" office:value="2" calcext:value-type="float">
            <text:p>2</text:p>
          </table:table-cell>
          <table:table-cell table:style-name="ce256" table:formula="of:=LOG(n_U;2)" office:value-type="float" office:value="4" calcext:value-type="float">
            <text:p>4</text:p>
          </table:table-cell>
          <table:table-cell table:style-name="ce256" table:formula="of:=n_A + n_U" office:value-type="float" office:value="20" calcext:value-type="float">
            <text:p>20</text:p>
          </table:table-cell>
          <table:table-cell table:style-name="ce256" table:formula="of:=n_a_small" office:value-type="float" office:value="4" calcext:value-type="float">
            <text:p>4</text:p>
          </table:table-cell>
          <table:table-cell table:style-name="ce256" office:value-type="float" office:value="16" calcext:value-type="float">
            <text:p>16</text:p>
          </table:table-cell>
          <table:table-cell table:style-name="ce256" table:formula="of:=(2*n_tot - 2) * pk_size + n_tot * spk_size" office:value-type="float" office:value="45632" calcext:value-type="float">
            <text:p>45 632</text:p>
          </table:table-cell>
          <table:table-cell table:style-name="ce256" table:formula="of:=(2*n_A - 2) * pk_size + n_A * spk_size" office:value-type="float" office:value="7232" calcext:value-type="float">
            <text:p>7 232</text:p>
          </table:table-cell>
          <table:table-cell table:style-name="ce256" office:value-type="float" office:value="32" calcext:value-type="float">
            <text:p>32</text:p>
          </table:table-cell>
          <table:table-cell table:style-name="ce256" table:formula="of:=(2*n_U - 1) * sec_size" office:value-type="float" office:value="992" calcext:value-type="float">
            <text:p>992</text:p>
          </table:table-cell>
          <table:table-cell table:style-name="ce256" table:formula="of:=pkct_pq_size + tag_size + sec_size" office:value-type="float" office:value="1136" calcext:value-type="float">
            <text:p>1 136</text:p>
          </table:table-cell>
          <table:table-cell table:style-name="ce256" table:formula="of:=pkct_pq_size + tag_size + 2*sec_size" office:value-type="float" office:value="1168" calcext:value-type="float">
            <text:p>1 168</text:p>
          </table:table-cell>
          <table:table-cell table:style-name="ce256" table:formula="of:=pkct_pq_size + tag_size + (h_U + 1)*sec_size" office:value-type="float" office:value="1264" calcext:value-type="float">
            <text:p>1 264</text:p>
          </table:table-cell>
          <table:table-cell table:style-name="ce256" table:formula="of:=pkct_pq_size + tag_size + (h_U + 1)*sec_size" office:value-type="float" office:value="1264" calcext:value-type="float">
            <text:p>1 264</text:p>
          </table:table-cell>
          <table:table-cell table:style-name="ce256" table:formula="of:=pkct_pq_size  + tag_size + (2 * n_U - 1)*sec_size" office:value-type="float" office:value="2096" calcext:value-type="float">
            <text:p>2 096</text:p>
          </table:table-cell>
          <table:table-cell table:style-name="ce14" office:value-type="float" office:value="1184" calcext:value-type="float">
            <text:p>1 184</text:p>
          </table:table-cell>
          <table:table-cell table:style-name="ce14" table:formula="of:=h_U * sec_size + tag_size" office:value-type="float" office:value="144" calcext:value-type="float">
            <text:p>144</text:p>
          </table:table-cell>
          <table:table-cell table:style-name="ce14" table:formula="of:= (h_U + 1) * sec_size + tag_size" office:value-type="float" office:value="176" calcext:value-type="float">
            <text:p>176</text:p>
          </table:table-cell>
          <table:table-cell table:style-name="ce256" table:formula="of:=stu_mka_tree_size + tag_size" office:value-type="float" office:value="1008" calcext:value-type="float">
            <text:p>1 008</text:p>
          </table:table-cell>
          <table:table-cell table:style-name="ce230" table:formula="of:= treekem_comcost" office:value-type="float" office:value="12213.6" calcext:value-type="float">
            <text:p>12 214</text:p>
          </table:table-cell>
          <table:table-cell table:style-name="ce230" table:formula="of:= treekem_comcost  + g_coef * spk_size" office:value-type="float" office:value="12247.2" calcext:value-type="float">
            <text:p>12 247</text:p>
          </table:table-cell>
          <table:table-cell table:style-name="ce230" table:formula="of:= g_coef * ( h_tot * ( pk_size + ct_hpke_size ) + sig_size )" office:value-type="float" office:value="12213.6" calcext:value-type="float">
            <text:p>12 214</text:p>
          </table:table-cell>
          <table:table-cell table:style-name="ce268" table:formula="of:= g_coef * (h_U * ct_aead_size) + g_ind_coef * (n_A - 1) * (ct_hpke_huplus1seeds_size + sig_size)" office:value-type="float" office:value="523.2" calcext:value-type="float">
            <text:p>523</text:p>
          </table:table-cell>
          <table:table-cell table:style-name="ce271" table:formula="of:= ias_comcost / sumac_fullbdct_comcost" office:value-type="float" office:value="23.4082568807339" calcext:value-type="float">
            <text:p>23,4</text:p>
          </table:table-cell>
          <table:table-cell table:style-name="ce276" table:formula="of:=(ias_comcost - sumac_fullbdct_comcost) / ias_comcost * 100" office:value-type="float" office:value="95.7280031354105" calcext:value-type="float">
            <text:p>95,7</text:p>
          </table:table-cell>
          <table:table-cell table:style-name="ce279" table:formula="of:=treekem_comcost / sumac_fullbdct_comcost" office:value-type="float" office:value="23.3440366972477" calcext:value-type="float">
            <text:p>23,3</text:p>
          </table:table-cell>
          <table:table-cell table:style-name="ce283" table:formula="of:=(treekem_comcost - sumac_fullbdct_comcost) / treekem_comcost * 100" office:value-type="float" office:value="95.7162507368835" calcext:value-type="float">
            <text:p>95,7</text:p>
          </table:table-cell>
          <table:table-cell table:style-name="ce180" table:formula="of:=g_coef * (pk_size + h_U*ct_aead_size)" office:value-type="float" office:value="1377.6" calcext:value-type="float">
            <text:p>1 378</text:p>
          </table:table-cell>
          <table:table-cell table:style-name="ce288" table:formula="of:=treekem_comcost/sumacv1_fullbdct_comcost" office:value-type="float" office:value="8.86585365853659" calcext:value-type="float">
            <text:p>8,9</text:p>
          </table:table-cell>
          <table:table-cell table:style-name="ce180" table:formula="of:=g_A_coef*pk_size + (g_U_coef*h_U + g_A_coef)*ct_aead_size" office:value-type="float" office:value="412.8" calcext:value-type="float">
            <text:p>413</text:p>
          </table:table-cell>
          <table:table-cell table:number-columns-repeated="988"/>
        </table:table-row>
        <table:table-row table:style-name="ro2">
          <table:table-cell table:style-name="ce230" table:number-columns-repeated="2"/>
          <table:table-cell table:style-name="ce230" office:value-type="string" calcext:value-type="string">
            <text:p>Medium</text:p>
          </table:table-cell>
          <table:table-cell table:style-name="ce6" table:formula="of:= (n_tot + 1) / n_tot" office:value-type="float" office:value="1.00367647058824" calcext:value-type="float">
            <text:p>1,00</text:p>
          </table:table-cell>
          <table:table-cell table:style-name="ce11" table:formula="of:=(1 + n_A) / n_tot" office:value-type="float" office:value="0.0625" calcext:value-type="float">
            <text:p>0,06</text:p>
          </table:table-cell>
          <table:table-cell table:style-name="ce11" table:formula="of:= (1 + n_U) / n_tot" office:value-type="float" office:value="0.944852941176471" calcext:value-type="float">
            <text:p>0,94</text:p>
          </table:table-cell>
          <table:table-cell table:style-name="ce11" table:formula="of:= 2 / n_tot" office:value-type="float" office:value="0.00735294117647059" calcext:value-type="float">
            <text:p>0,01</text:p>
          </table:table-cell>
          <table:table-cell table:style-name="ce6" table:formula="of:=1/n_tot" office:value-type="float" office:value="0.00367647058823529" calcext:value-type="float">
            <text:p>0,00</text:p>
          </table:table-cell>
          <table:table-cell table:style-name="ce256" table:formula="of:= CEILING((LOG(n_tot;2)))" office:value-type="float" office:value="9" calcext:value-type="float">
            <text:p>9</text:p>
          </table:table-cell>
          <table:table-cell table:style-name="ce256" table:formula="of:=LOG(n_A;2)" office:value-type="float" office:value="4" calcext:value-type="float">
            <text:p>4</text:p>
          </table:table-cell>
          <table:table-cell table:style-name="ce256" table:formula="of:=LOG(n_U;2)" office:value-type="float" office:value="8" calcext:value-type="float">
            <text:p>8</text:p>
          </table:table-cell>
          <table:table-cell table:style-name="ce256" table:formula="of:=n_A + n_U" office:value-type="float" office:value="272" calcext:value-type="float">
            <text:p>272</text:p>
          </table:table-cell>
          <table:table-cell table:style-name="ce256" table:formula="of:=n_a_med" office:value-type="float" office:value="16" calcext:value-type="float">
            <text:p>16</text:p>
          </table:table-cell>
          <table:table-cell table:style-name="ce256" office:value-type="float" office:value="256" calcext:value-type="float">
            <text:p>256</text:p>
          </table:table-cell>
          <table:table-cell table:style-name="ce256" table:formula="of:=(2*n_tot - 2) * pk_size + n_tot * spk_size" office:value-type="float" office:value="650432" calcext:value-type="float">
            <text:p>650 432</text:p>
          </table:table-cell>
          <table:table-cell table:style-name="ce256" table:formula="of:=(2*n_A - 2) * pk_size + n_A * spk_size" office:value-type="float" office:value="36032" calcext:value-type="float">
            <text:p>36 032</text:p>
          </table:table-cell>
          <table:table-cell table:style-name="ce256" office:value-type="float" office:value="32" calcext:value-type="float">
            <text:p>32</text:p>
          </table:table-cell>
          <table:table-cell table:style-name="ce256" table:formula="of:=(2*n_U - 1) * sec_size" office:value-type="float" office:value="16352" calcext:value-type="float">
            <text:p>16 352</text:p>
          </table:table-cell>
          <table:table-cell table:style-name="ce256" table:formula="of:=pkct_pq_size + tag_size + sec_size" office:value-type="float" office:value="1136" calcext:value-type="float">
            <text:p>1 136</text:p>
          </table:table-cell>
          <table:table-cell table:style-name="ce256" table:formula="of:=pkct_pq_size + tag_size + 2*sec_size" office:value-type="float" office:value="1168" calcext:value-type="float">
            <text:p>1 168</text:p>
          </table:table-cell>
          <table:table-cell table:style-name="ce256" table:formula="of:=pkct_pq_size + tag_size + (h_U + 1)*sec_size" office:value-type="float" office:value="1392" calcext:value-type="float">
            <text:p>1 392</text:p>
          </table:table-cell>
          <table:table-cell table:style-name="ce256" table:formula="of:=pkct_pq_size + tag_size + (h_U + 1)*sec_size" office:value-type="float" office:value="1392" calcext:value-type="float">
            <text:p>1 392</text:p>
          </table:table-cell>
          <table:table-cell table:style-name="ce256" table:formula="of:=pkct_pq_size  + tag_size + (2 * n_U - 1)*sec_size" office:value-type="float" office:value="17456" calcext:value-type="float">
            <text:p>17 456</text:p>
          </table:table-cell>
          <table:table-cell table:style-name="ce14" office:value-type="float" office:value="1184" calcext:value-type="float">
            <text:p>1 184</text:p>
          </table:table-cell>
          <table:table-cell table:style-name="ce14" table:formula="of:=h_U * sec_size + tag_size" office:value-type="float" office:value="272" calcext:value-type="float">
            <text:p>272</text:p>
          </table:table-cell>
          <table:table-cell table:style-name="ce14" table:formula="of:= (h_U + 1) * sec_size + tag_size" office:value-type="float" office:value="304" calcext:value-type="float">
            <text:p>304</text:p>
          </table:table-cell>
          <table:table-cell table:style-name="ce256" table:formula="of:=stu_mka_tree_size + tag_size" office:value-type="float" office:value="16368" calcext:value-type="float">
            <text:p>16 368</text:p>
          </table:table-cell>
          <table:table-cell table:style-name="ce230" table:formula="of:= treekem_comcost" office:value-type="float" office:value="20988.8823529412" calcext:value-type="float">
            <text:p>20 989</text:p>
          </table:table-cell>
          <table:table-cell table:style-name="ce230" table:formula="of:= treekem_comcost  + g_coef * spk_size" office:value-type="float" office:value="21021" calcext:value-type="float">
            <text:p>21 021</text:p>
          </table:table-cell>
          <table:table-cell table:style-name="ce230" table:formula="of:= g_coef * ( h_tot * ( pk_size + ct_hpke_size ) + sig_size )" office:value-type="float" office:value="20988.8823529412" calcext:value-type="float">
            <text:p>20 989</text:p>
          </table:table-cell>
          <table:table-cell table:style-name="ce268" table:formula="of:= g_coef * (h_U * ct_aead_size) + g_ind_coef * (n_A - 1) * (ct_hpke_huplus1seeds_size + sig_size)" office:value-type="float" office:value="414" calcext:value-type="float">
            <text:p>414</text:p>
          </table:table-cell>
          <table:table-cell table:style-name="ce273" table:formula="of:= ias_comcost / sumac_fullbdct_comcost" office:value-type="float" office:value="50.7753623188406" calcext:value-type="float">
            <text:p>50,8</text:p>
          </table:table-cell>
          <table:table-cell table:style-name="ce276" table:formula="of:=(ias_comcost - sumac_fullbdct_comcost) / ias_comcost * 100" office:value-type="float" office:value="98.0305408876837" calcext:value-type="float">
            <text:p>98,0</text:p>
          </table:table-cell>
          <table:table-cell table:style-name="ce281" table:formula="of:=treekem_comcost / sumac_fullbdct_comcost" office:value-type="float" office:value="50.6977834612106" calcext:value-type="float">
            <text:p>50,7</text:p>
          </table:table-cell>
          <table:table-cell table:style-name="ce283" table:formula="of:=(treekem_comcost - sumac_fullbdct_comcost) / treekem_comcost * 100" office:value-type="float" office:value="98.027527178254" calcext:value-type="float">
            <text:p>98,0</text:p>
          </table:table-cell>
          <table:table-cell table:style-name="ce180" table:formula="of:=g_coef * (pk_size + h_U*ct_aead_size)" office:value-type="float" office:value="1445.29411764706" calcext:value-type="float">
            <text:p>1 445</text:p>
          </table:table-cell>
          <table:table-cell table:style-name="ce288" table:formula="of:=treekem_comcost/sumacv1_fullbdct_comcost" office:value-type="float" office:value="14.5222222222222" calcext:value-type="float">
            <text:p>14,5</text:p>
          </table:table-cell>
          <table:table-cell table:style-name="ce180" table:formula="of:=g_A_coef*pk_size + (g_U_coef*h_U + g_A_coef)*ct_aead_size" office:value-type="float" office:value="317.882352941176" calcext:value-type="float">
            <text:p>318</text:p>
          </table:table-cell>
          <table:table-cell table:number-columns-repeated="988"/>
        </table:table-row>
        <table:table-row table:style-name="ro2">
          <table:table-cell table:style-name="ce230" table:number-columns-repeated="2"/>
          <table:table-cell table:style-name="ce230" office:value-type="string" calcext:value-type="string">
            <text:p>Large</text:p>
          </table:table-cell>
          <table:table-cell table:style-name="ce6" table:formula="of:= (n_tot + 1) / n_tot" office:value-type="float" office:value="1.00001519941634" calcext:value-type="float">
            <text:p>1,00</text:p>
          </table:table-cell>
          <table:table-cell table:style-name="ce11" table:formula="of:=(1 + n_A) / n_tot" office:value-type="float" office:value="0.00390625" calcext:value-type="float">
            <text:p>0,00</text:p>
          </table:table-cell>
          <table:table-cell table:style-name="ce11" table:formula="of:= (1 + n_U) / n_tot" office:value-type="float" office:value="0.996124148832685" calcext:value-type="float">
            <text:p>1,00</text:p>
          </table:table-cell>
          <table:table-cell table:style-name="ce11" table:formula="of:= 2 / n_tot" office:value-type="float" office:value="0.0000303988326848249" calcext:value-type="float">
            <text:p>0,00</text:p>
          </table:table-cell>
          <table:table-cell table:style-name="ce6" table:formula="of:=1/n_tot" office:value-type="float" office:value="0.0000151994163424125" calcext:value-type="float">
            <text:p>0,00</text:p>
          </table:table-cell>
          <table:table-cell table:style-name="ce256" table:formula="of:= CEILING((LOG(n_tot;2)))" office:value-type="float" office:value="17" calcext:value-type="float">
            <text:p>17</text:p>
          </table:table-cell>
          <table:table-cell table:style-name="ce256" table:formula="of:=LOG(n_A;2)" office:value-type="float" office:value="8" calcext:value-type="float">
            <text:p>8</text:p>
          </table:table-cell>
          <table:table-cell table:style-name="ce256" table:formula="of:=LOG(n_U;2)" office:value-type="float" office:value="16" calcext:value-type="float">
            <text:p>16</text:p>
          </table:table-cell>
          <table:table-cell table:style-name="ce256" table:formula="of:=n_A + n_U" office:value-type="float" office:value="65792" calcext:value-type="float">
            <text:p>65 792</text:p>
          </table:table-cell>
          <table:table-cell table:style-name="ce256" table:formula="of:=n_a_large" office:value-type="float" office:value="256" calcext:value-type="float">
            <text:p>256</text:p>
          </table:table-cell>
          <table:table-cell table:style-name="ce256" office:value-type="float" office:value="65536" calcext:value-type="float">
            <text:p>65 536</text:p>
          </table:table-cell>
          <table:table-cell table:style-name="ce256" table:formula="of:=(2*n_tot - 2) * pk_size + n_tot * spk_size" office:value-type="float" office:value="157898432" calcext:value-type="float">
            <text:p>157 898 432</text:p>
          </table:table-cell>
          <table:table-cell table:style-name="ce256" table:formula="of:=(2*n_A - 2) * pk_size + n_A * spk_size" office:value-type="float" office:value="612032" calcext:value-type="float">
            <text:p>612 032</text:p>
          </table:table-cell>
          <table:table-cell table:style-name="ce256" office:value-type="float" office:value="32" calcext:value-type="float">
            <text:p>32</text:p>
          </table:table-cell>
          <table:table-cell table:style-name="ce256" table:formula="of:=(2*n_U - 1) * sec_size" office:value-type="float" office:value="4194272" calcext:value-type="float">
            <text:p>4 194 272</text:p>
          </table:table-cell>
          <table:table-cell table:style-name="ce256" table:formula="of:=pkct_pq_size + tag_size + sec_size" office:value-type="float" office:value="1136" calcext:value-type="float">
            <text:p>1 136</text:p>
          </table:table-cell>
          <table:table-cell table:style-name="ce256" table:formula="of:=pkct_pq_size + tag_size + 2*sec_size" office:value-type="float" office:value="1168" calcext:value-type="float">
            <text:p>1 168</text:p>
          </table:table-cell>
          <table:table-cell table:style-name="ce256" table:formula="of:=pkct_pq_size + tag_size + (h_U + 1)*sec_size" office:value-type="float" office:value="1648" calcext:value-type="float">
            <text:p>1 648</text:p>
          </table:table-cell>
          <table:table-cell table:style-name="ce256" table:formula="of:=pkct_pq_size + tag_size + (h_U + 1)*sec_size" office:value-type="float" office:value="1648" calcext:value-type="float">
            <text:p>1 648</text:p>
          </table:table-cell>
          <table:table-cell table:style-name="ce256" table:formula="of:=pkct_pq_size  + tag_size + (2 * n_U - 1)*sec_size" office:value-type="float" office:value="4195376" calcext:value-type="float">
            <text:p>4 195 376</text:p>
          </table:table-cell>
          <table:table-cell table:style-name="ce256" office:value-type="float" office:value="1184" calcext:value-type="float">
            <text:p>1 184</text:p>
          </table:table-cell>
          <table:table-cell table:style-name="ce256" table:formula="of:=h_U * sec_size + tag_size" office:value-type="float" office:value="528" calcext:value-type="float">
            <text:p>528</text:p>
          </table:table-cell>
          <table:table-cell table:style-name="ce256" table:formula="of:= (h_U + 1) * sec_size + tag_size" office:value-type="float" office:value="560" calcext:value-type="float">
            <text:p>560</text:p>
          </table:table-cell>
          <table:table-cell table:style-name="ce256" table:formula="of:=stu_mka_tree_size + tag_size" office:value-type="float" office:value="4194288" calcext:value-type="float">
            <text:p>4 194 288</text:p>
          </table:table-cell>
          <table:table-cell table:style-name="ce230" table:formula="of:= treekem_comcost" office:value-type="float" office:value="39472.5999513619" calcext:value-type="float">
            <text:p>39 473</text:p>
          </table:table-cell>
          <table:table-cell table:style-name="ce230" table:formula="of:= treekem_comcost  + g_coef * spk_size" office:value-type="float" office:value="39504.6004377432" calcext:value-type="float">
            <text:p>39 505</text:p>
          </table:table-cell>
          <table:table-cell table:style-name="ce230" table:formula="of:= g_coef * ( h_tot * ( pk_size + ct_hpke_size ) + sig_size )" office:value-type="float" office:value="39472.5999513619" calcext:value-type="float">
            <text:p>39 473</text:p>
          </table:table-cell>
          <table:table-cell table:style-name="ce268" table:formula="of:= g_coef * (h_U * ct_aead_size) + g_ind_coef * (n_A - 1) * (ct_hpke_huplus1seeds_size + sig_size)" office:value-type="float" office:value="525.030642023346" calcext:value-type="float">
            <text:p>525</text:p>
          </table:table-cell>
          <table:table-cell table:style-name="ce273" table:formula="of:= ias_comcost / sumac_fullbdct_comcost" office:value-type="float" office:value="75.2424663930121" calcext:value-type="float">
            <text:p>75,2</text:p>
          </table:table-cell>
          <table:table-cell table:style-name="ce276" table:formula="of:=(ias_comcost - sumac_fullbdct_comcost) / ias_comcost * 100" office:value-type="float" office:value="98.6709632898306" calcext:value-type="float">
            <text:p>98,7</text:p>
          </table:table-cell>
          <table:table-cell table:style-name="ce281" table:formula="of:=treekem_comcost / sumac_fullbdct_comcost" office:value-type="float" office:value="75.1815166429975" calcext:value-type="float">
            <text:p>75,2</text:p>
          </table:table-cell>
          <table:table-cell table:style-name="ce283" table:formula="of:=(treekem_comcost - sumac_fullbdct_comcost) / treekem_comcost * 100" office:value-type="float" office:value="98.6698858380996" calcext:value-type="float">
            <text:p>98,7</text:p>
          </table:table-cell>
          <table:table-cell table:style-name="ce180" table:formula="of:=g_coef * (pk_size + h_U*ct_aead_size)" office:value-type="float" office:value="1696.02577821012" calcext:value-type="float">
            <text:p>1 696</text:p>
          </table:table-cell>
          <table:table-cell table:style-name="ce288" table:formula="of:=treekem_comcost/sumacv1_fullbdct_comcost" office:value-type="float" office:value="23.2735849056604" calcext:value-type="float">
            <text:p>23,3</text:p>
          </table:table-cell>
          <table:table-cell table:style-name="ce180" table:formula="of:=g_A_coef*pk_size + (g_U_coef*h_U + g_A_coef)*ct_aead_size" office:value-type="float" office:value="514.765564202335" calcext:value-type="float">
            <text:p>515</text:p>
          </table:table-cell>
          <table:table-cell table:number-columns-repeated="988"/>
        </table:table-row>
        <table:table-row table:style-name="ro2">
          <table:table-cell table:style-name="ce233" office:value-type="string" calcext:value-type="string">
            <text:p>User Update</text:p>
          </table:table-cell>
          <table:table-cell table:style-name="ce233" office:value-type="string" calcext:value-type="string">
            <text:p>Classical</text:p>
          </table:table-cell>
          <table:table-cell table:style-name="ce233" office:value-type="string" calcext:value-type="string">
            <text:p>Small</text:p>
          </table:table-cell>
          <table:table-cell table:style-name="ce236" table:formula="of:= (n_tot + 1) / n_tot" office:value-type="float" office:value="1.05" calcext:value-type="float">
            <text:p>1,05</text:p>
          </table:table-cell>
          <table:table-cell table:style-name="ce236" table:formula="of:=(1 + n_A) / n_tot" office:value-type="float" office:value="0.25" calcext:value-type="float">
            <text:p>0,25</text:p>
          </table:table-cell>
          <table:table-cell table:style-name="ce236" table:formula="of:= (1 + n_U) / n_tot" office:value-type="float" office:value="0.85" calcext:value-type="float">
            <text:p>0,85</text:p>
          </table:table-cell>
          <table:table-cell table:style-name="ce236" table:formula="of:= 2 / n_tot" office:value-type="float" office:value="0.1" calcext:value-type="float">
            <text:p>0,10</text:p>
          </table:table-cell>
          <table:table-cell table:style-name="ce236" table:formula="of:=1/n_tot" office:value-type="float" office:value="0.05" calcext:value-type="float">
            <text:p>0,05</text:p>
          </table:table-cell>
          <table:table-cell table:style-name="ce255" table:formula="of:= CEILING((LOG(n_tot;2)))" office:value-type="float" office:value="5" calcext:value-type="float">
            <text:p>5</text:p>
          </table:table-cell>
          <table:table-cell table:style-name="ce255" table:formula="of:=LOG(n_A;2)" office:value-type="float" office:value="2" calcext:value-type="float">
            <text:p>2</text:p>
          </table:table-cell>
          <table:table-cell table:style-name="ce255" table:formula="of:=LOG(n_U;2)" office:value-type="float" office:value="4" calcext:value-type="float">
            <text:p>4</text:p>
          </table:table-cell>
          <table:table-cell table:style-name="ce255" table:formula="of:=n_A + n_U" office:value-type="float" office:value="20" calcext:value-type="float">
            <text:p>20</text:p>
          </table:table-cell>
          <table:table-cell table:style-name="ce255" table:formula="of:=n_a_small" office:value-type="float" office:value="4" calcext:value-type="float">
            <text:p>4</text:p>
          </table:table-cell>
          <table:table-cell table:style-name="ce255" office:value-type="float" office:value="16" calcext:value-type="float">
            <text:p>16</text:p>
          </table:table-cell>
          <table:table-cell table:style-name="ce255" table:formula="of:=(2*n_tot - 2) * pk_size + n_tot * spk_size" office:value-type="float" office:value="1856" calcext:value-type="float">
            <text:p>1 856</text:p>
          </table:table-cell>
          <table:table-cell table:style-name="ce255" table:formula="of:=(2*n_A - 2) * pk_size + n_A * spk_size" office:value-type="float" office:value="320" calcext:value-type="float">
            <text:p>320</text:p>
          </table:table-cell>
          <table:table-cell table:style-name="ce255" office:value-type="float" office:value="16" calcext:value-type="float">
            <text:p>16</text:p>
          </table:table-cell>
          <table:table-cell table:style-name="ce255" table:formula="of:=(2*n_U - 1) * sec_size" office:value-type="float" office:value="496" calcext:value-type="float">
            <text:p>496</text:p>
          </table:table-cell>
          <table:table-cell table:style-name="ce255" table:formula="of:=pkct_classical_size + tag_size + sec_size" office:value-type="float" office:value="64" calcext:value-type="float">
            <text:p>64</text:p>
          </table:table-cell>
          <table:table-cell table:style-name="ce255" table:formula="of:=pkct_classical_size + tag_size + 2*sec_size" office:value-type="float" office:value="80" calcext:value-type="float">
            <text:p>80</text:p>
          </table:table-cell>
          <table:table-cell table:style-name="ce255" table:formula="of:=pkct_classical_size + tag_size + (h_U + 1)*sec_size" office:value-type="float" office:value="128" calcext:value-type="float">
            <text:p>128</text:p>
          </table:table-cell>
          <table:table-cell table:style-name="ce255" table:formula="of:=pkct_classical_size + tag_size + (h_U + 1)*sec_size" office:value-type="float" office:value="128" calcext:value-type="float">
            <text:p>128</text:p>
          </table:table-cell>
          <table:table-cell table:style-name="ce255" table:formula="of:=pkct_classical_size + tag_size + (2 * n_U - 1)*sec_size" office:value-type="float" office:value="544" calcext:value-type="float">
            <text:p>544</text:p>
          </table:table-cell>
          <table:table-cell table:style-name="ce255" office:value-type="float" office:value="32" calcext:value-type="float">
            <text:p>32</text:p>
          </table:table-cell>
          <table:table-cell table:style-name="ce255" table:formula="of:=h_U * sec_size + tag_size" office:value-type="float" office:value="80" calcext:value-type="float">
            <text:p>80</text:p>
          </table:table-cell>
          <table:table-cell table:style-name="ce255" table:formula="of:= (h_U + 1) * sec_size + tag_size" office:value-type="float" office:value="96" calcext:value-type="float">
            <text:p>96</text:p>
          </table:table-cell>
          <table:table-cell table:style-name="ce255" table:formula="of:=stu_mka_tree_size + tag_size" office:value-type="float" office:value="512" calcext:value-type="float">
            <text:p>512</text:p>
          </table:table-cell>
          <table:table-cell table:style-name="ce261" table:formula="of:= treekem_comcost" office:value-type="float" office:value="580.8" calcext:value-type="float">
            <text:p>581</text:p>
          </table:table-cell>
          <table:table-cell table:style-name="ce261" table:formula="of:= treekem_comcost  + g_coef * spk_size" office:value-type="float" office:value="614.4" calcext:value-type="float">
            <text:p>614</text:p>
          </table:table-cell>
          <table:table-cell table:style-name="ce261" table:formula="of:= g_coef * ( (h_tot + 1) *  pk_size + h_tot * ct_hpke_size + sig_size ) + g_ind_coef * (pk_size + 2 * sig_size  )" office:value-type="float" office:value="580.8" calcext:value-type="float">
            <text:p>581</text:p>
          </table:table-cell>
          <table:table-cell table:style-name="ce269" table:formula="of:= g_coef * (h_U * ct_aead_size) + g_ind_coef * ( n_A * pk_size + (n_A - 1) * ct_hpke_huplus2seeds_size + ct_hpke_size + (n_A + 2) * sig_size )" office:value-type="float" office:value="211.2" calcext:value-type="float">
            <text:p>211</text:p>
          </table:table-cell>
          <table:table-cell table:style-name="ce272" table:formula="of:= ias_comcost / sumac_fullbdct_comcost" office:value-type="float" office:value="2.90909090909091" calcext:value-type="float">
            <text:p>2,9</text:p>
          </table:table-cell>
          <table:table-cell table:style-name="ce277" table:formula="of:=(ias_comcost - sumac_fullbdct_comcost) / ias_comcost * 100" office:value-type="float" office:value="65.625" calcext:value-type="float">
            <text:p>65,6</text:p>
          </table:table-cell>
          <table:table-cell table:style-name="ce280" table:formula="of:=treekem_comcost / sumac_fullbdct_comcost" office:value-type="float" office:value="2.75" calcext:value-type="float">
            <text:p>2,8</text:p>
          </table:table-cell>
          <table:table-cell table:style-name="ce284" table:formula="of:=(treekem_comcost - sumac_fullbdct_comcost) / treekem_comcost * 100" office:value-type="float" office:value="63.6363636363636" calcext:value-type="float">
            <text:p>63,6</text:p>
          </table:table-cell>
          <table:table-cell table:style-name="ce180" table:formula="of:=g_coef * (2*pk_size + h_U*ct_aead_size + ct_hpke_size)" office:value-type="float" office:value="268.8" calcext:value-type="float">
            <text:p>269</text:p>
          </table:table-cell>
          <table:table-cell table:style-name="ce288" table:formula="of:=treekem_comcost/sumacv1_fullbdct_comcost" office:value-type="float" office:value="2.16071428571429" calcext:value-type="float">
            <text:p>2,2</text:p>
          </table:table-cell>
          <table:table-cell table:style-name="ce180" table:formula="of:=(g_coef+g_A_coef)*pk_size + (g_U_coef*h_U + g_A_coef)*ct_aead_size + g_U_coef*ct_hpke_size" office:value-type="float" office:value="212.8" calcext:value-type="float">
            <text:p>213</text:p>
          </table:table-cell>
          <table:table-cell table:number-columns-repeated="988"/>
        </table:table-row>
        <table:table-row table:style-name="ro2">
          <table:table-cell table:style-name="ce233" office:value-type="string" calcext:value-type="string">
            <text:p>(part)</text:p>
          </table:table-cell>
          <table:table-cell table:style-name="ce233"/>
          <table:table-cell table:style-name="ce233" office:value-type="string" calcext:value-type="string">
            <text:p>Medium</text:p>
          </table:table-cell>
          <table:table-cell table:style-name="ce236" table:formula="of:= (n_tot + 1) / n_tot" office:value-type="float" office:value="1.00367647058824" calcext:value-type="float">
            <text:p>1,00</text:p>
          </table:table-cell>
          <table:table-cell table:style-name="ce236" table:formula="of:=(1 + n_A) / n_tot" office:value-type="float" office:value="0.0625" calcext:value-type="float">
            <text:p>0,06</text:p>
          </table:table-cell>
          <table:table-cell table:style-name="ce236" table:formula="of:= (1 + n_U) / n_tot" office:value-type="float" office:value="0.944852941176471" calcext:value-type="float">
            <text:p>0,94</text:p>
          </table:table-cell>
          <table:table-cell table:style-name="ce236" table:formula="of:= 2 / n_tot" office:value-type="float" office:value="0.00735294117647059" calcext:value-type="float">
            <text:p>0,01</text:p>
          </table:table-cell>
          <table:table-cell table:style-name="ce236" table:formula="of:=1/n_tot" office:value-type="float" office:value="0.00367647058823529" calcext:value-type="float">
            <text:p>0,00</text:p>
          </table:table-cell>
          <table:table-cell table:style-name="ce255" table:formula="of:= CEILING((LOG(n_tot;2)))" office:value-type="float" office:value="9" calcext:value-type="float">
            <text:p>9</text:p>
          </table:table-cell>
          <table:table-cell table:style-name="ce255" table:formula="of:=LOG(n_A;2)" office:value-type="float" office:value="4" calcext:value-type="float">
            <text:p>4</text:p>
          </table:table-cell>
          <table:table-cell table:style-name="ce255" table:formula="of:=LOG(n_U;2)" office:value-type="float" office:value="8" calcext:value-type="float">
            <text:p>8</text:p>
          </table:table-cell>
          <table:table-cell table:style-name="ce255" table:formula="of:=n_A + n_U" office:value-type="float" office:value="272" calcext:value-type="float">
            <text:p>272</text:p>
          </table:table-cell>
          <table:table-cell table:style-name="ce255" table:formula="of:=n_a_med" office:value-type="float" office:value="16" calcext:value-type="float">
            <text:p>16</text:p>
          </table:table-cell>
          <table:table-cell table:style-name="ce255" office:value-type="float" office:value="256" calcext:value-type="float">
            <text:p>256</text:p>
          </table:table-cell>
          <table:table-cell table:style-name="ce255" table:formula="of:=(2*n_tot - 2) * pk_size + n_tot * spk_size" office:value-type="float" office:value="26048" calcext:value-type="float">
            <text:p>26 048</text:p>
          </table:table-cell>
          <table:table-cell table:style-name="ce255" table:formula="of:=(2*n_A - 2) * pk_size + n_A * spk_size" office:value-type="float" office:value="1472" calcext:value-type="float">
            <text:p>1 472</text:p>
          </table:table-cell>
          <table:table-cell table:style-name="ce255" office:value-type="float" office:value="16" calcext:value-type="float">
            <text:p>16</text:p>
          </table:table-cell>
          <table:table-cell table:style-name="ce255" table:formula="of:=(2*n_U - 1) * sec_size" office:value-type="float" office:value="8176" calcext:value-type="float">
            <text:p>8 176</text:p>
          </table:table-cell>
          <table:table-cell table:style-name="ce255" table:formula="of:=pkct_classical_size + tag_size + sec_size" office:value-type="float" office:value="64" calcext:value-type="float">
            <text:p>64</text:p>
          </table:table-cell>
          <table:table-cell table:style-name="ce255" table:formula="of:=pkct_classical_size + tag_size + 2*sec_size" office:value-type="float" office:value="80" calcext:value-type="float">
            <text:p>80</text:p>
          </table:table-cell>
          <table:table-cell table:style-name="ce255" table:formula="of:=pkct_classical_size + tag_size + (h_U + 1)*sec_size" office:value-type="float" office:value="192" calcext:value-type="float">
            <text:p>192</text:p>
          </table:table-cell>
          <table:table-cell table:style-name="ce255" table:formula="of:=pkct_classical_size + tag_size + (h_U + 1)*sec_size" office:value-type="float" office:value="192" calcext:value-type="float">
            <text:p>192</text:p>
          </table:table-cell>
          <table:table-cell table:style-name="ce255" table:formula="of:=pkct_classical_size + tag_size + (2 * n_U - 1)*sec_size" office:value-type="float" office:value="8224" calcext:value-type="float">
            <text:p>8 224</text:p>
          </table:table-cell>
          <table:table-cell table:style-name="ce255" office:value-type="float" office:value="32" calcext:value-type="float">
            <text:p>32</text:p>
          </table:table-cell>
          <table:table-cell table:style-name="ce255" table:formula="of:=h_U * sec_size + tag_size" office:value-type="float" office:value="144" calcext:value-type="float">
            <text:p>144</text:p>
          </table:table-cell>
          <table:table-cell table:style-name="ce255" table:formula="of:= (h_U + 1) * sec_size + tag_size" office:value-type="float" office:value="160" calcext:value-type="float">
            <text:p>160</text:p>
          </table:table-cell>
          <table:table-cell table:style-name="ce255" table:formula="of:=stu_mka_tree_size + tag_size" office:value-type="float" office:value="8192" calcext:value-type="float">
            <text:p>8 192</text:p>
          </table:table-cell>
          <table:table-cell table:style-name="ce261" table:formula="of:= treekem_comcost" office:value-type="float" office:value="932.117647058824" calcext:value-type="float">
            <text:p>932</text:p>
          </table:table-cell>
          <table:table-cell table:style-name="ce261" table:formula="of:= treekem_comcost  + g_coef * spk_size" office:value-type="float" office:value="964.235294117647" calcext:value-type="float">
            <text:p>964</text:p>
          </table:table-cell>
          <table:table-cell table:style-name="ce261" table:formula="of:= g_coef * ( (h_tot + 1) *  pk_size + h_tot * ct_hpke_size + sig_size ) + g_ind_coef * (pk_size + 2 * sig_size  )" office:value-type="float" office:value="932.117647058824" calcext:value-type="float">
            <text:p>932</text:p>
          </table:table-cell>
          <table:table-cell table:style-name="ce269" table:formula="of:= g_coef * (h_U * ct_aead_size) + g_ind_coef * ( n_A * pk_size + (n_A - 1) * ct_hpke_huplus2seeds_size + ct_hpke_size + (n_A + 2) * sig_size )" office:value-type="float" office:value="286.588235294118" calcext:value-type="float">
            <text:p>287</text:p>
          </table:table-cell>
          <table:table-cell table:style-name="ce272" table:formula="of:= ias_comcost / sumac_fullbdct_comcost" office:value-type="float" office:value="3.36453201970443" calcext:value-type="float">
            <text:p>3,4</text:p>
          </table:table-cell>
          <table:table-cell table:style-name="ce277" table:formula="of:=(ias_comcost - sumac_fullbdct_comcost) / ias_comcost * 100" office:value-type="float" office:value="70.2781844802343" calcext:value-type="float">
            <text:p>70,3</text:p>
          </table:table-cell>
          <table:table-cell table:style-name="ce280" table:formula="of:=treekem_comcost / sumac_fullbdct_comcost" office:value-type="float" office:value="3.25246305418719" calcext:value-type="float">
            <text:p>3,3</text:p>
          </table:table-cell>
          <table:table-cell table:style-name="ce284" table:formula="of:=(treekem_comcost - sumac_fullbdct_comcost) / treekem_comcost * 100" office:value-type="float" office:value="69.2540704278682" calcext:value-type="float">
            <text:p>69,3</text:p>
          </table:table-cell>
          <table:table-cell table:style-name="ce180" table:formula="of:=g_coef * (2*pk_size + h_U*ct_aead_size + ct_hpke_size)" office:value-type="float" office:value="385.411764705882" calcext:value-type="float">
            <text:p>385</text:p>
          </table:table-cell>
          <table:table-cell table:style-name="ce288" table:formula="of:=treekem_comcost/sumacv1_fullbdct_comcost" office:value-type="float" office:value="2.41849816849817" calcext:value-type="float">
            <text:p>2,4</text:p>
          </table:table-cell>
          <table:table-cell table:style-name="ce180" table:formula="of:=(g_coef+g_A_coef)*pk_size + (g_U_coef*h_U + g_A_coef)*ct_aead_size + g_U_coef*ct_hpke_size" office:value-type="float" office:value="338.470588235294" calcext:value-type="float">
            <text:p>338</text:p>
          </table:table-cell>
          <table:table-cell table:number-columns-repeated="988"/>
        </table:table-row>
        <table:table-row table:style-name="ro2">
          <table:table-cell table:style-name="ce233" table:number-columns-repeated="2"/>
          <table:table-cell table:style-name="ce233" office:value-type="string" calcext:value-type="string">
            <text:p>Large</text:p>
          </table:table-cell>
          <table:table-cell table:style-name="ce236" table:formula="of:= (n_tot + 1) / n_tot" office:value-type="float" office:value="1.00001519941634" calcext:value-type="float">
            <text:p>1,00</text:p>
          </table:table-cell>
          <table:table-cell table:style-name="ce236" table:formula="of:=(1 + n_A) / n_tot" office:value-type="float" office:value="0.00390625" calcext:value-type="float">
            <text:p>0,00</text:p>
          </table:table-cell>
          <table:table-cell table:style-name="ce236" table:formula="of:= (1 + n_U) / n_tot" office:value-type="float" office:value="0.996124148832685" calcext:value-type="float">
            <text:p>1,00</text:p>
          </table:table-cell>
          <table:table-cell table:style-name="ce236" table:formula="of:= 2 / n_tot" office:value-type="float" office:value="0.0000303988326848249" calcext:value-type="float">
            <text:p>0,00</text:p>
          </table:table-cell>
          <table:table-cell table:style-name="ce236" table:formula="of:=1/n_tot" office:value-type="float" office:value="0.0000151994163424125" calcext:value-type="float">
            <text:p>0,00</text:p>
          </table:table-cell>
          <table:table-cell table:style-name="ce255" table:formula="of:= CEILING((LOG(n_tot;2)))" office:value-type="float" office:value="17" calcext:value-type="float">
            <text:p>17</text:p>
          </table:table-cell>
          <table:table-cell table:style-name="ce255" table:formula="of:=LOG(n_A;2)" office:value-type="float" office:value="8" calcext:value-type="float">
            <text:p>8</text:p>
          </table:table-cell>
          <table:table-cell table:style-name="ce255" table:formula="of:=LOG(n_U;2)" office:value-type="float" office:value="16" calcext:value-type="float">
            <text:p>16</text:p>
          </table:table-cell>
          <table:table-cell table:style-name="ce255" table:formula="of:=n_A + n_U" office:value-type="float" office:value="65792" calcext:value-type="float">
            <text:p>65 792</text:p>
          </table:table-cell>
          <table:table-cell table:style-name="ce255" table:formula="of:=n_a_large" office:value-type="float" office:value="256" calcext:value-type="float">
            <text:p>256</text:p>
          </table:table-cell>
          <table:table-cell table:style-name="ce255" office:value-type="float" office:value="65536" calcext:value-type="float">
            <text:p>65 536</text:p>
          </table:table-cell>
          <table:table-cell table:style-name="ce255" table:formula="of:=(2*n_tot - 2) * pk_size + n_tot * spk_size" office:value-type="float" office:value="6315968" calcext:value-type="float">
            <text:p>6 315 968</text:p>
          </table:table-cell>
          <table:table-cell table:style-name="ce255" table:formula="of:=(2*n_A - 2) * pk_size + n_A * spk_size" office:value-type="float" office:value="24512" calcext:value-type="float">
            <text:p>24 512</text:p>
          </table:table-cell>
          <table:table-cell table:style-name="ce255" office:value-type="float" office:value="16" calcext:value-type="float">
            <text:p>16</text:p>
          </table:table-cell>
          <table:table-cell table:style-name="ce255" table:formula="of:=(2*n_U - 1) * sec_size" office:value-type="float" office:value="2097136" calcext:value-type="float">
            <text:p>2 097 136</text:p>
          </table:table-cell>
          <table:table-cell table:style-name="ce255" table:formula="of:=pkct_classical_size + tag_size + sec_size" office:value-type="float" office:value="64" calcext:value-type="float">
            <text:p>64</text:p>
          </table:table-cell>
          <table:table-cell table:style-name="ce255" table:formula="of:=pkct_classical_size + tag_size + 2*sec_size" office:value-type="float" office:value="80" calcext:value-type="float">
            <text:p>80</text:p>
          </table:table-cell>
          <table:table-cell table:style-name="ce255" table:formula="of:=pkct_classical_size + tag_size + (h_U + 1)*sec_size" office:value-type="float" office:value="320" calcext:value-type="float">
            <text:p>320</text:p>
          </table:table-cell>
          <table:table-cell table:style-name="ce255" table:formula="of:=pkct_classical_size + tag_size + (h_U + 1)*sec_size" office:value-type="float" office:value="320" calcext:value-type="float">
            <text:p>320</text:p>
          </table:table-cell>
          <table:table-cell table:style-name="ce255" table:formula="of:=pkct_classical_size + tag_size + (2 * n_U - 1)*sec_size" office:value-type="float" office:value="2097184" calcext:value-type="float">
            <text:p>2 097 184</text:p>
          </table:table-cell>
          <table:table-cell table:style-name="ce255" office:value-type="float" office:value="32" calcext:value-type="float">
            <text:p>32</text:p>
          </table:table-cell>
          <table:table-cell table:style-name="ce255" table:formula="of:=h_U * sec_size + tag_size" office:value-type="float" office:value="272" calcext:value-type="float">
            <text:p>272</text:p>
          </table:table-cell>
          <table:table-cell table:style-name="ce255" table:formula="of:= (h_U + 1) * sec_size + tag_size" office:value-type="float" office:value="288" calcext:value-type="float">
            <text:p>288</text:p>
          </table:table-cell>
          <table:table-cell table:style-name="ce255" table:formula="of:=stu_mka_tree_size + tag_size" office:value-type="float" office:value="2097152" calcext:value-type="float">
            <text:p>2 097 152</text:p>
          </table:table-cell>
          <table:table-cell table:style-name="ce261" table:formula="of:= treekem_comcost" office:value-type="float" office:value="1696.02869649805" calcext:value-type="float">
            <text:p>1 696</text:p>
          </table:table-cell>
          <table:table-cell table:style-name="ce261" table:formula="of:= treekem_comcost  + g_coef * spk_size" office:value-type="float" office:value="1728.02918287938" calcext:value-type="float">
            <text:p>1 728</text:p>
          </table:table-cell>
          <table:table-cell table:style-name="ce261" table:formula="of:= g_coef * ( (h_tot + 1) *  pk_size + h_tot * ct_hpke_size + sig_size ) + g_ind_coef * (pk_size + 2 * sig_size  )" office:value-type="float" office:value="1696.02869649805" calcext:value-type="float">
            <text:p>1 696</text:p>
          </table:table-cell>
          <table:table-cell table:style-name="ce269" table:formula="of:= g_coef * (h_U * ct_aead_size) + g_ind_coef * ( n_A * pk_size + (n_A - 1) * ct_hpke_huplus2seeds_size + ct_hpke_size + (n_A + 2) * sig_size )" office:value-type="float" office:value="514.990272373541" calcext:value-type="float">
            <text:p>515</text:p>
          </table:table-cell>
          <table:table-cell table:style-name="ce272" table:formula="of:= ias_comcost / sumac_fullbdct_comcost" office:value-type="float" office:value="3.35545985153284" calcext:value-type="float">
            <text:p>3,4</text:p>
          </table:table-cell>
          <table:table-cell table:style-name="ce277" table:formula="of:=(ias_comcost - sumac_fullbdct_comcost) / ias_comcost * 100" office:value-type="float" office:value="70.197825506892" calcext:value-type="float">
            <text:p>70,2</text:p>
          </table:table-cell>
          <table:table-cell table:style-name="ce280" table:formula="of:=treekem_comcost / sumac_fullbdct_comcost" office:value-type="float" office:value="3.2933218110727" calcext:value-type="float">
            <text:p>3,3</text:p>
          </table:table-cell>
          <table:table-cell table:style-name="ce284" table:formula="of:=(treekem_comcost - sumac_fullbdct_comcost) / treekem_comcost * 100" office:value-type="float" office:value="69.6355212953125" calcext:value-type="float">
            <text:p>69,6</text:p>
          </table:table-cell>
          <table:table-cell table:style-name="ce180" table:formula="of:=g_coef * (2*pk_size + h_U*ct_aead_size + ct_hpke_size)" office:value-type="float" office:value="640.009727626459" calcext:value-type="float">
            <text:p>640</text:p>
          </table:table-cell>
          <table:table-cell table:style-name="ce288" table:formula="of:=treekem_comcost/sumacv1_fullbdct_comcost" office:value-type="float" office:value="2.6500045597556" calcext:value-type="float">
            <text:p>2,7</text:p>
          </table:table-cell>
          <table:table-cell table:style-name="ce180" table:formula="of:=(g_coef+g_A_coef)*pk_size + (g_U_coef*h_U + g_A_coef)*ct_aead_size + g_U_coef*ct_hpke_size" office:value-type="float" office:value="606.017996108949" calcext:value-type="float">
            <text:p>606</text:p>
          </table:table-cell>
          <table:table-cell table:number-columns-repeated="988"/>
        </table:table-row>
        <table:table-row table:style-name="ro2">
          <table:table-cell table:style-name="ce233"/>
          <table:table-cell table:style-name="ce233" office:value-type="string" calcext:value-type="string">
            <text:p>PQ</text:p>
          </table:table-cell>
          <table:table-cell table:style-name="ce233" office:value-type="string" calcext:value-type="string">
            <text:p>Small</text:p>
          </table:table-cell>
          <table:table-cell table:style-name="ce6" table:formula="of:= (n_tot + 1) / n_tot" office:value-type="float" office:value="1.05" calcext:value-type="float">
            <text:p>1,05</text:p>
          </table:table-cell>
          <table:table-cell table:style-name="ce11" table:formula="of:=(1 + n_A) / n_tot" office:value-type="float" office:value="0.25" calcext:value-type="float">
            <text:p>0,25</text:p>
          </table:table-cell>
          <table:table-cell table:style-name="ce11" table:formula="of:= (1 + n_U) / n_tot" office:value-type="float" office:value="0.85" calcext:value-type="float">
            <text:p>0,85</text:p>
          </table:table-cell>
          <table:table-cell table:style-name="ce11" table:formula="of:= 2 / n_tot" office:value-type="float" office:value="0.1" calcext:value-type="float">
            <text:p>0,10</text:p>
          </table:table-cell>
          <table:table-cell table:style-name="ce6" table:formula="of:=1/n_tot" office:value-type="float" office:value="0.05" calcext:value-type="float">
            <text:p>0,05</text:p>
          </table:table-cell>
          <table:table-cell table:style-name="ce256" table:formula="of:= CEILING((LOG(n_tot;2)))" office:value-type="float" office:value="5" calcext:value-type="float">
            <text:p>5</text:p>
          </table:table-cell>
          <table:table-cell table:style-name="ce256" table:formula="of:=LOG(n_A;2)" office:value-type="float" office:value="2" calcext:value-type="float">
            <text:p>2</text:p>
          </table:table-cell>
          <table:table-cell table:style-name="ce256" table:formula="of:=LOG(n_U;2)" office:value-type="float" office:value="4" calcext:value-type="float">
            <text:p>4</text:p>
          </table:table-cell>
          <table:table-cell table:style-name="ce256" table:formula="of:=n_A + n_U" office:value-type="float" office:value="20" calcext:value-type="float">
            <text:p>20</text:p>
          </table:table-cell>
          <table:table-cell table:style-name="ce256" table:formula="of:=n_a_small" office:value-type="float" office:value="4" calcext:value-type="float">
            <text:p>4</text:p>
          </table:table-cell>
          <table:table-cell table:style-name="ce256" office:value-type="float" office:value="16" calcext:value-type="float">
            <text:p>16</text:p>
          </table:table-cell>
          <table:table-cell table:style-name="ce256" table:formula="of:=(2*n_tot - 2) * pk_size + n_tot * spk_size" office:value-type="float" office:value="45632" calcext:value-type="float">
            <text:p>45 632</text:p>
          </table:table-cell>
          <table:table-cell table:style-name="ce256" table:formula="of:=(2*n_A - 2) * pk_size + n_A * spk_size" office:value-type="float" office:value="7232" calcext:value-type="float">
            <text:p>7 232</text:p>
          </table:table-cell>
          <table:table-cell table:style-name="ce256" office:value-type="float" office:value="32" calcext:value-type="float">
            <text:p>32</text:p>
          </table:table-cell>
          <table:table-cell table:style-name="ce256" table:formula="of:=(2*n_U - 1) * sec_size" office:value-type="float" office:value="992" calcext:value-type="float">
            <text:p>992</text:p>
          </table:table-cell>
          <table:table-cell table:style-name="ce256" table:formula="of:=pkct_pq_size + tag_size + sec_size" office:value-type="float" office:value="1136" calcext:value-type="float">
            <text:p>1 136</text:p>
          </table:table-cell>
          <table:table-cell table:style-name="ce256" table:formula="of:=pkct_pq_size + tag_size + 2*sec_size" office:value-type="float" office:value="1168" calcext:value-type="float">
            <text:p>1 168</text:p>
          </table:table-cell>
          <table:table-cell table:style-name="ce256" table:formula="of:=pkct_pq_size + tag_size + (h_U + 1)*sec_size" office:value-type="float" office:value="1264" calcext:value-type="float">
            <text:p>1 264</text:p>
          </table:table-cell>
          <table:table-cell table:style-name="ce256" table:formula="of:=pkct_pq_size + tag_size + (h_U + 1)*sec_size" office:value-type="float" office:value="1264" calcext:value-type="float">
            <text:p>1 264</text:p>
          </table:table-cell>
          <table:table-cell table:style-name="ce256" table:formula="of:=pkct_pq_size  + tag_size + (2 * n_U - 1)*sec_size" office:value-type="float" office:value="2096" calcext:value-type="float">
            <text:p>2 096</text:p>
          </table:table-cell>
          <table:table-cell table:style-name="ce14" office:value-type="float" office:value="1184" calcext:value-type="float">
            <text:p>1 184</text:p>
          </table:table-cell>
          <table:table-cell table:style-name="ce14" table:formula="of:=h_U * sec_size + tag_size" office:value-type="float" office:value="144" calcext:value-type="float">
            <text:p>144</text:p>
          </table:table-cell>
          <table:table-cell table:style-name="ce14" table:formula="of:= (h_U + 1) * sec_size + tag_size" office:value-type="float" office:value="176" calcext:value-type="float">
            <text:p>176</text:p>
          </table:table-cell>
          <table:table-cell table:style-name="ce256" table:formula="of:=stu_mka_tree_size + tag_size" office:value-type="float" office:value="1008" calcext:value-type="float">
            <text:p>1 008</text:p>
          </table:table-cell>
          <table:table-cell table:style-name="ce261" table:formula="of:= treekem_comcost" office:value-type="float" office:value="13581.6" calcext:value-type="float">
            <text:p>13 582</text:p>
          </table:table-cell>
          <table:table-cell table:style-name="ce261" table:formula="of:= treekem_comcost  + g_coef * spk_size" office:value-type="float" office:value="13615.2" calcext:value-type="float">
            <text:p>13 615</text:p>
          </table:table-cell>
          <table:table-cell table:style-name="ce261" table:formula="of:= g_coef * ( (h_tot + 1) *  pk_size + h_tot * ct_hpke_size + sig_size ) + g_ind_coef * (pk_size + 2 * sig_size  )" office:value-type="float" office:value="13581.6" calcext:value-type="float">
            <text:p>13 582</text:p>
          </table:table-cell>
          <table:table-cell table:style-name="ce269" table:formula="of:= g_coef * (h_U * ct_aead_size) + g_ind_coef * ( n_A * pk_size + (n_A - 1) * ct_hpke_huplus2seeds_size + ct_hpke_size + (n_A + 2) * sig_size )" office:value-type="float" office:value="1120" calcext:value-type="float">
            <text:p>1 120</text:p>
          </table:table-cell>
          <table:table-cell table:style-name="ce272" table:formula="of:= ias_comcost / sumac_fullbdct_comcost" office:value-type="float" office:value="12.1564285714286" calcext:value-type="float">
            <text:p>12,2</text:p>
          </table:table-cell>
          <table:table-cell table:style-name="ce277" table:formula="of:=(ias_comcost - sumac_fullbdct_comcost) / ias_comcost * 100" office:value-type="float" office:value="91.7738997590928" calcext:value-type="float">
            <text:p>91,8</text:p>
          </table:table-cell>
          <table:table-cell table:style-name="ce280" table:formula="of:=treekem_comcost / sumac_fullbdct_comcost" office:value-type="float" office:value="12.1264285714286" calcext:value-type="float">
            <text:p>12,1</text:p>
          </table:table-cell>
          <table:table-cell table:style-name="ce284" table:formula="of:=(treekem_comcost - sumac_fullbdct_comcost) / treekem_comcost * 100" office:value-type="float" office:value="91.7535489191259" calcext:value-type="float">
            <text:p>91,8</text:p>
          </table:table-cell>
          <table:table-cell table:style-name="ce180" table:formula="of:=g_coef * (2*pk_size + h_U*ct_aead_size + ct_hpke_size)" office:value-type="float" office:value="3813.6" calcext:value-type="float">
            <text:p>3 814</text:p>
          </table:table-cell>
          <table:table-cell table:style-name="ce288" table:formula="of:=treekem_comcost/sumacv1_fullbdct_comcost" office:value-type="float" office:value="3.56135934550031" calcext:value-type="float">
            <text:p>3,6</text:p>
          </table:table-cell>
          <table:table-cell table:style-name="ce180" table:formula="of:=(g_coef+g_A_coef)*pk_size + (g_U_coef*h_U + g_A_coef)*ct_aead_size + g_U_coef*ct_hpke_size" office:value-type="float" office:value="2621.6" calcext:value-type="float">
            <text:p>2 622</text:p>
          </table:table-cell>
          <table:table-cell table:number-columns-repeated="988"/>
        </table:table-row>
        <table:table-row table:style-name="ro2">
          <table:table-cell table:style-name="ce233" table:number-columns-repeated="2"/>
          <table:table-cell table:style-name="ce233" office:value-type="string" calcext:value-type="string">
            <text:p>Medium</text:p>
          </table:table-cell>
          <table:table-cell table:style-name="ce6" table:formula="of:= (n_tot + 1) / n_tot" office:value-type="float" office:value="1.00367647058824" calcext:value-type="float">
            <text:p>1,00</text:p>
          </table:table-cell>
          <table:table-cell table:style-name="ce11" table:formula="of:=(1 + n_A) / n_tot" office:value-type="float" office:value="0.0625" calcext:value-type="float">
            <text:p>0,06</text:p>
          </table:table-cell>
          <table:table-cell table:style-name="ce11" table:formula="of:= (1 + n_U) / n_tot" office:value-type="float" office:value="0.944852941176471" calcext:value-type="float">
            <text:p>0,94</text:p>
          </table:table-cell>
          <table:table-cell table:style-name="ce11" table:formula="of:= 2 / n_tot" office:value-type="float" office:value="0.00735294117647059" calcext:value-type="float">
            <text:p>0,01</text:p>
          </table:table-cell>
          <table:table-cell table:style-name="ce6" table:formula="of:=1/n_tot" office:value-type="float" office:value="0.00367647058823529" calcext:value-type="float">
            <text:p>0,00</text:p>
          </table:table-cell>
          <table:table-cell table:style-name="ce256" table:formula="of:= CEILING((LOG(n_tot;2)))" office:value-type="float" office:value="9" calcext:value-type="float">
            <text:p>9</text:p>
          </table:table-cell>
          <table:table-cell table:style-name="ce256" table:formula="of:=LOG(n_A;2)" office:value-type="float" office:value="4" calcext:value-type="float">
            <text:p>4</text:p>
          </table:table-cell>
          <table:table-cell table:style-name="ce256" table:formula="of:=LOG(n_U;2)" office:value-type="float" office:value="8" calcext:value-type="float">
            <text:p>8</text:p>
          </table:table-cell>
          <table:table-cell table:style-name="ce256" table:formula="of:=n_A + n_U" office:value-type="float" office:value="272" calcext:value-type="float">
            <text:p>272</text:p>
          </table:table-cell>
          <table:table-cell table:style-name="ce256" table:formula="of:=n_a_med" office:value-type="float" office:value="16" calcext:value-type="float">
            <text:p>16</text:p>
          </table:table-cell>
          <table:table-cell table:style-name="ce256" office:value-type="float" office:value="256" calcext:value-type="float">
            <text:p>256</text:p>
          </table:table-cell>
          <table:table-cell table:style-name="ce256" table:formula="of:=(2*n_tot - 2) * pk_size + n_tot * spk_size" office:value-type="float" office:value="650432" calcext:value-type="float">
            <text:p>650 432</text:p>
          </table:table-cell>
          <table:table-cell table:style-name="ce256" table:formula="of:=(2*n_A - 2) * pk_size + n_A * spk_size" office:value-type="float" office:value="36032" calcext:value-type="float">
            <text:p>36 032</text:p>
          </table:table-cell>
          <table:table-cell table:style-name="ce256" office:value-type="float" office:value="32" calcext:value-type="float">
            <text:p>32</text:p>
          </table:table-cell>
          <table:table-cell table:style-name="ce256" table:formula="of:=(2*n_U - 1) * sec_size" office:value-type="float" office:value="16352" calcext:value-type="float">
            <text:p>16 352</text:p>
          </table:table-cell>
          <table:table-cell table:style-name="ce256" table:formula="of:=pkct_pq_size + tag_size + sec_size" office:value-type="float" office:value="1136" calcext:value-type="float">
            <text:p>1 136</text:p>
          </table:table-cell>
          <table:table-cell table:style-name="ce256" table:formula="of:=pkct_pq_size + tag_size + 2*sec_size" office:value-type="float" office:value="1168" calcext:value-type="float">
            <text:p>1 168</text:p>
          </table:table-cell>
          <table:table-cell table:style-name="ce256" table:formula="of:=pkct_pq_size + tag_size + (h_U + 1)*sec_size" office:value-type="float" office:value="1392" calcext:value-type="float">
            <text:p>1 392</text:p>
          </table:table-cell>
          <table:table-cell table:style-name="ce256" table:formula="of:=pkct_pq_size + tag_size + (h_U + 1)*sec_size" office:value-type="float" office:value="1392" calcext:value-type="float">
            <text:p>1 392</text:p>
          </table:table-cell>
          <table:table-cell table:style-name="ce256" table:formula="of:=pkct_pq_size  + tag_size + (2 * n_U - 1)*sec_size" office:value-type="float" office:value="17456" calcext:value-type="float">
            <text:p>17 456</text:p>
          </table:table-cell>
          <table:table-cell table:style-name="ce14" office:value-type="float" office:value="1184" calcext:value-type="float">
            <text:p>1 184</text:p>
          </table:table-cell>
          <table:table-cell table:style-name="ce14" table:formula="of:=h_U * sec_size + tag_size" office:value-type="float" office:value="272" calcext:value-type="float">
            <text:p>272</text:p>
          </table:table-cell>
          <table:table-cell table:style-name="ce14" table:formula="of:= (h_U + 1) * sec_size + tag_size" office:value-type="float" office:value="304" calcext:value-type="float">
            <text:p>304</text:p>
          </table:table-cell>
          <table:table-cell table:style-name="ce256" table:formula="of:=stu_mka_tree_size + tag_size" office:value-type="float" office:value="16368" calcext:value-type="float">
            <text:p>16 368</text:p>
          </table:table-cell>
          <table:table-cell table:style-name="ce261" table:formula="of:= treekem_comcost" office:value-type="float" office:value="22186.4117647059" calcext:value-type="float">
            <text:p>22 186</text:p>
          </table:table-cell>
          <table:table-cell table:style-name="ce261" table:formula="of:= treekem_comcost  + g_coef * spk_size" office:value-type="float" office:value="22218.5294117647" calcext:value-type="float">
            <text:p>22 219</text:p>
          </table:table-cell>
          <table:table-cell table:style-name="ce261" table:formula="of:= g_coef * ( (h_tot + 1) *  pk_size + h_tot * ct_hpke_size + sig_size ) + g_ind_coef * (pk_size + 2 * sig_size  )" office:value-type="float" office:value="22186.4117647059" calcext:value-type="float">
            <text:p>22 186</text:p>
          </table:table-cell>
          <table:table-cell table:style-name="ce269" table:formula="of:= g_coef * (h_U * ct_aead_size) + g_ind_coef * ( n_A * pk_size + (n_A - 1) * ct_hpke_huplus2seeds_size + ct_hpke_size + (n_A + 2) * sig_size )" office:value-type="float" office:value="562.352941176471" calcext:value-type="float">
            <text:p>562</text:p>
          </table:table-cell>
          <table:table-cell table:style-name="ce273" table:formula="of:= ias_comcost / sumac_fullbdct_comcost" office:value-type="float" office:value="39.5099372384937" calcext:value-type="float">
            <text:p>39,5</text:p>
          </table:table-cell>
          <table:table-cell table:style-name="ce277" table:formula="of:=(ias_comcost - sumac_fullbdct_comcost) / ias_comcost * 100" office:value-type="float" office:value="97.4689911705916" calcext:value-type="float">
            <text:p>97,5</text:p>
          </table:table-cell>
          <table:table-cell table:style-name="ce281" table:formula="of:=treekem_comcost / sumac_fullbdct_comcost" office:value-type="float" office:value="39.4528242677824" calcext:value-type="float">
            <text:p>39,5</text:p>
          </table:table-cell>
          <table:table-cell table:style-name="ce284" table:formula="of:=(treekem_comcost - sumac_fullbdct_comcost) / treekem_comcost * 100" office:value-type="float" office:value="97.4653272140605" calcext:value-type="float">
            <text:p>97,5</text:p>
          </table:table-cell>
          <table:table-cell table:style-name="ce180" table:formula="of:=g_coef * (2*pk_size + h_U*ct_aead_size + ct_hpke_size)" office:value-type="float" office:value="3773.82352941177" calcext:value-type="float">
            <text:p>3 774</text:p>
          </table:table-cell>
          <table:table-cell table:style-name="ce288" table:formula="of:=treekem_comcost/sumacv1_fullbdct_comcost" office:value-type="float" office:value="5.8790273556231" calcext:value-type="float">
            <text:p>5,9</text:p>
          </table:table-cell>
          <table:table-cell table:style-name="ce180" table:formula="of:=(g_coef+g_A_coef)*pk_size + (g_U_coef*h_U + g_A_coef)*ct_aead_size + g_U_coef*ct_hpke_size" office:value-type="float" office:value="2579.58823529412" calcext:value-type="float">
            <text:p>2 580</text:p>
          </table:table-cell>
          <table:table-cell table:number-columns-repeated="988"/>
        </table:table-row>
        <table:table-row table:style-name="ro2">
          <table:table-cell table:style-name="ce233" table:number-columns-repeated="2"/>
          <table:table-cell table:style-name="ce233" office:value-type="string" calcext:value-type="string">
            <text:p>Large</text:p>
          </table:table-cell>
          <table:table-cell table:style-name="ce6" table:formula="of:= (n_tot + 1) / n_tot" office:value-type="float" office:value="1.00001519941634" calcext:value-type="float">
            <text:p>1,00</text:p>
          </table:table-cell>
          <table:table-cell table:style-name="ce11" table:formula="of:=(1 + n_A) / n_tot" office:value-type="float" office:value="0.00390625" calcext:value-type="float">
            <text:p>0,00</text:p>
          </table:table-cell>
          <table:table-cell table:style-name="ce11" table:formula="of:= (1 + n_U) / n_tot" office:value-type="float" office:value="0.996124148832685" calcext:value-type="float">
            <text:p>1,00</text:p>
          </table:table-cell>
          <table:table-cell table:style-name="ce11" table:formula="of:= 2 / n_tot" office:value-type="float" office:value="0.0000303988326848249" calcext:value-type="float">
            <text:p>0,00</text:p>
          </table:table-cell>
          <table:table-cell table:style-name="ce6" table:formula="of:=1/n_tot" office:value-type="float" office:value="0.0000151994163424125" calcext:value-type="float">
            <text:p>0,00</text:p>
          </table:table-cell>
          <table:table-cell table:style-name="ce256" table:formula="of:= CEILING((LOG(n_tot;2)))" office:value-type="float" office:value="17" calcext:value-type="float">
            <text:p>17</text:p>
          </table:table-cell>
          <table:table-cell table:style-name="ce256" table:formula="of:=LOG(n_A;2)" office:value-type="float" office:value="8" calcext:value-type="float">
            <text:p>8</text:p>
          </table:table-cell>
          <table:table-cell table:style-name="ce256" table:formula="of:=LOG(n_U;2)" office:value-type="float" office:value="16" calcext:value-type="float">
            <text:p>16</text:p>
          </table:table-cell>
          <table:table-cell table:style-name="ce256" table:formula="of:=n_A + n_U" office:value-type="float" office:value="65792" calcext:value-type="float">
            <text:p>65 792</text:p>
          </table:table-cell>
          <table:table-cell table:style-name="ce256" table:formula="of:=n_a_large" office:value-type="float" office:value="256" calcext:value-type="float">
            <text:p>256</text:p>
          </table:table-cell>
          <table:table-cell table:style-name="ce256" office:value-type="float" office:value="65536" calcext:value-type="float">
            <text:p>65 536</text:p>
          </table:table-cell>
          <table:table-cell table:style-name="ce256" table:formula="of:=(2*n_tot - 2) * pk_size + n_tot * spk_size" office:value-type="float" office:value="157898432" calcext:value-type="float">
            <text:p>157 898 432</text:p>
          </table:table-cell>
          <table:table-cell table:style-name="ce256" table:formula="of:=(2*n_A - 2) * pk_size + n_A * spk_size" office:value-type="float" office:value="612032" calcext:value-type="float">
            <text:p>612 032</text:p>
          </table:table-cell>
          <table:table-cell table:style-name="ce256" office:value-type="float" office:value="32" calcext:value-type="float">
            <text:p>32</text:p>
          </table:table-cell>
          <table:table-cell table:style-name="ce256" table:formula="of:=(2*n_U - 1) * sec_size" office:value-type="float" office:value="4194272" calcext:value-type="float">
            <text:p>4 194 272</text:p>
          </table:table-cell>
          <table:table-cell table:style-name="ce256" table:formula="of:=pkct_pq_size + tag_size + sec_size" office:value-type="float" office:value="1136" calcext:value-type="float">
            <text:p>1 136</text:p>
          </table:table-cell>
          <table:table-cell table:style-name="ce256" table:formula="of:=pkct_pq_size + tag_size + 2*sec_size" office:value-type="float" office:value="1168" calcext:value-type="float">
            <text:p>1 168</text:p>
          </table:table-cell>
          <table:table-cell table:style-name="ce256" table:formula="of:=pkct_pq_size + tag_size + (h_U + 1)*sec_size" office:value-type="float" office:value="1648" calcext:value-type="float">
            <text:p>1 648</text:p>
          </table:table-cell>
          <table:table-cell table:style-name="ce256" table:formula="of:=pkct_pq_size + tag_size + (h_U + 1)*sec_size" office:value-type="float" office:value="1648" calcext:value-type="float">
            <text:p>1 648</text:p>
          </table:table-cell>
          <table:table-cell table:style-name="ce256" table:formula="of:=pkct_pq_size  + tag_size + (2 * n_U - 1)*sec_size" office:value-type="float" office:value="4195376" calcext:value-type="float">
            <text:p>4 195 376</text:p>
          </table:table-cell>
          <table:table-cell table:style-name="ce256" office:value-type="float" office:value="1184" calcext:value-type="float">
            <text:p>1 184</text:p>
          </table:table-cell>
          <table:table-cell table:style-name="ce256" table:formula="of:=h_U * sec_size + tag_size" office:value-type="float" office:value="528" calcext:value-type="float">
            <text:p>528</text:p>
          </table:table-cell>
          <table:table-cell table:style-name="ce256" table:formula="of:= (h_U + 1) * sec_size + tag_size" office:value-type="float" office:value="560" calcext:value-type="float">
            <text:p>560</text:p>
          </table:table-cell>
          <table:table-cell table:style-name="ce256" table:formula="of:=stu_mka_tree_size + tag_size" office:value-type="float" office:value="4194288" calcext:value-type="float">
            <text:p>4 194 288</text:p>
          </table:table-cell>
          <table:table-cell table:style-name="ce261" table:formula="of:= treekem_comcost" office:value-type="float" office:value="40656.655885214" calcext:value-type="float">
            <text:p>40 657</text:p>
          </table:table-cell>
          <table:table-cell table:style-name="ce261" table:formula="of:= treekem_comcost  + g_coef * spk_size" office:value-type="float" office:value="40688.6563715953" calcext:value-type="float">
            <text:p>40 689</text:p>
          </table:table-cell>
          <table:table-cell table:style-name="ce261" table:formula="of:= g_coef * ( (h_tot + 1) *  pk_size + h_tot * ct_hpke_size + sig_size ) + g_ind_coef * (pk_size + 2 * sig_size  )" office:value-type="float" office:value="40656.655885214" calcext:value-type="float">
            <text:p>40 657</text:p>
          </table:table-cell>
          <table:table-cell table:style-name="ce269" table:formula="of:= g_coef * (h_U * ct_aead_size) + g_ind_coef * ( n_A * pk_size + (n_A - 1) * ct_hpke_huplus2seeds_size + ct_hpke_size + (n_A + 2) * sig_size )" office:value-type="float" office:value="534.282101167315" calcext:value-type="float">
            <text:p>534</text:p>
          </table:table-cell>
          <table:table-cell table:style-name="ce273" table:formula="of:= ias_comcost / sumac_fullbdct_comcost" office:value-type="float" office:value="76.1557542030653" calcext:value-type="float">
            <text:p>76,2</text:p>
          </table:table-cell>
          <table:table-cell table:style-name="ce277" table:formula="of:=(ias_comcost - sumac_fullbdct_comcost) / ias_comcost * 100" office:value-type="float" office:value="98.6869015868012" calcext:value-type="float">
            <text:p>98,7</text:p>
          </table:table-cell>
          <table:table-cell table:style-name="ce281" table:formula="of:=treekem_comcost / sumac_fullbdct_comcost" office:value-type="float" office:value="76.0958598395607" calcext:value-type="float">
            <text:p>76,1</text:p>
          </table:table-cell>
          <table:table-cell table:style-name="ce284" table:formula="of:=(treekem_comcost - sumac_fullbdct_comcost) / treekem_comcost * 100" office:value-type="float" office:value="98.6858680589084" calcext:value-type="float">
            <text:p>98,7</text:p>
          </table:table-cell>
          <table:table-cell table:style-name="ce180" table:formula="of:=g_coef * (2*pk_size + h_U*ct_aead_size + ct_hpke_size)" office:value-type="float" office:value="4016.06104085603" calcext:value-type="float">
            <text:p>4 016</text:p>
          </table:table-cell>
          <table:table-cell table:style-name="ce288" table:formula="of:=treekem_comcost/sumacv1_fullbdct_comcost" office:value-type="float" office:value="10.1235154226012" calcext:value-type="float">
            <text:p>10,1</text:p>
          </table:table-cell>
          <table:table-cell table:style-name="ce180" table:formula="of:=(g_coef+g_A_coef)*pk_size + (g_U_coef*h_U + g_A_coef)*ct_aead_size + g_U_coef*ct_hpke_size" office:value-type="float" office:value="2830.38059338521" calcext:value-type="float">
            <text:p>2 830</text:p>
          </table:table-cell>
          <table:table-cell table:number-columns-repeated="988"/>
        </table:table-row>
        <table:table-row table:style-name="ro2">
          <table:table-cell table:style-name="ce233" office:value-type="string" calcext:value-type="string">
            <text:p>User Update</text:p>
          </table:table-cell>
          <table:table-cell table:style-name="ce233" office:value-type="string" calcext:value-type="string">
            <text:p>Classical</text:p>
          </table:table-cell>
          <table:table-cell table:style-name="ce233" office:value-type="string" calcext:value-type="string">
            <text:p>Small</text:p>
          </table:table-cell>
          <table:table-cell table:style-name="ce236" table:formula="of:= (n_tot + 1) / n_tot" office:value-type="float" office:value="1.05" calcext:value-type="float">
            <text:p>1,05</text:p>
          </table:table-cell>
          <table:table-cell table:style-name="ce236" table:formula="of:=(1 + n_A) / n_tot" office:value-type="float" office:value="0.25" calcext:value-type="float">
            <text:p>0,25</text:p>
          </table:table-cell>
          <table:table-cell table:style-name="ce236" table:formula="of:= (1 + n_U) / n_tot" office:value-type="float" office:value="0.85" calcext:value-type="float">
            <text:p>0,85</text:p>
          </table:table-cell>
          <table:table-cell table:style-name="ce236" table:formula="of:= 2 / n_tot" office:value-type="float" office:value="0.1" calcext:value-type="float">
            <text:p>0,10</text:p>
          </table:table-cell>
          <table:table-cell table:style-name="ce236" table:formula="of:=1/n_tot" office:value-type="float" office:value="0.05" calcext:value-type="float">
            <text:p>0,05</text:p>
          </table:table-cell>
          <table:table-cell table:style-name="ce255" table:formula="of:= CEILING((LOG(n_tot;2)))" office:value-type="float" office:value="5" calcext:value-type="float">
            <text:p>5</text:p>
          </table:table-cell>
          <table:table-cell table:style-name="ce255" table:formula="of:=LOG(n_A;2)" office:value-type="float" office:value="2" calcext:value-type="float">
            <text:p>2</text:p>
          </table:table-cell>
          <table:table-cell table:style-name="ce255" table:formula="of:=LOG(n_U;2)" office:value-type="float" office:value="4" calcext:value-type="float">
            <text:p>4</text:p>
          </table:table-cell>
          <table:table-cell table:style-name="ce255" table:formula="of:=n_A + n_U" office:value-type="float" office:value="20" calcext:value-type="float">
            <text:p>20</text:p>
          </table:table-cell>
          <table:table-cell table:style-name="ce255" table:formula="of:=n_a_small" office:value-type="float" office:value="4" calcext:value-type="float">
            <text:p>4</text:p>
          </table:table-cell>
          <table:table-cell table:style-name="ce255" office:value-type="float" office:value="16" calcext:value-type="float">
            <text:p>16</text:p>
          </table:table-cell>
          <table:table-cell table:style-name="ce255" table:formula="of:=(2*n_tot - 2) * pk_size + n_tot * spk_size" office:value-type="float" office:value="1856" calcext:value-type="float">
            <text:p>1 856</text:p>
          </table:table-cell>
          <table:table-cell table:style-name="ce255" table:formula="of:=(2*n_A - 2) * pk_size + n_A * spk_size" office:value-type="float" office:value="320" calcext:value-type="float">
            <text:p>320</text:p>
          </table:table-cell>
          <table:table-cell table:style-name="ce255" office:value-type="float" office:value="16" calcext:value-type="float">
            <text:p>16</text:p>
          </table:table-cell>
          <table:table-cell table:style-name="ce255" table:formula="of:=(2*n_U - 1) * sec_size" office:value-type="float" office:value="496" calcext:value-type="float">
            <text:p>496</text:p>
          </table:table-cell>
          <table:table-cell table:style-name="ce255" table:formula="of:=pkct_classical_size + tag_size + sec_size" office:value-type="float" office:value="64" calcext:value-type="float">
            <text:p>64</text:p>
          </table:table-cell>
          <table:table-cell table:style-name="ce255" table:formula="of:=pkct_classical_size + tag_size + 2*sec_size" office:value-type="float" office:value="80" calcext:value-type="float">
            <text:p>80</text:p>
          </table:table-cell>
          <table:table-cell table:style-name="ce255" table:formula="of:=pkct_classical_size + tag_size + (h_U + 1)*sec_size" office:value-type="float" office:value="128" calcext:value-type="float">
            <text:p>128</text:p>
          </table:table-cell>
          <table:table-cell table:style-name="ce255" table:formula="of:=pkct_classical_size + tag_size + (h_U + 1)*sec_size" office:value-type="float" office:value="128" calcext:value-type="float">
            <text:p>128</text:p>
          </table:table-cell>
          <table:table-cell table:style-name="ce255" table:formula="of:=pkct_classical_size + tag_size + (2 * n_U - 1)*sec_size" office:value-type="float" office:value="544" calcext:value-type="float">
            <text:p>544</text:p>
          </table:table-cell>
          <table:table-cell table:style-name="ce255" office:value-type="float" office:value="32" calcext:value-type="float">
            <text:p>32</text:p>
          </table:table-cell>
          <table:table-cell table:style-name="ce255" table:formula="of:=h_U * sec_size + tag_size" office:value-type="float" office:value="80" calcext:value-type="float">
            <text:p>80</text:p>
          </table:table-cell>
          <table:table-cell table:style-name="ce255" table:formula="of:= (h_U + 1) * sec_size + tag_size" office:value-type="float" office:value="96" calcext:value-type="float">
            <text:p>96</text:p>
          </table:table-cell>
          <table:table-cell table:style-name="ce255" table:formula="of:=stu_mka_tree_size + tag_size" office:value-type="float" office:value="512" calcext:value-type="float">
            <text:p>512</text:p>
          </table:table-cell>
          <table:table-cell table:style-name="ce261" table:formula="of:= treekem_comcost" office:value-type="float" office:value="617.6" calcext:value-type="float">
            <text:p>618</text:p>
          </table:table-cell>
          <table:table-cell table:style-name="ce261" table:formula="of:= treekem_comcost  + g_coef * spk_size" office:value-type="float" office:value="651.2" calcext:value-type="float">
            <text:p>651</text:p>
          </table:table-cell>
          <table:table-cell table:style-name="ce261" table:formula="of:= g_coef * ( (h_tot + 1) *  pk_size + spk_size + h_tot * ct_hpke_size + sig_size ) + g_ind_coef * (pk_size + spk_size + 2 * sig_size )" office:value-type="float" office:value="617.6" calcext:value-type="float">
            <text:p>618</text:p>
          </table:table-cell>
          <table:table-cell table:style-name="ce269" table:formula="of:= g_coef * (h_U * ct_aead_size) + g_ind_coef * ( n_A * pk_size + (n_A - 1) * ct_hpke_huplus2seeds_size + ct_hpke_size + (n_A + 2) * sig_size ) + g_ind_coef * n_A * spk_size" office:value-type="float" office:value="224" calcext:value-type="float">
            <text:p>224</text:p>
          </table:table-cell>
          <table:table-cell table:style-name="ce272" table:formula="of:= ias_comcost / sumac_fullbdct_comcost" office:value-type="float" office:value="2.90714285714286" calcext:value-type="float">
            <text:p>2,9</text:p>
          </table:table-cell>
          <table:table-cell table:style-name="ce277" table:formula="of:=(ias_comcost - sumac_fullbdct_comcost) / ias_comcost * 100" office:value-type="float" office:value="65.6019656019656" calcext:value-type="float">
            <text:p>65,6</text:p>
          </table:table-cell>
          <table:table-cell table:style-name="ce280" table:formula="of:=treekem_comcost / sumac_fullbdct_comcost" office:value-type="float" office:value="2.75714285714286" calcext:value-type="float">
            <text:p>2,8</text:p>
          </table:table-cell>
          <table:table-cell table:style-name="ce284" table:formula="of:=(treekem_comcost - sumac_fullbdct_comcost) / treekem_comcost * 100" office:value-type="float" office:value="63.7305699481865" calcext:value-type="float">
            <text:p>63,7</text:p>
          </table:table-cell>
          <table:table-cell table:style-name="ce180" table:formula="of:=g_coef * (2*pk_size + h_U*ct_aead_size + ct_hpke_size)" office:value-type="float" office:value="268.8" calcext:value-type="float">
            <text:p>269</text:p>
          </table:table-cell>
          <table:table-cell table:style-name="ce288" table:formula="of:=treekem_comcost/sumacv1_fullbdct_comcost" office:value-type="float" office:value="2.29761904761905" calcext:value-type="float">
            <text:p>2,3</text:p>
          </table:table-cell>
          <table:table-cell table:style-name="ce180" table:formula="of:=(g_coef+g_A_coef)*pk_size + (g_U_coef*h_U + g_A_coef)*ct_aead_size + g_U_coef*ct_hpke_size" office:value-type="float" office:value="212.8" calcext:value-type="float">
            <text:p>213</text:p>
          </table:table-cell>
          <table:table-cell table:number-columns-repeated="988"/>
        </table:table-row>
        <table:table-row table:style-name="ro2">
          <table:table-cell table:style-name="ce233" office:value-type="string" calcext:value-type="string">
            <text:p>(full)</text:p>
          </table:table-cell>
          <table:table-cell table:style-name="ce233"/>
          <table:table-cell table:style-name="ce233" office:value-type="string" calcext:value-type="string">
            <text:p>Medium</text:p>
          </table:table-cell>
          <table:table-cell table:style-name="ce236" table:formula="of:= (n_tot + 1) / n_tot" office:value-type="float" office:value="1.00367647058824" calcext:value-type="float">
            <text:p>1,00</text:p>
          </table:table-cell>
          <table:table-cell table:style-name="ce236" table:formula="of:=(1 + n_A) / n_tot" office:value-type="float" office:value="0.0625" calcext:value-type="float">
            <text:p>0,06</text:p>
          </table:table-cell>
          <table:table-cell table:style-name="ce236" table:formula="of:= (1 + n_U) / n_tot" office:value-type="float" office:value="0.944852941176471" calcext:value-type="float">
            <text:p>0,94</text:p>
          </table:table-cell>
          <table:table-cell table:style-name="ce236" table:formula="of:= 2 / n_tot" office:value-type="float" office:value="0.00735294117647059" calcext:value-type="float">
            <text:p>0,01</text:p>
          </table:table-cell>
          <table:table-cell table:style-name="ce236" table:formula="of:=1/n_tot" office:value-type="float" office:value="0.00367647058823529" calcext:value-type="float">
            <text:p>0,00</text:p>
          </table:table-cell>
          <table:table-cell table:style-name="ce255" table:formula="of:= CEILING((LOG(n_tot;2)))" office:value-type="float" office:value="9" calcext:value-type="float">
            <text:p>9</text:p>
          </table:table-cell>
          <table:table-cell table:style-name="ce255" table:formula="of:=LOG(n_A;2)" office:value-type="float" office:value="4" calcext:value-type="float">
            <text:p>4</text:p>
          </table:table-cell>
          <table:table-cell table:style-name="ce255" table:formula="of:=LOG(n_U;2)" office:value-type="float" office:value="8" calcext:value-type="float">
            <text:p>8</text:p>
          </table:table-cell>
          <table:table-cell table:style-name="ce255" table:formula="of:=n_A + n_U" office:value-type="float" office:value="272" calcext:value-type="float">
            <text:p>272</text:p>
          </table:table-cell>
          <table:table-cell table:style-name="ce255" table:formula="of:=n_a_med" office:value-type="float" office:value="16" calcext:value-type="float">
            <text:p>16</text:p>
          </table:table-cell>
          <table:table-cell table:style-name="ce255" office:value-type="float" office:value="256" calcext:value-type="float">
            <text:p>256</text:p>
          </table:table-cell>
          <table:table-cell table:style-name="ce255" table:formula="of:=(2*n_tot - 2) * pk_size + n_tot * spk_size" office:value-type="float" office:value="26048" calcext:value-type="float">
            <text:p>26 048</text:p>
          </table:table-cell>
          <table:table-cell table:style-name="ce255" table:formula="of:=(2*n_A - 2) * pk_size + n_A * spk_size" office:value-type="float" office:value="1472" calcext:value-type="float">
            <text:p>1 472</text:p>
          </table:table-cell>
          <table:table-cell table:style-name="ce255" office:value-type="float" office:value="16" calcext:value-type="float">
            <text:p>16</text:p>
          </table:table-cell>
          <table:table-cell table:style-name="ce255" table:formula="of:=(2*n_U - 1) * sec_size" office:value-type="float" office:value="8176" calcext:value-type="float">
            <text:p>8 176</text:p>
          </table:table-cell>
          <table:table-cell table:style-name="ce255" table:formula="of:=pkct_classical_size + tag_size + sec_size" office:value-type="float" office:value="64" calcext:value-type="float">
            <text:p>64</text:p>
          </table:table-cell>
          <table:table-cell table:style-name="ce255" table:formula="of:=pkct_classical_size + tag_size + 2*sec_size" office:value-type="float" office:value="80" calcext:value-type="float">
            <text:p>80</text:p>
          </table:table-cell>
          <table:table-cell table:style-name="ce255" table:formula="of:=pkct_classical_size + tag_size + (h_U + 1)*sec_size" office:value-type="float" office:value="192" calcext:value-type="float">
            <text:p>192</text:p>
          </table:table-cell>
          <table:table-cell table:style-name="ce255" table:formula="of:=pkct_classical_size + tag_size + (h_U + 1)*sec_size" office:value-type="float" office:value="192" calcext:value-type="float">
            <text:p>192</text:p>
          </table:table-cell>
          <table:table-cell table:style-name="ce255" table:formula="of:=pkct_classical_size + tag_size + (2 * n_U - 1)*sec_size" office:value-type="float" office:value="8224" calcext:value-type="float">
            <text:p>8 224</text:p>
          </table:table-cell>
          <table:table-cell table:style-name="ce255" office:value-type="float" office:value="32" calcext:value-type="float">
            <text:p>32</text:p>
          </table:table-cell>
          <table:table-cell table:style-name="ce255" table:formula="of:=h_U * sec_size + tag_size" office:value-type="float" office:value="144" calcext:value-type="float">
            <text:p>144</text:p>
          </table:table-cell>
          <table:table-cell table:style-name="ce255" table:formula="of:= (h_U + 1) * sec_size + tag_size" office:value-type="float" office:value="160" calcext:value-type="float">
            <text:p>160</text:p>
          </table:table-cell>
          <table:table-cell table:style-name="ce255" table:formula="of:=stu_mka_tree_size + tag_size" office:value-type="float" office:value="8192" calcext:value-type="float">
            <text:p>8 192</text:p>
          </table:table-cell>
          <table:table-cell table:style-name="ce261" table:formula="of:= treekem_comcost" office:value-type="float" office:value="964.470588235294" calcext:value-type="float">
            <text:p>964</text:p>
          </table:table-cell>
          <table:table-cell table:style-name="ce261" table:formula="of:= treekem_comcost  + g_coef * spk_size" office:value-type="float" office:value="996.588235294118" calcext:value-type="float">
            <text:p>997</text:p>
          </table:table-cell>
          <table:table-cell table:style-name="ce261" table:formula="of:= g_coef * ( (h_tot + 1) *  pk_size + spk_size + h_tot * ct_hpke_size + sig_size ) + g_ind_coef * (pk_size + spk_size + 2 * sig_size )" office:value-type="float" office:value="964.470588235294" calcext:value-type="float">
            <text:p>964</text:p>
          </table:table-cell>
          <table:table-cell table:style-name="ce269" table:formula="of:= g_coef * (h_U * ct_aead_size) + g_ind_coef * ( n_A * pk_size + (n_A - 1) * ct_hpke_huplus2seeds_size + ct_hpke_size + (n_A + 2) * sig_size ) + g_ind_coef * n_A * spk_size" office:value-type="float" office:value="290.352941176471" calcext:value-type="float">
            <text:p>290</text:p>
          </table:table-cell>
          <table:table-cell table:style-name="ce272" table:formula="of:= ias_comcost / sumac_fullbdct_comcost" office:value-type="float" office:value="3.43233387358185" calcext:value-type="float">
            <text:p>3,4</text:p>
          </table:table-cell>
          <table:table-cell table:style-name="ce277" table:formula="of:=(ias_comcost - sumac_fullbdct_comcost) / ias_comcost * 100" office:value-type="float" office:value="70.865305158777" calcext:value-type="float">
            <text:p>70,9</text:p>
          </table:table-cell>
          <table:table-cell table:style-name="ce280" table:formula="of:=treekem_comcost / sumac_fullbdct_comcost" office:value-type="float" office:value="3.32171799027553" calcext:value-type="float">
            <text:p>3,3</text:p>
          </table:table-cell>
          <table:table-cell table:style-name="ce284" table:formula="of:=(treekem_comcost - sumac_fullbdct_comcost) / treekem_comcost * 100" office:value-type="float" office:value="69.8950963649671" calcext:value-type="float">
            <text:p>69,9</text:p>
          </table:table-cell>
          <table:table-cell table:style-name="ce180" table:formula="of:=g_coef * (2*pk_size + h_U*ct_aead_size + ct_hpke_size)" office:value-type="float" office:value="385.411764705882" calcext:value-type="float">
            <text:p>385</text:p>
          </table:table-cell>
          <table:table-cell table:style-name="ce288" table:formula="of:=treekem_comcost/sumacv1_fullbdct_comcost" office:value-type="float" office:value="2.502442002442" calcext:value-type="float">
            <text:p>2,5</text:p>
          </table:table-cell>
          <table:table-cell table:style-name="ce180" table:formula="of:=(g_coef+g_A_coef)*pk_size + (g_U_coef*h_U + g_A_coef)*ct_aead_size + g_U_coef*ct_hpke_size" office:value-type="float" office:value="338.470588235294" calcext:value-type="float">
            <text:p>338</text:p>
          </table:table-cell>
          <table:table-cell table:number-columns-repeated="988"/>
        </table:table-row>
        <table:table-row table:style-name="ro2">
          <table:table-cell table:style-name="ce233" table:number-columns-repeated="2"/>
          <table:table-cell table:style-name="ce233" office:value-type="string" calcext:value-type="string">
            <text:p>Large</text:p>
          </table:table-cell>
          <table:table-cell table:style-name="ce236" table:formula="of:= (n_tot + 1) / n_tot" office:value-type="float" office:value="1.00001519941634" calcext:value-type="float">
            <text:p>1,00</text:p>
          </table:table-cell>
          <table:table-cell table:style-name="ce236" table:formula="of:=(1 + n_A) / n_tot" office:value-type="float" office:value="0.00390625" calcext:value-type="float">
            <text:p>0,00</text:p>
          </table:table-cell>
          <table:table-cell table:style-name="ce236" table:formula="of:= (1 + n_U) / n_tot" office:value-type="float" office:value="0.996124148832685" calcext:value-type="float">
            <text:p>1,00</text:p>
          </table:table-cell>
          <table:table-cell table:style-name="ce236" table:formula="of:= 2 / n_tot" office:value-type="float" office:value="0.0000303988326848249" calcext:value-type="float">
            <text:p>0,00</text:p>
          </table:table-cell>
          <table:table-cell table:style-name="ce236" table:formula="of:=1/n_tot" office:value-type="float" office:value="0.0000151994163424125" calcext:value-type="float">
            <text:p>0,00</text:p>
          </table:table-cell>
          <table:table-cell table:style-name="ce255" table:formula="of:= CEILING((LOG(n_tot;2)))" office:value-type="float" office:value="17" calcext:value-type="float">
            <text:p>17</text:p>
          </table:table-cell>
          <table:table-cell table:style-name="ce255" table:formula="of:=LOG(n_A;2)" office:value-type="float" office:value="8" calcext:value-type="float">
            <text:p>8</text:p>
          </table:table-cell>
          <table:table-cell table:style-name="ce255" table:formula="of:=LOG(n_U;2)" office:value-type="float" office:value="16" calcext:value-type="float">
            <text:p>16</text:p>
          </table:table-cell>
          <table:table-cell table:style-name="ce255" table:formula="of:=n_A + n_U" office:value-type="float" office:value="65792" calcext:value-type="float">
            <text:p>65 792</text:p>
          </table:table-cell>
          <table:table-cell table:style-name="ce255" table:formula="of:=n_a_large" office:value-type="float" office:value="256" calcext:value-type="float">
            <text:p>256</text:p>
          </table:table-cell>
          <table:table-cell table:style-name="ce255" office:value-type="float" office:value="65536" calcext:value-type="float">
            <text:p>65 536</text:p>
          </table:table-cell>
          <table:table-cell table:style-name="ce255" table:formula="of:=(2*n_tot - 2) * pk_size + n_tot * spk_size" office:value-type="float" office:value="6315968" calcext:value-type="float">
            <text:p>6 315 968</text:p>
          </table:table-cell>
          <table:table-cell table:style-name="ce255" table:formula="of:=(2*n_A - 2) * pk_size + n_A * spk_size" office:value-type="float" office:value="24512" calcext:value-type="float">
            <text:p>24 512</text:p>
          </table:table-cell>
          <table:table-cell table:style-name="ce255" office:value-type="float" office:value="16" calcext:value-type="float">
            <text:p>16</text:p>
          </table:table-cell>
          <table:table-cell table:style-name="ce255" table:formula="of:=(2*n_U - 1) * sec_size" office:value-type="float" office:value="2097136" calcext:value-type="float">
            <text:p>2 097 136</text:p>
          </table:table-cell>
          <table:table-cell table:style-name="ce255" table:formula="of:=pkct_classical_size + tag_size + sec_size" office:value-type="float" office:value="64" calcext:value-type="float">
            <text:p>64</text:p>
          </table:table-cell>
          <table:table-cell table:style-name="ce255" table:formula="of:=pkct_classical_size + tag_size + 2*sec_size" office:value-type="float" office:value="80" calcext:value-type="float">
            <text:p>80</text:p>
          </table:table-cell>
          <table:table-cell table:style-name="ce255" table:formula="of:=pkct_classical_size + tag_size + (h_U + 1)*sec_size" office:value-type="float" office:value="320" calcext:value-type="float">
            <text:p>320</text:p>
          </table:table-cell>
          <table:table-cell table:style-name="ce255" table:formula="of:=pkct_classical_size + tag_size + (h_U + 1)*sec_size" office:value-type="float" office:value="320" calcext:value-type="float">
            <text:p>320</text:p>
          </table:table-cell>
          <table:table-cell table:style-name="ce255" table:formula="of:=pkct_classical_size + tag_size + (2 * n_U - 1)*sec_size" office:value-type="float" office:value="2097184" calcext:value-type="float">
            <text:p>2 097 184</text:p>
          </table:table-cell>
          <table:table-cell table:style-name="ce255" office:value-type="float" office:value="32" calcext:value-type="float">
            <text:p>32</text:p>
          </table:table-cell>
          <table:table-cell table:style-name="ce255" table:formula="of:=h_U * sec_size + tag_size" office:value-type="float" office:value="272" calcext:value-type="float">
            <text:p>272</text:p>
          </table:table-cell>
          <table:table-cell table:style-name="ce255" table:formula="of:= (h_U + 1) * sec_size + tag_size" office:value-type="float" office:value="288" calcext:value-type="float">
            <text:p>288</text:p>
          </table:table-cell>
          <table:table-cell table:style-name="ce255" table:formula="of:=stu_mka_tree_size + tag_size" office:value-type="float" office:value="2097152" calcext:value-type="float">
            <text:p>2 097 152</text:p>
          </table:table-cell>
          <table:table-cell table:style-name="ce261" table:formula="of:= treekem_comcost" office:value-type="float" office:value="1728.03015564202" calcext:value-type="float">
            <text:p>1 728</text:p>
          </table:table-cell>
          <table:table-cell table:style-name="ce261" table:formula="of:= treekem_comcost  + g_coef * spk_size" office:value-type="float" office:value="1760.03064202335" calcext:value-type="float">
            <text:p>1 760</text:p>
          </table:table-cell>
          <table:table-cell table:style-name="ce261" table:formula="of:= g_coef * ( (h_tot + 1) *  pk_size + spk_size + h_tot * ct_hpke_size + sig_size ) + g_ind_coef * (pk_size + spk_size + 2 * sig_size )" office:value-type="float" office:value="1728.03015564202" calcext:value-type="float">
            <text:p>1 728</text:p>
          </table:table-cell>
          <table:table-cell table:style-name="ce269" table:formula="of:= g_coef * (h_U * ct_aead_size) + g_ind_coef * ( n_A * pk_size + (n_A - 1) * ct_hpke_huplus2seeds_size + ct_hpke_size + (n_A + 2) * sig_size ) + g_ind_coef * n_A * spk_size" office:value-type="float" office:value="515.239299610895" calcext:value-type="float">
            <text:p>515</text:p>
          </table:table-cell>
          <table:table-cell table:style-name="ce272" table:formula="of:= ias_comcost / sumac_fullbdct_comcost" office:value-type="float" office:value="3.41594797476145" calcext:value-type="float">
            <text:p>3,4</text:p>
          </table:table-cell>
          <table:table-cell table:style-name="ce277" table:formula="of:=(ias_comcost - sumac_fullbdct_comcost) / ias_comcost * 100" office:value-type="float" office:value="70.7255494700609" calcext:value-type="float">
            <text:p>70,7</text:p>
          </table:table-cell>
          <table:table-cell table:style-name="ce280" table:formula="of:=treekem_comcost / sumac_fullbdct_comcost" office:value-type="float" office:value="3.35383996707359" calcext:value-type="float">
            <text:p>3,4</text:p>
          </table:table-cell>
          <table:table-cell table:style-name="ce284" table:formula="of:=(treekem_comcost - sumac_fullbdct_comcost) / treekem_comcost * 100" office:value-type="float" office:value="70.1834312365072" calcext:value-type="float">
            <text:p>70,2</text:p>
          </table:table-cell>
          <table:table-cell table:style-name="ce180" table:formula="of:=g_coef * (2*pk_size + h_U*ct_aead_size + ct_hpke_size)" office:value-type="float" office:value="640.009727626459" calcext:value-type="float">
            <text:p>640</text:p>
          </table:table-cell>
          <table:table-cell table:style-name="ce288" table:formula="of:=treekem_comcost/sumacv1_fullbdct_comcost" office:value-type="float" office:value="2.70000607967413" calcext:value-type="float">
            <text:p>2,7</text:p>
          </table:table-cell>
          <table:table-cell table:style-name="ce180" table:formula="of:=(g_coef+g_A_coef)*pk_size + (g_U_coef*h_U + g_A_coef)*ct_aead_size + g_U_coef*ct_hpke_size" office:value-type="float" office:value="606.017996108949" calcext:value-type="float">
            <text:p>606</text:p>
          </table:table-cell>
          <table:table-cell table:number-columns-repeated="988"/>
        </table:table-row>
        <table:table-row table:style-name="ro2">
          <table:table-cell table:style-name="ce233"/>
          <table:table-cell table:style-name="ce233" office:value-type="string" calcext:value-type="string">
            <text:p>PQ</text:p>
          </table:table-cell>
          <table:table-cell table:style-name="ce233" office:value-type="string" calcext:value-type="string">
            <text:p>Small</text:p>
          </table:table-cell>
          <table:table-cell table:style-name="ce6" table:formula="of:= (n_tot + 1) / n_tot" office:value-type="float" office:value="1.05" calcext:value-type="float">
            <text:p>1,05</text:p>
          </table:table-cell>
          <table:table-cell table:style-name="ce11" table:formula="of:=(1 + n_A) / n_tot" office:value-type="float" office:value="0.25" calcext:value-type="float">
            <text:p>0,25</text:p>
          </table:table-cell>
          <table:table-cell table:style-name="ce11" table:formula="of:= (1 + n_U) / n_tot" office:value-type="float" office:value="0.85" calcext:value-type="float">
            <text:p>0,85</text:p>
          </table:table-cell>
          <table:table-cell table:style-name="ce11" table:formula="of:= 2 / n_tot" office:value-type="float" office:value="0.1" calcext:value-type="float">
            <text:p>0,10</text:p>
          </table:table-cell>
          <table:table-cell table:style-name="ce6" table:formula="of:=1/n_tot" office:value-type="float" office:value="0.05" calcext:value-type="float">
            <text:p>0,05</text:p>
          </table:table-cell>
          <table:table-cell table:style-name="ce256" table:formula="of:= CEILING((LOG(n_tot;2)))" office:value-type="float" office:value="5" calcext:value-type="float">
            <text:p>5</text:p>
          </table:table-cell>
          <table:table-cell table:style-name="ce256" table:formula="of:=LOG(n_A;2)" office:value-type="float" office:value="2" calcext:value-type="float">
            <text:p>2</text:p>
          </table:table-cell>
          <table:table-cell table:style-name="ce256" table:formula="of:=LOG(n_U;2)" office:value-type="float" office:value="4" calcext:value-type="float">
            <text:p>4</text:p>
          </table:table-cell>
          <table:table-cell table:style-name="ce256" table:formula="of:=n_A + n_U" office:value-type="float" office:value="20" calcext:value-type="float">
            <text:p>20</text:p>
          </table:table-cell>
          <table:table-cell table:style-name="ce256" table:formula="of:=n_a_small" office:value-type="float" office:value="4" calcext:value-type="float">
            <text:p>4</text:p>
          </table:table-cell>
          <table:table-cell table:style-name="ce256" office:value-type="float" office:value="16" calcext:value-type="float">
            <text:p>16</text:p>
          </table:table-cell>
          <table:table-cell table:style-name="ce256" table:formula="of:=(2*n_tot - 2) * pk_size + n_tot * spk_size" office:value-type="float" office:value="45632" calcext:value-type="float">
            <text:p>45 632</text:p>
          </table:table-cell>
          <table:table-cell table:style-name="ce256" table:formula="of:=(2*n_A - 2) * pk_size + n_A * spk_size" office:value-type="float" office:value="7232" calcext:value-type="float">
            <text:p>7 232</text:p>
          </table:table-cell>
          <table:table-cell table:style-name="ce256" office:value-type="float" office:value="32" calcext:value-type="float">
            <text:p>32</text:p>
          </table:table-cell>
          <table:table-cell table:style-name="ce256" table:formula="of:=(2*n_U - 1) * sec_size" office:value-type="float" office:value="992" calcext:value-type="float">
            <text:p>992</text:p>
          </table:table-cell>
          <table:table-cell table:style-name="ce256" table:formula="of:=pkct_pq_size + tag_size + sec_size" office:value-type="float" office:value="1136" calcext:value-type="float">
            <text:p>1 136</text:p>
          </table:table-cell>
          <table:table-cell table:style-name="ce256" table:formula="of:=pkct_pq_size + tag_size + 2*sec_size" office:value-type="float" office:value="1168" calcext:value-type="float">
            <text:p>1 168</text:p>
          </table:table-cell>
          <table:table-cell table:style-name="ce256" table:formula="of:=pkct_pq_size + tag_size + (h_U + 1)*sec_size" office:value-type="float" office:value="1264" calcext:value-type="float">
            <text:p>1 264</text:p>
          </table:table-cell>
          <table:table-cell table:style-name="ce256" table:formula="of:=pkct_pq_size + tag_size + (h_U + 1)*sec_size" office:value-type="float" office:value="1264" calcext:value-type="float">
            <text:p>1 264</text:p>
          </table:table-cell>
          <table:table-cell table:style-name="ce256" table:formula="of:=pkct_pq_size  + tag_size + (2 * n_U - 1)*sec_size" office:value-type="float" office:value="2096" calcext:value-type="float">
            <text:p>2 096</text:p>
          </table:table-cell>
          <table:table-cell table:style-name="ce14" office:value-type="float" office:value="1184" calcext:value-type="float">
            <text:p>1 184</text:p>
          </table:table-cell>
          <table:table-cell table:style-name="ce14" table:formula="of:=h_U * sec_size + tag_size" office:value-type="float" office:value="144" calcext:value-type="float">
            <text:p>144</text:p>
          </table:table-cell>
          <table:table-cell table:style-name="ce14" table:formula="of:= (h_U + 1) * sec_size + tag_size" office:value-type="float" office:value="176" calcext:value-type="float">
            <text:p>176</text:p>
          </table:table-cell>
          <table:table-cell table:style-name="ce256" table:formula="of:=stu_mka_tree_size + tag_size" office:value-type="float" office:value="1008" calcext:value-type="float">
            <text:p>1 008</text:p>
          </table:table-cell>
          <table:table-cell table:style-name="ce261" table:formula="of:= treekem_comcost" office:value-type="float" office:value="13618.4" calcext:value-type="float">
            <text:p>13 618</text:p>
          </table:table-cell>
          <table:table-cell table:style-name="ce261" table:formula="of:= treekem_comcost  + g_coef * spk_size" office:value-type="float" office:value="13652" calcext:value-type="float">
            <text:p>13 652</text:p>
          </table:table-cell>
          <table:table-cell table:style-name="ce261" table:formula="of:= g_coef * ( (h_tot + 1) *  pk_size + spk_size + h_tot * ct_hpke_size + sig_size ) + g_ind_coef * (pk_size + spk_size + 2 * sig_size )" office:value-type="float" office:value="13618.4" calcext:value-type="float">
            <text:p>13 618</text:p>
          </table:table-cell>
          <table:table-cell table:style-name="ce269" table:formula="of:= g_coef * (h_U * ct_aead_size) + g_ind_coef * ( n_A * pk_size + (n_A - 1) * ct_hpke_huplus2seeds_size + ct_hpke_size + (n_A + 2) * sig_size ) + g_ind_coef * n_A * spk_size" office:value-type="float" office:value="1132.8" calcext:value-type="float">
            <text:p>1 133</text:p>
          </table:table-cell>
          <table:table-cell table:style-name="ce272" table:formula="of:= ias_comcost / sumac_fullbdct_comcost" office:value-type="float" office:value="12.0515536723164" calcext:value-type="float">
            <text:p>12,1</text:p>
          </table:table-cell>
          <table:table-cell table:style-name="ce277" table:formula="of:=(ias_comcost - sumac_fullbdct_comcost) / ias_comcost * 100" office:value-type="float" office:value="91.7023146791679" calcext:value-type="float">
            <text:p>91,7</text:p>
          </table:table-cell>
          <table:table-cell table:style-name="ce280" table:formula="of:=treekem_comcost / sumac_fullbdct_comcost" office:value-type="float" office:value="12.0218926553672" calcext:value-type="float">
            <text:p>12,0</text:p>
          </table:table-cell>
          <table:table-cell table:style-name="ce284" table:formula="of:=(treekem_comcost - sumac_fullbdct_comcost) / treekem_comcost * 100" office:value-type="float" office:value="91.6818422134759" calcext:value-type="float">
            <text:p>91,7</text:p>
          </table:table-cell>
          <table:table-cell table:style-name="ce180" table:formula="of:=g_coef * (2*pk_size + h_U*ct_aead_size + ct_hpke_size)" office:value-type="float" office:value="3813.6" calcext:value-type="float">
            <text:p>3 814</text:p>
          </table:table-cell>
          <table:table-cell table:style-name="ce288" table:formula="of:=treekem_comcost/sumacv1_fullbdct_comcost" office:value-type="float" office:value="3.57100902034823" calcext:value-type="float">
            <text:p>3,6</text:p>
          </table:table-cell>
          <table:table-cell table:style-name="ce180" table:formula="of:=(g_coef+g_A_coef)*pk_size + (g_U_coef*h_U + g_A_coef)*ct_aead_size + g_U_coef*ct_hpke_size" office:value-type="float" office:value="2621.6" calcext:value-type="float">
            <text:p>2 622</text:p>
          </table:table-cell>
          <table:table-cell table:number-columns-repeated="988"/>
        </table:table-row>
        <table:table-row table:style-name="ro2">
          <table:table-cell table:style-name="ce233" table:number-columns-repeated="2"/>
          <table:table-cell table:style-name="ce233" office:value-type="string" calcext:value-type="string">
            <text:p>Medium</text:p>
          </table:table-cell>
          <table:table-cell table:style-name="ce6" table:formula="of:= (n_tot + 1) / n_tot" office:value-type="float" office:value="1.00367647058824" calcext:value-type="float">
            <text:p>1,00</text:p>
          </table:table-cell>
          <table:table-cell table:style-name="ce11" table:formula="of:=(1 + n_A) / n_tot" office:value-type="float" office:value="0.0625" calcext:value-type="float">
            <text:p>0,06</text:p>
          </table:table-cell>
          <table:table-cell table:style-name="ce11" table:formula="of:= (1 + n_U) / n_tot" office:value-type="float" office:value="0.944852941176471" calcext:value-type="float">
            <text:p>0,94</text:p>
          </table:table-cell>
          <table:table-cell table:style-name="ce11" table:formula="of:= 2 / n_tot" office:value-type="float" office:value="0.00735294117647059" calcext:value-type="float">
            <text:p>0,01</text:p>
          </table:table-cell>
          <table:table-cell table:style-name="ce6" table:formula="of:=1/n_tot" office:value-type="float" office:value="0.00367647058823529" calcext:value-type="float">
            <text:p>0,00</text:p>
          </table:table-cell>
          <table:table-cell table:style-name="ce256" table:formula="of:= CEILING((LOG(n_tot;2)))" office:value-type="float" office:value="9" calcext:value-type="float">
            <text:p>9</text:p>
          </table:table-cell>
          <table:table-cell table:style-name="ce256" table:formula="of:=LOG(n_A;2)" office:value-type="float" office:value="4" calcext:value-type="float">
            <text:p>4</text:p>
          </table:table-cell>
          <table:table-cell table:style-name="ce256" table:formula="of:=LOG(n_U;2)" office:value-type="float" office:value="8" calcext:value-type="float">
            <text:p>8</text:p>
          </table:table-cell>
          <table:table-cell table:style-name="ce256" table:formula="of:=n_A + n_U" office:value-type="float" office:value="272" calcext:value-type="float">
            <text:p>272</text:p>
          </table:table-cell>
          <table:table-cell table:style-name="ce256" table:formula="of:=n_a_med" office:value-type="float" office:value="16" calcext:value-type="float">
            <text:p>16</text:p>
          </table:table-cell>
          <table:table-cell table:style-name="ce256" office:value-type="float" office:value="256" calcext:value-type="float">
            <text:p>256</text:p>
          </table:table-cell>
          <table:table-cell table:style-name="ce256" table:formula="of:=(2*n_tot - 2) * pk_size + n_tot * spk_size" office:value-type="float" office:value="650432" calcext:value-type="float">
            <text:p>650 432</text:p>
          </table:table-cell>
          <table:table-cell table:style-name="ce256" table:formula="of:=(2*n_A - 2) * pk_size + n_A * spk_size" office:value-type="float" office:value="36032" calcext:value-type="float">
            <text:p>36 032</text:p>
          </table:table-cell>
          <table:table-cell table:style-name="ce256" office:value-type="float" office:value="32" calcext:value-type="float">
            <text:p>32</text:p>
          </table:table-cell>
          <table:table-cell table:style-name="ce256" table:formula="of:=(2*n_U - 1) * sec_size" office:value-type="float" office:value="16352" calcext:value-type="float">
            <text:p>16 352</text:p>
          </table:table-cell>
          <table:table-cell table:style-name="ce256" table:formula="of:=pkct_pq_size + tag_size + sec_size" office:value-type="float" office:value="1136" calcext:value-type="float">
            <text:p>1 136</text:p>
          </table:table-cell>
          <table:table-cell table:style-name="ce256" table:formula="of:=pkct_pq_size + tag_size + 2*sec_size" office:value-type="float" office:value="1168" calcext:value-type="float">
            <text:p>1 168</text:p>
          </table:table-cell>
          <table:table-cell table:style-name="ce256" table:formula="of:=pkct_pq_size + tag_size + (h_U + 1)*sec_size" office:value-type="float" office:value="1392" calcext:value-type="float">
            <text:p>1 392</text:p>
          </table:table-cell>
          <table:table-cell table:style-name="ce256" table:formula="of:=pkct_pq_size + tag_size + (h_U + 1)*sec_size" office:value-type="float" office:value="1392" calcext:value-type="float">
            <text:p>1 392</text:p>
          </table:table-cell>
          <table:table-cell table:style-name="ce256" table:formula="of:=pkct_pq_size  + tag_size + (2 * n_U - 1)*sec_size" office:value-type="float" office:value="17456" calcext:value-type="float">
            <text:p>17 456</text:p>
          </table:table-cell>
          <table:table-cell table:style-name="ce14" office:value-type="float" office:value="1184" calcext:value-type="float">
            <text:p>1 184</text:p>
          </table:table-cell>
          <table:table-cell table:style-name="ce14" table:formula="of:=h_U * sec_size + tag_size" office:value-type="float" office:value="272" calcext:value-type="float">
            <text:p>272</text:p>
          </table:table-cell>
          <table:table-cell table:style-name="ce14" table:formula="of:= (h_U + 1) * sec_size + tag_size" office:value-type="float" office:value="304" calcext:value-type="float">
            <text:p>304</text:p>
          </table:table-cell>
          <table:table-cell table:style-name="ce256" table:formula="of:=stu_mka_tree_size + tag_size" office:value-type="float" office:value="16368" calcext:value-type="float">
            <text:p>16 368</text:p>
          </table:table-cell>
          <table:table-cell table:style-name="ce261" table:formula="of:= treekem_comcost" office:value-type="float" office:value="22218.7647058824" calcext:value-type="float">
            <text:p>22 219</text:p>
          </table:table-cell>
          <table:table-cell table:style-name="ce261" table:formula="of:= treekem_comcost  + g_coef * spk_size" office:value-type="float" office:value="22250.8823529412" calcext:value-type="float">
            <text:p>22 251</text:p>
          </table:table-cell>
          <table:table-cell table:style-name="ce261" table:formula="of:= g_coef * ( (h_tot + 1) *  pk_size + spk_size + h_tot * ct_hpke_size + sig_size ) + g_ind_coef * (pk_size + spk_size + 2 * sig_size )" office:value-type="float" office:value="22218.7647058824" calcext:value-type="float">
            <text:p>22 219</text:p>
          </table:table-cell>
          <table:table-cell table:style-name="ce269" table:formula="of:= g_coef * (h_U * ct_aead_size) + g_ind_coef * ( n_A * pk_size + (n_A - 1) * ct_hpke_huplus2seeds_size + ct_hpke_size + (n_A + 2) * sig_size ) + g_ind_coef * n_A * spk_size" office:value-type="float" office:value="566.117647058824" calcext:value-type="float">
            <text:p>566</text:p>
          </table:table-cell>
          <table:table-cell table:style-name="ce273" table:formula="of:= ias_comcost / sumac_fullbdct_comcost" office:value-type="float" office:value="39.3043433083957" calcext:value-type="float">
            <text:p>39,3</text:p>
          </table:table-cell>
          <table:table-cell table:style-name="ce277" table:formula="of:=(ias_comcost - sumac_fullbdct_comcost) / ias_comcost * 100" office:value-type="float" office:value="97.4557519199503" calcext:value-type="float">
            <text:p>97,5</text:p>
          </table:table-cell>
          <table:table-cell table:style-name="ce281" table:formula="of:=treekem_comcost / sumac_fullbdct_comcost" office:value-type="float" office:value="39.2476101413134" calcext:value-type="float">
            <text:p>39,2</text:p>
          </table:table-cell>
          <table:table-cell table:style-name="ce284" table:formula="of:=(treekem_comcost - sumac_fullbdct_comcost) / treekem_comcost * 100" office:value-type="float" office:value="97.4520741609503" calcext:value-type="float">
            <text:p>97,5</text:p>
          </table:table-cell>
          <table:table-cell table:style-name="ce180" table:formula="of:=g_coef * (2*pk_size + h_U*ct_aead_size + ct_hpke_size)" office:value-type="float" office:value="3773.82352941177" calcext:value-type="float">
            <text:p>3 774</text:p>
          </table:table-cell>
          <table:table-cell table:style-name="ce288" table:formula="of:=treekem_comcost/sumacv1_fullbdct_comcost" office:value-type="float" office:value="5.88760034291949" calcext:value-type="float">
            <text:p>5,9</text:p>
          </table:table-cell>
          <table:table-cell table:style-name="ce180" table:formula="of:=(g_coef+g_A_coef)*pk_size + (g_U_coef*h_U + g_A_coef)*ct_aead_size + g_U_coef*ct_hpke_size" office:value-type="float" office:value="2579.58823529412" calcext:value-type="float">
            <text:p>2 580</text:p>
          </table:table-cell>
          <table:table-cell table:number-columns-repeated="988"/>
        </table:table-row>
        <table:table-row table:style-name="ro2">
          <table:table-cell table:style-name="ce233" table:number-columns-repeated="2"/>
          <table:table-cell table:style-name="ce233" office:value-type="string" calcext:value-type="string">
            <text:p>Large</text:p>
          </table:table-cell>
          <table:table-cell table:style-name="ce6" table:formula="of:= (n_tot + 1) / n_tot" office:value-type="float" office:value="1.00001519941634" calcext:value-type="float">
            <text:p>1,00</text:p>
          </table:table-cell>
          <table:table-cell table:style-name="ce11" table:formula="of:=(1 + n_A) / n_tot" office:value-type="float" office:value="0.00390625" calcext:value-type="float">
            <text:p>0,00</text:p>
          </table:table-cell>
          <table:table-cell table:style-name="ce11" table:formula="of:= (1 + n_U) / n_tot" office:value-type="float" office:value="0.996124148832685" calcext:value-type="float">
            <text:p>1,00</text:p>
          </table:table-cell>
          <table:table-cell table:style-name="ce11" table:formula="of:= 2 / n_tot" office:value-type="float" office:value="0.0000303988326848249" calcext:value-type="float">
            <text:p>0,00</text:p>
          </table:table-cell>
          <table:table-cell table:style-name="ce6" table:formula="of:=1/n_tot" office:value-type="float" office:value="0.0000151994163424125" calcext:value-type="float">
            <text:p>0,00</text:p>
          </table:table-cell>
          <table:table-cell table:style-name="ce256" table:formula="of:= CEILING((LOG(n_tot;2)))" office:value-type="float" office:value="17" calcext:value-type="float">
            <text:p>17</text:p>
          </table:table-cell>
          <table:table-cell table:style-name="ce256" table:formula="of:=LOG(n_A;2)" office:value-type="float" office:value="8" calcext:value-type="float">
            <text:p>8</text:p>
          </table:table-cell>
          <table:table-cell table:style-name="ce256" table:formula="of:=LOG(n_U;2)" office:value-type="float" office:value="16" calcext:value-type="float">
            <text:p>16</text:p>
          </table:table-cell>
          <table:table-cell table:style-name="ce256" table:formula="of:=n_A + n_U" office:value-type="float" office:value="65792" calcext:value-type="float">
            <text:p>65 792</text:p>
          </table:table-cell>
          <table:table-cell table:style-name="ce256" table:formula="of:=n_a_large" office:value-type="float" office:value="256" calcext:value-type="float">
            <text:p>256</text:p>
          </table:table-cell>
          <table:table-cell table:style-name="ce256" office:value-type="float" office:value="65536" calcext:value-type="float">
            <text:p>65 536</text:p>
          </table:table-cell>
          <table:table-cell table:style-name="ce256" table:formula="of:=(2*n_tot - 2) * pk_size + n_tot * spk_size" office:value-type="float" office:value="157898432" calcext:value-type="float">
            <text:p>157 898 432</text:p>
          </table:table-cell>
          <table:table-cell table:style-name="ce256" table:formula="of:=(2*n_A - 2) * pk_size + n_A * spk_size" office:value-type="float" office:value="612032" calcext:value-type="float">
            <text:p>612 032</text:p>
          </table:table-cell>
          <table:table-cell table:style-name="ce256" office:value-type="float" office:value="32" calcext:value-type="float">
            <text:p>32</text:p>
          </table:table-cell>
          <table:table-cell table:style-name="ce256" table:formula="of:=(2*n_U - 1) * sec_size" office:value-type="float" office:value="4194272" calcext:value-type="float">
            <text:p>4 194 272</text:p>
          </table:table-cell>
          <table:table-cell table:style-name="ce256" table:formula="of:=pkct_pq_size + tag_size + sec_size" office:value-type="float" office:value="1136" calcext:value-type="float">
            <text:p>1 136</text:p>
          </table:table-cell>
          <table:table-cell table:style-name="ce256" table:formula="of:=pkct_pq_size + tag_size + 2*sec_size" office:value-type="float" office:value="1168" calcext:value-type="float">
            <text:p>1 168</text:p>
          </table:table-cell>
          <table:table-cell table:style-name="ce256" table:formula="of:=pkct_pq_size + tag_size + (h_U + 1)*sec_size" office:value-type="float" office:value="1648" calcext:value-type="float">
            <text:p>1 648</text:p>
          </table:table-cell>
          <table:table-cell table:style-name="ce256" table:formula="of:=pkct_pq_size + tag_size + (h_U + 1)*sec_size" office:value-type="float" office:value="1648" calcext:value-type="float">
            <text:p>1 648</text:p>
          </table:table-cell>
          <table:table-cell table:style-name="ce256" table:formula="of:=pkct_pq_size  + tag_size + (2 * n_U - 1)*sec_size" office:value-type="float" office:value="4195376" calcext:value-type="float">
            <text:p>4 195 376</text:p>
          </table:table-cell>
          <table:table-cell table:style-name="ce256" office:value-type="float" office:value="1184" calcext:value-type="float">
            <text:p>1 184</text:p>
          </table:table-cell>
          <table:table-cell table:style-name="ce256" table:formula="of:=h_U * sec_size + tag_size" office:value-type="float" office:value="528" calcext:value-type="float">
            <text:p>528</text:p>
          </table:table-cell>
          <table:table-cell table:style-name="ce256" table:formula="of:= (h_U + 1) * sec_size + tag_size" office:value-type="float" office:value="560" calcext:value-type="float">
            <text:p>560</text:p>
          </table:table-cell>
          <table:table-cell table:style-name="ce256" table:formula="of:=stu_mka_tree_size + tag_size" office:value-type="float" office:value="4194288" calcext:value-type="float">
            <text:p>4 194 288</text:p>
          </table:table-cell>
          <table:table-cell table:style-name="ce261" table:formula="of:= treekem_comcost" office:value-type="float" office:value="40688.657344358" calcext:value-type="float">
            <text:p>40 689</text:p>
          </table:table-cell>
          <table:table-cell table:style-name="ce261" table:formula="of:= treekem_comcost  + g_coef * spk_size" office:value-type="float" office:value="40720.6578307393" calcext:value-type="float">
            <text:p>40 721</text:p>
          </table:table-cell>
          <table:table-cell table:style-name="ce261" table:formula="of:= g_coef * ( (h_tot + 1) *  pk_size + spk_size + h_tot * ct_hpke_size + sig_size ) + g_ind_coef * (pk_size + spk_size + 2 * sig_size )" office:value-type="float" office:value="40688.657344358" calcext:value-type="float">
            <text:p>40 689</text:p>
          </table:table-cell>
          <table:table-cell table:style-name="ce269" table:formula="of:= g_coef * (h_U * ct_aead_size) + g_ind_coef * ( n_A * pk_size + (n_A - 1) * ct_hpke_huplus2seeds_size + ct_hpke_size + (n_A + 2) * sig_size ) + g_ind_coef * n_A * spk_size" office:value-type="float" office:value="534.531128404669" calcext:value-type="float">
            <text:p>535</text:p>
          </table:table-cell>
          <table:table-cell table:style-name="ce273" table:formula="of:= ias_comcost / sumac_fullbdct_comcost" office:value-type="float" office:value="76.1801430578455" calcext:value-type="float">
            <text:p>76,2</text:p>
          </table:table-cell>
          <table:table-cell table:style-name="ce277" table:formula="of:=(ias_comcost - sumac_fullbdct_comcost) / ias_comcost * 100" office:value-type="float" office:value="98.6873219715003" calcext:value-type="float">
            <text:p>98,7</text:p>
          </table:table-cell>
          <table:table-cell table:style-name="ce281" table:formula="of:=treekem_comcost / sumac_fullbdct_comcost" office:value-type="float" office:value="76.120276597913" calcext:value-type="float">
            <text:p>76,1</text:p>
          </table:table-cell>
          <table:table-cell table:style-name="ce284" table:formula="of:=(treekem_comcost - sumac_fullbdct_comcost) / treekem_comcost * 100" office:value-type="float" office:value="98.6862895870935" calcext:value-type="float">
            <text:p>98,7</text:p>
          </table:table-cell>
          <table:table-cell table:style-name="ce180" table:formula="of:=g_coef * (2*pk_size + h_U*ct_aead_size + ct_hpke_size)" office:value-type="float" office:value="4016.06104085603" calcext:value-type="float">
            <text:p>4 016</text:p>
          </table:table-cell>
          <table:table-cell table:style-name="ce288" table:formula="of:=treekem_comcost/sumacv1_fullbdct_comcost" office:value-type="float" office:value="10.1314837923094" calcext:value-type="float">
            <text:p>10,1</text:p>
          </table:table-cell>
          <table:table-cell table:style-name="ce180" table:formula="of:=(g_coef+g_A_coef)*pk_size + (g_U_coef*h_U + g_A_coef)*ct_aead_size + g_U_coef*ct_hpke_size" office:value-type="float" office:value="2830.38059338521" calcext:value-type="float">
            <text:p>2 830</text:p>
          </table:table-cell>
          <table:table-cell table:number-columns-repeated="988"/>
        </table:table-row>
        <table:table-row table:style-name="ro2">
          <table:table-cell table:style-name="ce230" office:value-type="string" calcext:value-type="string">
            <text:p>User Upgrade</text:p>
          </table:table-cell>
          <table:table-cell table:style-name="ce230" office:value-type="string" calcext:value-type="string">
            <text:p>Classical</text:p>
          </table:table-cell>
          <table:table-cell table:style-name="ce230" office:value-type="string" calcext:value-type="string">
            <text:p>Small</text:p>
          </table:table-cell>
          <table:table-cell table:style-name="ce245" table:formula="of:= (n_tot + 1) / n_tot" office:value-type="float" office:value="1.05" calcext:value-type="float">
            <text:p>1,05</text:p>
          </table:table-cell>
          <table:table-cell table:style-name="ce245" table:formula="of:=(1 + n_A) / n_tot" office:value-type="float" office:value="0.25" calcext:value-type="float">
            <text:p>0,25</text:p>
          </table:table-cell>
          <table:table-cell table:style-name="ce245" table:formula="of:= (1 + n_U) / n_tot" office:value-type="float" office:value="0.85" calcext:value-type="float">
            <text:p>0,85</text:p>
          </table:table-cell>
          <table:table-cell table:style-name="ce245" table:formula="of:= 2 / n_tot" office:value-type="float" office:value="0.1" calcext:value-type="float">
            <text:p>0,10</text:p>
          </table:table-cell>
          <table:table-cell table:style-name="ce245" table:formula="of:=1/n_tot" office:value-type="float" office:value="0.05" calcext:value-type="float">
            <text:p>0,05</text:p>
          </table:table-cell>
          <table:table-cell table:style-name="ce230" table:formula="of:= CEILING((LOG(n_tot;2)))" office:value-type="float" office:value="5" calcext:value-type="float">
            <text:p>5</text:p>
          </table:table-cell>
          <table:table-cell table:style-name="ce230" table:formula="of:=LOG(n_A;2)" office:value-type="float" office:value="2" calcext:value-type="float">
            <text:p>2</text:p>
          </table:table-cell>
          <table:table-cell table:style-name="ce230" table:formula="of:=LOG(n_U;2)" office:value-type="float" office:value="4" calcext:value-type="float">
            <text:p>4</text:p>
          </table:table-cell>
          <table:table-cell table:style-name="ce230" table:formula="of:=n_A + n_U" office:value-type="float" office:value="20" calcext:value-type="float">
            <text:p>20</text:p>
          </table:table-cell>
          <table:table-cell table:style-name="ce230" table:formula="of:=n_a_small" office:value-type="float" office:value="4" calcext:value-type="float">
            <text:p>4</text:p>
          </table:table-cell>
          <table:table-cell table:style-name="ce230" office:value-type="float" office:value="16" calcext:value-type="float">
            <text:p>16</text:p>
          </table:table-cell>
          <table:table-cell table:style-name="ce230" table:formula="of:=(2*n_tot - 2) * pk_size + n_tot * spk_size" office:value-type="float" office:value="1856" calcext:value-type="float">
            <text:p>1 856</text:p>
          </table:table-cell>
          <table:table-cell table:style-name="ce230" table:formula="of:=(2*n_A - 2) * pk_size + n_A * spk_size" office:value-type="float" office:value="320" calcext:value-type="float">
            <text:p>320</text:p>
          </table:table-cell>
          <table:table-cell table:style-name="ce230" office:value-type="float" office:value="16" calcext:value-type="float">
            <text:p>16</text:p>
          </table:table-cell>
          <table:table-cell table:style-name="ce230" table:formula="of:=(2*n_U - 1) * sec_size" office:value-type="float" office:value="496" calcext:value-type="float">
            <text:p>496</text:p>
          </table:table-cell>
          <table:table-cell table:style-name="ce230" table:formula="of:=pkct_classical_size + tag_size + sec_size" office:value-type="float" office:value="64" calcext:value-type="float">
            <text:p>64</text:p>
          </table:table-cell>
          <table:table-cell table:style-name="ce230" table:formula="of:=pkct_classical_size + tag_size + 2*sec_size" office:value-type="float" office:value="80" calcext:value-type="float">
            <text:p>80</text:p>
          </table:table-cell>
          <table:table-cell table:style-name="ce230" table:formula="of:=pkct_classical_size + tag_size + (h_U + 1)*sec_size" office:value-type="float" office:value="128" calcext:value-type="float">
            <text:p>128</text:p>
          </table:table-cell>
          <table:table-cell table:style-name="ce230" table:formula="of:=pkct_classical_size + tag_size + (h_U + 1)*sec_size" office:value-type="float" office:value="128" calcext:value-type="float">
            <text:p>128</text:p>
          </table:table-cell>
          <table:table-cell table:style-name="ce230" table:formula="of:=pkct_classical_size + tag_size + (2 * n_U - 1)*sec_size" office:value-type="float" office:value="544" calcext:value-type="float">
            <text:p>544</text:p>
          </table:table-cell>
          <table:table-cell table:style-name="ce230" office:value-type="float" office:value="32" calcext:value-type="float">
            <text:p>32</text:p>
          </table:table-cell>
          <table:table-cell table:style-name="ce230" table:formula="of:=h_U * sec_size + tag_size" office:value-type="float" office:value="80" calcext:value-type="float">
            <text:p>80</text:p>
          </table:table-cell>
          <table:table-cell table:style-name="ce230" table:formula="of:= (h_U + 1) * sec_size + tag_size" office:value-type="float" office:value="96" calcext:value-type="float">
            <text:p>96</text:p>
          </table:table-cell>
          <table:table-cell table:style-name="ce230" table:formula="of:=stu_mka_tree_size + tag_size" office:value-type="float" office:value="512" calcext:value-type="float">
            <text:p>512</text:p>
          </table:table-cell>
          <table:table-cell table:style-name="ce230" table:formula="of:= ( g_coef * ( (h_A + 1) *  pk_size + spk_size + h_A * ct_hpke_size + sig_size) + g_ind_coef  * admin_cgka_tree_size + g_AS_coef * (2 * pk_size + 2 * spk_size + 2 * sig_size ) )  + spk_size" office:value-type="float" office:value="376" calcext:value-type="float">
            <text:p>376</text:p>
          </table:table-cell>
          <table:table-cell table:style-name="ce230" table:formula="of:= g_coef * (sig_size + spk_size)" office:value-type="float" office:value="67.2" calcext:value-type="float">
            <text:p>67</text:p>
          </table:table-cell>
          <table:table-cell table:style-name="ce230" office:value-type="string" calcext:value-type="string">
            <text:p>-</text:p>
          </table:table-cell>
          <table:table-cell table:style-name="ce268" table:formula="of:=[.AE32]+[.AE2]" office:value-type="float" office:value="764.8" calcext:value-type="float">
            <text:p>765</text:p>
          </table:table-cell>
          <table:table-cell table:style-name="ce271" table:formula="of:= ias_comcost / sumac_fullbdct_comcost" office:value-type="float" office:value="0.0878661087866109" calcext:value-type="float">
            <text:p>0,1</text:p>
          </table:table-cell>
          <table:table-cell table:style-name="ce276" table:formula="of:=(ias_comcost - sumac_fullbdct_comcost) / ias_comcost * 100" office:value-type="float" office:value="-1038.09523809524" calcext:value-type="float">
            <text:p>-1038,1</text:p>
          </table:table-cell>
          <table:table-cell table:number-columns-repeated="2" table:style-name="ce230" office:value-type="string" calcext:value-type="string">
            <text:p>-</text:p>
          </table:table-cell>
          <table:table-cell table:style-name="ce230" table:formula="of:=g_coef * ( (h_A + 1)*pk_size + h_A*ct_hpke_size + ct_aead_size) + g_ind_coef*stu_mka_tree_size" office:value-type="float" office:value="318.4" calcext:value-type="float">
            <text:p>318</text:p>
          </table:table-cell>
          <table:table-cell table:style-name="ce279" table:formula="of:=treekem_comcost/sumacv1_fullbdct_comcost" office:value-type="string" office:string-value="" calcext:value-type="error">
            <text:p>#VALEUR !</text:p>
          </table:table-cell>
          <table:table-cell table:style-name="ce180" table:formula="of:=g_A_coef*(h_A+1)*pk_size + g_A_coef*h_A*ct_hpke_size + g_U_coef*ct_aead_size + g_ind_coef*stu_mka_tree_size" office:value-type="float" office:value="132.8" calcext:value-type="float">
            <text:p>133</text:p>
          </table:table-cell>
          <table:table-cell table:number-columns-repeated="988"/>
        </table:table-row>
        <table:table-row table:style-name="ro2">
          <table:table-cell table:style-name="ce230" table:number-columns-repeated="2"/>
          <table:table-cell table:style-name="ce230" office:value-type="string" calcext:value-type="string">
            <text:p>Medium</text:p>
          </table:table-cell>
          <table:table-cell table:style-name="ce245" table:formula="of:= (n_tot + 1) / n_tot" office:value-type="float" office:value="1.00367647058824" calcext:value-type="float">
            <text:p>1,00</text:p>
          </table:table-cell>
          <table:table-cell table:style-name="ce245" table:formula="of:=(1 + n_A) / n_tot" office:value-type="float" office:value="0.0625" calcext:value-type="float">
            <text:p>0,06</text:p>
          </table:table-cell>
          <table:table-cell table:style-name="ce245" table:formula="of:= (1 + n_U) / n_tot" office:value-type="float" office:value="0.944852941176471" calcext:value-type="float">
            <text:p>0,94</text:p>
          </table:table-cell>
          <table:table-cell table:style-name="ce245" table:formula="of:= 2 / n_tot" office:value-type="float" office:value="0.00735294117647059" calcext:value-type="float">
            <text:p>0,01</text:p>
          </table:table-cell>
          <table:table-cell table:style-name="ce245" table:formula="of:=1/n_tot" office:value-type="float" office:value="0.00367647058823529" calcext:value-type="float">
            <text:p>0,00</text:p>
          </table:table-cell>
          <table:table-cell table:style-name="ce230" table:formula="of:= CEILING((LOG(n_tot;2)))" office:value-type="float" office:value="9" calcext:value-type="float">
            <text:p>9</text:p>
          </table:table-cell>
          <table:table-cell table:style-name="ce230" table:formula="of:=LOG(n_A;2)" office:value-type="float" office:value="4" calcext:value-type="float">
            <text:p>4</text:p>
          </table:table-cell>
          <table:table-cell table:style-name="ce230" table:formula="of:=LOG(n_U;2)" office:value-type="float" office:value="8" calcext:value-type="float">
            <text:p>8</text:p>
          </table:table-cell>
          <table:table-cell table:style-name="ce230" table:formula="of:=n_A + n_U" office:value-type="float" office:value="272" calcext:value-type="float">
            <text:p>272</text:p>
          </table:table-cell>
          <table:table-cell table:style-name="ce230" table:formula="of:=n_a_med" office:value-type="float" office:value="16" calcext:value-type="float">
            <text:p>16</text:p>
          </table:table-cell>
          <table:table-cell table:style-name="ce230" office:value-type="float" office:value="256" calcext:value-type="float">
            <text:p>256</text:p>
          </table:table-cell>
          <table:table-cell table:style-name="ce230" table:formula="of:=(2*n_tot - 2) * pk_size + n_tot * spk_size" office:value-type="float" office:value="26048" calcext:value-type="float">
            <text:p>26 048</text:p>
          </table:table-cell>
          <table:table-cell table:style-name="ce230" table:formula="of:=(2*n_A - 2) * pk_size + n_A * spk_size" office:value-type="float" office:value="1472" calcext:value-type="float">
            <text:p>1 472</text:p>
          </table:table-cell>
          <table:table-cell table:style-name="ce230" office:value-type="float" office:value="16" calcext:value-type="float">
            <text:p>16</text:p>
          </table:table-cell>
          <table:table-cell table:style-name="ce230" table:formula="of:=(2*n_U - 1) * sec_size" office:value-type="float" office:value="8176" calcext:value-type="float">
            <text:p>8 176</text:p>
          </table:table-cell>
          <table:table-cell table:style-name="ce230" table:formula="of:=pkct_classical_size + tag_size + sec_size" office:value-type="float" office:value="64" calcext:value-type="float">
            <text:p>64</text:p>
          </table:table-cell>
          <table:table-cell table:style-name="ce230" table:formula="of:=pkct_classical_size + tag_size + 2*sec_size" office:value-type="float" office:value="80" calcext:value-type="float">
            <text:p>80</text:p>
          </table:table-cell>
          <table:table-cell table:style-name="ce230" table:formula="of:=pkct_classical_size + tag_size + (h_U + 1)*sec_size" office:value-type="float" office:value="192" calcext:value-type="float">
            <text:p>192</text:p>
          </table:table-cell>
          <table:table-cell table:style-name="ce230" table:formula="of:=pkct_classical_size + tag_size + (h_U + 1)*sec_size" office:value-type="float" office:value="192" calcext:value-type="float">
            <text:p>192</text:p>
          </table:table-cell>
          <table:table-cell table:style-name="ce230" table:formula="of:=pkct_classical_size + tag_size + (2 * n_U - 1)*sec_size" office:value-type="float" office:value="8224" calcext:value-type="float">
            <text:p>8 224</text:p>
          </table:table-cell>
          <table:table-cell table:style-name="ce230" office:value-type="float" office:value="32" calcext:value-type="float">
            <text:p>32</text:p>
          </table:table-cell>
          <table:table-cell table:style-name="ce230" table:formula="of:=h_U * sec_size + tag_size" office:value-type="float" office:value="144" calcext:value-type="float">
            <text:p>144</text:p>
          </table:table-cell>
          <table:table-cell table:style-name="ce230" table:formula="of:= (h_U + 1) * sec_size + tag_size" office:value-type="float" office:value="160" calcext:value-type="float">
            <text:p>160</text:p>
          </table:table-cell>
          <table:table-cell table:style-name="ce230" table:formula="of:=stu_mka_tree_size + tag_size" office:value-type="float" office:value="8192" calcext:value-type="float">
            <text:p>8 192</text:p>
          </table:table-cell>
          <table:table-cell table:style-name="ce230" table:formula="of:= ( g_coef * ( (h_A + 1) *  pk_size + spk_size + h_A * ct_hpke_size + sig_size) + g_ind_coef  * admin_cgka_tree_size + g_AS_coef * (2 * pk_size + 2 * spk_size + 2 * sig_size ) )  + spk_size" office:value-type="float" office:value="525.294117647059" calcext:value-type="float">
            <text:p>525</text:p>
          </table:table-cell>
          <table:table-cell table:style-name="ce230" table:formula="of:= g_coef * (sig_size + spk_size)" office:value-type="float" office:value="64.2352941176471" calcext:value-type="float">
            <text:p>64</text:p>
          </table:table-cell>
          <table:table-cell table:style-name="ce230" office:value-type="string" calcext:value-type="string">
            <text:p>-</text:p>
          </table:table-cell>
          <table:table-cell table:style-name="ce268" table:formula="of:=[.AE33]+[.AE3]" office:value-type="float" office:value="1021.17647058824" calcext:value-type="float">
            <text:p>1 021</text:p>
          </table:table-cell>
          <table:table-cell table:style-name="ce271" table:formula="of:= ias_comcost / sumac_fullbdct_comcost" office:value-type="float" office:value="0.0629032258064516" calcext:value-type="float">
            <text:p>0,1</text:p>
          </table:table-cell>
          <table:table-cell table:style-name="ce276" table:formula="of:=(ias_comcost - sumac_fullbdct_comcost) / ias_comcost * 100" office:value-type="float" office:value="-1489.74358974359" calcext:value-type="float">
            <text:p>-1489,7</text:p>
          </table:table-cell>
          <table:table-cell table:number-columns-repeated="2" table:style-name="ce230" office:value-type="string" calcext:value-type="string">
            <text:p>-</text:p>
          </table:table-cell>
          <table:table-cell table:style-name="ce230" table:formula="of:=g_coef * ( (h_A + 1)*pk_size + h_A*ct_hpke_size + ct_aead_size) + g_ind_coef*stu_mka_tree_size" office:value-type="float" office:value="509.764705882353" calcext:value-type="float">
            <text:p>510</text:p>
          </table:table-cell>
          <table:table-cell table:style-name="ce279" table:formula="of:=treekem_comcost/sumacv1_fullbdct_comcost" office:value-type="string" office:string-value="" calcext:value-type="error">
            <text:p>#VALEUR !</text:p>
          </table:table-cell>
          <table:table-cell table:style-name="ce180" table:formula="of:=g_A_coef*(h_A+1)*pk_size + g_A_coef*h_A*ct_hpke_size + g_U_coef*ct_aead_size + g_ind_coef*stu_mka_tree_size" office:value-type="float" office:value="116.352941176471" calcext:value-type="float">
            <text:p>116</text:p>
          </table:table-cell>
          <table:table-cell table:number-columns-repeated="988"/>
        </table:table-row>
        <table:table-row table:style-name="ro2">
          <table:table-cell table:style-name="ce230" table:number-columns-repeated="2"/>
          <table:table-cell table:style-name="ce230" office:value-type="string" calcext:value-type="string">
            <text:p>Large</text:p>
          </table:table-cell>
          <table:table-cell table:style-name="ce245" table:formula="of:= (n_tot + 1) / n_tot" office:value-type="float" office:value="1.00001519941634" calcext:value-type="float">
            <text:p>1,00</text:p>
          </table:table-cell>
          <table:table-cell table:style-name="ce245" table:formula="of:=(1 + n_A) / n_tot" office:value-type="float" office:value="0.00390625" calcext:value-type="float">
            <text:p>0,00</text:p>
          </table:table-cell>
          <table:table-cell table:style-name="ce245" table:formula="of:= (1 + n_U) / n_tot" office:value-type="float" office:value="0.996124148832685" calcext:value-type="float">
            <text:p>1,00</text:p>
          </table:table-cell>
          <table:table-cell table:style-name="ce245" table:formula="of:= 2 / n_tot" office:value-type="float" office:value="0.0000303988326848249" calcext:value-type="float">
            <text:p>0,00</text:p>
          </table:table-cell>
          <table:table-cell table:style-name="ce245" table:formula="of:=1/n_tot" office:value-type="float" office:value="0.0000151994163424125" calcext:value-type="float">
            <text:p>0,00</text:p>
          </table:table-cell>
          <table:table-cell table:style-name="ce230" table:formula="of:= CEILING((LOG(n_tot;2)))" office:value-type="float" office:value="17" calcext:value-type="float">
            <text:p>17</text:p>
          </table:table-cell>
          <table:table-cell table:style-name="ce230" table:formula="of:=LOG(n_A;2)" office:value-type="float" office:value="8" calcext:value-type="float">
            <text:p>8</text:p>
          </table:table-cell>
          <table:table-cell table:style-name="ce230" table:formula="of:=LOG(n_U;2)" office:value-type="float" office:value="16" calcext:value-type="float">
            <text:p>16</text:p>
          </table:table-cell>
          <table:table-cell table:style-name="ce230" table:formula="of:=n_A + n_U" office:value-type="float" office:value="65792" calcext:value-type="float">
            <text:p>65 792</text:p>
          </table:table-cell>
          <table:table-cell table:style-name="ce230" table:formula="of:=n_a_large" office:value-type="float" office:value="256" calcext:value-type="float">
            <text:p>256</text:p>
          </table:table-cell>
          <table:table-cell table:style-name="ce230" office:value-type="float" office:value="65536" calcext:value-type="float">
            <text:p>65 536</text:p>
          </table:table-cell>
          <table:table-cell table:style-name="ce230" table:formula="of:=(2*n_tot - 2) * pk_size + n_tot * spk_size" office:value-type="float" office:value="6315968" calcext:value-type="float">
            <text:p>6 315 968</text:p>
          </table:table-cell>
          <table:table-cell table:style-name="ce230" table:formula="of:=(2*n_A - 2) * pk_size + n_A * spk_size" office:value-type="float" office:value="24512" calcext:value-type="float">
            <text:p>24 512</text:p>
          </table:table-cell>
          <table:table-cell table:style-name="ce230" office:value-type="float" office:value="16" calcext:value-type="float">
            <text:p>16</text:p>
          </table:table-cell>
          <table:table-cell table:style-name="ce230" table:formula="of:=(2*n_U - 1) * sec_size" office:value-type="float" office:value="2097136" calcext:value-type="float">
            <text:p>2 097 136</text:p>
          </table:table-cell>
          <table:table-cell table:style-name="ce230" table:formula="of:=pkct_classical_size + tag_size + sec_size" office:value-type="float" office:value="64" calcext:value-type="float">
            <text:p>64</text:p>
          </table:table-cell>
          <table:table-cell table:style-name="ce230" table:formula="of:=pkct_classical_size + tag_size + 2*sec_size" office:value-type="float" office:value="80" calcext:value-type="float">
            <text:p>80</text:p>
          </table:table-cell>
          <table:table-cell table:style-name="ce230" table:formula="of:=pkct_classical_size + tag_size + (h_U + 1)*sec_size" office:value-type="float" office:value="320" calcext:value-type="float">
            <text:p>320</text:p>
          </table:table-cell>
          <table:table-cell table:style-name="ce230" table:formula="of:=pkct_classical_size + tag_size + (h_U + 1)*sec_size" office:value-type="float" office:value="320" calcext:value-type="float">
            <text:p>320</text:p>
          </table:table-cell>
          <table:table-cell table:style-name="ce230" table:formula="of:=pkct_classical_size + tag_size + (2 * n_U - 1)*sec_size" office:value-type="float" office:value="2097184" calcext:value-type="float">
            <text:p>2 097 184</text:p>
          </table:table-cell>
          <table:table-cell table:style-name="ce230" office:value-type="float" office:value="32" calcext:value-type="float">
            <text:p>32</text:p>
          </table:table-cell>
          <table:table-cell table:style-name="ce230" table:formula="of:=h_U * sec_size + tag_size" office:value-type="float" office:value="272" calcext:value-type="float">
            <text:p>272</text:p>
          </table:table-cell>
          <table:table-cell table:style-name="ce230" table:formula="of:= (h_U + 1) * sec_size + tag_size" office:value-type="float" office:value="288" calcext:value-type="float">
            <text:p>288</text:p>
          </table:table-cell>
          <table:table-cell table:style-name="ce230" table:formula="of:=stu_mka_tree_size + tag_size" office:value-type="float" office:value="2097152" calcext:value-type="float">
            <text:p>2 097 152</text:p>
          </table:table-cell>
          <table:table-cell table:style-name="ce230" table:formula="of:= ( g_coef * ( (h_A + 1) *  pk_size + spk_size + h_A * ct_hpke_size + sig_size) + g_ind_coef  * admin_cgka_tree_size + g_AS_coef * (2 * pk_size + 2 * spk_size + 2 * sig_size ) )  + spk_size" office:value-type="float" office:value="896.761186770428" calcext:value-type="float">
            <text:p>897</text:p>
          </table:table-cell>
          <table:table-cell table:style-name="ce230" table:formula="of:= g_coef * (sig_size + spk_size)" office:value-type="float" office:value="64.0009727626459" calcext:value-type="float">
            <text:p>64</text:p>
          </table:table-cell>
          <table:table-cell table:style-name="ce230" office:value-type="string" calcext:value-type="string">
            <text:p>-</text:p>
          </table:table-cell>
          <table:table-cell table:style-name="ce268" table:formula="of:=[.AE34]+[.AE4]" office:value-type="float" office:value="1634.75680933852" calcext:value-type="float">
            <text:p>1 635</text:p>
          </table:table-cell>
          <table:table-cell table:style-name="ce271" table:formula="of:= ias_comcost / sumac_fullbdct_comcost" office:value-type="float" office:value="0.039150149060118" calcext:value-type="float">
            <text:p>0,0</text:p>
          </table:table-cell>
          <table:table-cell table:style-name="ce276" table:formula="of:=(ias_comcost - sumac_fullbdct_comcost) / ias_comcost * 100" office:value-type="float" office:value="-2454.26869119815" calcext:value-type="float">
            <text:p>-2454,3</text:p>
          </table:table-cell>
          <table:table-cell table:number-columns-repeated="2" table:style-name="ce230" office:value-type="string" calcext:value-type="string">
            <text:p>-</text:p>
          </table:table-cell>
          <table:table-cell table:style-name="ce230" table:formula="of:=g_coef * ( (h_A + 1)*pk_size + h_A*ct_hpke_size + ct_aead_size) + g_ind_coef*stu_mka_tree_size" office:value-type="float" office:value="895.76313229572" calcext:value-type="float">
            <text:p>896</text:p>
          </table:table-cell>
          <table:table-cell table:style-name="ce279" table:formula="of:=treekem_comcost/sumacv1_fullbdct_comcost" office:value-type="string" office:string-value="" calcext:value-type="error">
            <text:p>#VALEUR !</text:p>
          </table:table-cell>
          <table:table-cell table:style-name="ce180" table:formula="of:=g_A_coef*(h_A+1)*pk_size + g_A_coef*h_A*ct_hpke_size + g_U_coef*ct_aead_size + g_ind_coef*stu_mka_tree_size" office:value-type="float" office:value="98.7514591439689" calcext:value-type="float">
            <text:p>99</text:p>
          </table:table-cell>
          <table:table-cell table:number-columns-repeated="988"/>
        </table:table-row>
        <table:table-row table:style-name="ro2">
          <table:table-cell table:style-name="ce230"/>
          <table:table-cell table:style-name="ce230" office:value-type="string" calcext:value-type="string">
            <text:p>PQ</text:p>
          </table:table-cell>
          <table:table-cell table:style-name="ce230" office:value-type="string" calcext:value-type="string">
            <text:p>Small</text:p>
          </table:table-cell>
          <table:table-cell table:style-name="ce251" table:formula="of:= (n_tot + 1) / n_tot" office:value-type="float" office:value="1.05" calcext:value-type="float">
            <text:p>1,05</text:p>
          </table:table-cell>
          <table:table-cell table:style-name="ce245" table:formula="of:=(1 + n_A) / n_tot" office:value-type="float" office:value="0.25" calcext:value-type="float">
            <text:p>0,25</text:p>
          </table:table-cell>
          <table:table-cell table:style-name="ce245" table:formula="of:= (1 + n_U) / n_tot" office:value-type="float" office:value="0.85" calcext:value-type="float">
            <text:p>0,85</text:p>
          </table:table-cell>
          <table:table-cell table:style-name="ce245" table:formula="of:= 2 / n_tot" office:value-type="float" office:value="0.1" calcext:value-type="float">
            <text:p>0,10</text:p>
          </table:table-cell>
          <table:table-cell table:style-name="ce251" table:formula="of:=1/n_tot" office:value-type="float" office:value="0.05" calcext:value-type="float">
            <text:p>0,05</text:p>
          </table:table-cell>
          <table:table-cell table:style-name="ce230" table:formula="of:= CEILING((LOG(n_tot;2)))" office:value-type="float" office:value="5" calcext:value-type="float">
            <text:p>5</text:p>
          </table:table-cell>
          <table:table-cell table:style-name="ce230" table:formula="of:=LOG(n_A;2)" office:value-type="float" office:value="2" calcext:value-type="float">
            <text:p>2</text:p>
          </table:table-cell>
          <table:table-cell table:style-name="ce230" table:formula="of:=LOG(n_U;2)" office:value-type="float" office:value="4" calcext:value-type="float">
            <text:p>4</text:p>
          </table:table-cell>
          <table:table-cell table:style-name="ce230" table:formula="of:=n_A + n_U" office:value-type="float" office:value="20" calcext:value-type="float">
            <text:p>20</text:p>
          </table:table-cell>
          <table:table-cell table:style-name="ce230" table:formula="of:=n_a_small" office:value-type="float" office:value="4" calcext:value-type="float">
            <text:p>4</text:p>
          </table:table-cell>
          <table:table-cell table:style-name="ce230" office:value-type="float" office:value="16" calcext:value-type="float">
            <text:p>16</text:p>
          </table:table-cell>
          <table:table-cell table:style-name="ce230" table:formula="of:=(2*n_tot - 2) * pk_size + n_tot * spk_size" office:value-type="float" office:value="45632" calcext:value-type="float">
            <text:p>45 632</text:p>
          </table:table-cell>
          <table:table-cell table:style-name="ce230" table:formula="of:=(2*n_A - 2) * pk_size + n_A * spk_size" office:value-type="float" office:value="7232" calcext:value-type="float">
            <text:p>7 232</text:p>
          </table:table-cell>
          <table:table-cell table:style-name="ce230" office:value-type="float" office:value="32" calcext:value-type="float">
            <text:p>32</text:p>
          </table:table-cell>
          <table:table-cell table:style-name="ce230" table:formula="of:=(2*n_U - 1) * sec_size" office:value-type="float" office:value="992" calcext:value-type="float">
            <text:p>992</text:p>
          </table:table-cell>
          <table:table-cell table:style-name="ce230" table:formula="of:=pkct_pq_size + tag_size + sec_size" office:value-type="float" office:value="1136" calcext:value-type="float">
            <text:p>1 136</text:p>
          </table:table-cell>
          <table:table-cell table:style-name="ce230" table:formula="of:=pkct_pq_size + tag_size + 2*sec_size" office:value-type="float" office:value="1168" calcext:value-type="float">
            <text:p>1 168</text:p>
          </table:table-cell>
          <table:table-cell table:style-name="ce230" table:formula="of:=pkct_pq_size + tag_size + (h_U + 1)*sec_size" office:value-type="float" office:value="1264" calcext:value-type="float">
            <text:p>1 264</text:p>
          </table:table-cell>
          <table:table-cell table:style-name="ce230" table:formula="of:=pkct_pq_size + tag_size + (h_U + 1)*sec_size" office:value-type="float" office:value="1264" calcext:value-type="float">
            <text:p>1 264</text:p>
          </table:table-cell>
          <table:table-cell table:style-name="ce230" table:formula="of:=pkct_pq_size  + tag_size + (2 * n_U - 1)*sec_size" office:value-type="float" office:value="2096" calcext:value-type="float">
            <text:p>2 096</text:p>
          </table:table-cell>
          <table:table-cell table:style-name="ce257" office:value-type="float" office:value="1184" calcext:value-type="float">
            <text:p>1 184</text:p>
          </table:table-cell>
          <table:table-cell table:style-name="ce257" table:formula="of:=h_U * sec_size + tag_size" office:value-type="float" office:value="144" calcext:value-type="float">
            <text:p>144</text:p>
          </table:table-cell>
          <table:table-cell table:style-name="ce257" table:formula="of:= (h_U + 1) * sec_size + tag_size" office:value-type="float" office:value="176" calcext:value-type="float">
            <text:p>176</text:p>
          </table:table-cell>
          <table:table-cell table:style-name="ce230" table:formula="of:=stu_mka_tree_size + tag_size" office:value-type="float" office:value="1008" calcext:value-type="float">
            <text:p>1 008</text:p>
          </table:table-cell>
          <table:table-cell table:style-name="ce230" table:formula="of:= ( g_coef * ( (h_A + 1) *  pk_size + spk_size + h_A * ct_hpke_size + sig_size) + g_ind_coef  * admin_cgka_tree_size + g_AS_coef * (2 * pk_size + 2 * spk_size + 2 * sig_size ) )  + spk_size" office:value-type="float" office:value="7062.4" calcext:value-type="float">
            <text:p>7 062</text:p>
          </table:table-cell>
          <table:table-cell table:style-name="ce230" table:formula="of:= g_coef * (sig_size + spk_size)" office:value-type="float" office:value="67.2" calcext:value-type="float">
            <text:p>67</text:p>
          </table:table-cell>
          <table:table-cell table:style-name="ce230" office:value-type="string" calcext:value-type="string">
            <text:p>-</text:p>
          </table:table-cell>
          <table:table-cell table:style-name="ce268" table:formula="of:=[.AE35]+[.AE5]" office:value-type="float" office:value="8160" calcext:value-type="float">
            <text:p>8 160</text:p>
          </table:table-cell>
          <table:table-cell table:style-name="ce271" table:formula="of:= ias_comcost / sumac_fullbdct_comcost" office:value-type="float" office:value="0.00823529411764706" calcext:value-type="float">
            <text:p>0,0</text:p>
          </table:table-cell>
          <table:table-cell table:style-name="ce276" table:formula="of:=(ias_comcost - sumac_fullbdct_comcost) / ias_comcost * 100" office:value-type="float" office:value="-12042.8571428571" calcext:value-type="float">
            <text:p>-12042,9</text:p>
          </table:table-cell>
          <table:table-cell table:number-columns-repeated="2" table:style-name="ce230" office:value-type="string" calcext:value-type="string">
            <text:p>-</text:p>
          </table:table-cell>
          <table:table-cell table:style-name="ce230" table:formula="of:=g_coef * ( (h_A + 1)*pk_size + h_A*ct_hpke_size + ct_aead_size) + g_ind_coef*stu_mka_tree_size" office:value-type="float" office:value="6248" calcext:value-type="float">
            <text:p>6 248</text:p>
          </table:table-cell>
          <table:table-cell table:style-name="ce279" table:formula="of:=treekem_comcost/sumacv1_fullbdct_comcost" office:value-type="string" office:string-value="" calcext:value-type="error">
            <text:p>#VALEUR !</text:p>
          </table:table-cell>
          <table:table-cell table:style-name="ce180" table:formula="of:=g_A_coef*(h_A+1)*pk_size + g_A_coef*h_A*ct_hpke_size + g_U_coef*ct_aead_size + g_ind_coef*stu_mka_tree_size" office:value-type="float" office:value="1582.4" calcext:value-type="float">
            <text:p>1 582</text:p>
          </table:table-cell>
          <table:table-cell table:number-columns-repeated="988"/>
        </table:table-row>
        <table:table-row table:style-name="ro2">
          <table:table-cell table:style-name="ce230" table:number-columns-repeated="2"/>
          <table:table-cell table:style-name="ce230" office:value-type="string" calcext:value-type="string">
            <text:p>Medium</text:p>
          </table:table-cell>
          <table:table-cell table:style-name="ce251" table:formula="of:= (n_tot + 1) / n_tot" office:value-type="float" office:value="1.00367647058824" calcext:value-type="float">
            <text:p>1,00</text:p>
          </table:table-cell>
          <table:table-cell table:style-name="ce245" table:formula="of:=(1 + n_A) / n_tot" office:value-type="float" office:value="0.0625" calcext:value-type="float">
            <text:p>0,06</text:p>
          </table:table-cell>
          <table:table-cell table:style-name="ce245" table:formula="of:= (1 + n_U) / n_tot" office:value-type="float" office:value="0.944852941176471" calcext:value-type="float">
            <text:p>0,94</text:p>
          </table:table-cell>
          <table:table-cell table:style-name="ce245" table:formula="of:= 2 / n_tot" office:value-type="float" office:value="0.00735294117647059" calcext:value-type="float">
            <text:p>0,01</text:p>
          </table:table-cell>
          <table:table-cell table:style-name="ce251" table:formula="of:=1/n_tot" office:value-type="float" office:value="0.00367647058823529" calcext:value-type="float">
            <text:p>0,00</text:p>
          </table:table-cell>
          <table:table-cell table:style-name="ce230" table:formula="of:= CEILING((LOG(n_tot;2)))" office:value-type="float" office:value="9" calcext:value-type="float">
            <text:p>9</text:p>
          </table:table-cell>
          <table:table-cell table:style-name="ce230" table:formula="of:=LOG(n_A;2)" office:value-type="float" office:value="4" calcext:value-type="float">
            <text:p>4</text:p>
          </table:table-cell>
          <table:table-cell table:style-name="ce230" table:formula="of:=LOG(n_U;2)" office:value-type="float" office:value="8" calcext:value-type="float">
            <text:p>8</text:p>
          </table:table-cell>
          <table:table-cell table:style-name="ce230" table:formula="of:=n_A + n_U" office:value-type="float" office:value="272" calcext:value-type="float">
            <text:p>272</text:p>
          </table:table-cell>
          <table:table-cell table:style-name="ce230" table:formula="of:=n_a_med" office:value-type="float" office:value="16" calcext:value-type="float">
            <text:p>16</text:p>
          </table:table-cell>
          <table:table-cell table:style-name="ce230" office:value-type="float" office:value="256" calcext:value-type="float">
            <text:p>256</text:p>
          </table:table-cell>
          <table:table-cell table:style-name="ce230" table:formula="of:=(2*n_tot - 2) * pk_size + n_tot * spk_size" office:value-type="float" office:value="650432" calcext:value-type="float">
            <text:p>650 432</text:p>
          </table:table-cell>
          <table:table-cell table:style-name="ce230" table:formula="of:=(2*n_A - 2) * pk_size + n_A * spk_size" office:value-type="float" office:value="36032" calcext:value-type="float">
            <text:p>36 032</text:p>
          </table:table-cell>
          <table:table-cell table:style-name="ce230" office:value-type="float" office:value="32" calcext:value-type="float">
            <text:p>32</text:p>
          </table:table-cell>
          <table:table-cell table:style-name="ce230" table:formula="of:=(2*n_U - 1) * sec_size" office:value-type="float" office:value="16352" calcext:value-type="float">
            <text:p>16 352</text:p>
          </table:table-cell>
          <table:table-cell table:style-name="ce230" table:formula="of:=pkct_pq_size + tag_size + sec_size" office:value-type="float" office:value="1136" calcext:value-type="float">
            <text:p>1 136</text:p>
          </table:table-cell>
          <table:table-cell table:style-name="ce230" table:formula="of:=pkct_pq_size + tag_size + 2*sec_size" office:value-type="float" office:value="1168" calcext:value-type="float">
            <text:p>1 168</text:p>
          </table:table-cell>
          <table:table-cell table:style-name="ce230" table:formula="of:=pkct_pq_size + tag_size + (h_U + 1)*sec_size" office:value-type="float" office:value="1392" calcext:value-type="float">
            <text:p>1 392</text:p>
          </table:table-cell>
          <table:table-cell table:style-name="ce230" table:formula="of:=pkct_pq_size + tag_size + (h_U + 1)*sec_size" office:value-type="float" office:value="1392" calcext:value-type="float">
            <text:p>1 392</text:p>
          </table:table-cell>
          <table:table-cell table:style-name="ce230" table:formula="of:=pkct_pq_size  + tag_size + (2 * n_U - 1)*sec_size" office:value-type="float" office:value="17456" calcext:value-type="float">
            <text:p>17 456</text:p>
          </table:table-cell>
          <table:table-cell table:style-name="ce257" office:value-type="float" office:value="1184" calcext:value-type="float">
            <text:p>1 184</text:p>
          </table:table-cell>
          <table:table-cell table:style-name="ce257" table:formula="of:=h_U * sec_size + tag_size" office:value-type="float" office:value="272" calcext:value-type="float">
            <text:p>272</text:p>
          </table:table-cell>
          <table:table-cell table:style-name="ce257" table:formula="of:= (h_U + 1) * sec_size + tag_size" office:value-type="float" office:value="304" calcext:value-type="float">
            <text:p>304</text:p>
          </table:table-cell>
          <table:table-cell table:style-name="ce230" table:formula="of:=stu_mka_tree_size + tag_size" office:value-type="float" office:value="16368" calcext:value-type="float">
            <text:p>16 368</text:p>
          </table:table-cell>
          <table:table-cell table:style-name="ce230" table:formula="of:= ( g_coef * ( (h_A + 1) *  pk_size + spk_size + h_A * ct_hpke_size + sig_size) + g_ind_coef  * admin_cgka_tree_size + g_AS_coef * (2 * pk_size + 2 * spk_size + 2 * sig_size ) )  + spk_size" office:value-type="float" office:value="10872.8235294118" calcext:value-type="float">
            <text:p>10 873</text:p>
          </table:table-cell>
          <table:table-cell table:style-name="ce230" table:formula="of:= g_coef * (sig_size + spk_size)" office:value-type="float" office:value="64.2352941176471" calcext:value-type="float">
            <text:p>64</text:p>
          </table:table-cell>
          <table:table-cell table:style-name="ce230" office:value-type="string" calcext:value-type="string">
            <text:p>-</text:p>
          </table:table-cell>
          <table:table-cell table:style-name="ce268" table:formula="of:=[.AE36]+[.AE6]" office:value-type="float" office:value="11641.0588235294" calcext:value-type="float">
            <text:p>11 641</text:p>
          </table:table-cell>
          <table:table-cell table:style-name="ce271" table:formula="of:= ias_comcost / sumac_fullbdct_comcost" office:value-type="float" office:value="0.00551799411818209" calcext:value-type="float">
            <text:p>0,0</text:p>
          </table:table-cell>
          <table:table-cell table:style-name="ce276" table:formula="of:=(ias_comcost - sumac_fullbdct_comcost) / ias_comcost * 100" office:value-type="float" office:value="-18022.5274725275" calcext:value-type="float">
            <text:p>-18022,5</text:p>
          </table:table-cell>
          <table:table-cell table:number-columns-repeated="2" table:style-name="ce230" office:value-type="string" calcext:value-type="string">
            <text:p>-</text:p>
          </table:table-cell>
          <table:table-cell table:style-name="ce230" table:formula="of:=g_coef * ( (h_A + 1)*pk_size + h_A*ct_hpke_size + ct_aead_size) + g_ind_coef*stu_mka_tree_size" office:value-type="float" office:value="10654.8235294118" calcext:value-type="float">
            <text:p>10 655</text:p>
          </table:table-cell>
          <table:table-cell table:style-name="ce279" table:formula="of:=treekem_comcost/sumacv1_fullbdct_comcost" office:value-type="string" office:string-value="" calcext:value-type="error">
            <text:p>#VALEUR !</text:p>
          </table:table-cell>
          <table:table-cell table:style-name="ce180" table:formula="of:=g_A_coef*(h_A+1)*pk_size + g_A_coef*h_A*ct_hpke_size + g_U_coef*ct_aead_size + g_ind_coef*stu_mka_tree_size" office:value-type="float" office:value="804.470588235294" calcext:value-type="float">
            <text:p>804</text:p>
          </table:table-cell>
          <table:table-cell table:number-columns-repeated="988"/>
        </table:table-row>
        <table:table-row table:style-name="ro2">
          <table:table-cell table:style-name="ce230" table:number-columns-repeated="2"/>
          <table:table-cell table:style-name="ce230" office:value-type="string" calcext:value-type="string">
            <text:p>Large</text:p>
          </table:table-cell>
          <table:table-cell table:style-name="ce251" table:formula="of:= (n_tot + 1) / n_tot" office:value-type="float" office:value="1.00001519941634" calcext:value-type="float">
            <text:p>1,00</text:p>
          </table:table-cell>
          <table:table-cell table:style-name="ce245" table:formula="of:=(1 + n_A) / n_tot" office:value-type="float" office:value="0.00390625" calcext:value-type="float">
            <text:p>0,00</text:p>
          </table:table-cell>
          <table:table-cell table:style-name="ce245" table:formula="of:= (1 + n_U) / n_tot" office:value-type="float" office:value="0.996124148832685" calcext:value-type="float">
            <text:p>1,00</text:p>
          </table:table-cell>
          <table:table-cell table:style-name="ce245" table:formula="of:= 2 / n_tot" office:value-type="float" office:value="0.0000303988326848249" calcext:value-type="float">
            <text:p>0,00</text:p>
          </table:table-cell>
          <table:table-cell table:style-name="ce251" table:formula="of:=1/n_tot" office:value-type="float" office:value="0.0000151994163424125" calcext:value-type="float">
            <text:p>0,00</text:p>
          </table:table-cell>
          <table:table-cell table:style-name="ce230" table:formula="of:= CEILING((LOG(n_tot;2)))" office:value-type="float" office:value="17" calcext:value-type="float">
            <text:p>17</text:p>
          </table:table-cell>
          <table:table-cell table:style-name="ce230" table:formula="of:=LOG(n_A;2)" office:value-type="float" office:value="8" calcext:value-type="float">
            <text:p>8</text:p>
          </table:table-cell>
          <table:table-cell table:style-name="ce230" table:formula="of:=LOG(n_U;2)" office:value-type="float" office:value="16" calcext:value-type="float">
            <text:p>16</text:p>
          </table:table-cell>
          <table:table-cell table:style-name="ce230" table:formula="of:=n_A + n_U" office:value-type="float" office:value="65792" calcext:value-type="float">
            <text:p>65 792</text:p>
          </table:table-cell>
          <table:table-cell table:style-name="ce230" table:formula="of:=n_a_large" office:value-type="float" office:value="256" calcext:value-type="float">
            <text:p>256</text:p>
          </table:table-cell>
          <table:table-cell table:style-name="ce230" office:value-type="float" office:value="65536" calcext:value-type="float">
            <text:p>65 536</text:p>
          </table:table-cell>
          <table:table-cell table:style-name="ce230" table:formula="of:=(2*n_tot - 2) * pk_size + n_tot * spk_size" office:value-type="float" office:value="157898432" calcext:value-type="float">
            <text:p>157 898 432</text:p>
          </table:table-cell>
          <table:table-cell table:style-name="ce230" table:formula="of:=(2*n_A - 2) * pk_size + n_A * spk_size" office:value-type="float" office:value="612032" calcext:value-type="float">
            <text:p>612 032</text:p>
          </table:table-cell>
          <table:table-cell table:style-name="ce230" office:value-type="float" office:value="32" calcext:value-type="float">
            <text:p>32</text:p>
          </table:table-cell>
          <table:table-cell table:style-name="ce230" table:formula="of:=(2*n_U - 1) * sec_size" office:value-type="float" office:value="4194272" calcext:value-type="float">
            <text:p>4 194 272</text:p>
          </table:table-cell>
          <table:table-cell table:style-name="ce230" table:formula="of:=pkct_pq_size + tag_size + sec_size" office:value-type="float" office:value="1136" calcext:value-type="float">
            <text:p>1 136</text:p>
          </table:table-cell>
          <table:table-cell table:style-name="ce230" table:formula="of:=pkct_pq_size + tag_size + 2*sec_size" office:value-type="float" office:value="1168" calcext:value-type="float">
            <text:p>1 168</text:p>
          </table:table-cell>
          <table:table-cell table:style-name="ce230" table:formula="of:=pkct_pq_size + tag_size + (h_U + 1)*sec_size" office:value-type="float" office:value="1648" calcext:value-type="float">
            <text:p>1 648</text:p>
          </table:table-cell>
          <table:table-cell table:style-name="ce230" table:formula="of:=pkct_pq_size + tag_size + (h_U + 1)*sec_size" office:value-type="float" office:value="1648" calcext:value-type="float">
            <text:p>1 648</text:p>
          </table:table-cell>
          <table:table-cell table:style-name="ce230" table:formula="of:=pkct_pq_size  + tag_size + (2 * n_U - 1)*sec_size" office:value-type="float" office:value="4195376" calcext:value-type="float">
            <text:p>4 195 376</text:p>
          </table:table-cell>
          <table:table-cell table:style-name="ce230" office:value-type="float" office:value="1184" calcext:value-type="float">
            <text:p>1 184</text:p>
          </table:table-cell>
          <table:table-cell table:style-name="ce230" table:formula="of:=h_U * sec_size + tag_size" office:value-type="float" office:value="528" calcext:value-type="float">
            <text:p>528</text:p>
          </table:table-cell>
          <table:table-cell table:style-name="ce230" table:formula="of:= (h_U + 1) * sec_size + tag_size" office:value-type="float" office:value="560" calcext:value-type="float">
            <text:p>560</text:p>
          </table:table-cell>
          <table:table-cell table:style-name="ce230" table:formula="of:=stu_mka_tree_size + tag_size" office:value-type="float" office:value="4194288" calcext:value-type="float">
            <text:p>4 194 288</text:p>
          </table:table-cell>
          <table:table-cell table:style-name="ce230" table:formula="of:= ( g_coef * ( (h_A + 1) *  pk_size + spk_size + h_A * ct_hpke_size + sig_size) + g_ind_coef  * admin_cgka_tree_size + g_AS_coef * (2 * pk_size + 2 * spk_size + 2 * sig_size ) )  + spk_size" office:value-type="float" office:value="19858.9440661479" calcext:value-type="float">
            <text:p>19 859</text:p>
          </table:table-cell>
          <table:table-cell table:style-name="ce230" table:formula="of:= g_coef * (sig_size + spk_size)" office:value-type="float" office:value="64.0009727626459" calcext:value-type="float">
            <text:p>64</text:p>
          </table:table-cell>
          <table:table-cell table:style-name="ce230" office:value-type="string" calcext:value-type="string">
            <text:p>-</text:p>
          </table:table-cell>
          <table:table-cell table:style-name="ce268" table:formula="of:=[.AE37]+[.AE7]" office:value-type="float" office:value="20734.8166342412" calcext:value-type="float">
            <text:p>20 735</text:p>
          </table:table-cell>
          <table:table-cell table:style-name="ce271" table:formula="of:= ias_comcost / sumac_fullbdct_comcost" office:value-type="float" office:value="0.00308664281394972" calcext:value-type="float">
            <text:p>0,0</text:p>
          </table:table-cell>
          <table:table-cell table:style-name="ce276" table:formula="of:=(ias_comcost - sumac_fullbdct_comcost) / ias_comcost * 100" office:value-type="float" office:value="-32297.6585655009" calcext:value-type="float">
            <text:p>-32297,7</text:p>
          </table:table-cell>
          <table:table-cell table:number-columns-repeated="2" table:style-name="ce230" office:value-type="string" calcext:value-type="string">
            <text:p>-</text:p>
          </table:table-cell>
          <table:table-cell table:style-name="ce230" table:formula="of:=g_coef * ( (h_A + 1)*pk_size + h_A*ct_hpke_size + ct_aead_size) + g_ind_coef*stu_mka_tree_size" office:value-type="float" office:value="19903.8015564202" calcext:value-type="float">
            <text:p>19 904</text:p>
          </table:table-cell>
          <table:table-cell table:style-name="ce279" table:formula="of:=treekem_comcost/sumacv1_fullbdct_comcost" office:value-type="string" office:string-value="" calcext:value-type="error">
            <text:p>#VALEUR !</text:p>
          </table:table-cell>
          <table:table-cell table:style-name="ce180" table:formula="of:=g_A_coef*(h_A+1)*pk_size + g_A_coef*h_A*ct_hpke_size + g_U_coef*ct_aead_size + g_ind_coef*stu_mka_tree_size" office:value-type="float" office:value="236.501945525292" calcext:value-type="float">
            <text:p>237</text:p>
          </table:table-cell>
          <table:table-cell table:number-columns-repeated="988"/>
        </table:table-row>
        <table:table-row table:style-name="ro2">
          <table:table-cell table:style-name="ce233" office:value-type="string" calcext:value-type="string">
            <text:p>Admin </text:p>
          </table:table-cell>
          <table:table-cell table:style-name="ce233" office:value-type="string" calcext:value-type="string">
            <text:p>Classical</text:p>
          </table:table-cell>
          <table:table-cell table:style-name="ce233" office:value-type="string" calcext:value-type="string">
            <text:p>Small</text:p>
          </table:table-cell>
          <table:table-cell table:style-name="ce252" table:formula="of:= (n_tot + 1) / n_tot" office:value-type="float" office:value="1.05" calcext:value-type="float">
            <text:p>1,05</text:p>
          </table:table-cell>
          <table:table-cell table:style-name="ce252" table:formula="of:=(1 + n_A) / n_tot" office:value-type="float" office:value="0.25" calcext:value-type="float">
            <text:p>0,25</text:p>
          </table:table-cell>
          <table:table-cell table:style-name="ce252" table:formula="of:= (1 + n_U) / n_tot" office:value-type="float" office:value="0.85" calcext:value-type="float">
            <text:p>0,85</text:p>
          </table:table-cell>
          <table:table-cell table:style-name="ce252" table:formula="of:= 2 / n_tot" office:value-type="float" office:value="0.1" calcext:value-type="float">
            <text:p>0,10</text:p>
          </table:table-cell>
          <table:table-cell table:style-name="ce252" table:formula="of:=1/n_tot" office:value-type="float" office:value="0.05" calcext:value-type="float">
            <text:p>0,05</text:p>
          </table:table-cell>
          <table:table-cell table:style-name="ce233" table:formula="of:= CEILING((LOG(n_tot;2)))" office:value-type="float" office:value="5" calcext:value-type="float">
            <text:p>5</text:p>
          </table:table-cell>
          <table:table-cell table:style-name="ce233" table:formula="of:=LOG(n_A;2)" office:value-type="float" office:value="2" calcext:value-type="float">
            <text:p>2</text:p>
          </table:table-cell>
          <table:table-cell table:style-name="ce233" table:formula="of:=LOG(n_U;2)" office:value-type="float" office:value="4" calcext:value-type="float">
            <text:p>4</text:p>
          </table:table-cell>
          <table:table-cell table:style-name="ce233" table:formula="of:=n_A + n_U" office:value-type="float" office:value="20" calcext:value-type="float">
            <text:p>20</text:p>
          </table:table-cell>
          <table:table-cell table:style-name="ce233" table:formula="of:=n_a_small" office:value-type="float" office:value="4" calcext:value-type="float">
            <text:p>4</text:p>
          </table:table-cell>
          <table:table-cell table:style-name="ce233" office:value-type="float" office:value="16" calcext:value-type="float">
            <text:p>16</text:p>
          </table:table-cell>
          <table:table-cell table:style-name="ce233" table:formula="of:=(2*n_tot - 2) * pk_size + n_tot * spk_size" office:value-type="float" office:value="1856" calcext:value-type="float">
            <text:p>1 856</text:p>
          </table:table-cell>
          <table:table-cell table:style-name="ce233" table:formula="of:=(2*n_A - 2) * pk_size + n_A * spk_size" office:value-type="float" office:value="320" calcext:value-type="float">
            <text:p>320</text:p>
          </table:table-cell>
          <table:table-cell table:style-name="ce233" office:value-type="float" office:value="16" calcext:value-type="float">
            <text:p>16</text:p>
          </table:table-cell>
          <table:table-cell table:style-name="ce233" table:formula="of:=(2*n_U - 1) * sec_size" office:value-type="float" office:value="496" calcext:value-type="float">
            <text:p>496</text:p>
          </table:table-cell>
          <table:table-cell table:style-name="ce233" table:formula="of:=pkct_classical_size + tag_size + sec_size" office:value-type="float" office:value="64" calcext:value-type="float">
            <text:p>64</text:p>
          </table:table-cell>
          <table:table-cell table:style-name="ce233" table:formula="of:=pkct_classical_size + tag_size + 2*sec_size" office:value-type="float" office:value="80" calcext:value-type="float">
            <text:p>80</text:p>
          </table:table-cell>
          <table:table-cell table:style-name="ce233" table:formula="of:=pkct_classical_size + tag_size + (h_U + 1)*sec_size" office:value-type="float" office:value="128" calcext:value-type="float">
            <text:p>128</text:p>
          </table:table-cell>
          <table:table-cell table:style-name="ce233" table:formula="of:=pkct_classical_size + tag_size + (h_U + 1)*sec_size" office:value-type="float" office:value="128" calcext:value-type="float">
            <text:p>128</text:p>
          </table:table-cell>
          <table:table-cell table:style-name="ce233" table:formula="of:=pkct_classical_size + tag_size + (2 * n_U - 1)*sec_size" office:value-type="float" office:value="544" calcext:value-type="float">
            <text:p>544</text:p>
          </table:table-cell>
          <table:table-cell table:style-name="ce233" office:value-type="float" office:value="32" calcext:value-type="float">
            <text:p>32</text:p>
          </table:table-cell>
          <table:table-cell table:style-name="ce233" table:formula="of:=h_U * sec_size + tag_size" office:value-type="float" office:value="80" calcext:value-type="float">
            <text:p>80</text:p>
          </table:table-cell>
          <table:table-cell table:style-name="ce233" table:formula="of:= (h_U + 1) * sec_size + tag_size" office:value-type="float" office:value="96" calcext:value-type="float">
            <text:p>96</text:p>
          </table:table-cell>
          <table:table-cell table:style-name="ce233" table:formula="of:=stu_mka_tree_size + tag_size" office:value-type="float" office:value="512" calcext:value-type="float">
            <text:p>512</text:p>
          </table:table-cell>
          <table:table-cell table:style-name="ce233" table:formula="of:= g_coef * ( h_A * ( pk_size + ct_hpke_size ) + sig_size ) + spk_size" office:value-type="float" office:value="267.2" calcext:value-type="float">
            <text:p>267</text:p>
          </table:table-cell>
          <table:table-cell table:style-name="ce233" table:formula="of:= g_coef * (sig_size + spk_size)" office:value-type="float" office:value="67.2" calcext:value-type="float">
            <text:p>67</text:p>
          </table:table-cell>
          <table:table-cell table:style-name="ce233" office:value-type="string" calcext:value-type="string">
            <text:p>-</text:p>
          </table:table-cell>
          <table:table-cell table:style-name="ce269" table:formula="of:=[.AE8]+[.AE26]" office:value-type="float" office:value="735.2" calcext:value-type="float">
            <text:p>735</text:p>
          </table:table-cell>
          <table:table-cell table:style-name="ce272" table:formula="of:= ias_comcost / sumac_fullbdct_comcost" office:value-type="float" office:value="0.0914036996735582" calcext:value-type="float">
            <text:p>0,1</text:p>
          </table:table-cell>
          <table:table-cell table:style-name="ce277" table:formula="of:=(ias_comcost - sumac_fullbdct_comcost) / ias_comcost * 100" office:value-type="float" office:value="-994.047619047619" calcext:value-type="float">
            <text:p>-994,0</text:p>
          </table:table-cell>
          <table:table-cell table:number-columns-repeated="2" table:style-name="ce233" office:value-type="string" calcext:value-type="string">
            <text:p>-</text:p>
          </table:table-cell>
          <table:table-cell table:style-name="ce286" table:number-columns-repeated="2"/>
          <table:table-cell table:style-name="Default" table:number-columns-repeated="989"/>
        </table:table-row>
        <table:table-row table:style-name="ro2">
          <table:table-cell table:style-name="ce233" office:value-type="string" calcext:value-type="string">
            <text:p>Downgrade</text:p>
          </table:table-cell>
          <table:table-cell table:style-name="ce233"/>
          <table:table-cell table:style-name="ce233" office:value-type="string" calcext:value-type="string">
            <text:p>Medium</text:p>
          </table:table-cell>
          <table:table-cell table:style-name="ce252" table:formula="of:= (n_tot + 1) / n_tot" office:value-type="float" office:value="1.00367647058824" calcext:value-type="float">
            <text:p>1,00</text:p>
          </table:table-cell>
          <table:table-cell table:style-name="ce252" table:formula="of:=(1 + n_A) / n_tot" office:value-type="float" office:value="0.0625" calcext:value-type="float">
            <text:p>0,06</text:p>
          </table:table-cell>
          <table:table-cell table:style-name="ce252" table:formula="of:= (1 + n_U) / n_tot" office:value-type="float" office:value="0.944852941176471" calcext:value-type="float">
            <text:p>0,94</text:p>
          </table:table-cell>
          <table:table-cell table:style-name="ce252" table:formula="of:= 2 / n_tot" office:value-type="float" office:value="0.00735294117647059" calcext:value-type="float">
            <text:p>0,01</text:p>
          </table:table-cell>
          <table:table-cell table:style-name="ce252" table:formula="of:=1/n_tot" office:value-type="float" office:value="0.00367647058823529" calcext:value-type="float">
            <text:p>0,00</text:p>
          </table:table-cell>
          <table:table-cell table:style-name="ce233" table:formula="of:= CEILING((LOG(n_tot;2)))" office:value-type="float" office:value="9" calcext:value-type="float">
            <text:p>9</text:p>
          </table:table-cell>
          <table:table-cell table:style-name="ce233" table:formula="of:=LOG(n_A;2)" office:value-type="float" office:value="4" calcext:value-type="float">
            <text:p>4</text:p>
          </table:table-cell>
          <table:table-cell table:style-name="ce233" table:formula="of:=LOG(n_U;2)" office:value-type="float" office:value="8" calcext:value-type="float">
            <text:p>8</text:p>
          </table:table-cell>
          <table:table-cell table:style-name="ce233" table:formula="of:=n_A + n_U" office:value-type="float" office:value="272" calcext:value-type="float">
            <text:p>272</text:p>
          </table:table-cell>
          <table:table-cell table:style-name="ce233" table:formula="of:=n_a_med" office:value-type="float" office:value="16" calcext:value-type="float">
            <text:p>16</text:p>
          </table:table-cell>
          <table:table-cell table:style-name="ce233" office:value-type="float" office:value="256" calcext:value-type="float">
            <text:p>256</text:p>
          </table:table-cell>
          <table:table-cell table:style-name="ce233" table:formula="of:=(2*n_tot - 2) * pk_size + n_tot * spk_size" office:value-type="float" office:value="26048" calcext:value-type="float">
            <text:p>26 048</text:p>
          </table:table-cell>
          <table:table-cell table:style-name="ce233" table:formula="of:=(2*n_A - 2) * pk_size + n_A * spk_size" office:value-type="float" office:value="1472" calcext:value-type="float">
            <text:p>1 472</text:p>
          </table:table-cell>
          <table:table-cell table:style-name="ce233" office:value-type="float" office:value="16" calcext:value-type="float">
            <text:p>16</text:p>
          </table:table-cell>
          <table:table-cell table:style-name="ce233" table:formula="of:=(2*n_U - 1) * sec_size" office:value-type="float" office:value="8176" calcext:value-type="float">
            <text:p>8 176</text:p>
          </table:table-cell>
          <table:table-cell table:style-name="ce233" table:formula="of:=pkct_classical_size + tag_size + sec_size" office:value-type="float" office:value="64" calcext:value-type="float">
            <text:p>64</text:p>
          </table:table-cell>
          <table:table-cell table:style-name="ce233" table:formula="of:=pkct_classical_size + tag_size + 2*sec_size" office:value-type="float" office:value="80" calcext:value-type="float">
            <text:p>80</text:p>
          </table:table-cell>
          <table:table-cell table:style-name="ce233" table:formula="of:=pkct_classical_size + tag_size + (h_U + 1)*sec_size" office:value-type="float" office:value="192" calcext:value-type="float">
            <text:p>192</text:p>
          </table:table-cell>
          <table:table-cell table:style-name="ce233" table:formula="of:=pkct_classical_size + tag_size + (h_U + 1)*sec_size" office:value-type="float" office:value="192" calcext:value-type="float">
            <text:p>192</text:p>
          </table:table-cell>
          <table:table-cell table:style-name="ce233" table:formula="of:=pkct_classical_size + tag_size + (2 * n_U - 1)*sec_size" office:value-type="float" office:value="8224" calcext:value-type="float">
            <text:p>8 224</text:p>
          </table:table-cell>
          <table:table-cell table:style-name="ce233" office:value-type="float" office:value="32" calcext:value-type="float">
            <text:p>32</text:p>
          </table:table-cell>
          <table:table-cell table:style-name="ce233" table:formula="of:=h_U * sec_size + tag_size" office:value-type="float" office:value="144" calcext:value-type="float">
            <text:p>144</text:p>
          </table:table-cell>
          <table:table-cell table:style-name="ce233" table:formula="of:= (h_U + 1) * sec_size + tag_size" office:value-type="float" office:value="160" calcext:value-type="float">
            <text:p>160</text:p>
          </table:table-cell>
          <table:table-cell table:style-name="ce233" table:formula="of:=stu_mka_tree_size + tag_size" office:value-type="float" office:value="8192" calcext:value-type="float">
            <text:p>8 192</text:p>
          </table:table-cell>
          <table:table-cell table:style-name="ce233" table:formula="of:= g_coef * ( h_A * ( pk_size + ct_hpke_size ) + sig_size ) + spk_size" office:value-type="float" office:value="449.529411764706" calcext:value-type="float">
            <text:p>450</text:p>
          </table:table-cell>
          <table:table-cell table:style-name="ce233" table:formula="of:= g_coef * (sig_size + spk_size)" office:value-type="float" office:value="64.2352941176471" calcext:value-type="float">
            <text:p>64</text:p>
          </table:table-cell>
          <table:table-cell table:style-name="ce233" office:value-type="string" calcext:value-type="string">
            <text:p>-</text:p>
          </table:table-cell>
          <table:table-cell table:style-name="ce269" table:formula="of:=[.AE9]+[.AE27]" office:value-type="float" office:value="1009.11764705882" calcext:value-type="float">
            <text:p>1 009</text:p>
          </table:table-cell>
          <table:table-cell table:style-name="ce272" table:formula="of:= ias_comcost / sumac_fullbdct_comcost" office:value-type="float" office:value="0.0636549111046342" calcext:value-type="float">
            <text:p>0,1</text:p>
          </table:table-cell>
          <table:table-cell table:style-name="ce277" table:formula="of:=(ias_comcost - sumac_fullbdct_comcost) / ias_comcost * 100" office:value-type="float" office:value="-1470.9706959707" calcext:value-type="float">
            <text:p>-1471,0</text:p>
          </table:table-cell>
          <table:table-cell table:number-columns-repeated="2" table:style-name="ce233" office:value-type="string" calcext:value-type="string">
            <text:p>-</text:p>
          </table:table-cell>
          <table:table-cell table:style-name="ce286" table:number-columns-repeated="2"/>
          <table:table-cell table:style-name="Default" table:number-columns-repeated="989"/>
        </table:table-row>
        <table:table-row table:style-name="ro2">
          <table:table-cell table:style-name="ce233" table:number-columns-repeated="2"/>
          <table:table-cell table:style-name="ce233" office:value-type="string" calcext:value-type="string">
            <text:p>Large</text:p>
          </table:table-cell>
          <table:table-cell table:style-name="ce252" table:formula="of:= (n_tot + 1) / n_tot" office:value-type="float" office:value="1.00001519941634" calcext:value-type="float">
            <text:p>1,00</text:p>
          </table:table-cell>
          <table:table-cell table:style-name="ce252" table:formula="of:=(1 + n_A) / n_tot" office:value-type="float" office:value="0.00390625" calcext:value-type="float">
            <text:p>0,00</text:p>
          </table:table-cell>
          <table:table-cell table:style-name="ce252" table:formula="of:= (1 + n_U) / n_tot" office:value-type="float" office:value="0.996124148832685" calcext:value-type="float">
            <text:p>1,00</text:p>
          </table:table-cell>
          <table:table-cell table:style-name="ce252" table:formula="of:= 2 / n_tot" office:value-type="float" office:value="0.0000303988326848249" calcext:value-type="float">
            <text:p>0,00</text:p>
          </table:table-cell>
          <table:table-cell table:style-name="ce252" table:formula="of:=1/n_tot" office:value-type="float" office:value="0.0000151994163424125" calcext:value-type="float">
            <text:p>0,00</text:p>
          </table:table-cell>
          <table:table-cell table:style-name="ce233" table:formula="of:= CEILING((LOG(n_tot;2)))" office:value-type="float" office:value="17" calcext:value-type="float">
            <text:p>17</text:p>
          </table:table-cell>
          <table:table-cell table:style-name="ce233" table:formula="of:=LOG(n_A;2)" office:value-type="float" office:value="8" calcext:value-type="float">
            <text:p>8</text:p>
          </table:table-cell>
          <table:table-cell table:style-name="ce233" table:formula="of:=LOG(n_U;2)" office:value-type="float" office:value="16" calcext:value-type="float">
            <text:p>16</text:p>
          </table:table-cell>
          <table:table-cell table:style-name="ce233" table:formula="of:=n_A + n_U" office:value-type="float" office:value="65792" calcext:value-type="float">
            <text:p>65 792</text:p>
          </table:table-cell>
          <table:table-cell table:style-name="ce233" table:formula="of:=n_a_large" office:value-type="float" office:value="256" calcext:value-type="float">
            <text:p>256</text:p>
          </table:table-cell>
          <table:table-cell table:style-name="ce233" office:value-type="float" office:value="65536" calcext:value-type="float">
            <text:p>65 536</text:p>
          </table:table-cell>
          <table:table-cell table:style-name="ce233" table:formula="of:=(2*n_tot - 2) * pk_size + n_tot * spk_size" office:value-type="float" office:value="6315968" calcext:value-type="float">
            <text:p>6 315 968</text:p>
          </table:table-cell>
          <table:table-cell table:style-name="ce233" table:formula="of:=(2*n_A - 2) * pk_size + n_A * spk_size" office:value-type="float" office:value="24512" calcext:value-type="float">
            <text:p>24 512</text:p>
          </table:table-cell>
          <table:table-cell table:style-name="ce233" office:value-type="float" office:value="16" calcext:value-type="float">
            <text:p>16</text:p>
          </table:table-cell>
          <table:table-cell table:style-name="ce233" table:formula="of:=(2*n_U - 1) * sec_size" office:value-type="float" office:value="2097136" calcext:value-type="float">
            <text:p>2 097 136</text:p>
          </table:table-cell>
          <table:table-cell table:style-name="ce233" table:formula="of:=pkct_classical_size + tag_size + sec_size" office:value-type="float" office:value="64" calcext:value-type="float">
            <text:p>64</text:p>
          </table:table-cell>
          <table:table-cell table:style-name="ce233" table:formula="of:=pkct_classical_size + tag_size + 2*sec_size" office:value-type="float" office:value="80" calcext:value-type="float">
            <text:p>80</text:p>
          </table:table-cell>
          <table:table-cell table:style-name="ce233" table:formula="of:=pkct_classical_size + tag_size + (h_U + 1)*sec_size" office:value-type="float" office:value="320" calcext:value-type="float">
            <text:p>320</text:p>
          </table:table-cell>
          <table:table-cell table:style-name="ce233" table:formula="of:=pkct_classical_size + tag_size + (h_U + 1)*sec_size" office:value-type="float" office:value="320" calcext:value-type="float">
            <text:p>320</text:p>
          </table:table-cell>
          <table:table-cell table:style-name="ce233" table:formula="of:=pkct_classical_size + tag_size + (2 * n_U - 1)*sec_size" office:value-type="float" office:value="2097184" calcext:value-type="float">
            <text:p>2 097 184</text:p>
          </table:table-cell>
          <table:table-cell table:style-name="ce233" office:value-type="float" office:value="32" calcext:value-type="float">
            <text:p>32</text:p>
          </table:table-cell>
          <table:table-cell table:style-name="ce233" table:formula="of:=h_U * sec_size + tag_size" office:value-type="float" office:value="272" calcext:value-type="float">
            <text:p>272</text:p>
          </table:table-cell>
          <table:table-cell table:style-name="ce233" table:formula="of:= (h_U + 1) * sec_size + tag_size" office:value-type="float" office:value="288" calcext:value-type="float">
            <text:p>288</text:p>
          </table:table-cell>
          <table:table-cell table:style-name="ce233" table:formula="of:=stu_mka_tree_size + tag_size" office:value-type="float" office:value="2097152" calcext:value-type="float">
            <text:p>2 097 152</text:p>
          </table:table-cell>
          <table:table-cell table:style-name="ce233" table:formula="of:= g_coef * ( h_A * ( pk_size + ct_hpke_size ) + sig_size ) + spk_size" office:value-type="float" office:value="832.012159533074" calcext:value-type="float">
            <text:p>832</text:p>
          </table:table-cell>
          <table:table-cell table:style-name="ce233" table:formula="of:= g_coef * (sig_size + spk_size)" office:value-type="float" office:value="64.0009727626459" calcext:value-type="float">
            <text:p>64</text:p>
          </table:table-cell>
          <table:table-cell table:style-name="ce233" office:value-type="string" calcext:value-type="string">
            <text:p>-</text:p>
          </table:table-cell>
          <table:table-cell table:style-name="ce269" table:formula="of:=[.AE10]+[.AE28]" office:value-type="float" office:value="1718.234192607" calcext:value-type="float">
            <text:p>1 718</text:p>
          </table:table-cell>
          <table:table-cell table:style-name="ce272" table:formula="of:= ias_comcost / sumac_fullbdct_comcost" office:value-type="float" office:value="0.0372481079925083" calcext:value-type="float">
            <text:p>0,0</text:p>
          </table:table-cell>
          <table:table-cell table:style-name="ce277" table:formula="of:=(ias_comcost - sumac_fullbdct_comcost) / ias_comcost * 100" office:value-type="float" office:value="-2584.70012007356" calcext:value-type="float">
            <text:p>-2584,7</text:p>
          </table:table-cell>
          <table:table-cell table:number-columns-repeated="2" table:style-name="ce233" office:value-type="string" calcext:value-type="string">
            <text:p>-</text:p>
          </table:table-cell>
          <table:table-cell table:style-name="ce286" table:number-columns-repeated="2"/>
          <table:table-cell table:style-name="Default" table:number-columns-repeated="989"/>
        </table:table-row>
        <table:table-row table:style-name="ro2">
          <table:table-cell table:style-name="ce233"/>
          <table:table-cell table:style-name="ce233" office:value-type="string" calcext:value-type="string">
            <text:p>PQ</text:p>
          </table:table-cell>
          <table:table-cell table:style-name="ce233" office:value-type="string" calcext:value-type="string">
            <text:p>Small</text:p>
          </table:table-cell>
          <table:table-cell table:style-name="ce253" table:formula="of:= (n_tot + 1) / n_tot" office:value-type="float" office:value="1.05" calcext:value-type="float">
            <text:p>1,05</text:p>
          </table:table-cell>
          <table:table-cell table:style-name="ce252" table:formula="of:=(1 + n_A) / n_tot" office:value-type="float" office:value="0.25" calcext:value-type="float">
            <text:p>0,25</text:p>
          </table:table-cell>
          <table:table-cell table:style-name="ce252" table:formula="of:= (1 + n_U) / n_tot" office:value-type="float" office:value="0.85" calcext:value-type="float">
            <text:p>0,85</text:p>
          </table:table-cell>
          <table:table-cell table:style-name="ce252" table:formula="of:= 2 / n_tot" office:value-type="float" office:value="0.1" calcext:value-type="float">
            <text:p>0,10</text:p>
          </table:table-cell>
          <table:table-cell table:style-name="ce253" table:formula="of:=1/n_tot" office:value-type="float" office:value="0.05" calcext:value-type="float">
            <text:p>0,05</text:p>
          </table:table-cell>
          <table:table-cell table:style-name="ce233" table:formula="of:= CEILING((LOG(n_tot;2)))" office:value-type="float" office:value="5" calcext:value-type="float">
            <text:p>5</text:p>
          </table:table-cell>
          <table:table-cell table:style-name="ce233" table:formula="of:=LOG(n_A;2)" office:value-type="float" office:value="2" calcext:value-type="float">
            <text:p>2</text:p>
          </table:table-cell>
          <table:table-cell table:style-name="ce233" table:formula="of:=LOG(n_U;2)" office:value-type="float" office:value="4" calcext:value-type="float">
            <text:p>4</text:p>
          </table:table-cell>
          <table:table-cell table:style-name="ce233" table:formula="of:=n_A + n_U" office:value-type="float" office:value="20" calcext:value-type="float">
            <text:p>20</text:p>
          </table:table-cell>
          <table:table-cell table:style-name="ce233" table:formula="of:=n_a_small" office:value-type="float" office:value="4" calcext:value-type="float">
            <text:p>4</text:p>
          </table:table-cell>
          <table:table-cell table:style-name="ce233" office:value-type="float" office:value="16" calcext:value-type="float">
            <text:p>16</text:p>
          </table:table-cell>
          <table:table-cell table:style-name="ce233" table:formula="of:=(2*n_tot - 2) * pk_size + n_tot * spk_size" office:value-type="float" office:value="45632" calcext:value-type="float">
            <text:p>45 632</text:p>
          </table:table-cell>
          <table:table-cell table:style-name="ce233" table:formula="of:=(2*n_A - 2) * pk_size + n_A * spk_size" office:value-type="float" office:value="7232" calcext:value-type="float">
            <text:p>7 232</text:p>
          </table:table-cell>
          <table:table-cell table:style-name="ce233" office:value-type="float" office:value="32" calcext:value-type="float">
            <text:p>32</text:p>
          </table:table-cell>
          <table:table-cell table:style-name="ce233" table:formula="of:=(2*n_U - 1) * sec_size" office:value-type="float" office:value="992" calcext:value-type="float">
            <text:p>992</text:p>
          </table:table-cell>
          <table:table-cell table:style-name="ce233" table:formula="of:=pkct_pq_size + tag_size + sec_size" office:value-type="float" office:value="1136" calcext:value-type="float">
            <text:p>1 136</text:p>
          </table:table-cell>
          <table:table-cell table:style-name="ce233" table:formula="of:=pkct_pq_size + tag_size + 2*sec_size" office:value-type="float" office:value="1168" calcext:value-type="float">
            <text:p>1 168</text:p>
          </table:table-cell>
          <table:table-cell table:style-name="ce233" table:formula="of:=pkct_pq_size + tag_size + (h_U + 1)*sec_size" office:value-type="float" office:value="1264" calcext:value-type="float">
            <text:p>1 264</text:p>
          </table:table-cell>
          <table:table-cell table:style-name="ce233" table:formula="of:=pkct_pq_size + tag_size + (h_U + 1)*sec_size" office:value-type="float" office:value="1264" calcext:value-type="float">
            <text:p>1 264</text:p>
          </table:table-cell>
          <table:table-cell table:style-name="ce233" table:formula="of:=pkct_pq_size  + tag_size + (2 * n_U - 1)*sec_size" office:value-type="float" office:value="2096" calcext:value-type="float">
            <text:p>2 096</text:p>
          </table:table-cell>
          <table:table-cell table:style-name="ce260" office:value-type="float" office:value="1184" calcext:value-type="float">
            <text:p>1 184</text:p>
          </table:table-cell>
          <table:table-cell table:style-name="ce260" table:formula="of:=h_U * sec_size + tag_size" office:value-type="float" office:value="144" calcext:value-type="float">
            <text:p>144</text:p>
          </table:table-cell>
          <table:table-cell table:style-name="ce260" table:formula="of:= (h_U + 1) * sec_size + tag_size" office:value-type="float" office:value="176" calcext:value-type="float">
            <text:p>176</text:p>
          </table:table-cell>
          <table:table-cell table:style-name="ce233" table:formula="of:=stu_mka_tree_size + tag_size" office:value-type="float" office:value="1008" calcext:value-type="float">
            <text:p>1 008</text:p>
          </table:table-cell>
          <table:table-cell table:style-name="ce233" table:formula="of:= g_coef * ( h_A * ( pk_size + ct_hpke_size ) + sig_size ) + spk_size" office:value-type="float" office:value="4937.6" calcext:value-type="float">
            <text:p>4 938</text:p>
          </table:table-cell>
          <table:table-cell table:style-name="ce233" table:formula="of:= g_coef * (sig_size + spk_size)" office:value-type="float" office:value="67.2" calcext:value-type="float">
            <text:p>67</text:p>
          </table:table-cell>
          <table:table-cell table:style-name="ce233" office:value-type="string" calcext:value-type="string">
            <text:p>-</text:p>
          </table:table-cell>
          <table:table-cell table:style-name="ce269" table:formula="of:=[.AE11]+[.AE29]" office:value-type="float" office:value="7932" calcext:value-type="float">
            <text:p>7 932</text:p>
          </table:table-cell>
          <table:table-cell table:style-name="ce272" table:formula="of:= ias_comcost / sumac_fullbdct_comcost" office:value-type="float" office:value="0.00847201210287443" calcext:value-type="float">
            <text:p>0,0</text:p>
          </table:table-cell>
          <table:table-cell table:style-name="ce277" table:formula="of:=(ias_comcost - sumac_fullbdct_comcost) / ias_comcost * 100" office:value-type="float" office:value="-11703.5714285714" calcext:value-type="float">
            <text:p>-11703,6</text:p>
          </table:table-cell>
          <table:table-cell table:number-columns-repeated="2" table:style-name="ce233" office:value-type="string" calcext:value-type="string">
            <text:p>-</text:p>
          </table:table-cell>
          <table:table-cell table:style-name="ce286" table:number-columns-repeated="2"/>
          <table:table-cell table:style-name="Default" table:number-columns-repeated="989"/>
        </table:table-row>
        <table:table-row table:style-name="ro2">
          <table:table-cell table:style-name="ce233" table:number-columns-repeated="2"/>
          <table:table-cell table:style-name="ce233" office:value-type="string" calcext:value-type="string">
            <text:p>Medium</text:p>
          </table:table-cell>
          <table:table-cell table:style-name="ce253" table:formula="of:= (n_tot + 1) / n_tot" office:value-type="float" office:value="1.00367647058824" calcext:value-type="float">
            <text:p>1,00</text:p>
          </table:table-cell>
          <table:table-cell table:style-name="ce252" table:formula="of:=(1 + n_A) / n_tot" office:value-type="float" office:value="0.0625" calcext:value-type="float">
            <text:p>0,06</text:p>
          </table:table-cell>
          <table:table-cell table:style-name="ce252" table:formula="of:= (1 + n_U) / n_tot" office:value-type="float" office:value="0.944852941176471" calcext:value-type="float">
            <text:p>0,94</text:p>
          </table:table-cell>
          <table:table-cell table:style-name="ce252" table:formula="of:= 2 / n_tot" office:value-type="float" office:value="0.00735294117647059" calcext:value-type="float">
            <text:p>0,01</text:p>
          </table:table-cell>
          <table:table-cell table:style-name="ce253" table:formula="of:=1/n_tot" office:value-type="float" office:value="0.00367647058823529" calcext:value-type="float">
            <text:p>0,00</text:p>
          </table:table-cell>
          <table:table-cell table:style-name="ce233" table:formula="of:= CEILING((LOG(n_tot;2)))" office:value-type="float" office:value="9" calcext:value-type="float">
            <text:p>9</text:p>
          </table:table-cell>
          <table:table-cell table:style-name="ce233" table:formula="of:=LOG(n_A;2)" office:value-type="float" office:value="4" calcext:value-type="float">
            <text:p>4</text:p>
          </table:table-cell>
          <table:table-cell table:style-name="ce233" table:formula="of:=LOG(n_U;2)" office:value-type="float" office:value="8" calcext:value-type="float">
            <text:p>8</text:p>
          </table:table-cell>
          <table:table-cell table:style-name="ce233" table:formula="of:=n_A + n_U" office:value-type="float" office:value="272" calcext:value-type="float">
            <text:p>272</text:p>
          </table:table-cell>
          <table:table-cell table:style-name="ce233" table:formula="of:=n_a_med" office:value-type="float" office:value="16" calcext:value-type="float">
            <text:p>16</text:p>
          </table:table-cell>
          <table:table-cell table:style-name="ce233" office:value-type="float" office:value="256" calcext:value-type="float">
            <text:p>256</text:p>
          </table:table-cell>
          <table:table-cell table:style-name="ce233" table:formula="of:=(2*n_tot - 2) * pk_size + n_tot * spk_size" office:value-type="float" office:value="650432" calcext:value-type="float">
            <text:p>650 432</text:p>
          </table:table-cell>
          <table:table-cell table:style-name="ce233" table:formula="of:=(2*n_A - 2) * pk_size + n_A * spk_size" office:value-type="float" office:value="36032" calcext:value-type="float">
            <text:p>36 032</text:p>
          </table:table-cell>
          <table:table-cell table:style-name="ce233" office:value-type="float" office:value="32" calcext:value-type="float">
            <text:p>32</text:p>
          </table:table-cell>
          <table:table-cell table:style-name="ce233" table:formula="of:=(2*n_U - 1) * sec_size" office:value-type="float" office:value="16352" calcext:value-type="float">
            <text:p>16 352</text:p>
          </table:table-cell>
          <table:table-cell table:style-name="ce233" table:formula="of:=pkct_pq_size + tag_size + sec_size" office:value-type="float" office:value="1136" calcext:value-type="float">
            <text:p>1 136</text:p>
          </table:table-cell>
          <table:table-cell table:style-name="ce233" table:formula="of:=pkct_pq_size + tag_size + 2*sec_size" office:value-type="float" office:value="1168" calcext:value-type="float">
            <text:p>1 168</text:p>
          </table:table-cell>
          <table:table-cell table:style-name="ce233" table:formula="of:=pkct_pq_size + tag_size + (h_U + 1)*sec_size" office:value-type="float" office:value="1392" calcext:value-type="float">
            <text:p>1 392</text:p>
          </table:table-cell>
          <table:table-cell table:style-name="ce233" table:formula="of:=pkct_pq_size + tag_size + (h_U + 1)*sec_size" office:value-type="float" office:value="1392" calcext:value-type="float">
            <text:p>1 392</text:p>
          </table:table-cell>
          <table:table-cell table:style-name="ce233" table:formula="of:=pkct_pq_size  + tag_size + (2 * n_U - 1)*sec_size" office:value-type="float" office:value="17456" calcext:value-type="float">
            <text:p>17 456</text:p>
          </table:table-cell>
          <table:table-cell table:style-name="ce260" office:value-type="float" office:value="1184" calcext:value-type="float">
            <text:p>1 184</text:p>
          </table:table-cell>
          <table:table-cell table:style-name="ce260" table:formula="of:=h_U * sec_size + tag_size" office:value-type="float" office:value="272" calcext:value-type="float">
            <text:p>272</text:p>
          </table:table-cell>
          <table:table-cell table:style-name="ce260" table:formula="of:= (h_U + 1) * sec_size + tag_size" office:value-type="float" office:value="304" calcext:value-type="float">
            <text:p>304</text:p>
          </table:table-cell>
          <table:table-cell table:style-name="ce233" table:formula="of:=stu_mka_tree_size + tag_size" office:value-type="float" office:value="16368" calcext:value-type="float">
            <text:p>16 368</text:p>
          </table:table-cell>
          <table:table-cell table:style-name="ce233" table:formula="of:= g_coef * ( h_A * ( pk_size + ct_hpke_size ) + sig_size ) + spk_size" office:value-type="float" office:value="9378.23529411765" calcext:value-type="float">
            <text:p>9 378</text:p>
          </table:table-cell>
          <table:table-cell table:style-name="ce233" table:formula="of:= g_coef * (sig_size + spk_size)" office:value-type="float" office:value="64.2352941176471" calcext:value-type="float">
            <text:p>64</text:p>
          </table:table-cell>
          <table:table-cell table:style-name="ce233" office:value-type="string" calcext:value-type="string">
            <text:p>-</text:p>
          </table:table-cell>
          <table:table-cell table:style-name="ce269" table:formula="of:=[.AE12]+[.AE30]" office:value-type="float" office:value="11630.6470588235" calcext:value-type="float">
            <text:p>11 631</text:p>
          </table:table-cell>
          <table:table-cell table:style-name="ce272" table:formula="of:= ias_comcost / sumac_fullbdct_comcost" office:value-type="float" office:value="0.0055229338310043" calcext:value-type="float">
            <text:p>0,0</text:p>
          </table:table-cell>
          <table:table-cell table:style-name="ce277" table:formula="of:=(ias_comcost - sumac_fullbdct_comcost) / ias_comcost * 100" office:value-type="float" office:value="-18006.3186813187" calcext:value-type="float">
            <text:p>-18006,3</text:p>
          </table:table-cell>
          <table:table-cell table:number-columns-repeated="2" table:style-name="ce233" office:value-type="string" calcext:value-type="string">
            <text:p>-</text:p>
          </table:table-cell>
          <table:table-cell table:style-name="ce286" table:number-columns-repeated="2"/>
          <table:table-cell table:style-name="Default" table:number-columns-repeated="989"/>
        </table:table-row>
        <table:table-row table:style-name="ro2">
          <table:table-cell table:style-name="ce233" table:number-columns-repeated="2"/>
          <table:table-cell table:style-name="ce233" office:value-type="string" calcext:value-type="string">
            <text:p>Large</text:p>
          </table:table-cell>
          <table:table-cell table:style-name="ce253" table:formula="of:= (n_tot + 1) / n_tot" office:value-type="float" office:value="1.00001519941634" calcext:value-type="float">
            <text:p>1,00</text:p>
          </table:table-cell>
          <table:table-cell table:style-name="ce252" table:formula="of:=(1 + n_A) / n_tot" office:value-type="float" office:value="0.00390625" calcext:value-type="float">
            <text:p>0,00</text:p>
          </table:table-cell>
          <table:table-cell table:style-name="ce252" table:formula="of:= (1 + n_U) / n_tot" office:value-type="float" office:value="0.996124148832685" calcext:value-type="float">
            <text:p>1,00</text:p>
          </table:table-cell>
          <table:table-cell table:style-name="ce252" table:formula="of:= 2 / n_tot" office:value-type="float" office:value="0.0000303988326848249" calcext:value-type="float">
            <text:p>0,00</text:p>
          </table:table-cell>
          <table:table-cell table:style-name="ce253" table:formula="of:=1/n_tot" office:value-type="float" office:value="0.0000151994163424125" calcext:value-type="float">
            <text:p>0,00</text:p>
          </table:table-cell>
          <table:table-cell table:style-name="ce233" table:formula="of:= CEILING((LOG(n_tot;2)))" office:value-type="float" office:value="17" calcext:value-type="float">
            <text:p>17</text:p>
          </table:table-cell>
          <table:table-cell table:style-name="ce233" table:formula="of:=LOG(n_A;2)" office:value-type="float" office:value="8" calcext:value-type="float">
            <text:p>8</text:p>
          </table:table-cell>
          <table:table-cell table:style-name="ce233" table:formula="of:=LOG(n_U;2)" office:value-type="float" office:value="16" calcext:value-type="float">
            <text:p>16</text:p>
          </table:table-cell>
          <table:table-cell table:style-name="ce233" table:formula="of:=n_A + n_U" office:value-type="float" office:value="65792" calcext:value-type="float">
            <text:p>65 792</text:p>
          </table:table-cell>
          <table:table-cell table:style-name="ce233" table:formula="of:=n_a_large" office:value-type="float" office:value="256" calcext:value-type="float">
            <text:p>256</text:p>
          </table:table-cell>
          <table:table-cell table:style-name="ce233" office:value-type="float" office:value="65536" calcext:value-type="float">
            <text:p>65 536</text:p>
          </table:table-cell>
          <table:table-cell table:style-name="ce233" table:formula="of:=(2*n_tot - 2) * pk_size + n_tot * spk_size" office:value-type="float" office:value="157898432" calcext:value-type="float">
            <text:p>157 898 432</text:p>
          </table:table-cell>
          <table:table-cell table:style-name="ce233" table:formula="of:=(2*n_A - 2) * pk_size + n_A * spk_size" office:value-type="float" office:value="612032" calcext:value-type="float">
            <text:p>612 032</text:p>
          </table:table-cell>
          <table:table-cell table:style-name="ce233" office:value-type="float" office:value="32" calcext:value-type="float">
            <text:p>32</text:p>
          </table:table-cell>
          <table:table-cell table:style-name="ce233" table:formula="of:=(2*n_U - 1) * sec_size" office:value-type="float" office:value="4194272" calcext:value-type="float">
            <text:p>4 194 272</text:p>
          </table:table-cell>
          <table:table-cell table:style-name="ce233" table:formula="of:=pkct_pq_size + tag_size + sec_size" office:value-type="float" office:value="1136" calcext:value-type="float">
            <text:p>1 136</text:p>
          </table:table-cell>
          <table:table-cell table:style-name="ce233" table:formula="of:=pkct_pq_size + tag_size + 2*sec_size" office:value-type="float" office:value="1168" calcext:value-type="float">
            <text:p>1 168</text:p>
          </table:table-cell>
          <table:table-cell table:style-name="ce233" table:formula="of:=pkct_pq_size + tag_size + (h_U + 1)*sec_size" office:value-type="float" office:value="1648" calcext:value-type="float">
            <text:p>1 648</text:p>
          </table:table-cell>
          <table:table-cell table:style-name="ce233" table:formula="of:=pkct_pq_size + tag_size + (h_U + 1)*sec_size" office:value-type="float" office:value="1648" calcext:value-type="float">
            <text:p>1 648</text:p>
          </table:table-cell>
          <table:table-cell table:style-name="ce233" table:formula="of:=pkct_pq_size  + tag_size + (2 * n_U - 1)*sec_size" office:value-type="float" office:value="4195376" calcext:value-type="float">
            <text:p>4 195 376</text:p>
          </table:table-cell>
          <table:table-cell table:style-name="ce233" office:value-type="float" office:value="1184" calcext:value-type="float">
            <text:p>1 184</text:p>
          </table:table-cell>
          <table:table-cell table:style-name="ce233" table:formula="of:=h_U * sec_size + tag_size" office:value-type="float" office:value="528" calcext:value-type="float">
            <text:p>528</text:p>
          </table:table-cell>
          <table:table-cell table:style-name="ce233" table:formula="of:= (h_U + 1) * sec_size + tag_size" office:value-type="float" office:value="560" calcext:value-type="float">
            <text:p>560</text:p>
          </table:table-cell>
          <table:table-cell table:style-name="ce233" table:formula="of:=stu_mka_tree_size + tag_size" office:value-type="float" office:value="4194288" calcext:value-type="float">
            <text:p>4 194 288</text:p>
          </table:table-cell>
          <table:table-cell table:style-name="ce233" table:formula="of:= g_coef * ( h_A * ( pk_size + ct_hpke_size ) + sig_size ) + spk_size" office:value-type="float" office:value="18624.2825875486" calcext:value-type="float">
            <text:p>18 624</text:p>
          </table:table-cell>
          <table:table-cell table:style-name="ce233" table:formula="of:= g_coef * (sig_size + spk_size)" office:value-type="float" office:value="64.0009727626459" calcext:value-type="float">
            <text:p>64</text:p>
          </table:table-cell>
          <table:table-cell table:style-name="ce233" office:value-type="string" calcext:value-type="string">
            <text:p>-</text:p>
          </table:table-cell>
          <table:table-cell table:style-name="ce269" table:formula="of:=[.AE13]+[.AE31]" office:value-type="float" office:value="20948.1121108949" calcext:value-type="float">
            <text:p>20 948</text:p>
          </table:table-cell>
          <table:table-cell table:style-name="ce272" table:formula="of:= ias_comcost / sumac_fullbdct_comcost" office:value-type="float" office:value="0.00305521435172001" calcext:value-type="float">
            <text:p>0,0</text:p>
          </table:table-cell>
          <table:table-cell table:style-name="ce277" table:formula="of:=(ias_comcost - sumac_fullbdct_comcost) / ias_comcost * 100" office:value-type="float" office:value="-32630.9276822762" calcext:value-type="float">
            <text:p>-32630,9</text:p>
          </table:table-cell>
          <table:table-cell table:number-columns-repeated="2" table:style-name="ce233" office:value-type="string" calcext:value-type="string">
            <text:p>-</text:p>
          </table:table-cell>
          <table:table-cell table:style-name="ce286" table:number-columns-repeated="2"/>
          <table:table-cell table:style-name="Default" table:number-columns-repeated="989"/>
        </table:table-row>
        <table:table-row table:style-name="ro2" table:number-rows-repeated="6">
          <table:table-cell table:number-columns-repeated="1026"/>
        </table:table-row>
        <table:table-row table:style-name="ro2" table:number-rows-repeated="24">
          <table:table-cell table:style-name="Default" table:number-columns-repeated="31"/>
          <table:table-cell table:style-name="ce274"/>
          <table:table-cell table:style-name="ce278"/>
          <table:table-cell table:style-name="Default" table:number-columns-repeated="993"/>
        </table:table-row>
        <table:table-row table:style-name="ro2" table:number-rows-repeated="1048484">
          <table:table-cell table:number-columns-repeated="1026"/>
        </table:table-row>
        <table:table-row table:style-name="ro2">
          <table:table-cell table:number-columns-repeated="1026"/>
        </table:table-row>
        <table:named-expressions>
          <table:named-range table:name="admin_cgka_tree_size" table:base-cell-address="$'SUMAC com cost'.$AY$2" table:cell-range-address="$'SUMAC com cost'.$P:.$P"/>
          <table:named-range table:name="allusers_cgka_tree_size" table:base-cell-address="$'SUMAC com cost'.$L$4" table:cell-range-address="$'SUMAC com cost'.$O:.$O"/>
          <table:named-range table:name="ct_aead_2seeds_size" table:base-cell-address="$'SUMAC com cost'.$AJ$2" table:cell-range-address="$'SUMAC com cost'.$AN$2"/>
          <table:named-range table:name="ct_aead_huplus1seeds_size" table:base-cell-address="$'SUMAC com cost'.$P$4" table:cell-range-address="$'SUMAC com cost'.$Z:.$Z"/>
          <table:named-range table:name="ct_aead_huseeds_size" table:base-cell-address="$'SUMAC com cost'.$P$4" table:cell-range-address="$'SUMAC com cost'.$Y:.$Y"/>
          <table:named-range table:name="ct_aead_mka_tree_size" table:base-cell-address="$'SUMAC com cost'.$V$4" table:cell-range-address="$'SUMAC com cost'.$AA:.$AA"/>
          <table:named-range table:name="ct_aead_size" table:base-cell-address="$'SUMAC com cost'.$J$2" table:cell-range-address="$'SUMAC com cost'.$AM$2"/>
          <table:named-range table:name="ct_hpke_2seeds_size" table:base-cell-address="$'SUMAC com cost'.$M$4" table:cell-range-address="$'SUMAC com cost'.$T:.$T"/>
          <table:named-range table:name="ct_hpke_huplus1seeds_size" table:base-cell-address="$'SUMAC com cost'.$N$4" table:cell-range-address="$'SUMAC com cost'.$U:.$U"/>
          <table:named-range table:name="ct_hpke_mka_tree_size" table:base-cell-address="$'SUMAC com cost'.$R$4" table:cell-range-address="$'SUMAC com cost'.$W:.$W"/>
          <table:named-range table:name="ct_hpke_size" table:base-cell-address="$'SUMAC com cost'.$L$1" table:cell-range-address="$'SUMAC com cost'.$S:.$S"/>
          <table:named-range table:name="g_A_coef" table:base-cell-address="$'SUMAC com cost'.$C$1" table:cell-range-address="$'SUMAC com cost'.$E:.$E"/>
          <table:named-range table:name="g_coef" table:base-cell-address="$'SUMAC com cost'.$C$2" table:cell-range-address="$'SUMAC com cost'.$D:.$D"/>
          <table:named-range table:name="g_ind_coef" table:base-cell-address="$'SUMAC com cost'.$E$1" table:cell-range-address="$'SUMAC com cost'.$G:.$G"/>
          <table:named-range table:name="g_U_coef" table:base-cell-address="$'SUMAC com cost'.$D$1" table:cell-range-address="$'SUMAC com cost'.$F:.$F"/>
          <table:named-range table:name="h_A" table:base-cell-address="$'SUMAC com cost'.$G$1" table:cell-range-address="$'SUMAC com cost'.$J:.$J"/>
          <table:named-range table:name="h_tot" table:base-cell-address="$'SUMAC com cost'.$F$1" table:cell-range-address="$'SUMAC com cost'.$I:.$I"/>
          <table:named-range table:name="h_U" table:base-cell-address="$'SUMAC com cost'.$H$1" table:cell-range-address="$'SUMAC com cost'.$K:.$K"/>
          <table:named-expression table:name="mka_comcost" table:base-cell-address="$'SUMAC com cost'.$W$4" table:expression="#REF!"/>
          <table:named-range table:name="n_A" table:base-cell-address="$'SUMAC com cost'.$J$1" table:cell-range-address="$'SUMAC com cost'.$M:.$M"/>
          <table:named-expression table:name="n_root" table:base-cell-address="$'SUMAC com cost'.$H$2" table:expression="#REF!"/>
          <table:named-range table:name="n_tot" table:base-cell-address="$'SUMAC com cost'.$I$1" table:cell-range-address="$'SUMAC com cost'.$L:.$L"/>
          <table:named-range table:name="n_U" table:base-cell-address="$'SUMAC com cost'.$K$1" table:cell-range-address="$'SUMAC com cost'.$N:.$N"/>
          <table:named-range table:name="pkct_classical_size" table:base-cell-address="$'SUMAC com cost'.$AL$2" table:cell-range-address="$'SUMAC com cost'.$AP$2"/>
          <table:named-range table:name="pkct_pq_size" table:base-cell-address="$'SUMAC com cost'.$AM$2" table:cell-range-address="$'SUMAC com cost'.$AQ$2"/>
          <table:named-range table:name="pk_size" table:base-cell-address="$'SUMAC com cost'.$N$1" table:cell-range-address="$'SUMAC com cost'.$X:.$X"/>
          <table:named-range table:name="ratio" table:base-cell-address="$'SUMAC com cost'.$AY$2" table:cell-range-address="$'SUMAC com cost'.$AU$2"/>
          <table:named-range table:name="spk_size" table:base-cell-address="$'SUMAC com cost'.$AW$4" table:cell-range-address="$'SUMAC com cost'.$AS$2"/>
          <table:named-range table:name="stu_mka_tree_size" table:base-cell-address="$'SUMAC com cost'.$N$4" table:cell-range-address="$'SUMAC com cost'.$R:.$R"/>
          <table:named-range table:name="sumacv1_fullbdct_comcost" table:base-cell-address="$'SUMAC com cost'.$Y$4" table:cell-range-address="$'SUMAC com cost'.$AJ:.$AJ"/>
          <table:named-range table:name="sumacv1_semibdct_comcost" table:base-cell-address="$'SUMAC com cost'.$AA$4" table:cell-range-address="$'SUMAC com cost'.$AL:.$AL"/>
          <table:named-expression table:name="sumac_semibdct_comcost" table:base-cell-address="$'SUMAC com cost'.$AF$9" table:expression="#REF!"/>
          <table:named-range table:name="tag_size" table:base-cell-address="$'SUMAC com cost'.$AK$2" table:cell-range-address="$'SUMAC com cost'.$AO$2"/>
          <table:named-range table:name="treekem_comcost" table:base-cell-address="$'SUMAC com cost'.$T$4" table:cell-range-address="$'SUMAC com cost'.$AD:.$AD"/>
        </table:named-expressions>
      </table:table>
      <table:table table:name="SUMAC storage cost" table:style-name="ta1">
        <office:forms form:automatic-focus="false" form:apply-design-mode="false"/>
        <table:table-column table:style-name="co1" table:default-cell-style-name="ce179"/>
        <table:table-column table:style-name="co2" table:default-cell-style-name="ce179"/>
        <table:table-column table:style-name="co3" table:default-cell-style-name="ce179"/>
        <table:table-column table:style-name="co6" table:default-cell-style-name="ce179"/>
        <table:table-column table:style-name="co14" table:default-cell-style-name="ce179"/>
        <table:table-column table:style-name="co4" table:default-cell-style-name="ce179"/>
        <table:table-column table:style-name="co8" table:number-columns-repeated="3" table:default-cell-style-name="ce179"/>
        <table:table-column table:style-name="co9" table:number-columns-repeated="3" table:default-cell-style-name="ce179"/>
        <table:table-column table:style-name="co8" table:default-cell-style-name="ce179"/>
        <table:table-column table:style-name="co11" table:default-cell-style-name="ce179"/>
        <table:table-column table:style-name="co8" table:number-columns-repeated="2" table:default-cell-style-name="ce179"/>
        <table:table-column table:style-name="co15" table:default-cell-style-name="ce179"/>
        <table:table-column table:style-name="co8" table:default-cell-style-name="ce179"/>
        <table:table-column table:style-name="co16" table:default-cell-style-name="ce179"/>
        <table:table-column table:style-name="co9" table:number-columns-repeated="3" table:default-cell-style-name="ce179"/>
        <table:table-column table:style-name="co12" table:default-cell-style-name="ce179"/>
        <table:table-column table:style-name="co12" table:default-cell-style-name="ce266"/>
        <table:table-column table:style-name="co9" table:default-cell-style-name="ce209"/>
        <table:table-column table:style-name="co9" table:visibility="collapse" table:default-cell-style-name="ce287"/>
        <table:table-column table:style-name="co13" table:visibility="collapse" table:default-cell-style-name="ce282"/>
        <table:table-column table:style-name="co13" table:default-cell-style-name="ce282"/>
        <table:table-column table:style-name="co9" table:default-cell-style-name="ce275"/>
        <table:table-column table:style-name="co9" table:number-columns-repeated="988" table:default-cell-style-name="ce179"/>
        <table:table-row table:style-name="ro1">
          <table:table-cell table:number-columns-repeated="3"/>
          <table:table-cell office:value-type="string" calcext:value-type="string">
            <text:p>h_tot (bytes)</text:p>
          </table:table-cell>
          <table:table-cell office:value-type="string" calcext:value-type="string">
            <text:p>h_A</text:p>
          </table:table-cell>
          <table:table-cell office:value-type="string" calcext:value-type="string">
            <text:p>h_U</text:p>
          </table:table-cell>
          <table:table-cell office:value-type="string" calcext:value-type="string">
            <text:p>n_tot</text:p>
          </table:table-cell>
          <table:table-cell office:value-type="string" calcext:value-type="string">
            <text:p>n_A</text:p>
          </table:table-cell>
          <table:table-cell office:value-type="string" calcext:value-type="string">
            <text:p>n_U</text:p>
          </table:table-cell>
          <table:table-cell office:value-type="string" calcext:value-type="string">
            <text:p>CGKA tree all members (bytes)</text:p>
          </table:table-cell>
          <table:table-cell office:value-type="string" calcext:value-type="string">
            <text:p>CGKA tree admins (bytes)</text:p>
          </table:table-cell>
          <table:table-cell office:value-type="string" calcext:value-type="string">
            <text:p>MKA tree Std users (bytes)</text:p>
          </table:table-cell>
          <table:table-cell office:value-type="string" calcext:value-type="string">
            <text:p>|ct^hpke 1 seed|(bytes)</text:p>
          </table:table-cell>
          <table:table-cell office:value-type="string" calcext:value-type="string">
            <text:p><text:s/>|ct^hpke 2 seeds|(bytes)</text:p>
          </table:table-cell>
          <table:table-cell office:value-type="string" calcext:value-type="string">
            <text:p><text:s/>|ct^hpke h_U + 1 seeds|(bytes)</text:p>
          </table:table-cell>
          <table:table-cell office:value-type="string" calcext:value-type="string">
            <text:p><text:s/>|ct^hpke mka_tree|(bytes)</text:p>
          </table:table-cell>
          <table:table-cell office:value-type="string" calcext:value-type="string">
            <text:p>|secret| (bytes)</text:p>
          </table:table-cell>
          <table:table-cell office:value-type="string" calcext:value-type="string">
            <text:p>|pk| (bytes)</text:p>
          </table:table-cell>
          <table:table-cell office:value-type="string" calcext:value-type="string">
            <text:p>|sk| (bytes)</text:p>
          </table:table-cell>
          <table:table-cell office:value-type="string" calcext:value-type="string">
            <text:p>|ct^aead h_U seeds| (bytes)</text:p>
          </table:table-cell>
          <table:table-cell office:value-type="string" calcext:value-type="string">
            <text:p>|ct^aead h_U + 1 seeds| (bytes)</text:p>
          </table:table-cell>
          <table:table-cell office:value-type="string" calcext:value-type="string">
            <text:p>|ct^aead mka_tree| (bytes)</text:p>
          </table:table-cell>
          <table:table-cell office:value-type="string" calcext:value-type="string">
            <text:p>DGS-TreeKEM (kB)</text:p>
          </table:table-cell>
          <table:table-cell table:style-name="ce50" office:value-type="string" calcext:value-type="string">
            <text:p><text:span text:style-name="T1">(IAS-)TreeKEM (kB</text:span>)</text:p>
          </table:table-cell>
          <table:table-cell table:style-name="ce267" office:value-type="string" calcext:value-type="string">
            <text:p>SUMAC</text:p>
            <text:p>Full-bdct</text:p>
            <text:p>(kB)</text:p>
          </table:table-cell>
          <table:table-cell table:style-name="ce285" office:value-type="string" calcext:value-type="string">
            <text:p><text:span text:style-name="T1">SUMACv1</text:span></text:p>
            <text:p><text:span text:style-name="T1">Full-bdct</text:span></text:p>
            <text:p><text:span text:style-name="T1">(bytes</text:span>)</text:p>
          </table:table-cell>
          <table:table-cell table:style-name="ce270" office:value-type="string" calcext:value-type="string">
            <text:p>TreeKEM /SUMACv1</text:p>
            <text:p>Full-bdct</text:p>
          </table:table-cell>
          <table:table-cell table:style-name="ce270" office:value-type="string" calcext:value-type="string">
            <text:p>Ratio TreeKEM /SUMAC</text:p>
          </table:table-cell>
          <table:table-cell office:value-type="string" calcext:value-type="string">
            <text:p>Gain SUMAC wrt TreeKEM (%)</text:p>
          </table:table-cell>
          <table:table-cell office:value-type="string" calcext:value-type="string">
            <text:p>n_root</text:p>
          </table:table-cell>
          <table:table-cell office:value-type="string" calcext:value-type="string">
            <text:p>|ct^aead 1 seed| (bytes)</text:p>
          </table:table-cell>
          <table:table-cell office:value-type="string" calcext:value-type="string">
            <text:p>|ct^aead 2 seed| (bytes)</text:p>
          </table:table-cell>
          <table:table-cell office:value-type="string" calcext:value-type="string">
            <text:p>|tag| (bytes)</text:p>
          </table:table-cell>
          <table:table-cell office:value-type="string" calcext:value-type="string">
            <text:p>|pk ct| class. (bytes)</text:p>
          </table:table-cell>
          <table:table-cell office:value-type="string" calcext:value-type="string">
            <text:p>|pk ct| PQ (bytes)</text:p>
          </table:table-cell>
          <table:table-cell office:value-type="string" calcext:value-type="string">
            <text:p>Credentials (bytes)</text:p>
          </table:table-cell>
          <table:table-cell office:value-type="string" calcext:value-type="string">
            <text:p>spk_size (bytes)</text:p>
          </table:table-cell>
          <table:table-cell office:value-type="string" calcext:value-type="string">
            <text:p>sig_size (bytes)</text:p>
          </table:table-cell>
          <table:table-cell office:value-type="string" calcext:value-type="string">
            <text:p>ratio stu/adm</text:p>
          </table:table-cell>
          <table:table-cell office:value-type="string" calcext:value-type="string">
            <text:p>ssk_size (bytes)</text:p>
          </table:table-cell>
          <table:table-cell office:value-type="string" calcext:value-type="string">
            <text:p>n_a_small</text:p>
          </table:table-cell>
          <table:table-cell office:value-type="string" calcext:value-type="string">
            <text:p>n_a_med</text:p>
          </table:table-cell>
          <table:table-cell office:value-type="string" calcext:value-type="string">
            <text:p>n_a_large</text:p>
          </table:table-cell>
          <table:table-cell table:number-columns-repeated="974"/>
        </table:table-row>
        <table:table-row table:style-name="ro2">
          <table:table-cell table:style-name="ce230" office:value-type="string" calcext:value-type="string">
            <text:p>Admin</text:p>
          </table:table-cell>
          <table:table-cell table:style-name="ce230" office:value-type="string" calcext:value-type="string">
            <text:p>Classical</text:p>
          </table:table-cell>
          <table:table-cell table:style-name="ce230" office:value-type="string" calcext:value-type="string">
            <text:p>Small</text:p>
          </table:table-cell>
          <table:table-cell table:style-name="ce255" table:formula="of:= LOG(n_tot;2)" office:value-type="float" office:value="4.32192809488736" calcext:value-type="float">
            <text:p>4</text:p>
          </table:table-cell>
          <table:table-cell table:style-name="ce255" table:formula="of:=LOG(n_A;2)" office:value-type="float" office:value="2" calcext:value-type="float">
            <text:p>2</text:p>
          </table:table-cell>
          <table:table-cell table:style-name="ce255" table:formula="of:=LOG(n_U;2)" office:value-type="float" office:value="4" calcext:value-type="float">
            <text:p>4</text:p>
          </table:table-cell>
          <table:table-cell table:style-name="ce255" table:formula="of:=n_A + n_U" office:value-type="float" office:value="20" calcext:value-type="float">
            <text:p>20</text:p>
          </table:table-cell>
          <table:table-cell table:style-name="ce255" table:formula="of:=n_a_small" office:value-type="float" office:value="4" calcext:value-type="float">
            <text:p>4</text:p>
          </table:table-cell>
          <table:table-cell table:style-name="ce255" office:value-type="float" office:value="16" calcext:value-type="float">
            <text:p>16</text:p>
          </table:table-cell>
          <table:table-cell table:style-name="ce255" table:formula="of:=(2*n_tot - 2) * pk_size + n_tot * spk_size" office:value-type="float" office:value="1856" calcext:value-type="float">
            <text:p>1 856</text:p>
          </table:table-cell>
          <table:table-cell table:style-name="ce255" table:formula="of:=(2*n_A - 2) * pk_size + n_A * spk_size" office:value-type="float" office:value="320" calcext:value-type="float">
            <text:p>320</text:p>
          </table:table-cell>
          <table:table-cell table:style-name="ce255" table:formula="of:=(2*n_U - 1) * sec_size" office:value-type="float" office:value="496" calcext:value-type="float">
            <text:p>496</text:p>
          </table:table-cell>
          <table:table-cell table:style-name="ce255" table:formula="of:=pkct_classical_size + tag_size + sec_size" office:value-type="float" office:value="64" calcext:value-type="float">
            <text:p>64</text:p>
          </table:table-cell>
          <table:table-cell table:style-name="ce255" table:formula="of:=pkct_classical_size + tag_size + 2*sec_size" office:value-type="float" office:value="80" calcext:value-type="float">
            <text:p>80</text:p>
          </table:table-cell>
          <table:table-cell table:style-name="ce255" table:formula="of:=pkct_classical_size + tag_size + (h_U + 1)*sec_size" office:value-type="float" office:value="128" calcext:value-type="float">
            <text:p>128</text:p>
          </table:table-cell>
          <table:table-cell table:style-name="ce255" table:formula="of:=pkct_classical_size + ct_aead_mka_tree_size" office:value-type="float" office:value="544" calcext:value-type="float">
            <text:p>544</text:p>
          </table:table-cell>
          <table:table-cell table:style-name="ce255" office:value-type="float" office:value="16" calcext:value-type="float">
            <text:p>16</text:p>
          </table:table-cell>
          <table:table-cell table:number-columns-repeated="2" table:style-name="ce255" office:value-type="float" office:value="32" calcext:value-type="float">
            <text:p>32</text:p>
          </table:table-cell>
          <table:table-cell table:style-name="ce255" table:formula="of:= h_U * sec_size + tag_size" office:value-type="float" office:value="80" calcext:value-type="float">
            <text:p>80</text:p>
          </table:table-cell>
          <table:table-cell table:style-name="ce255" table:formula="of:=(h_U + 1) * sec_size + tag_size" office:value-type="float" office:value="96" calcext:value-type="float">
            <text:p>96</text:p>
          </table:table-cell>
          <table:table-cell table:style-name="ce255" table:formula="of:= stu_mka_tree_size + tag_size" office:value-type="float" office:value="512" calcext:value-type="float">
            <text:p>512</text:p>
          </table:table-cell>
          <table:table-cell table:style-name="ce48" table:formula="of:= ( ( 2 * (n_tot + n_A) - 2 ) * pk_size + (n_tot + 1) * spk_size + (h_tot + h_A) * sk_size + 2 * ssk_size + sec_size ) / 1000" office:value-type="float" office:value="2.4263016990364" calcext:value-type="float">
            <text:p>2.4</text:p>
          </table:table-cell>
          <table:table-cell table:style-name="ce48" table:formula="of:= ( allusers_cgka_tree_size + h_tot * sk_size + ssk_size + sec_size ) / 1000" office:value-type="float" office:value="2.0423016990364" calcext:value-type="float">
            <text:p>2.0</text:p>
          </table:table-cell>
          <table:table-cell table:style-name="ce51" table:formula="of:= ( (2 * n_A - 2) * pk_size + (n_U + n_A + 1) * spk_size + h_A * sk_size + 2 * ssk_size + (2 * n_U + 1) * sec_size ) / 1000" office:value-type="float" office:value="1.52" calcext:value-type="float">
            <text:p>1.5</text:p>
          </table:table-cell>
          <table:table-cell table:style-name="ce180" table:formula="of:=g_coef * ( (h_A + 1)*pk_size + h_A*ct_hpke_size + ct_aead_size) + g_ind_coef*stu_mka_tree_size" office:value-type="string" office:string-value="" calcext:value-type="error">
            <text:p>#NOM ?</text:p>
          </table:table-cell>
          <table:table-cell table:style-name="ce288" table:formula="of:=treekem_comcost/sumacv1_fullbdct_comcost" office:value-type="string" office:string-value="" calcext:value-type="error">
            <text:p>#NOM ?</text:p>
          </table:table-cell>
          <table:table-cell table:style-name="ce53" table:formula="of:=treekem_stor_cost / sumac_stor_cost" office:value-type="float" office:value="1.34361953883973" calcext:value-type="float">
            <text:p>1.3</text:p>
          </table:table-cell>
          <table:table-cell table:style-name="ce55" table:formula="of:=(treekem_stor_cost - sumac_stor_cost) / treekem_stor_cost * 100" office:value-type="float" office:value="25.5741695403196" calcext:value-type="float">
            <text:p>25.6</text:p>
          </table:table-cell>
          <table:table-cell office:value-type="float" office:value="0" calcext:value-type="float">
            <text:p>0</text:p>
          </table:table-cell>
          <table:table-cell table:formula="of:=sec_size + tag_size" office:value-type="float" office:value="32" calcext:value-type="float">
            <text:p>32</text:p>
          </table:table-cell>
          <table:table-cell table:style-name="Default" table:formula="of:=2*sec_size + tag_size"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88" calcext:value-type="float">
            <text:p>1 088</text:p>
          </table:table-cell>
          <table:table-cell office:value-type="float" office:value="700" calcext:value-type="float">
            <office:annotation draw:style-name="gr1" svg:width="2.899cm" svg:height="1.799cm" svg:x="68.086cm" svg:y="0.156cm" draw:caption-point-x="-0.61cm" draw:caption-point-y="1.51cm">
              <dc:creator>Auteur inconnu</dc:creator>
              <dc:date>2025-02-06T00:00:00</dc:date>
              <text:p>Certificat X509 pour clé P256</text:p>
            </office:annotation>
            <text:p>7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974"/>
        </table:table-row>
        <table:table-row table:style-name="ro2">
          <table:table-cell table:style-name="ce230" table:number-columns-repeated="2"/>
          <table:table-cell table:style-name="ce230" office:value-type="string" calcext:value-type="string">
            <text:p>Medium</text:p>
          </table:table-cell>
          <table:table-cell table:style-name="ce255" table:formula="of:= LOG(n_tot;2)" office:value-type="float" office:value="8.08746284125034" calcext:value-type="float">
            <text:p>8</text:p>
          </table:table-cell>
          <table:table-cell table:style-name="ce255" table:formula="of:=LOG(n_A;2)" office:value-type="float" office:value="4" calcext:value-type="float">
            <text:p>4</text:p>
          </table:table-cell>
          <table:table-cell table:style-name="ce255" table:formula="of:=LOG(n_U;2)" office:value-type="float" office:value="8" calcext:value-type="float">
            <text:p>8</text:p>
          </table:table-cell>
          <table:table-cell table:style-name="ce255" table:formula="of:=n_A + n_U" office:value-type="float" office:value="272" calcext:value-type="float">
            <text:p>272</text:p>
          </table:table-cell>
          <table:table-cell table:style-name="ce255" table:formula="of:=n_a_med" office:value-type="float" office:value="16" calcext:value-type="float">
            <text:p>16</text:p>
          </table:table-cell>
          <table:table-cell table:style-name="ce255" office:value-type="float" office:value="256" calcext:value-type="float">
            <text:p>256</text:p>
          </table:table-cell>
          <table:table-cell table:style-name="ce255" table:formula="of:=(2*n_tot - 2) * pk_size + n_tot * spk_size" office:value-type="float" office:value="26048" calcext:value-type="float">
            <text:p>26 048</text:p>
          </table:table-cell>
          <table:table-cell table:style-name="ce255" table:formula="of:=(2*n_A - 2) * pk_size + n_A * spk_size" office:value-type="float" office:value="1472" calcext:value-type="float">
            <text:p>1 472</text:p>
          </table:table-cell>
          <table:table-cell table:style-name="ce255" table:formula="of:=(2*n_U - 1) * sec_size" office:value-type="float" office:value="8176" calcext:value-type="float">
            <text:p>8 176</text:p>
          </table:table-cell>
          <table:table-cell table:style-name="ce255" table:formula="of:=pkct_classical_size + tag_size + sec_size" office:value-type="float" office:value="64" calcext:value-type="float">
            <text:p>64</text:p>
          </table:table-cell>
          <table:table-cell table:style-name="ce255" table:formula="of:=pkct_classical_size + tag_size + 2*sec_size" office:value-type="float" office:value="80" calcext:value-type="float">
            <text:p>80</text:p>
          </table:table-cell>
          <table:table-cell table:style-name="ce255" table:formula="of:=pkct_classical_size + tag_size + (h_U + 1)*sec_size" office:value-type="float" office:value="192" calcext:value-type="float">
            <text:p>192</text:p>
          </table:table-cell>
          <table:table-cell table:style-name="ce255" table:formula="of:=pkct_classical_size + ct_aead_mka_tree_size" office:value-type="float" office:value="8224" calcext:value-type="float">
            <text:p>8 224</text:p>
          </table:table-cell>
          <table:table-cell table:style-name="ce255" office:value-type="float" office:value="16" calcext:value-type="float">
            <text:p>16</text:p>
          </table:table-cell>
          <table:table-cell table:number-columns-repeated="2" table:style-name="ce255" office:value-type="float" office:value="32" calcext:value-type="float">
            <text:p>32</text:p>
          </table:table-cell>
          <table:table-cell table:style-name="ce255" table:formula="of:= h_U * sec_size + tag_size" office:value-type="float" office:value="144" calcext:value-type="float">
            <text:p>144</text:p>
          </table:table-cell>
          <table:table-cell table:style-name="ce255" table:formula="of:=(h_U + 1) * sec_size + tag_size" office:value-type="float" office:value="160" calcext:value-type="float">
            <text:p>160</text:p>
          </table:table-cell>
          <table:table-cell table:style-name="ce255" table:formula="of:= stu_mka_tree_size + tag_size" office:value-type="float" office:value="8192" calcext:value-type="float">
            <text:p>8 192</text:p>
          </table:table-cell>
          <table:table-cell table:style-name="ce48" table:formula="of:= ( ( 2 * (n_tot + n_A) - 2 ) * pk_size + (n_tot + 1) * spk_size + (h_tot + h_A) * sk_size + 2 * ssk_size + sec_size ) / 1000" office:value-type="float" office:value="27.57079881092" calcext:value-type="float">
            <text:p>27.6</text:p>
          </table:table-cell>
          <table:table-cell table:style-name="ce48" table:formula="of:= ( allusers_cgka_tree_size + h_tot * sk_size + ssk_size + sec_size ) / 1000" office:value-type="float" office:value="26.35479881092" calcext:value-type="float">
            <text:p>26.4</text:p>
          </table:table-cell>
          <table:table-cell table:style-name="ce51" table:formula="of:= ( (2 * n_A - 2) * pk_size + (n_U + n_A + 1) * spk_size + h_A * sk_size + 2 * ssk_size + (2 * n_U + 1) * sec_size ) / 1000" office:value-type="float" office:value="18.096" calcext:value-type="float">
            <text:p>18.1</text:p>
          </table:table-cell>
          <table:table-cell table:style-name="ce180" table:formula="of:=g_coef * ( (h_A + 1)*pk_size + h_A*ct_hpke_size + ct_aead_size) + g_ind_coef*stu_mka_tree_size" office:value-type="string" office:string-value="" calcext:value-type="error">
            <text:p>#NOM ?</text:p>
          </table:table-cell>
          <table:table-cell table:style-name="ce288" table:formula="of:=treekem_comcost/sumacv1_fullbdct_comcost" office:value-type="string" office:string-value="" calcext:value-type="error">
            <text:p>#NOM ?</text:p>
          </table:table-cell>
          <table:table-cell table:style-name="ce53" table:formula="of:=treekem_stor_cost / sumac_stor_cost" office:value-type="float" office:value="1.45638808636826" calcext:value-type="float">
            <text:p>1.5</text:p>
          </table:table-cell>
          <table:table-cell table:style-name="ce55" table:formula="of:=(treekem_stor_cost - sumac_stor_cost) / treekem_stor_cost * 100" office:value-type="float" office:value="31.336982953928" calcext:value-type="float">
            <text:p>31.3</text:p>
          </table:table-cell>
          <table:table-cell table:number-columns-repeated="988"/>
        </table:table-row>
        <table:table-row table:style-name="ro2">
          <table:table-cell table:style-name="ce230" table:number-columns-repeated="2"/>
          <table:table-cell table:style-name="ce230" office:value-type="string" calcext:value-type="string">
            <text:p>Large</text:p>
          </table:table-cell>
          <table:table-cell table:style-name="ce255" table:formula="of:= LOG(n_tot;2)" office:value-type="float" office:value="16.0056245491939" calcext:value-type="float">
            <text:p>16</text:p>
          </table:table-cell>
          <table:table-cell table:style-name="ce255" table:formula="of:=LOG(n_A;2)" office:value-type="float" office:value="8" calcext:value-type="float">
            <text:p>8</text:p>
          </table:table-cell>
          <table:table-cell table:style-name="ce255" table:formula="of:=LOG(n_U;2)" office:value-type="float" office:value="16" calcext:value-type="float">
            <text:p>16</text:p>
          </table:table-cell>
          <table:table-cell table:style-name="ce255" table:formula="of:=n_A + n_U" office:value-type="float" office:value="65792" calcext:value-type="float">
            <text:p>65 792</text:p>
          </table:table-cell>
          <table:table-cell table:style-name="ce255" table:formula="of:=n_a_large" office:value-type="float" office:value="256" calcext:value-type="float">
            <text:p>256</text:p>
          </table:table-cell>
          <table:table-cell table:style-name="ce255" office:value-type="float" office:value="65536" calcext:value-type="float">
            <text:p>65 536</text:p>
          </table:table-cell>
          <table:table-cell table:style-name="ce255" table:formula="of:=(2*n_tot - 2) * pk_size + n_tot * spk_size" office:value-type="float" office:value="6315968" calcext:value-type="float">
            <text:p>6 315 968</text:p>
          </table:table-cell>
          <table:table-cell table:style-name="ce255" table:formula="of:=(2*n_A - 2) * pk_size + n_A * spk_size" office:value-type="float" office:value="24512" calcext:value-type="float">
            <text:p>24 512</text:p>
          </table:table-cell>
          <table:table-cell table:style-name="ce255" table:formula="of:=(2*n_U - 1) * sec_size" office:value-type="float" office:value="2097136" calcext:value-type="float">
            <text:p>2 097 136</text:p>
          </table:table-cell>
          <table:table-cell table:style-name="ce255" table:formula="of:=pkct_classical_size + tag_size + sec_size" office:value-type="float" office:value="64" calcext:value-type="float">
            <text:p>64</text:p>
          </table:table-cell>
          <table:table-cell table:style-name="ce255" table:formula="of:=pkct_classical_size + tag_size + 2*sec_size" office:value-type="float" office:value="80" calcext:value-type="float">
            <text:p>80</text:p>
          </table:table-cell>
          <table:table-cell table:style-name="ce255" table:formula="of:=pkct_classical_size + tag_size + (h_U + 1)*sec_size" office:value-type="float" office:value="320" calcext:value-type="float">
            <text:p>320</text:p>
          </table:table-cell>
          <table:table-cell table:style-name="ce255" table:formula="of:=pkct_classical_size + ct_aead_mka_tree_size" office:value-type="float" office:value="2097184" calcext:value-type="float">
            <text:p>2 097 184</text:p>
          </table:table-cell>
          <table:table-cell table:style-name="ce255" office:value-type="float" office:value="16" calcext:value-type="float">
            <text:p>16</text:p>
          </table:table-cell>
          <table:table-cell table:number-columns-repeated="2" table:style-name="ce255" office:value-type="float" office:value="32" calcext:value-type="float">
            <text:p>32</text:p>
          </table:table-cell>
          <table:table-cell table:style-name="ce255" table:formula="of:= h_U * sec_size + tag_size" office:value-type="float" office:value="272" calcext:value-type="float">
            <text:p>272</text:p>
          </table:table-cell>
          <table:table-cell table:style-name="ce255" table:formula="of:=(h_U + 1) * sec_size + tag_size" office:value-type="float" office:value="288" calcext:value-type="float">
            <text:p>288</text:p>
          </table:table-cell>
          <table:table-cell table:style-name="ce255" table:formula="of:= stu_mka_tree_size + tag_size" office:value-type="float" office:value="2097152" calcext:value-type="float">
            <text:p>2 097 152</text:p>
          </table:table-cell>
          <table:table-cell table:style-name="ce48" table:formula="of:= ( ( 2 * (n_tot + n_A) - 2 ) * pk_size + (n_tot + 1) * spk_size + (h_tot + h_A) * sk_size + 2 * ssk_size + sec_size ) / 1000" office:value-type="float" office:value="6333.23217998557" calcext:value-type="float">
            <text:p>6,333.2</text:p>
          </table:table-cell>
          <table:table-cell table:style-name="ce48" table:formula="of:= ( allusers_cgka_tree_size + h_tot * sk_size + ssk_size + sec_size ) / 1000" office:value-type="float" office:value="6316.52817998558" calcext:value-type="float">
            <text:p>6,316.5</text:p>
          </table:table-cell>
          <table:table-cell table:style-name="ce51" table:formula="of:= ( (2 * n_A - 2) * pk_size + (n_U + n_A + 1) * spk_size + h_A * sk_size + 2 * ssk_size + (2 * n_U + 1) * sec_size ) / 1000" office:value-type="float" office:value="4219.184" calcext:value-type="float">
            <text:p>4,219.2</text:p>
          </table:table-cell>
          <table:table-cell table:style-name="ce180" table:formula="of:=g_coef * ( (h_A + 1)*pk_size + h_A*ct_hpke_size + ct_aead_size) + g_ind_coef*stu_mka_tree_size" office:value-type="string" office:string-value="" calcext:value-type="error">
            <text:p>#NOM ?</text:p>
          </table:table-cell>
          <table:table-cell table:style-name="ce288" table:formula="of:=treekem_comcost/sumacv1_fullbdct_comcost" office:value-type="string" office:string-value="" calcext:value-type="error">
            <text:p>#NOM ?</text:p>
          </table:table-cell>
          <table:table-cell table:style-name="ce53" table:formula="of:=treekem_stor_cost / sumac_stor_cost" office:value-type="float" office:value="1.49709711166557" calcext:value-type="float">
            <text:p>1.5</text:p>
          </table:table-cell>
          <table:table-cell table:style-name="ce55" table:formula="of:=(treekem_stor_cost - sumac_stor_cost) / treekem_stor_cost * 100" office:value-type="float" office:value="33.2040659080914" calcext:value-type="float">
            <text:p>33.2</text:p>
          </table:table-cell>
          <table:table-cell table:number-columns-repeated="988"/>
        </table:table-row>
        <table:table-row table:style-name="ro2">
          <table:table-cell table:style-name="ce230"/>
          <table:table-cell table:style-name="ce230" office:value-type="string" calcext:value-type="string">
            <text:p>PQ</text:p>
          </table:table-cell>
          <table:table-cell table:style-name="ce230" office:value-type="string" calcext:value-type="string">
            <text:p>Small</text:p>
          </table:table-cell>
          <table:table-cell table:style-name="ce256" table:formula="of:= LOG(n_tot;2)" office:value-type="float" office:value="4.32192809488736" calcext:value-type="float">
            <text:p>4</text:p>
          </table:table-cell>
          <table:table-cell table:style-name="ce256" table:formula="of:=LOG(n_A;2)" office:value-type="float" office:value="2" calcext:value-type="float">
            <text:p>2</text:p>
          </table:table-cell>
          <table:table-cell table:style-name="ce256" table:formula="of:=LOG(n_U;2)" office:value-type="float" office:value="4" calcext:value-type="float">
            <text:p>4</text:p>
          </table:table-cell>
          <table:table-cell table:style-name="ce256" table:formula="of:=n_A + n_U" office:value-type="float" office:value="20" calcext:value-type="float">
            <text:p>20</text:p>
          </table:table-cell>
          <table:table-cell table:style-name="ce256" table:formula="of:=n_a_small" office:value-type="float" office:value="4" calcext:value-type="float">
            <text:p>4</text:p>
          </table:table-cell>
          <table:table-cell table:style-name="ce256" office:value-type="float" office:value="16" calcext:value-type="float">
            <text:p>16</text:p>
          </table:table-cell>
          <table:table-cell table:style-name="ce256" table:formula="of:=(2*n_tot - 2) * pk_size + n_tot * spk_size" office:value-type="float" office:value="45632" calcext:value-type="float">
            <text:p>45 632</text:p>
          </table:table-cell>
          <table:table-cell table:style-name="ce256" table:formula="of:=(2*n_A - 2) * pk_size + n_A * spk_size" office:value-type="float" office:value="7232" calcext:value-type="float">
            <text:p>7 232</text:p>
          </table:table-cell>
          <table:table-cell table:style-name="ce256" table:formula="of:=(2*n_U - 1) * sec_size" office:value-type="float" office:value="992" calcext:value-type="float">
            <text:p>992</text:p>
          </table:table-cell>
          <table:table-cell table:style-name="ce256" table:formula="of:=pkct_pq_size + tag_size + sec_size" office:value-type="float" office:value="1136" calcext:value-type="float">
            <text:p>1 136</text:p>
          </table:table-cell>
          <table:table-cell table:style-name="ce256" table:formula="of:=pkct_pq_size + tag_size + 2*sec_size" office:value-type="float" office:value="1168" calcext:value-type="float">
            <text:p>1 168</text:p>
          </table:table-cell>
          <table:table-cell table:style-name="ce256" table:formula="of:=pkct_pq_size + tag_size + (h_U + 1)*sec_size" office:value-type="float" office:value="1264" calcext:value-type="float">
            <text:p>1 264</text:p>
          </table:table-cell>
          <table:table-cell table:style-name="ce256" table:formula="of:=pkct_pq_size + ct_aead_mka_tree_size" office:value-type="float" office:value="2096" calcext:value-type="float">
            <text:p>2 096</text:p>
          </table:table-cell>
          <table:table-cell table:style-name="ce256" office:value-type="float" office:value="32" calcext:value-type="float">
            <text:p>32</text:p>
          </table:table-cell>
          <table:table-cell table:style-name="ce14" office:value-type="float" office:value="1184" calcext:value-type="float">
            <text:p>1 184</text:p>
          </table:table-cell>
          <table:table-cell table:style-name="ce14" office:value-type="float" office:value="2400" calcext:value-type="float">
            <text:p>2 400</text:p>
          </table:table-cell>
          <table:table-cell table:style-name="ce14" table:formula="of:= h_U * sec_size + tag_size" office:value-type="float" office:value="144" calcext:value-type="float">
            <text:p>144</text:p>
          </table:table-cell>
          <table:table-cell table:style-name="ce14" table:formula="of:=(h_U + 1) * sec_size + tag_size" office:value-type="float" office:value="176" calcext:value-type="float">
            <text:p>176</text:p>
          </table:table-cell>
          <table:table-cell table:style-name="ce14" table:formula="of:= stu_mka_tree_size + tag_size" office:value-type="float" office:value="1008" calcext:value-type="float">
            <text:p>1 008</text:p>
          </table:table-cell>
          <table:table-cell table:style-name="ce48" table:formula="of:= ( ( 2 * (n_tot + n_A) - 2 ) * pk_size + (n_tot + 1) * spk_size + (h_tot + h_A) * sk_size + 2 * ssk_size + sec_size ) / 1000" office:value-type="float" office:value="70.4046274277297" calcext:value-type="float">
            <text:p>70.4</text:p>
          </table:table-cell>
          <table:table-cell table:style-name="ce48" table:formula="of:= ( allusers_cgka_tree_size + h_tot * sk_size + ssk_size + sec_size ) / 1000" office:value-type="float" office:value="56.0686274277297" calcext:value-type="float">
            <text:p>56.1</text:p>
          </table:table-cell>
          <table:table-cell table:style-name="ce51" table:formula="of:= ( (2 * n_A - 2) * pk_size + (n_U + n_A + 1) * spk_size + h_A * sk_size + 2 * ssk_size + (2 * n_U + 1) * sec_size ) / 1000" office:value-type="float" office:value="13.696" calcext:value-type="float">
            <text:p>13.7</text:p>
          </table:table-cell>
          <table:table-cell table:style-name="ce180" table:formula="of:=g_coef * ( (h_A + 1)*pk_size + h_A*ct_hpke_size + ct_aead_size) + g_ind_coef*stu_mka_tree_size" office:value-type="string" office:string-value="" calcext:value-type="error">
            <text:p>#NOM ?</text:p>
          </table:table-cell>
          <table:table-cell table:style-name="ce288" table:formula="of:=treekem_comcost/sumacv1_fullbdct_comcost" office:value-type="string" office:string-value="" calcext:value-type="error">
            <text:p>#NOM ?</text:p>
          </table:table-cell>
          <table:table-cell table:style-name="ce53" table:formula="of:=treekem_stor_cost / sumac_stor_cost" office:value-type="float" office:value="4.09379581101998" calcext:value-type="float">
            <text:p>4.1</text:p>
          </table:table-cell>
          <table:table-cell table:style-name="ce55" table:formula="of:=(treekem_stor_cost - sumac_stor_cost) / treekem_stor_cost * 100" office:value-type="float" office:value="75.5727924361023" calcext:value-type="float">
            <text:p>75.6</text:p>
          </table:table-cell>
          <table:table-cell table:number-columns-repeated="988"/>
        </table:table-row>
        <table:table-row table:style-name="ro2">
          <table:table-cell table:style-name="ce230" table:number-columns-repeated="2"/>
          <table:table-cell table:style-name="ce230" office:value-type="string" calcext:value-type="string">
            <text:p>Medium</text:p>
          </table:table-cell>
          <table:table-cell table:style-name="ce256" table:formula="of:= LOG(n_tot;2)" office:value-type="float" office:value="8.08746284125034" calcext:value-type="float">
            <text:p>8</text:p>
          </table:table-cell>
          <table:table-cell table:style-name="ce256" table:formula="of:=LOG(n_A;2)" office:value-type="float" office:value="4" calcext:value-type="float">
            <text:p>4</text:p>
          </table:table-cell>
          <table:table-cell table:style-name="ce256" table:formula="of:=LOG(n_U;2)" office:value-type="float" office:value="8" calcext:value-type="float">
            <text:p>8</text:p>
          </table:table-cell>
          <table:table-cell table:style-name="ce256" table:formula="of:=n_A + n_U" office:value-type="float" office:value="272" calcext:value-type="float">
            <text:p>272</text:p>
          </table:table-cell>
          <table:table-cell table:style-name="ce256" table:formula="of:=n_a_med" office:value-type="float" office:value="16" calcext:value-type="float">
            <text:p>16</text:p>
          </table:table-cell>
          <table:table-cell table:style-name="ce256" office:value-type="float" office:value="256" calcext:value-type="float">
            <text:p>256</text:p>
          </table:table-cell>
          <table:table-cell table:style-name="ce256" table:formula="of:=(2*n_tot - 2) * pk_size + n_tot * spk_size" office:value-type="float" office:value="650432" calcext:value-type="float">
            <text:p>650 432</text:p>
          </table:table-cell>
          <table:table-cell table:style-name="ce256" table:formula="of:=(2*n_A - 2) * pk_size + n_A * spk_size" office:value-type="float" office:value="36032" calcext:value-type="float">
            <text:p>36 032</text:p>
          </table:table-cell>
          <table:table-cell table:style-name="ce256" table:formula="of:=(2*n_U - 1) * sec_size" office:value-type="float" office:value="16352" calcext:value-type="float">
            <text:p>16 352</text:p>
          </table:table-cell>
          <table:table-cell table:style-name="ce256" table:formula="of:=pkct_pq_size + tag_size + sec_size" office:value-type="float" office:value="1136" calcext:value-type="float">
            <text:p>1 136</text:p>
          </table:table-cell>
          <table:table-cell table:style-name="ce256" table:formula="of:=pkct_pq_size + tag_size + 2*sec_size" office:value-type="float" office:value="1168" calcext:value-type="float">
            <text:p>1 168</text:p>
          </table:table-cell>
          <table:table-cell table:style-name="ce256" table:formula="of:=pkct_pq_size + tag_size + (h_U + 1)*sec_size" office:value-type="float" office:value="1392" calcext:value-type="float">
            <text:p>1 392</text:p>
          </table:table-cell>
          <table:table-cell table:style-name="ce256" table:formula="of:=pkct_pq_size + ct_aead_mka_tree_size" office:value-type="float" office:value="17456" calcext:value-type="float">
            <text:p>17 456</text:p>
          </table:table-cell>
          <table:table-cell table:style-name="ce256" office:value-type="float" office:value="32" calcext:value-type="float">
            <text:p>32</text:p>
          </table:table-cell>
          <table:table-cell table:style-name="ce14" office:value-type="float" office:value="1184" calcext:value-type="float">
            <text:p>1 184</text:p>
          </table:table-cell>
          <table:table-cell table:style-name="ce14" office:value-type="float" office:value="2400" calcext:value-type="float">
            <text:p>2 400</text:p>
          </table:table-cell>
          <table:table-cell table:style-name="ce14" table:formula="of:= h_U * sec_size + tag_size" office:value-type="float" office:value="272" calcext:value-type="float">
            <text:p>272</text:p>
          </table:table-cell>
          <table:table-cell table:style-name="ce14" table:formula="of:=(h_U + 1) * sec_size + tag_size" office:value-type="float" office:value="304" calcext:value-type="float">
            <text:p>304</text:p>
          </table:table-cell>
          <table:table-cell table:style-name="ce14" table:formula="of:= stu_mka_tree_size + tag_size" office:value-type="float" office:value="16368" calcext:value-type="float">
            <text:p>16 368</text:p>
          </table:table-cell>
          <table:table-cell table:style-name="ce48" table:formula="of:= ( ( 2 * (n_tot + n_A) - 2 ) * pk_size + (n_tot + 1) * spk_size + (h_tot + h_A) * sk_size + 2 * ssk_size + sec_size ) / 1000" office:value-type="float" office:value="717.457910819001" calcext:value-type="float">
            <text:p>717.5</text:p>
          </table:table-cell>
          <table:table-cell table:style-name="ce48" table:formula="of:= ( allusers_cgka_tree_size + h_tot * sk_size + ssk_size + sec_size ) / 1000" office:value-type="float" office:value="669.905910819001" calcext:value-type="float">
            <text:p>669.9</text:p>
          </table:table-cell>
          <table:table-cell table:style-name="ce51" table:formula="of:= ( (2 * n_A - 2) * pk_size + (n_U + n_A + 1) * spk_size + h_A * sk_size + 2 * ssk_size + (2 * n_U + 1) * sec_size ) / 1000" office:value-type="float" office:value="70.336" calcext:value-type="float">
            <text:p>70.3</text:p>
          </table:table-cell>
          <table:table-cell table:style-name="ce180" table:formula="of:=g_coef * ( (h_A + 1)*pk_size + h_A*ct_hpke_size + ct_aead_size) + g_ind_coef*stu_mka_tree_size" office:value-type="string" office:string-value="" calcext:value-type="error">
            <text:p>#NOM ?</text:p>
          </table:table-cell>
          <table:table-cell table:style-name="ce288" table:formula="of:=treekem_comcost/sumacv1_fullbdct_comcost" office:value-type="string" office:string-value="" calcext:value-type="error">
            <text:p>#NOM ?</text:p>
          </table:table-cell>
          <table:table-cell table:style-name="ce53" table:formula="of:=treekem_stor_cost / sumac_stor_cost" office:value-type="float" office:value="9.5243674763848" calcext:value-type="float">
            <text:p>9.5</text:p>
          </table:table-cell>
          <table:table-cell table:style-name="ce55" table:formula="of:=(treekem_stor_cost - sumac_stor_cost) / treekem_stor_cost * 100" office:value-type="float" office:value="89.5006151066782" calcext:value-type="float">
            <text:p>89.5</text:p>
          </table:table-cell>
          <table:table-cell table:number-columns-repeated="988"/>
        </table:table-row>
        <table:table-row table:style-name="ro2">
          <table:table-cell table:style-name="ce230" table:number-columns-repeated="2"/>
          <table:table-cell table:style-name="ce230" office:value-type="string" calcext:value-type="string">
            <text:p>Large</text:p>
          </table:table-cell>
          <table:table-cell table:style-name="ce256" table:formula="of:= LOG(n_tot;2)" office:value-type="float" office:value="16.0056245491939" calcext:value-type="float">
            <text:p>16</text:p>
          </table:table-cell>
          <table:table-cell table:style-name="ce256" table:formula="of:=LOG(n_A;2)" office:value-type="float" office:value="8" calcext:value-type="float">
            <text:p>8</text:p>
          </table:table-cell>
          <table:table-cell table:style-name="ce256" table:formula="of:=LOG(n_U;2)" office:value-type="float" office:value="16" calcext:value-type="float">
            <text:p>16</text:p>
          </table:table-cell>
          <table:table-cell table:style-name="ce256" table:formula="of:=n_A + n_U" office:value-type="float" office:value="65792" calcext:value-type="float">
            <text:p>65 792</text:p>
          </table:table-cell>
          <table:table-cell table:style-name="ce256" table:formula="of:=n_a_large" office:value-type="float" office:value="256" calcext:value-type="float">
            <text:p>256</text:p>
          </table:table-cell>
          <table:table-cell table:style-name="ce256" office:value-type="float" office:value="65536" calcext:value-type="float">
            <text:p>65 536</text:p>
          </table:table-cell>
          <table:table-cell table:style-name="ce256" table:formula="of:=(2*n_tot - 2) * pk_size + n_tot * spk_size" office:value-type="float" office:value="157898432" calcext:value-type="float">
            <text:p>157 898 432</text:p>
          </table:table-cell>
          <table:table-cell table:style-name="ce256" table:formula="of:=(2*n_A - 2) * pk_size + n_A * spk_size" office:value-type="float" office:value="612032" calcext:value-type="float">
            <text:p>612 032</text:p>
          </table:table-cell>
          <table:table-cell table:style-name="ce256" table:formula="of:=(2*n_U - 1) * sec_size" office:value-type="float" office:value="4194272" calcext:value-type="float">
            <text:p>4 194 272</text:p>
          </table:table-cell>
          <table:table-cell table:style-name="ce256" table:formula="of:=pkct_pq_size + tag_size + sec_size" office:value-type="float" office:value="1136" calcext:value-type="float">
            <text:p>1 136</text:p>
          </table:table-cell>
          <table:table-cell table:style-name="ce256" table:formula="of:=pkct_pq_size + tag_size + 2*sec_size" office:value-type="float" office:value="1168" calcext:value-type="float">
            <text:p>1 168</text:p>
          </table:table-cell>
          <table:table-cell table:style-name="ce256" table:formula="of:=pkct_pq_size + tag_size + (h_U + 1)*sec_size" office:value-type="float" office:value="1648" calcext:value-type="float">
            <text:p>1 648</text:p>
          </table:table-cell>
          <table:table-cell table:style-name="ce256" table:formula="of:=pkct_pq_size + ct_aead_mka_tree_size" office:value-type="float" office:value="4195376" calcext:value-type="float">
            <text:p>4 195 376</text:p>
          </table:table-cell>
          <table:table-cell table:style-name="ce256" office:value-type="float" office:value="32" calcext:value-type="float">
            <text:p>32</text:p>
          </table:table-cell>
          <table:table-cell table:style-name="ce256" office:value-type="float" office:value="1184" calcext:value-type="float">
            <text:p>1 184</text:p>
          </table:table-cell>
          <table:table-cell table:style-name="ce14" office:value-type="float" office:value="2400" calcext:value-type="float">
            <text:p>2 400</text:p>
          </table:table-cell>
          <table:table-cell table:style-name="ce14" table:formula="of:= h_U * sec_size + tag_size" office:value-type="float" office:value="528" calcext:value-type="float">
            <text:p>528</text:p>
          </table:table-cell>
          <table:table-cell table:style-name="ce14" table:formula="of:=(h_U + 1) * sec_size + tag_size" office:value-type="float" office:value="560" calcext:value-type="float">
            <text:p>560</text:p>
          </table:table-cell>
          <table:table-cell table:style-name="ce14" table:formula="of:= stu_mka_tree_size + tag_size" office:value-type="float" office:value="4194288" calcext:value-type="float">
            <text:p>4 194 288</text:p>
          </table:table-cell>
          <table:table-cell table:style-name="ce48" table:formula="of:= ( ( 2 * (n_tot + n_A) - 2 ) * pk_size + (n_tot + 1) * spk_size + (h_tot + h_A) * sk_size + 2 * ssk_size + sec_size ) / 1000" office:value-type="float" office:value="158562.381498918" calcext:value-type="float">
            <text:p>158,562.4</text:p>
          </table:table-cell>
          <table:table-cell table:style-name="ce48" table:formula="of:= ( allusers_cgka_tree_size + h_tot * sk_size + ssk_size + sec_size ) / 1000" office:value-type="float" office:value="157936.909498918" calcext:value-type="float">
            <text:p>157,936.9</text:p>
          </table:table-cell>
          <table:table-cell table:style-name="ce51" table:formula="of:= ( (2 * n_A - 2) * pk_size + (n_U + n_A + 1) * spk_size + h_A * sk_size + 2 * ssk_size + (2 * n_U + 1) * sec_size ) / 1000" office:value-type="float" office:value="6922.816" calcext:value-type="float">
            <text:p>6,922.8</text:p>
          </table:table-cell>
          <table:table-cell table:style-name="ce180" table:formula="of:=g_coef * ( (h_A + 1)*pk_size + h_A*ct_hpke_size + ct_aead_size) + g_ind_coef*stu_mka_tree_size" office:value-type="string" office:string-value="" calcext:value-type="error">
            <text:p>#NOM ?</text:p>
          </table:table-cell>
          <table:table-cell table:style-name="ce288" table:formula="of:=treekem_comcost/sumacv1_fullbdct_comcost" office:value-type="string" office:string-value="" calcext:value-type="error">
            <text:p>#NOM ?</text:p>
          </table:table-cell>
          <table:table-cell table:style-name="ce53" table:formula="of:=treekem_stor_cost / sumac_stor_cost" office:value-type="float" office:value="22.8139689829858" calcext:value-type="float">
            <text:p>22.8</text:p>
          </table:table-cell>
          <table:table-cell table:style-name="ce55" table:formula="of:=(treekem_stor_cost - sumac_stor_cost) / treekem_stor_cost * 100" office:value-type="float" office:value="95.6167206120698" calcext:value-type="float">
            <text:p>95.6</text:p>
          </table:table-cell>
          <table:table-cell table:number-columns-repeated="988"/>
        </table:table-row>
        <table:table-row table:style-name="ro2">
          <table:table-cell table:style-name="ce233" office:value-type="string" calcext:value-type="string">
            <text:p>Standard</text:p>
          </table:table-cell>
          <table:table-cell table:style-name="ce233" office:value-type="string" calcext:value-type="string">
            <text:p>Classical</text:p>
          </table:table-cell>
          <table:table-cell table:style-name="ce233" office:value-type="string" calcext:value-type="string">
            <text:p>Small</text:p>
          </table:table-cell>
          <table:table-cell table:style-name="ce255" table:formula="of:= LOG(n_tot;2)" office:value-type="float" office:value="4.32192809488736" calcext:value-type="float">
            <text:p>4</text:p>
          </table:table-cell>
          <table:table-cell table:style-name="ce255" table:formula="of:=LOG(n_A;2)" office:value-type="float" office:value="2" calcext:value-type="float">
            <text:p>2</text:p>
          </table:table-cell>
          <table:table-cell table:style-name="ce255" table:formula="of:=LOG(n_U;2)" office:value-type="float" office:value="4" calcext:value-type="float">
            <text:p>4</text:p>
          </table:table-cell>
          <table:table-cell table:style-name="ce255" table:formula="of:=n_A + n_U" office:value-type="float" office:value="20" calcext:value-type="float">
            <text:p>20</text:p>
          </table:table-cell>
          <table:table-cell table:style-name="ce255" table:formula="of:=n_a_small" office:value-type="float" office:value="4" calcext:value-type="float">
            <text:p>4</text:p>
          </table:table-cell>
          <table:table-cell table:style-name="ce255" office:value-type="float" office:value="16" calcext:value-type="float">
            <text:p>16</text:p>
          </table:table-cell>
          <table:table-cell table:style-name="ce255" table:formula="of:=(2*n_tot - 2) * pk_size + n_tot * spk_size" office:value-type="float" office:value="1856" calcext:value-type="float">
            <text:p>1 856</text:p>
          </table:table-cell>
          <table:table-cell table:style-name="ce255" table:formula="of:=(2*n_A - 2) * pk_size + n_A * spk_size" office:value-type="float" office:value="320" calcext:value-type="float">
            <text:p>320</text:p>
          </table:table-cell>
          <table:table-cell table:style-name="ce255" table:formula="of:=(2*n_U - 1) * sec_size" office:value-type="float" office:value="496" calcext:value-type="float">
            <text:p>496</text:p>
          </table:table-cell>
          <table:table-cell table:style-name="ce255" table:formula="of:=pkct_classical_size + tag_size + sec_size" office:value-type="float" office:value="64" calcext:value-type="float">
            <text:p>64</text:p>
          </table:table-cell>
          <table:table-cell table:style-name="ce255" table:formula="of:=pkct_classical_size + tag_size + 2*sec_size" office:value-type="float" office:value="80" calcext:value-type="float">
            <text:p>80</text:p>
          </table:table-cell>
          <table:table-cell table:style-name="ce255" table:formula="of:=pkct_classical_size + tag_size + (h_U + 1)*sec_size" office:value-type="float" office:value="128" calcext:value-type="float">
            <text:p>128</text:p>
          </table:table-cell>
          <table:table-cell table:style-name="ce255" table:formula="of:=pkct_classical_size + ct_aead_mka_tree_size" office:value-type="float" office:value="544" calcext:value-type="float">
            <text:p>544</text:p>
          </table:table-cell>
          <table:table-cell table:style-name="ce255" office:value-type="float" office:value="16" calcext:value-type="float">
            <text:p>16</text:p>
          </table:table-cell>
          <table:table-cell table:number-columns-repeated="2" table:style-name="ce255" office:value-type="float" office:value="32" calcext:value-type="float">
            <text:p>32</text:p>
          </table:table-cell>
          <table:table-cell table:style-name="ce255" table:formula="of:= h_U * sec_size + tag_size" office:value-type="float" office:value="80" calcext:value-type="float">
            <text:p>80</text:p>
          </table:table-cell>
          <table:table-cell table:style-name="ce255" table:formula="of:=(h_U + 1) * sec_size + tag_size" office:value-type="float" office:value="96" calcext:value-type="float">
            <text:p>96</text:p>
          </table:table-cell>
          <table:table-cell table:style-name="ce255" table:formula="of:= stu_mka_tree_size + tag_size" office:value-type="float" office:value="512" calcext:value-type="float">
            <text:p>512</text:p>
          </table:table-cell>
          <table:table-cell table:style-name="ce49" table:formula="of:= ( (2 * n_tot - 2) * pk_size + n_tot * spk_size + h_tot * sk_size + ssk_size + sec_size ) / 1000" office:value-type="float" office:value="2.0423016990364" calcext:value-type="float">
            <text:p>2.0</text:p>
          </table:table-cell>
          <table:table-cell table:style-name="ce49" table:formula="of:= ( allusers_cgka_tree_size + h_tot * sk_size + ssk_size + sec_size ) / 1000" office:value-type="float" office:value="2.0423016990364" calcext:value-type="float">
            <text:p>2.0</text:p>
          </table:table-cell>
          <table:table-cell table:style-name="ce52" table:formula="of:=  ( (n_A + 1) * spk_size + ssk_size + (n_A * (h_U + 1) + 1) * sec_size ) / 1000" office:value-type="float" office:value="0.528" calcext:value-type="float">
            <text:p>0.5</text:p>
          </table:table-cell>
          <table:table-cell table:style-name="ce180" table:formula="of:=g_coef * ( h_A*pk_size + (h_A+1)*ct_hpke_size )" office:value-type="string" office:string-value="" calcext:value-type="error">
            <text:p>#NOM ?</text:p>
          </table:table-cell>
          <table:table-cell table:style-name="ce288" table:formula="of:=treekem_comcost/sumacv1_fullbdct_comcost" office:value-type="string" office:string-value="" calcext:value-type="error">
            <text:p>#NOM ?</text:p>
          </table:table-cell>
          <table:table-cell table:style-name="ce54" table:formula="of:=treekem_stor_cost / sumac_stor_cost" office:value-type="float" office:value="3.86799564211439" calcext:value-type="float">
            <text:p>3.9</text:p>
          </table:table-cell>
          <table:table-cell table:style-name="ce56" table:formula="of:=(treekem_stor_cost - sumac_stor_cost) / treekem_stor_cost * 100" office:value-type="float" office:value="74.14681678769" calcext:value-type="float">
            <text:p>74.1</text:p>
          </table:table-cell>
          <table:table-cell table:number-columns-repeated="988"/>
        </table:table-row>
        <table:table-row table:style-name="ro2">
          <table:table-cell table:style-name="ce233" office:value-type="string" calcext:value-type="string">
            <text:p>User </text:p>
          </table:table-cell>
          <table:table-cell table:style-name="ce233"/>
          <table:table-cell table:style-name="ce233" office:value-type="string" calcext:value-type="string">
            <text:p>Medium</text:p>
          </table:table-cell>
          <table:table-cell table:style-name="ce255" table:formula="of:= LOG(n_tot;2)" office:value-type="float" office:value="8.08746284125034" calcext:value-type="float">
            <text:p>8</text:p>
          </table:table-cell>
          <table:table-cell table:style-name="ce255" table:formula="of:=LOG(n_A;2)" office:value-type="float" office:value="4" calcext:value-type="float">
            <text:p>4</text:p>
          </table:table-cell>
          <table:table-cell table:style-name="ce255" table:formula="of:=LOG(n_U;2)" office:value-type="float" office:value="8" calcext:value-type="float">
            <text:p>8</text:p>
          </table:table-cell>
          <table:table-cell table:style-name="ce255" table:formula="of:=n_A + n_U" office:value-type="float" office:value="272" calcext:value-type="float">
            <text:p>272</text:p>
          </table:table-cell>
          <table:table-cell table:style-name="ce255" table:formula="of:=n_a_med" office:value-type="float" office:value="16" calcext:value-type="float">
            <text:p>16</text:p>
          </table:table-cell>
          <table:table-cell table:style-name="ce255" office:value-type="float" office:value="256" calcext:value-type="float">
            <text:p>256</text:p>
          </table:table-cell>
          <table:table-cell table:style-name="ce255" table:formula="of:=(2*n_tot - 2) * pk_size + n_tot * spk_size" office:value-type="float" office:value="26048" calcext:value-type="float">
            <text:p>26 048</text:p>
          </table:table-cell>
          <table:table-cell table:style-name="ce255" table:formula="of:=(2*n_A - 2) * pk_size + n_A * spk_size" office:value-type="float" office:value="1472" calcext:value-type="float">
            <text:p>1 472</text:p>
          </table:table-cell>
          <table:table-cell table:style-name="ce255" table:formula="of:=(2*n_U - 1) * sec_size" office:value-type="float" office:value="8176" calcext:value-type="float">
            <text:p>8 176</text:p>
          </table:table-cell>
          <table:table-cell table:style-name="ce255" table:formula="of:=pkct_classical_size + tag_size + sec_size" office:value-type="float" office:value="64" calcext:value-type="float">
            <text:p>64</text:p>
          </table:table-cell>
          <table:table-cell table:style-name="ce255" table:formula="of:=pkct_classical_size + tag_size + 2*sec_size" office:value-type="float" office:value="80" calcext:value-type="float">
            <text:p>80</text:p>
          </table:table-cell>
          <table:table-cell table:style-name="ce255" table:formula="of:=pkct_classical_size + tag_size + (h_U + 1)*sec_size" office:value-type="float" office:value="192" calcext:value-type="float">
            <text:p>192</text:p>
          </table:table-cell>
          <table:table-cell table:style-name="ce255" table:formula="of:=pkct_classical_size + ct_aead_mka_tree_size" office:value-type="float" office:value="8224" calcext:value-type="float">
            <text:p>8 224</text:p>
          </table:table-cell>
          <table:table-cell table:style-name="ce255" office:value-type="float" office:value="16" calcext:value-type="float">
            <text:p>16</text:p>
          </table:table-cell>
          <table:table-cell table:number-columns-repeated="2" table:style-name="ce255" office:value-type="float" office:value="32" calcext:value-type="float">
            <text:p>32</text:p>
          </table:table-cell>
          <table:table-cell table:style-name="ce255" table:formula="of:= h_U * sec_size + tag_size" office:value-type="float" office:value="144" calcext:value-type="float">
            <text:p>144</text:p>
          </table:table-cell>
          <table:table-cell table:style-name="ce255" table:formula="of:=(h_U + 1) * sec_size + tag_size" office:value-type="float" office:value="160" calcext:value-type="float">
            <text:p>160</text:p>
          </table:table-cell>
          <table:table-cell table:style-name="ce255" table:formula="of:= stu_mka_tree_size + tag_size" office:value-type="float" office:value="8192" calcext:value-type="float">
            <text:p>8 192</text:p>
          </table:table-cell>
          <table:table-cell table:style-name="ce49" table:formula="of:= ( (2 * n_tot - 2) * pk_size + n_tot * spk_size + h_tot * sk_size + ssk_size + sec_size ) / 1000" office:value-type="float" office:value="26.35479881092" calcext:value-type="float">
            <text:p>26.4</text:p>
          </table:table-cell>
          <table:table-cell table:style-name="ce49" table:formula="of:= ( allusers_cgka_tree_size + h_tot * sk_size + ssk_size + sec_size ) / 1000" office:value-type="float" office:value="26.35479881092" calcext:value-type="float">
            <text:p>26.4</text:p>
          </table:table-cell>
          <table:table-cell table:style-name="ce52" table:formula="of:=  ( (n_A + 1) * spk_size + ssk_size + (n_A * (h_U + 1) + 1) * sec_size ) / 1000" office:value-type="float" office:value="2.896" calcext:value-type="float">
            <text:p>2.9</text:p>
          </table:table-cell>
          <table:table-cell table:style-name="ce180" table:formula="of:=g_coef * ( h_A*pk_size + (h_A+1)*ct_hpke_size )" office:value-type="string" office:string-value="" calcext:value-type="error">
            <text:p>#NOM ?</text:p>
          </table:table-cell>
          <table:table-cell table:style-name="ce288" table:formula="of:=treekem_comcost/sumacv1_fullbdct_comcost" office:value-type="string" office:string-value="" calcext:value-type="error">
            <text:p>#NOM ?</text:p>
          </table:table-cell>
          <table:table-cell table:style-name="ce54" table:formula="of:=treekem_stor_cost / sumac_stor_cost" office:value-type="float" office:value="9.10041395404697" calcext:value-type="float">
            <text:p>9.1</text:p>
          </table:table-cell>
          <table:table-cell table:style-name="ce56" table:formula="of:=(treekem_stor_cost - sumac_stor_cost) / treekem_stor_cost * 100" office:value-type="float" office:value="89.0114888723793" calcext:value-type="float">
            <text:p>89.0</text:p>
          </table:table-cell>
          <table:table-cell table:number-columns-repeated="988"/>
        </table:table-row>
        <table:table-row table:style-name="ro2">
          <table:table-cell table:style-name="ce233" table:number-columns-repeated="2"/>
          <table:table-cell table:style-name="ce233" office:value-type="string" calcext:value-type="string">
            <text:p>Large</text:p>
          </table:table-cell>
          <table:table-cell table:style-name="ce255" table:formula="of:= LOG(n_tot;2)" office:value-type="float" office:value="16.0056245491939" calcext:value-type="float">
            <text:p>16</text:p>
          </table:table-cell>
          <table:table-cell table:style-name="ce255" table:formula="of:=LOG(n_A;2)" office:value-type="float" office:value="8" calcext:value-type="float">
            <text:p>8</text:p>
          </table:table-cell>
          <table:table-cell table:style-name="ce255" table:formula="of:=LOG(n_U;2)" office:value-type="float" office:value="16" calcext:value-type="float">
            <text:p>16</text:p>
          </table:table-cell>
          <table:table-cell table:style-name="ce255" table:formula="of:=n_A + n_U" office:value-type="float" office:value="65792" calcext:value-type="float">
            <text:p>65 792</text:p>
          </table:table-cell>
          <table:table-cell table:style-name="ce255" table:formula="of:=n_a_large" office:value-type="float" office:value="256" calcext:value-type="float">
            <text:p>256</text:p>
          </table:table-cell>
          <table:table-cell table:style-name="ce255" office:value-type="float" office:value="65536" calcext:value-type="float">
            <text:p>65 536</text:p>
          </table:table-cell>
          <table:table-cell table:style-name="ce255" table:formula="of:=(2*n_tot - 2) * pk_size + n_tot * spk_size" office:value-type="float" office:value="6315968" calcext:value-type="float">
            <text:p>6 315 968</text:p>
          </table:table-cell>
          <table:table-cell table:style-name="ce255" table:formula="of:=(2*n_A - 2) * pk_size + n_A * spk_size" office:value-type="float" office:value="24512" calcext:value-type="float">
            <text:p>24 512</text:p>
          </table:table-cell>
          <table:table-cell table:style-name="ce255" table:formula="of:=(2*n_U - 1) * sec_size" office:value-type="float" office:value="2097136" calcext:value-type="float">
            <text:p>2 097 136</text:p>
          </table:table-cell>
          <table:table-cell table:style-name="ce255" table:formula="of:=pkct_classical_size + tag_size + sec_size" office:value-type="float" office:value="64" calcext:value-type="float">
            <text:p>64</text:p>
          </table:table-cell>
          <table:table-cell table:style-name="ce255" table:formula="of:=pkct_classical_size + tag_size + 2*sec_size" office:value-type="float" office:value="80" calcext:value-type="float">
            <text:p>80</text:p>
          </table:table-cell>
          <table:table-cell table:style-name="ce255" table:formula="of:=pkct_classical_size + tag_size + (h_U + 1)*sec_size" office:value-type="float" office:value="320" calcext:value-type="float">
            <text:p>320</text:p>
          </table:table-cell>
          <table:table-cell table:style-name="ce255" table:formula="of:=pkct_classical_size + ct_aead_mka_tree_size" office:value-type="float" office:value="2097184" calcext:value-type="float">
            <text:p>2 097 184</text:p>
          </table:table-cell>
          <table:table-cell table:style-name="ce255" office:value-type="float" office:value="16" calcext:value-type="float">
            <text:p>16</text:p>
          </table:table-cell>
          <table:table-cell table:number-columns-repeated="2" table:style-name="ce255" office:value-type="float" office:value="32" calcext:value-type="float">
            <text:p>32</text:p>
          </table:table-cell>
          <table:table-cell table:style-name="ce255" table:formula="of:= h_U * sec_size + tag_size" office:value-type="float" office:value="272" calcext:value-type="float">
            <text:p>272</text:p>
          </table:table-cell>
          <table:table-cell table:style-name="ce255" table:formula="of:=(h_U + 1) * sec_size + tag_size" office:value-type="float" office:value="288" calcext:value-type="float">
            <text:p>288</text:p>
          </table:table-cell>
          <table:table-cell table:style-name="ce255" table:formula="of:= stu_mka_tree_size + tag_size" office:value-type="float" office:value="2097152" calcext:value-type="float">
            <text:p>2 097 152</text:p>
          </table:table-cell>
          <table:table-cell table:style-name="ce49" table:formula="of:= ( (2 * n_tot - 2) * pk_size + n_tot * spk_size + h_tot * sk_size + ssk_size + sec_size ) / 1000" office:value-type="float" office:value="6316.52817998558" calcext:value-type="float">
            <text:p>6,316.5</text:p>
          </table:table-cell>
          <table:table-cell table:style-name="ce49" table:formula="of:= ( allusers_cgka_tree_size + h_tot * sk_size + ssk_size + sec_size ) / 1000" office:value-type="float" office:value="6316.52817998558" calcext:value-type="float">
            <text:p>6,316.5</text:p>
          </table:table-cell>
          <table:table-cell table:style-name="ce52" table:formula="of:=  ( (n_A + 1) * spk_size + ssk_size + (n_A * (h_U + 1) + 1) * sec_size ) / 1000" office:value-type="float" office:value="77.904" calcext:value-type="float">
            <text:p>77.9</text:p>
          </table:table-cell>
          <table:table-cell table:style-name="ce180" table:formula="of:=g_coef * ( h_A*pk_size + (h_A+1)*ct_hpke_size )" office:value-type="string" office:string-value="" calcext:value-type="error">
            <text:p>#NOM ?</text:p>
          </table:table-cell>
          <table:table-cell table:style-name="ce288" table:formula="of:=treekem_comcost/sumacv1_fullbdct_comcost" office:value-type="string" office:string-value="" calcext:value-type="error">
            <text:p>#NOM ?</text:p>
          </table:table-cell>
          <table:table-cell table:style-name="ce54" table:formula="of:=treekem_stor_cost / sumac_stor_cost" office:value-type="float" office:value="81.080922417149" calcext:value-type="float">
            <text:p>81.1</text:p>
          </table:table-cell>
          <table:table-cell table:style-name="ce56" table:formula="of:=(treekem_stor_cost - sumac_stor_cost) / treekem_stor_cost * 100" office:value-type="float" office:value="98.7666642532072" calcext:value-type="float">
            <text:p>98.8</text:p>
          </table:table-cell>
          <table:table-cell table:number-columns-repeated="988"/>
        </table:table-row>
        <table:table-row table:style-name="ro2">
          <table:table-cell table:style-name="ce233"/>
          <table:table-cell table:style-name="ce233" office:value-type="string" calcext:value-type="string">
            <text:p>PQ</text:p>
          </table:table-cell>
          <table:table-cell table:style-name="ce233" office:value-type="string" calcext:value-type="string">
            <text:p>Small</text:p>
          </table:table-cell>
          <table:table-cell table:style-name="ce256" table:formula="of:= LOG(n_tot;2)" office:value-type="float" office:value="4.32192809488736" calcext:value-type="float">
            <text:p>4</text:p>
          </table:table-cell>
          <table:table-cell table:style-name="ce256" table:formula="of:=LOG(n_A;2)" office:value-type="float" office:value="2" calcext:value-type="float">
            <text:p>2</text:p>
          </table:table-cell>
          <table:table-cell table:style-name="ce256" table:formula="of:=LOG(n_U;2)" office:value-type="float" office:value="4" calcext:value-type="float">
            <text:p>4</text:p>
          </table:table-cell>
          <table:table-cell table:style-name="ce256" table:formula="of:=n_A + n_U" office:value-type="float" office:value="20" calcext:value-type="float">
            <text:p>20</text:p>
          </table:table-cell>
          <table:table-cell table:style-name="ce256" table:formula="of:=n_a_small" office:value-type="float" office:value="4" calcext:value-type="float">
            <text:p>4</text:p>
          </table:table-cell>
          <table:table-cell table:style-name="ce256" office:value-type="float" office:value="16" calcext:value-type="float">
            <text:p>16</text:p>
          </table:table-cell>
          <table:table-cell table:style-name="ce256" table:formula="of:=(2*n_tot - 2) * pk_size + n_tot * spk_size" office:value-type="float" office:value="45632" calcext:value-type="float">
            <text:p>45 632</text:p>
          </table:table-cell>
          <table:table-cell table:style-name="ce256" table:formula="of:=(2*n_A - 2) * pk_size + n_A * spk_size" office:value-type="float" office:value="7232" calcext:value-type="float">
            <text:p>7 232</text:p>
          </table:table-cell>
          <table:table-cell table:style-name="ce256" table:formula="of:=(2*n_U - 1) * sec_size" office:value-type="float" office:value="992" calcext:value-type="float">
            <text:p>992</text:p>
          </table:table-cell>
          <table:table-cell table:style-name="ce256" table:formula="of:=pkct_pq_size + tag_size + sec_size" office:value-type="float" office:value="1136" calcext:value-type="float">
            <text:p>1 136</text:p>
          </table:table-cell>
          <table:table-cell table:style-name="ce256" table:formula="of:=pkct_pq_size + tag_size + 2*sec_size" office:value-type="float" office:value="1168" calcext:value-type="float">
            <text:p>1 168</text:p>
          </table:table-cell>
          <table:table-cell table:style-name="ce256" table:formula="of:=pkct_pq_size + tag_size + (h_U + 1)*sec_size" office:value-type="float" office:value="1264" calcext:value-type="float">
            <text:p>1 264</text:p>
          </table:table-cell>
          <table:table-cell table:style-name="ce256" table:formula="of:=pkct_pq_size + ct_aead_mka_tree_size" office:value-type="float" office:value="2096" calcext:value-type="float">
            <text:p>2 096</text:p>
          </table:table-cell>
          <table:table-cell table:style-name="ce256" office:value-type="float" office:value="32" calcext:value-type="float">
            <text:p>32</text:p>
          </table:table-cell>
          <table:table-cell table:style-name="ce14" office:value-type="float" office:value="1184" calcext:value-type="float">
            <text:p>1 184</text:p>
          </table:table-cell>
          <table:table-cell table:style-name="ce14" office:value-type="float" office:value="2400" calcext:value-type="float">
            <text:p>2 400</text:p>
          </table:table-cell>
          <table:table-cell table:style-name="ce14" table:formula="of:= h_U * sec_size + tag_size" office:value-type="float" office:value="144" calcext:value-type="float">
            <text:p>144</text:p>
          </table:table-cell>
          <table:table-cell table:style-name="ce14" table:formula="of:=(h_U + 1) * sec_size + tag_size" office:value-type="float" office:value="176" calcext:value-type="float">
            <text:p>176</text:p>
          </table:table-cell>
          <table:table-cell table:style-name="ce14" table:formula="of:= stu_mka_tree_size + tag_size" office:value-type="float" office:value="1008" calcext:value-type="float">
            <text:p>1 008</text:p>
          </table:table-cell>
          <table:table-cell table:style-name="ce49" table:formula="of:= ( (2 * n_tot - 2) * pk_size + n_tot * spk_size + h_tot * sk_size + ssk_size + sec_size ) / 1000" office:value-type="float" office:value="56.0686274277297" calcext:value-type="float">
            <text:p>56.1</text:p>
          </table:table-cell>
          <table:table-cell table:style-name="ce49" table:formula="of:= ( allusers_cgka_tree_size + h_tot * sk_size + ssk_size + sec_size ) / 1000" office:value-type="float" office:value="56.0686274277297" calcext:value-type="float">
            <text:p>56.1</text:p>
          </table:table-cell>
          <table:table-cell table:style-name="ce52" table:formula="of:=  ( (n_A + 1) * spk_size + ssk_size + (n_A * (h_U + 1) + 1) * sec_size ) / 1000" office:value-type="float" office:value="0.864" calcext:value-type="float">
            <text:p>0.9</text:p>
          </table:table-cell>
          <table:table-cell table:style-name="ce180" table:formula="of:=g_coef * ( h_A*pk_size + (h_A+1)*ct_hpke_size )" office:value-type="string" office:string-value="" calcext:value-type="error">
            <text:p>#NOM ?</text:p>
          </table:table-cell>
          <table:table-cell table:style-name="ce288" table:formula="of:=treekem_comcost/sumacv1_fullbdct_comcost" office:value-type="string" office:string-value="" calcext:value-type="error">
            <text:p>#NOM ?</text:p>
          </table:table-cell>
          <table:table-cell table:style-name="ce54" table:formula="of:=treekem_stor_cost / sumac_stor_cost" office:value-type="float" office:value="64.8942447080205" calcext:value-type="float">
            <text:p>64.9</text:p>
          </table:table-cell>
          <table:table-cell table:style-name="ce56" table:formula="of:=(treekem_stor_cost - sumac_stor_cost) / treekem_stor_cost * 100" office:value-type="float" office:value="98.4590312985392" calcext:value-type="float">
            <text:p>98.5</text:p>
          </table:table-cell>
          <table:table-cell table:number-columns-repeated="988"/>
        </table:table-row>
        <table:table-row table:style-name="ro2">
          <table:table-cell table:style-name="ce233" table:number-columns-repeated="2"/>
          <table:table-cell table:style-name="ce233" office:value-type="string" calcext:value-type="string">
            <text:p>Medium</text:p>
          </table:table-cell>
          <table:table-cell table:style-name="ce256" table:formula="of:= LOG(n_tot;2)" office:value-type="float" office:value="8.08746284125034" calcext:value-type="float">
            <text:p>8</text:p>
          </table:table-cell>
          <table:table-cell table:style-name="ce256" table:formula="of:=LOG(n_A;2)" office:value-type="float" office:value="4" calcext:value-type="float">
            <text:p>4</text:p>
          </table:table-cell>
          <table:table-cell table:style-name="ce256" table:formula="of:=LOG(n_U;2)" office:value-type="float" office:value="8" calcext:value-type="float">
            <text:p>8</text:p>
          </table:table-cell>
          <table:table-cell table:style-name="ce256" table:formula="of:=n_A + n_U" office:value-type="float" office:value="272" calcext:value-type="float">
            <text:p>272</text:p>
          </table:table-cell>
          <table:table-cell table:style-name="ce256" table:formula="of:=n_a_med" office:value-type="float" office:value="16" calcext:value-type="float">
            <text:p>16</text:p>
          </table:table-cell>
          <table:table-cell table:style-name="ce256" office:value-type="float" office:value="256" calcext:value-type="float">
            <text:p>256</text:p>
          </table:table-cell>
          <table:table-cell table:style-name="ce256" table:formula="of:=(2*n_tot - 2) * pk_size + n_tot * spk_size" office:value-type="float" office:value="650432" calcext:value-type="float">
            <text:p>650 432</text:p>
          </table:table-cell>
          <table:table-cell table:style-name="ce256" table:formula="of:=(2*n_A - 2) * pk_size + n_A * spk_size" office:value-type="float" office:value="36032" calcext:value-type="float">
            <text:p>36 032</text:p>
          </table:table-cell>
          <table:table-cell table:style-name="ce256" table:formula="of:=(2*n_U - 1) * sec_size" office:value-type="float" office:value="16352" calcext:value-type="float">
            <text:p>16 352</text:p>
          </table:table-cell>
          <table:table-cell table:style-name="ce256" table:formula="of:=pkct_pq_size + tag_size + sec_size" office:value-type="float" office:value="1136" calcext:value-type="float">
            <text:p>1 136</text:p>
          </table:table-cell>
          <table:table-cell table:style-name="ce256" table:formula="of:=pkct_pq_size + tag_size + 2*sec_size" office:value-type="float" office:value="1168" calcext:value-type="float">
            <text:p>1 168</text:p>
          </table:table-cell>
          <table:table-cell table:style-name="ce256" table:formula="of:=pkct_pq_size + tag_size + (h_U + 1)*sec_size" office:value-type="float" office:value="1392" calcext:value-type="float">
            <text:p>1 392</text:p>
          </table:table-cell>
          <table:table-cell table:style-name="ce256" table:formula="of:=pkct_pq_size + ct_aead_mka_tree_size" office:value-type="float" office:value="17456" calcext:value-type="float">
            <text:p>17 456</text:p>
          </table:table-cell>
          <table:table-cell table:style-name="ce256" office:value-type="float" office:value="32" calcext:value-type="float">
            <text:p>32</text:p>
          </table:table-cell>
          <table:table-cell table:style-name="ce14" office:value-type="float" office:value="1184" calcext:value-type="float">
            <text:p>1 184</text:p>
          </table:table-cell>
          <table:table-cell table:style-name="ce14" office:value-type="float" office:value="2400" calcext:value-type="float">
            <text:p>2 400</text:p>
          </table:table-cell>
          <table:table-cell table:style-name="ce14" table:formula="of:= h_U * sec_size + tag_size" office:value-type="float" office:value="272" calcext:value-type="float">
            <text:p>272</text:p>
          </table:table-cell>
          <table:table-cell table:style-name="ce14" table:formula="of:=(h_U + 1) * sec_size + tag_size" office:value-type="float" office:value="304" calcext:value-type="float">
            <text:p>304</text:p>
          </table:table-cell>
          <table:table-cell table:style-name="ce14" table:formula="of:= stu_mka_tree_size + tag_size" office:value-type="float" office:value="16368" calcext:value-type="float">
            <text:p>16 368</text:p>
          </table:table-cell>
          <table:table-cell table:style-name="ce49" table:formula="of:= ( (2 * n_tot - 2) * pk_size + n_tot * spk_size + h_tot * sk_size + ssk_size + sec_size ) / 1000" office:value-type="float" office:value="669.905910819001" calcext:value-type="float">
            <text:p>669.9</text:p>
          </table:table-cell>
          <table:table-cell table:style-name="ce49" table:formula="of:= ( allusers_cgka_tree_size + h_tot * sk_size + ssk_size + sec_size ) / 1000" office:value-type="float" office:value="669.905910819001" calcext:value-type="float">
            <text:p>669.9</text:p>
          </table:table-cell>
          <table:table-cell table:style-name="ce52" table:formula="of:=  ( (n_A + 1) * spk_size + ssk_size + (n_A * (h_U + 1) + 1) * sec_size ) / 1000" office:value-type="float" office:value="5.216" calcext:value-type="float">
            <text:p>5.2</text:p>
          </table:table-cell>
          <table:table-cell table:style-name="ce180" table:formula="of:=g_coef * ( h_A*pk_size + (h_A+1)*ct_hpke_size )" office:value-type="string" office:string-value="" calcext:value-type="error">
            <text:p>#NOM ?</text:p>
          </table:table-cell>
          <table:table-cell table:style-name="ce288" table:formula="of:=treekem_comcost/sumacv1_fullbdct_comcost" office:value-type="string" office:string-value="" calcext:value-type="error">
            <text:p>#NOM ?</text:p>
          </table:table-cell>
          <table:table-cell table:style-name="ce54" table:formula="of:=treekem_stor_cost / sumac_stor_cost" office:value-type="float" office:value="128.432881675422" calcext:value-type="float">
            <text:p>128.4</text:p>
          </table:table-cell>
          <table:table-cell table:style-name="ce56" table:formula="of:=(treekem_stor_cost - sumac_stor_cost) / treekem_stor_cost * 100" office:value-type="float" office:value="99.2213831948993" calcext:value-type="float">
            <text:p>99.2</text:p>
          </table:table-cell>
          <table:table-cell table:number-columns-repeated="988"/>
        </table:table-row>
        <table:table-row table:style-name="ro2">
          <table:table-cell table:style-name="ce233" table:number-columns-repeated="2"/>
          <table:table-cell table:style-name="ce233" office:value-type="string" calcext:value-type="string">
            <text:p>Large</text:p>
          </table:table-cell>
          <table:table-cell table:style-name="ce256" table:formula="of:= LOG(n_tot;2)" office:value-type="float" office:value="16.0056245491939" calcext:value-type="float">
            <text:p>16</text:p>
          </table:table-cell>
          <table:table-cell table:style-name="ce256" table:formula="of:=LOG(n_A;2)" office:value-type="float" office:value="8" calcext:value-type="float">
            <text:p>8</text:p>
          </table:table-cell>
          <table:table-cell table:style-name="ce256" table:formula="of:=LOG(n_U;2)" office:value-type="float" office:value="16" calcext:value-type="float">
            <text:p>16</text:p>
          </table:table-cell>
          <table:table-cell table:style-name="ce256" table:formula="of:=n_A + n_U" office:value-type="float" office:value="65792" calcext:value-type="float">
            <text:p>65 792</text:p>
          </table:table-cell>
          <table:table-cell table:style-name="ce256" table:formula="of:=n_a_large" office:value-type="float" office:value="256" calcext:value-type="float">
            <text:p>256</text:p>
          </table:table-cell>
          <table:table-cell table:style-name="ce256" office:value-type="float" office:value="65536" calcext:value-type="float">
            <text:p>65 536</text:p>
          </table:table-cell>
          <table:table-cell table:style-name="ce256" table:formula="of:=(2*n_tot - 2) * pk_size + n_tot * spk_size" office:value-type="float" office:value="157898432" calcext:value-type="float">
            <text:p>157 898 432</text:p>
          </table:table-cell>
          <table:table-cell table:style-name="ce256" table:formula="of:=(2*n_A - 2) * pk_size + n_A * spk_size" office:value-type="float" office:value="612032" calcext:value-type="float">
            <text:p>612 032</text:p>
          </table:table-cell>
          <table:table-cell table:style-name="ce256" table:formula="of:=(2*n_U - 1) * sec_size" office:value-type="float" office:value="4194272" calcext:value-type="float">
            <text:p>4 194 272</text:p>
          </table:table-cell>
          <table:table-cell table:style-name="ce256" table:formula="of:=pkct_pq_size + tag_size + sec_size" office:value-type="float" office:value="1136" calcext:value-type="float">
            <text:p>1 136</text:p>
          </table:table-cell>
          <table:table-cell table:style-name="ce256" table:formula="of:=pkct_pq_size + tag_size + 2*sec_size" office:value-type="float" office:value="1168" calcext:value-type="float">
            <text:p>1 168</text:p>
          </table:table-cell>
          <table:table-cell table:style-name="ce256" table:formula="of:=pkct_pq_size + tag_size + (h_U + 1)*sec_size" office:value-type="float" office:value="1648" calcext:value-type="float">
            <text:p>1 648</text:p>
          </table:table-cell>
          <table:table-cell table:style-name="ce256" table:formula="of:=pkct_pq_size + ct_aead_mka_tree_size" office:value-type="float" office:value="4195376" calcext:value-type="float">
            <text:p>4 195 376</text:p>
          </table:table-cell>
          <table:table-cell table:style-name="ce256" office:value-type="float" office:value="32" calcext:value-type="float">
            <text:p>32</text:p>
          </table:table-cell>
          <table:table-cell table:style-name="ce256" office:value-type="float" office:value="1184" calcext:value-type="float">
            <text:p>1 184</text:p>
          </table:table-cell>
          <table:table-cell table:style-name="ce14" office:value-type="float" office:value="2400" calcext:value-type="float">
            <text:p>2 400</text:p>
          </table:table-cell>
          <table:table-cell table:style-name="ce14" table:formula="of:= h_U * sec_size + tag_size" office:value-type="float" office:value="528" calcext:value-type="float">
            <text:p>528</text:p>
          </table:table-cell>
          <table:table-cell table:style-name="ce14" table:formula="of:=(h_U + 1) * sec_size + tag_size" office:value-type="float" office:value="560" calcext:value-type="float">
            <text:p>560</text:p>
          </table:table-cell>
          <table:table-cell table:style-name="ce14" table:formula="of:= stu_mka_tree_size + tag_size" office:value-type="float" office:value="4194288" calcext:value-type="float">
            <text:p>4 194 288</text:p>
          </table:table-cell>
          <table:table-cell table:style-name="ce49" table:formula="of:= ( (2 * n_tot - 2) * pk_size + n_tot * spk_size + h_tot * sk_size + ssk_size + sec_size ) / 1000" office:value-type="float" office:value="157936.909498918" calcext:value-type="float">
            <text:p>157,936.9</text:p>
          </table:table-cell>
          <table:table-cell table:style-name="ce49" table:formula="of:= ( allusers_cgka_tree_size + h_tot * sk_size + ssk_size + sec_size ) / 1000" office:value-type="float" office:value="157936.909498918" calcext:value-type="float">
            <text:p>157,936.9</text:p>
          </table:table-cell>
          <table:table-cell table:style-name="ce52" table:formula="of:=  ( (n_A + 1) * spk_size + ssk_size + (n_A * (h_U + 1) + 1) * sec_size ) / 1000" office:value-type="float" office:value="147.552" calcext:value-type="float">
            <text:p>147.6</text:p>
          </table:table-cell>
          <table:table-cell table:style-name="ce180" table:formula="of:=g_coef * ( h_A*pk_size + (h_A+1)*ct_hpke_size )" office:value-type="string" office:string-value="" calcext:value-type="error">
            <text:p>#NOM ?</text:p>
          </table:table-cell>
          <table:table-cell table:style-name="ce288" table:formula="of:=treekem_comcost/sumacv1_fullbdct_comcost" office:value-type="string" office:string-value="" calcext:value-type="error">
            <text:p>#NOM ?</text:p>
          </table:table-cell>
          <table:table-cell table:style-name="ce54" table:formula="of:=treekem_stor_cost / sumac_stor_cost" office:value-type="float" office:value="1070.38135368493" calcext:value-type="float">
            <text:p>1070.4</text:p>
          </table:table-cell>
          <table:table-cell table:style-name="ce56" table:formula="of:=(treekem_stor_cost - sumac_stor_cost) / treekem_stor_cost * 100" office:value-type="float" office:value="99.9065753531153" calcext:value-type="float">
            <text:p>99.9</text:p>
          </table:table-cell>
          <table:table-cell table:number-columns-repeated="988"/>
        </table:table-row>
        <table:table-row table:style-name="ro2" table:number-rows-repeated="14">
          <table:table-cell table:number-columns-repeated="27"/>
          <table:table-cell table:style-name="Default" table:number-columns-repeated="2"/>
          <table:table-cell table:number-columns-repeated="988"/>
        </table:table-row>
        <table:table-row table:style-name="ro2" table:number-rows-repeated="1048548">
          <table:table-cell table:number-columns-repeated="1017"/>
        </table:table-row>
        <table:table-row table:style-name="ro2">
          <table:table-cell table:number-columns-repeated="1017"/>
        </table:table-row>
        <table:named-expressions>
          <table:named-range table:name="admin_cgka_tree_size" table:base-cell-address="$'SUMAC storage cost'.$AY$2" table:cell-range-address="$'SUMAC storage cost'.$K:.$K"/>
          <table:named-range table:name="allusers_cgka_tree_size" table:base-cell-address="$'SUMAC storage cost'.$L$4" table:cell-range-address="$'SUMAC storage cost'.$J:.$J"/>
          <table:named-range table:name="ct_aead_2seeds_size" table:base-cell-address="$'SUMAC storage cost'.$AJ$2" table:cell-range-address="$'SUMAC storage cost'.$AF$2"/>
          <table:named-range table:name="ct_aead_huplus1seeds_size" table:base-cell-address="$'SUMAC storage cost'.$P$4" table:cell-range-address="$'SUMAC storage cost'.$U:.$U"/>
          <table:named-range table:name="ct_aead_huseeds_size" table:base-cell-address="$'SUMAC storage cost'.$P$4" table:cell-range-address="$'SUMAC storage cost'.$T:.$T"/>
          <table:named-range table:name="ct_aead_mka_tree_size" table:base-cell-address="$'SUMAC storage cost'.$V$4" table:cell-range-address="$'SUMAC storage cost'.$V:.$V"/>
          <table:named-range table:name="ct_aead_size" table:base-cell-address="$'SUMAC storage cost'.$J$2" table:cell-range-address="$'SUMAC storage cost'.$AE$2"/>
          <table:named-range table:name="ct_hpke_2seeds_size" table:base-cell-address="$'SUMAC storage cost'.$M$4" table:cell-range-address="$'SUMAC storage cost'.$N:.$N"/>
          <table:named-range table:name="ct_hpke_huplus1seeds_size" table:base-cell-address="$'SUMAC storage cost'.$N$4" table:cell-range-address="$'SUMAC storage cost'.$O:.$O"/>
          <table:named-range table:name="ct_hpke_mka_tree_size" table:base-cell-address="$'SUMAC storage cost'.$R$4" table:cell-range-address="$'SUMAC storage cost'.$P:.$P"/>
          <table:named-range table:name="ct_hpke_size" table:base-cell-address="$'SUMAC storage cost'.$L$1" table:cell-range-address="$'SUMAC storage cost'.$M:.$M"/>
          <table:named-range table:name="h_A" table:base-cell-address="$'SUMAC storage cost'.$G$1" table:cell-range-address="$'SUMAC storage cost'.$E:.$E"/>
          <table:named-range table:name="h_tot" table:base-cell-address="$'SUMAC storage cost'.$F$1" table:cell-range-address="$'SUMAC storage cost'.$D:.$D"/>
          <table:named-range table:name="h_U" table:base-cell-address="$'SUMAC storage cost'.$H$1" table:cell-range-address="$'SUMAC storage cost'.$F:.$F"/>
          <table:named-range table:name="n_A" table:base-cell-address="$'SUMAC storage cost'.$J$1" table:cell-range-address="$'SUMAC storage cost'.$H:.$H"/>
          <table:named-range table:name="n_root" table:base-cell-address="$'SUMAC storage cost'.$H$2" table:cell-range-address="$'SUMAC storage cost'.$AD$2"/>
          <table:named-range table:name="n_tot" table:base-cell-address="$'SUMAC storage cost'.$I$1" table:cell-range-address="$'SUMAC storage cost'.$G:.$G"/>
          <table:named-range table:name="n_U" table:base-cell-address="$'SUMAC storage cost'.$K$1" table:cell-range-address="$'SUMAC storage cost'.$I:.$I"/>
          <table:named-range table:name="pkct_classical_size" table:base-cell-address="$'SUMAC storage cost'.$AL$2" table:cell-range-address="$'SUMAC storage cost'.$AH$2"/>
          <table:named-range table:name="pkct_pq_size" table:base-cell-address="$'SUMAC storage cost'.$AM$2" table:cell-range-address="$'SUMAC storage cost'.$AI$2"/>
          <table:named-range table:name="pk_size" table:base-cell-address="$'SUMAC storage cost'.$N$1" table:cell-range-address="$'SUMAC storage cost'.$R:.$R"/>
          <table:named-range table:name="ratio" table:base-cell-address="$'SUMAC storage cost'.$AY$2" table:cell-range-address="$'SUMAC storage cost'.$AM$2"/>
          <table:named-range table:name="spk_size" table:base-cell-address="$'SUMAC storage cost'.$AW$4" table:cell-range-address="$'SUMAC storage cost'.$AK$2"/>
          <table:named-range table:name="stu_mka_tree_size" table:base-cell-address="$'SUMAC storage cost'.$N$4" table:cell-range-address="$'SUMAC storage cost'.$L:.$L"/>
          <table:named-range table:name="tag_size" table:base-cell-address="$'SUMAC storage cost'.$AK$2" table:cell-range-address="$'SUMAC storage cost'.$AG$2"/>
        </table:named-expressions>
      </table:table>
      <table:named-expressions>
        <table:named-range table:name="cred_size" table:base-cell-address="$'SUMAC com cost'.$AX$2" table:cell-range-address="$'SUMAC com cost'.$AR$2"/>
        <table:named-range table:name="ct_hpke_huplus2seeds_size" table:base-cell-address="$'SUMAC com cost'.$V$2" table:cell-range-address="$'SUMAC com cost'.$V:.$V"/>
        <table:named-range table:name="g_AS_coef" table:base-cell-address="$'SUMAC com cost'.$E$2" table:cell-range-address="$'SUMAC com cost'.$H:.$H"/>
        <table:named-range table:name="ias_comcost" table:base-cell-address="$'SUMAC com cost'.$AA$1" table:cell-range-address="$'SUMAC com cost'.$AC:.$AC"/>
        <table:named-range table:name="n_a_large" table:base-cell-address="$'SUMAC com cost'.$BB$2" table:cell-range-address="$'SUMAC com cost'.$AX$2"/>
        <table:named-range table:name="n_a_med" table:base-cell-address="$'SUMAC com cost'.$BA$2" table:cell-range-address="$'SUMAC com cost'.$AW$2"/>
        <table:named-range table:name="n_a_small" table:base-cell-address="$'SUMAC com cost'.$AZ$2" table:cell-range-address="$'SUMAC com cost'.$AV$2"/>
        <table:named-range table:name="sec_size" table:base-cell-address="$'SUMAC com cost'.$P$2" table:cell-range-address="$'SUMAC com cost'.$Q:.$Q"/>
        <table:named-range table:name="sig_size" table:base-cell-address="$'SUMAC com cost'.$AZ$2" table:cell-range-address="$'SUMAC com cost'.$AT$2"/>
        <table:named-range table:name="sk_size" table:base-cell-address="$'SUMAC com cost'.$S$2" table:cell-range-address="$'SUMAC storage cost'.$S:.$S"/>
        <table:named-range table:name="ssk_size" table:base-cell-address="$'SUMAC com cost'.$AP$2" table:cell-range-address="$'SUMAC storage cost'.$AN$2"/>
        <table:named-range table:name="sumac_fullbdct_comcost" table:base-cell-address="$'SUMAC com cost'.$AE$2" table:cell-range-address="$'SUMAC com cost'.$AE:.$AE"/>
        <table:named-range table:name="sumac_stor_cost" table:base-cell-address="$'SUMAC com cost'.$Y$2" table:cell-range-address="$'SUMAC storage cost'.$Y:.$Y"/>
        <table:named-range table:name="treekem_stor_cost" table:base-cell-address="$'SUMAC com cost'.$X$2" table:cell-range-address="$'SUMAC storage cost'.$X:.$X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16">
      <number:number number:decimal-places="1" number:min-decimal-places="1" number:min-integer-digits="1" number:grouping="true"/>
    </number:number-style>
    <number:number-style style:name="N117">
      <number:number number:decimal-places="1" number:min-decimal-places="1" number:min-integer-digits="1"/>
    </number:number-style>
    <number:number-style style:name="N10129" number:language="en" number:country="US">
      <number:number number:decimal-places="1" number:min-decimal-places="1" number:min-integer-digits="1" number:grouping="true"/>
    </number:number-style>
    <number:number-style style:name="N10130" number:language="en" number:country="US">
      <number:number number:decimal-places="1" number:min-decimal-places="1" number:min-integer-digits="0" number:grouping="true"/>
    </number:number-style>
    <number:number-style style:name="N10131" number:language="en" number:country="US">
      <number:number number:decimal-places="1" number:min-decimal-places="1" number:min-integer-digits="1"/>
    </number:number-style>
    <number:number-style style:name="N20117" number:language="en" number:country="CA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1">00/00/0000</text:date>, <text:time style:data-style-name="N2" text:time-value="21:38:31.4358732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4T18:40:56.690616880</meta:creation-date>
    <meta:generator>LibreOffice/24.2.7.2$Linux_X86_64 LibreOffice_project/420$Build-2</meta:generator>
    <dc:date>2026-04-21T21:40:40.480804675</dc:date>
    <meta:editing-duration>P4DT21H45M38S</meta:editing-duration>
    <meta:editing-cycles>307</meta:editing-cycles>
    <meta:document-statistic meta:table-count="2" meta:cell-count="2621" meta:object-count="0"/>
  </office:meta>
</office:document-meta>
</file>